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6" manifest:media-type=""/>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layout-cache" manifest:media-type="application/binary"/>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Italic" style:font-family-generic="roman" style:font-pitch="variable" style:font-charset="x-symbol"/>
    <style:font-face style:name="Gill Sans MT" svg:font-family="'Gill Sans MT', sans-serif"/>
    <style:font-face style:name="Tahoma1" svg:font-family="Tahoma"/>
    <style:font-face style:name="Courier New1" svg:font-family="'Courier New'" style:font-family-generic="modern"/>
    <style:font-face style:name="Lucida Console1" svg:font-family="'Lucida Console'" style:font-family-generic="modern"/>
    <style:font-face style:name="Courier New" svg:font-family="'Courier New'" style:font-family-generic="modern" style:font-pitch="fixed"/>
    <style:font-face style:name="Lucida Console" svg:font-family="'Lucida Console'" style:font-adornments="Normal" style:font-family-generic="modern" style:font-pitch="fixed"/>
    <style:font-face style:name="Lucida Sans Typewriter" svg:font-family="'Lucida Sans Typewriter'" style:font-family-generic="modern" style:font-pitch="fixed"/>
    <style:font-face style:name="Lucida Sans Unicode1" svg:font-family="'Lucida Sans Unicode'" style:font-pitch="variable"/>
    <style:font-face style:name="Tahoma" svg:font-family="Tahoma" style:font-pitch="variable"/>
    <style:font-face style:name="Bitstream Vera Serif" svg:font-family="'Bitstream Vera Serif'" style:font-adornments="Roman" style:font-family-generic="roman" style:font-pitch="variable"/>
    <style:font-face style:name="Georgia2" svg:font-family="Georgia" style:font-family-generic="roman" style:font-pitch="variable"/>
    <style:font-face style:name="Georgia1" svg:font-family="Georgia" style:font-adornments="Normal"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Forte" svg:font-family="Forte" style:font-adornments="Negrita" style:font-family-generic="script" style:font-pitch="variable"/>
    <style:font-face style:name="Arial Rounded MT Bold" svg:font-family="'Arial Rounded MT Bold'" style:font-adornments="Normal" style:font-family-generic="swiss" style:font-pitch="variable"/>
    <style:font-face style:name="Berlin Sans FB" svg:font-family="'Berlin Sans FB'" style:font-adornments="Regular"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Negrita" style:font-family-generic="swiss" style:font-pitch="variable"/>
    <style:font-face style:name="Bitstream Vera Sans2" svg:font-family="'Bitstream Vera Sans'" style:font-adornments="Roman" style:font-family-generic="swiss" style:font-pitch="variable"/>
    <style:font-face style:name="Calibri" svg:font-family="Calibri" style:font-family-generic="swiss" style:font-pitch="variable"/>
    <style:font-face style:name="Century Gothic" svg:font-family="'Century Gothic'" style:font-adornments="Normal" style:font-family-generic="swiss" style:font-pitch="variable"/>
    <style:font-face style:name="Gill Sans MT1" svg:font-family="'Gill Sans MT'" style:font-family-generic="swiss" style:font-pitch="variable"/>
    <style:font-face style:name="Lucida Sans Unicode" svg:font-family="'Lucida Sans Unicode'" style:font-adornments="Normal" style:font-family-generic="swiss" style:font-pitch="variable"/>
    <style:font-face style:name="Maiandra GD2" svg:font-family="'Maiandra GD'" style:font-family-generic="swiss" style:font-pitch="variable"/>
    <style:font-face style:name="Maiandra GD1" svg:font-family="'Maiandra GD'" style:font-adornments="Cursiva" style:font-family-generic="swiss" style:font-pitch="variable"/>
    <style:font-face style:name="Maiandra GD" svg:font-family="'Maiandra GD'" style:font-adornments="Normal" style:font-family-generic="swiss" style:font-pitch="variable"/>
    <style:font-face style:name="Trebuchet MS" svg:font-family="'Trebuchet MS'" style:font-adornments="Bold" style:font-family-generic="swiss" style:font-pitch="variable"/>
    <style:font-face style:name="Trebuchet MS1" svg:font-family="'Trebuchet MS'" style:font-adornments="Negrita" style:font-family-generic="swiss" style:font-pitch="variable"/>
    <style:font-face style:name="Trebuchet MS2" svg:font-family="'Trebuchet MS'" style:font-adornments="Regular" style:font-family-generic="swiss" style:font-pitch="variable"/>
    <style:font-face style:name="Tw Cen MT Condensed Extra Bold" svg:font-family="'Tw Cen MT Condensed Extra Bold'" style:font-family-generic="swiss" style:font-pitch="variable"/>
  </office:font-face-decls>
  <office:automatic-styles>
    <style:style style:name="Table2" style:family="table">
      <style:table-properties style:width="16cm" table:align="margins" fo:keep-with-next="always" style:may-break-between-rows="false" style:writing-mode="lr-tb"/>
    </style:style>
    <style:style style:name="Table2.A" style:family="table-column">
      <style:table-column-properties style:column-width="16cm" style:rel-column-width="65535*"/>
    </style:style>
    <style:style style:name="Table2.1" style:family="table-row">
      <style:table-row-properties style:min-row-height="0.344cm"/>
    </style:style>
    <style:style style:name="Table2.A1" style:family="table-cell">
      <style:table-cell-properties fo:padding-left="0cm" fo:padding-right="0cm" fo:padding-top="0cm" fo:padding-bottom="0.499cm" fo:border="none"/>
    </style:style>
    <style:style style:name="Table3" style:family="table">
      <style:table-properties style:width="16cm" fo:margin-top="0cm" fo:margin-bottom="0.499cm" fo:break-before="page" table:align="margins" style:may-break-between-rows="false" style:writing-mode="lr-tb"/>
    </style:style>
    <style:style style:name="Table3.A" style:family="table-column">
      <style:table-column-properties style:column-width="16cm" style:rel-column-width="65535*"/>
    </style:style>
    <style:style style:name="Table1" style:family="table">
      <style:table-properties style:width="16cm" fo:margin-top="0cm" fo:margin-bottom="0.499cm" fo:break-before="page" table:align="margins" style:may-break-between-rows="false" style:writing-mode="lr-tb"/>
    </style:style>
    <style:style style:name="Table1.A" style:family="table-column">
      <style:table-column-properties style:column-width="16cm" style:rel-column-width="65535*"/>
    </style:style>
    <style:style style:name="Table1.2" style:family="table-row">
      <style:table-row-properties style:min-row-height="0.139cm"/>
    </style:style>
    <style:style style:name="Table4" style:family="table">
      <style:table-properties style:width="16cm" fo:break-before="page" table:align="margins" fo:keep-with-next="auto" style:may-break-between-rows="false" style:writing-mode="lr-tb"/>
    </style:style>
    <style:style style:name="Table4.A" style:family="table-column">
      <style:table-column-properties style:column-width="16cm" style:rel-column-width="65535*"/>
    </style:style>
    <style:style style:name="Table4.1" style:family="table-row">
      <style:table-row-properties style:min-row-height="0.344cm"/>
    </style:style>
    <style:style style:name="Table4.A1" style:family="table-cell">
      <style:table-cell-properties fo:padding-left="0cm" fo:padding-right="0cm" fo:padding-top="0cm" fo:padding-bottom="0.499cm" fo:border="none"/>
    </style:style>
    <style:style style:name="Table4.2" style:family="table-row">
      <style:table-row-properties style:min-row-height="0.432cm"/>
    </style:style>
    <style:style style:name="Table4.A2" style:family="table-cell">
      <style:table-cell-properties fo:padding="0cm" fo:border="none"/>
    </style:style>
    <style:style style:name="Table5" style:family="table">
      <style:table-properties style:width="16cm" fo:margin-top="0.499cm" fo:margin-bottom="0.499cm" table:align="margins" fo:keep-with-next="auto" style:may-break-between-rows="false" style:writing-mode="lr-tb"/>
    </style:style>
    <style:style style:name="Table5.A" style:family="table-column">
      <style:table-column-properties style:column-width="16cm" style:rel-column-width="65535*"/>
    </style:style>
    <style:style style:name="Table5.1" style:family="table-row">
      <style:table-row-properties style:min-row-height="0.344cm"/>
    </style:style>
    <style:style style:name="Table5.A1" style:family="table-cell">
      <style:table-cell-properties fo:padding-left="0cm" fo:padding-right="0cm" fo:padding-top="0cm" fo:padding-bottom="0.499cm" fo:border="none"/>
    </style:style>
    <style:style style:name="Table5.2" style:family="table-row">
      <style:table-row-properties style:min-row-height="0.432cm"/>
    </style:style>
    <style:style style:name="Table5.A2" style:family="table-cell">
      <style:table-cell-properties fo:padding="0cm" fo:border="none"/>
    </style:style>
    <style:style style:name="Table6" style:family="table">
      <style:table-properties style:width="16cm" fo:margin-left="0cm" fo:margin-right="0cm" fo:margin-top="0.499cm" fo:margin-bottom="0.049cm" table:align="margins" fo:keep-with-next="always" style:may-break-between-rows="false" style:writing-mode="lr-tb"/>
    </style:style>
    <style:style style:name="Table6.A" style:family="table-column">
      <style:table-column-properties style:column-width="5.332cm" style:rel-column-width="21840*"/>
    </style:style>
    <style:style style:name="Table6.B" style:family="table-column">
      <style:table-column-properties style:column-width="2.663cm" style:rel-column-width="10909*"/>
    </style:style>
    <style:style style:name="Table6.C" style:family="table-column">
      <style:table-column-properties style:column-width="8.005cm" style:rel-column-width="32786*"/>
    </style:style>
    <style:style style:name="Table6.A1" style:family="table-cell">
      <style:table-cell-properties fo:padding="0cm" fo:border="none"/>
    </style:style>
    <style:style style:name="Table7" style:family="table">
      <style:table-properties style:width="16cm" fo:margin-top="0cm" fo:margin-bottom="0.499cm" table:align="margins" style:may-break-between-rows="false" style:writing-mode="lr-tb"/>
    </style:style>
    <style:style style:name="Table7.A" style:family="table-column">
      <style:table-column-properties style:column-width="16cm" style:rel-column-width="65535*"/>
    </style:style>
    <style:style style:name="Table8" style:family="table">
      <style:table-properties style:width="9.361cm" table:align="margins" style:may-break-between-rows="false" style:writing-mode="lr-tb"/>
    </style:style>
    <style:style style:name="Table8.A" style:family="table-column">
      <style:table-column-properties style:column-width="9.361cm" style:rel-column-width="65535*"/>
    </style:style>
    <style:style style:name="Table8.A1" style:family="table-cell">
      <style:table-cell-properties fo:padding-left="0.499cm" fo:padding-right="0cm" fo:padding-top="0.199cm" fo:padding-bottom="0cm" fo:border="none"/>
    </style:style>
    <style:style style:name="Table8.A2" style:family="table-cell">
      <style:table-cell-properties fo:padding-left="0.499cm" fo:padding-right="0cm" fo:padding-top="0cm" fo:padding-bottom="0cm" fo:border="none"/>
    </style:style>
    <style:style style:name="Table9" style:family="table" style:master-page-name="">
      <style:table-properties style:width="16cm" style:page-number="auto" fo:break-before="page" table:align="margins" fo:keep-with-next="always" style:may-break-between-rows="false" style:writing-mode="lr-tb"/>
    </style:style>
    <style:style style:name="Table9.A" style:family="table-column">
      <style:table-column-properties style:column-width="16cm" style:rel-column-width="65535*"/>
    </style:style>
    <style:style style:name="Table9.A1" style:family="table-cell">
      <style:table-cell-properties fo:padding="0cm" fo:border="none"/>
    </style:style>
    <style:style style:name="Table11" style:family="table">
      <style:table-properties style:width="16cm" fo:break-before="page" table:align="margins" fo:keep-with-next="always" style:may-break-between-rows="false" style:writing-mode="lr-tb"/>
    </style:style>
    <style:style style:name="Table11.A" style:family="table-column">
      <style:table-column-properties style:column-width="16cm" style:rel-column-width="65535*"/>
    </style:style>
    <style:style style:name="Table11.1" style:family="table-row">
      <style:table-row-properties style:min-row-height="10.345cm"/>
    </style:style>
    <style:style style:name="Table11.A1" style:family="table-cell">
      <style:table-cell-properties fo:padding="0cm" fo:border="none"/>
    </style:style>
    <style:style style:name="Table12" style:family="table">
      <style:table-properties style:width="16cm" fo:margin-top="0cm" fo:margin-bottom="0.499cm" table:align="margins" style:may-break-between-rows="false" style:writing-mode="lr-tb"/>
    </style:style>
    <style:style style:name="Table12.A" style:family="table-column">
      <style:table-column-properties style:column-width="16cm" style:rel-column-width="65535*"/>
    </style:style>
    <style:style style:name="Table14" style:family="table">
      <style:table-properties style:width="16cm" fo:margin-top="0cm" fo:margin-bottom="0.499cm" fo:break-before="page" table:align="margins" style:may-break-between-rows="false" style:writing-mode="lr-tb"/>
    </style:style>
    <style:style style:name="Table14.A" style:family="table-column">
      <style:table-column-properties style:column-width="16cm" style:rel-column-width="65535*"/>
    </style:style>
    <style:style style:name="Table15" style:family="table" style:master-page-name="">
      <style:table-properties style:width="16cm" fo:margin-top="0cm" fo:margin-bottom="1cm" style:page-number="auto" fo:break-before="auto" fo:break-after="auto" table:align="margins" style:may-break-between-rows="false" style:writing-mode="lr-tb"/>
    </style:style>
    <style:style style:name="Table15.A" style:family="table-column">
      <style:table-column-properties style:column-width="16cm" style:rel-column-width="65535*"/>
    </style:style>
    <style:style style:name="Table15.A1" style:family="table-cell">
      <style:table-cell-properties fo:padding="0cm" fo:border="none"/>
    </style:style>
    <style:style style:name="Table16" style:family="table">
      <style:table-properties style:width="16cm" fo:break-before="page" table:align="margins" style:may-break-between-rows="false" style:writing-mode="lr-tb"/>
    </style:style>
    <style:style style:name="Table16.A" style:family="table-column">
      <style:table-column-properties style:column-width="16cm" style:rel-column-width="65535*"/>
    </style:style>
    <style:style style:name="Table17" style:family="table">
      <style:table-properties style:width="16cm" fo:margin-top="0cm" fo:margin-bottom="0.499cm" table:align="margins" style:may-break-between-rows="false" style:writing-mode="lr-tb"/>
    </style:style>
    <style:style style:name="Table17.A" style:family="table-column">
      <style:table-column-properties style:column-width="16cm" style:rel-column-width="65535*"/>
    </style:style>
    <style:style style:name="Table17.2" style:family="table-row">
      <style:table-row-properties style:min-row-height="0.131cm"/>
    </style:style>
    <style:style style:name="Table18" style:family="table">
      <style:table-properties style:width="16cm" fo:margin-top="0cm" fo:margin-bottom="0.499cm" fo:break-before="page" table:align="margins" style:may-break-between-rows="false" style:writing-mode="lr-tb"/>
    </style:style>
    <style:style style:name="Table18.A" style:family="table-column">
      <style:table-column-properties style:column-width="16cm" style:rel-column-width="65535*"/>
    </style:style>
    <style:style style:name="Table18.A1" style:family="table-cell">
      <style:table-cell-properties fo:padding="0cm" fo:border="none"/>
    </style:style>
    <style:style style:name="Table19" style:family="table" style:master-page-name="">
      <style:table-properties style:width="16cm" style:page-number="auto" table:align="margins" fo:keep-with-next="always" style:may-break-between-rows="false" style:writing-mode="lr-tb"/>
    </style:style>
    <style:style style:name="Table19.A" style:family="table-column">
      <style:table-column-properties style:column-width="16cm" style:rel-column-width="65535*"/>
    </style:style>
    <style:style style:name="Table19.A1" style:family="table-cell">
      <style:table-cell-properties fo:padding="0cm" fo:border="none"/>
    </style:style>
    <style:style style:name="Table20" style:family="table">
      <style:table-properties style:width="16cm" table:align="margins" fo:keep-with-next="always" style:may-break-between-rows="false" style:writing-mode="lr-tb"/>
    </style:style>
    <style:style style:name="Table20.A" style:family="table-column">
      <style:table-column-properties style:column-width="16cm" style:rel-column-width="65535*"/>
    </style:style>
    <style:style style:name="Table20.A1" style:family="table-cell">
      <style:table-cell-properties fo:padding="0cm" fo:border="none"/>
    </style:style>
    <style:style style:name="Table21" style:family="table">
      <style:table-properties style:width="16cm" table:align="margins" style:may-break-between-rows="false" style:writing-mode="lr-tb"/>
    </style:style>
    <style:style style:name="Table21.A" style:family="table-column">
      <style:table-column-properties style:column-width="16cm" style:rel-column-width="65535*"/>
    </style:style>
    <style:style style:name="Table22" style:family="table">
      <style:table-properties style:width="16cm" fo:margin-top="0cm" fo:margin-bottom="0.499cm" fo:break-before="page" table:align="margins" style:may-break-between-rows="false" style:writing-mode="lr-tb"/>
    </style:style>
    <style:style style:name="Table22.A" style:family="table-column">
      <style:table-column-properties style:column-width="16cm" style:rel-column-width="65535*"/>
    </style:style>
    <style:style style:name="Table23" style:family="table">
      <style:table-properties style:width="16cm" table:align="margins" style:may-break-between-rows="false" style:writing-mode="lr-tb"/>
    </style:style>
    <style:style style:name="Table23.A" style:family="table-column">
      <style:table-column-properties style:column-width="16cm" style:rel-column-width="65535*"/>
    </style:style>
    <style:style style:name="Table25" style:family="table">
      <style:table-properties style:width="16cm" fo:break-before="page" table:align="margins" style:may-break-between-rows="false" style:writing-mode="lr-tb"/>
    </style:style>
    <style:style style:name="Table25.A" style:family="table-column">
      <style:table-column-properties style:column-width="16cm" style:rel-column-width="65535*"/>
    </style:style>
    <style:style style:name="Table25.2" style:family="table-row">
      <style:table-row-properties style:min-row-height="0.145cm"/>
    </style:style>
    <style:style style:name="Table13" style:family="table">
      <style:table-properties style:width="16cm" fo:margin-left="0cm" fo:margin-right="0cm" table:align="margins" fo:keep-with-next="auto" style:writing-mode="lr-tb"/>
    </style:style>
    <style:style style:name="Table13.A" style:family="table-column">
      <style:table-column-properties style:column-width="0.977cm" style:rel-column-width="4002*"/>
    </style:style>
    <style:style style:name="Table13.B" style:family="table-column">
      <style:table-column-properties style:column-width="15.023cm" style:rel-column-width="61533*"/>
    </style:style>
    <style:style style:name="Table13.A1" style:family="table-cell">
      <style:table-cell-properties fo:padding="0cm" fo:border="none"/>
    </style:style>
    <style:style style:name="Table10" style:family="table">
      <style:table-properties style:width="9.999cm" table:align="center" style:may-break-between-rows="false" style:writing-mode="lr-tb"/>
    </style:style>
    <style:style style:name="Table10.A" style:family="table-column">
      <style:table-column-properties style:column-width="2.499cm"/>
    </style:style>
    <style:style style:name="Table10.D" style:family="table-column">
      <style:table-column-properties style:column-width="2.501cm"/>
    </style:style>
    <style:style style:name="Table10.A1" style:family="table-cell">
      <style:table-cell-properties fo:padding="0.049cm" fo:border-left="0.05pt solid #000000" fo:border-right="none" fo:border-top="0.05pt solid #000000" fo:border-bottom="0.05pt solid #000000"/>
    </style:style>
    <style:style style:name="Table10.D1" style:family="table-cell">
      <style:table-cell-properties fo:padding="0.049cm" fo:border="0.05pt solid #000000"/>
    </style:style>
    <style:style style:name="Table10.A2" style:family="table-cell">
      <style:table-cell-properties fo:padding="0.049cm" fo:border-left="0.05pt solid #000000" fo:border-right="none" fo:border-top="none" fo:border-bottom="0.05pt solid #000000"/>
    </style:style>
    <style:style style:name="Table10.D2" style:family="table-cell">
      <style:table-cell-properties fo:padding="0.049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style:font-name="Tw Cen MT Condensed Extra Bold" fo:font-size="11pt" style:font-size-asian="11pt" style:font-size-complex="11pt"/>
    </style:style>
    <style:style style:name="P3" style:family="paragraph" style:parent-style-name="Table_20_Contents">
      <style:paragraph-properties fo:text-align="start" style:justify-single-word="false"/>
    </style:style>
    <style:style style:name="P4" style:family="paragraph" style:parent-style-name="T_5f_JGA_5f_Texto">
      <style:paragraph-properties fo:margin-left="0cm" fo:margin-right="0cm" fo:text-indent="0cm" style:auto-text-indent="false"/>
    </style:style>
    <style:style style:name="P5" style:family="paragraph" style:parent-style-name="T_5f_JGA_5f_Texto">
      <style:paragraph-properties fo:margin-left="0cm" fo:margin-right="0cm" fo:text-align="justify" style:justify-single-word="false" fo:text-indent="0cm" style:auto-text-indent="false">
        <style:tab-stops>
          <style:tab-stop style:position="1.376cm"/>
        </style:tab-stops>
      </style:paragraph-properties>
      <style:text-properties style:text-position="0% 100%" fo:font-style="normal" style:font-style-asian="normal" style:font-style-complex="normal"/>
    </style:style>
    <style:style style:name="P6" style:family="paragraph" style:parent-style-name="T_5f_JGA_5f_Texto">
      <style:paragraph-properties fo:margin-left="0cm" fo:margin-right="0cm" fo:text-align="start" style:justify-single-word="false" fo:text-indent="0cm" style:auto-text-indent="false"/>
    </style:style>
    <style:style style:name="P7" style:family="paragraph" style:parent-style-name="T_5f_JGA_5f_Texto">
      <style:paragraph-properties fo:margin-left="0cm" fo:margin-right="0cm" fo:margin-top="0.499cm" fo:margin-bottom="0.21cm" loext:contextual-spacing="false" fo:text-indent="0cm" style:auto-text-indent="false"/>
    </style:style>
    <style:style style:name="P8" style:family="paragraph" style:parent-style-name="T_5f_JGA_5f_Texto_5f_Append">
      <style:paragraph-properties fo:margin-left="0cm" fo:margin-right="0cm" fo:text-align="start" style:justify-single-word="false" fo:text-indent="0cm" style:auto-text-indent="false"/>
    </style:style>
    <style:style style:name="P9" style:family="paragraph" style:parent-style-name="T_5f_JGA_5f_Texto_5f_Append">
      <style:paragraph-properties fo:margin-left="0cm" fo:margin-right="0cm" fo:text-align="justify" style:justify-single-word="false" fo:text-indent="0cm" style:auto-text-indent="false"/>
    </style:style>
    <style:style style:name="P10" style:family="paragraph" style:parent-style-name="T_5f_JGA_5f_Texto_5f_Append">
      <style:paragraph-properties fo:margin-left="0cm" fo:margin-right="0cm" fo:text-align="start" style:justify-single-word="false" fo:text-indent="0cm" style:auto-text-indent="false"/>
      <style:text-properties style:text-position="0% 100%"/>
    </style:style>
    <style:style style:name="P11" style:family="paragraph" style:parent-style-name="T_5f_JGA_5f_Texto_5f_Append">
      <style:paragraph-properties fo:margin-left="0cm" fo:margin-right="0cm" fo:text-align="justify" style:justify-single-word="false" fo:text-indent="0cm" style:auto-text-indent="false"/>
      <style:text-properties style:text-position="0% 100%"/>
    </style:style>
    <style:style style:name="P12" style:family="paragraph" style:parent-style-name="T_5f_JGA_5f_Texto_5f_Append">
      <style:paragraph-properties fo:margin-left="0cm" fo:margin-right="0cm" fo:text-align="start" style:justify-single-word="false" fo:text-indent="0cm" style:auto-text-indent="false"/>
      <style:text-properties style:text-position="0% 100%" fo:font-style="normal" fo:font-weight="normal" style:font-style-asian="normal" style:font-weight-asian="normal" style:font-style-complex="normal" style:font-weight-complex="normal"/>
    </style:style>
    <style:style style:name="P13" style:family="paragraph" style:parent-style-name="T_5f_JGA_5f_Texto_5f_Append">
      <style:paragraph-properties fo:margin-left="0cm" fo:margin-right="0cm" fo:margin-top="0cm" fo:margin-bottom="0.21cm" loext:contextual-spacing="false" fo:text-align="center" style:justify-single-word="false" fo:text-indent="0cm" style:auto-text-indent="false"/>
    </style:style>
    <style:style style:name="P14" style:family="paragraph" style:parent-style-name="T_5f_JGA_5f_Texto_5f_Append">
      <style:paragraph-properties fo:margin-left="0cm" fo:margin-right="0cm" fo:margin-top="0cm" fo:margin-bottom="0.81cm" loext:contextual-spacing="false" fo:text-align="justify" style:justify-single-word="false" fo:text-indent="0cm" style:auto-text-indent="false"/>
      <style:text-properties style:text-position="0% 100%"/>
    </style:style>
    <style:style style:name="P15" style:family="paragraph" style:parent-style-name="T_5f_JGA_5f_Texto_5f_Append">
      <style:paragraph-properties fo:margin-left="0cm" fo:margin-right="0cm" fo:margin-top="0cm" fo:margin-bottom="0.51cm" loext:contextual-spacing="false" fo:text-align="start" style:justify-single-word="false" fo:text-indent="0cm" style:auto-text-indent="false"/>
      <style:text-properties style:text-position="0% 100%"/>
    </style:style>
    <style:style style:name="P16" style:family="paragraph" style:parent-style-name="T_5f_JGA_5f_Texto">
      <style:text-properties style:text-line-through-style="none" style:text-line-through-type="none"/>
    </style:style>
    <style:style style:name="P17" style:family="paragraph" style:parent-style-name="T_5f_JGA_5f_Texto">
      <style:text-properties style:text-position="0% 100%" fo:font-style="normal" style:font-style-asian="normal" style:font-style-complex="normal"/>
    </style:style>
    <style:style style:name="P18" style:family="paragraph" style:parent-style-name="T_5f_JGA_5f_Texto">
      <style:paragraph-properties fo:text-align="center" style:justify-single-word="false"/>
      <style:text-properties style:text-position="0% 100%" fo:font-style="normal" style:font-style-asian="normal" style:font-style-complex="normal"/>
    </style:style>
    <style:style style:name="P19" style:family="paragraph" style:parent-style-name="T_5f_JGA_5f_Texto">
      <style:paragraph-properties fo:line-height="0.25cm" fo:text-align="center" style:justify-single-word="false"/>
      <style:text-properties style:text-position="0% 100%" fo:font-style="normal" style:font-style-asian="normal" style:font-style-complex="normal"/>
    </style:style>
    <style:style style:name="P20" style:family="paragraph" style:parent-style-name="T_5f_JGA_5f_Texto">
      <style:paragraph-properties fo:text-align="justify" style:justify-single-word="false">
        <style:tab-stops>
          <style:tab-stop style:position="1.376cm"/>
        </style:tab-stops>
      </style:paragraph-properties>
      <style:text-properties style:text-position="0% 100%" fo:font-style="normal" style:font-style-asian="normal" style:font-style-complex="normal"/>
    </style:style>
    <style:style style:name="P21" style:family="paragraph" style:parent-style-name="T_5f_JGA_5f_Texto">
      <style:paragraph-properties fo:text-align="justify" style:justify-single-word="false" style:snap-to-layout-grid="false">
        <style:tab-stops>
          <style:tab-stop style:position="1.376cm"/>
        </style:tab-stops>
      </style:paragraph-properties>
      <style:text-properties style:text-position="0% 100%" fo:font-style="normal" style:font-style-asian="normal" style:font-style-complex="normal"/>
    </style:style>
    <style:style style:name="P22" style:family="paragraph" style:parent-style-name="T_5f_JGA_5f_Texto">
      <style:text-properties fo:font-style="normal" style:font-style-asian="normal" style:font-style-complex="normal"/>
    </style:style>
    <style:style style:name="P23" style:family="paragraph" style:parent-style-name="T_5f_JGA_5f_Texto">
      <style:text-properties fo:color="#333366" style:font-name="Calibri" fo:font-size="12pt" fo:font-style="italic" fo:font-weight="bold" style:font-size-asian="12pt" style:font-style-asian="italic" style:font-weight-asian="bold" style:font-size-complex="12pt" style:font-style-complex="italic" style:font-weight-complex="bold"/>
    </style:style>
    <style:style style:name="P24" style:family="paragraph" style:parent-style-name="T_5f_JGA_5f_Texto">
      <style:paragraph-properties fo:text-align="justify" style:justify-single-word="false"/>
    </style:style>
    <style:style style:name="P25" style:family="paragraph" style:parent-style-name="T_5f_JGA_5f_Texto">
      <style:text-properties fo:font-weight="bold" style:font-weight-asian="bold" style:font-weight-complex="bold"/>
    </style:style>
    <style:style style:name="P26" style:family="paragraph" style:parent-style-name="T_5f_JGA_5f_Texto_5f_PrimeroTrasEncabezado" style:master-page-name="">
      <style:paragraph-properties fo:line-height="0.6cm" style:page-number="auto"/>
    </style:style>
    <style:style style:name="P27" style:family="paragraph" style:parent-style-name="T_5f_JGA_5f_Texto" style:master-page-name="">
      <style:paragraph-properties style:page-number="auto" fo:break-before="auto" fo:break-after="auto"/>
    </style:style>
    <style:style style:name="P28" style:family="paragraph" style:parent-style-name="T_5f_JGA_5f_Texto" style:master-page-name="">
      <style:paragraph-properties style:page-number="auto" fo:break-before="page"/>
    </style:style>
    <style:style style:name="P29" style:family="paragraph" style:parent-style-name="T_5f_JGA_5f_Texto_5f_PrimeroTrasEncabezado">
      <style:paragraph-properties fo:line-height="0.6cm"/>
    </style:style>
    <style:style style:name="P30" style:family="paragraph" style:parent-style-name="T_5f_JGA_5f_Texto">
      <style:paragraph-properties fo:margin-top="0cm" fo:margin-bottom="0.011cm" loext:contextual-spacing="false" fo:text-align="center" style:justify-single-word="false"/>
      <style:text-properties style:text-position="0% 100%" fo:font-style="normal" style:font-style-asian="normal" style:font-style-complex="normal"/>
    </style:style>
    <style:style style:name="P31" style:family="paragraph" style:parent-style-name="T_5f_JGA_5f_Formula">
      <style:text-properties style:font-name="Times New Roman"/>
    </style:style>
    <style:style style:name="P32" style:family="paragraph" style:parent-style-name="T_5f_JGA_5f_Texto">
      <style:paragraph-properties fo:margin-top="0.499cm" fo:margin-bottom="0.21cm" loext:contextual-spacing="false"/>
    </style:style>
    <style:style style:name="P33" style:family="paragraph" style:parent-style-name="T_5f_JGA_5f_Texto">
      <style:paragraph-properties fo:margin-top="0.499cm" fo:margin-bottom="0.21cm" loext:contextual-spacing="false">
        <style:tab-stops>
          <style:tab-stop style:position="1.111cm"/>
        </style:tab-stops>
      </style:paragraph-properties>
    </style:style>
    <style:style style:name="P34" style:family="paragraph" style:parent-style-name="T_5f_JGA_5f_Texto" style:master-page-name="">
      <style:paragraph-properties fo:margin-top="0.499cm" fo:margin-bottom="0.21cm" loext:contextual-spacing="false" style:page-number="auto"/>
    </style:style>
    <style:style style:name="P35" style:family="paragraph" style:parent-style-name="T_5f_JGA_5f_Texto_5f_PrimeroTrasEncabezado">
      <style:paragraph-properties fo:margin-top="0.499cm" fo:margin-bottom="0.21cm" loext:contextual-spacing="false"/>
    </style:style>
    <style:style style:name="P36" style:family="paragraph" style:parent-style-name="T_5f_JGA_5f_PieIlustracion">
      <style:paragraph-properties fo:text-align="center" style:justify-single-word="false"/>
    </style:style>
    <style:style style:name="P37" style:family="paragraph" style:parent-style-name="T_5f_JGA_5f_PieIlustracion">
      <style:paragraph-properties fo:text-align="start" style:justify-single-word="false"/>
    </style:style>
    <style:style style:name="P38" style:family="paragraph" style:parent-style-name="T_5f_JGA_5f_Texto">
      <style:paragraph-properties fo:margin-top="1cm" fo:margin-bottom="0.21cm" loext:contextual-spacing="false"/>
    </style:style>
    <style:style style:name="P39" style:family="paragraph" style:parent-style-name="T_5f_JGA_5f_PieIlustracion">
      <style:paragraph-properties fo:margin-top="0.199cm" fo:margin-bottom="0cm" loext:contextual-spacing="false" fo:text-align="center" style:justify-single-word="false"/>
    </style:style>
    <style:style style:name="P40" style:family="paragraph" style:parent-style-name="T_5f_JGA_5f_Texto_5f_PrimeroCapitulo" style:master-page-name="">
      <style:paragraph-properties fo:margin-top="4.5cm" fo:margin-bottom="0.21cm" loext:contextual-spacing="false" style:page-number="auto"/>
      <style:text-properties style:text-position="0% 100%" fo:font-style="normal" style:font-style-asian="normal" style:font-style-complex="normal"/>
    </style:style>
    <style:style style:name="P41" style:family="paragraph" style:parent-style-name="T_5f_JGA_5f_Texto">
      <style:paragraph-properties fo:margin-top="0cm" fo:margin-bottom="0.711cm" loext:contextual-spacing="false"/>
    </style:style>
    <style:style style:name="P42" style:family="paragraph" style:parent-style-name="T_5f_JGA_5f_Texto">
      <style:paragraph-properties fo:margin-top="0cm" fo:margin-bottom="0.711cm" loext:contextual-spacing="false">
        <style:tab-stops>
          <style:tab-stop style:position="1.111cm"/>
        </style:tab-stops>
      </style:paragraph-properties>
    </style:style>
    <style:style style:name="P43" style:family="paragraph" style:parent-style-name="T_5f_JGA_5f_Texto">
      <style:paragraph-properties fo:margin-top="0cm" fo:margin-bottom="0.711cm" loext:contextual-spacing="false" fo:text-align="start" style:justify-single-word="false"/>
    </style:style>
    <style:style style:name="P44" style:family="paragraph" style:parent-style-name="T_5f_JGA_5f_Texto" style:master-page-name="">
      <style:paragraph-properties fo:margin-top="0cm" fo:margin-bottom="0.711cm" loext:contextual-spacing="false" style:page-number="auto" fo:break-before="auto" fo:break-after="auto"/>
    </style:style>
    <style:style style:name="P45" style:family="paragraph" style:parent-style-name="T_5f_JGA_5f_Texto_5f_PrimeroTrasEncabezado" style:master-page-name="">
      <style:paragraph-properties fo:margin-top="0.199cm" fo:margin-bottom="0.409cm" loext:contextual-spacing="false" fo:line-height="0.6cm" style:page-number="auto"/>
    </style:style>
    <style:style style:name="P46" style:family="paragraph" style:parent-style-name="T_5f_JGA_5f_Texto">
      <style:paragraph-properties fo:margin-top="0cm" fo:margin-bottom="0.51cm" loext:contextual-spacing="false"/>
    </style:style>
    <style:style style:name="P47" style:family="paragraph" style:parent-style-name="T_5f_JGA_5f_Texto">
      <style:paragraph-properties fo:margin-top="0cm" fo:margin-bottom="0.51cm" loext:contextual-spacing="false"/>
      <style:text-properties style:text-position="0% 100%" fo:font-style="normal" style:font-style-asian="normal" style:font-style-complex="normal"/>
    </style:style>
    <style:style style:name="P48" style:family="paragraph" style:parent-style-name="T_5f_JGA_5f_Texto">
      <style:paragraph-properties fo:margin-top="0cm" fo:margin-bottom="0.51cm" loext:contextual-spacing="false" fo:text-align="justify" style:justify-single-word="false">
        <style:tab-stops>
          <style:tab-stop style:position="1.376cm"/>
        </style:tab-stops>
      </style:paragraph-properties>
      <style:text-properties style:text-position="0% 100%" fo:font-style="normal" style:font-style-asian="normal" style:font-style-complex="normal"/>
    </style:style>
    <style:style style:name="P49" style:family="paragraph" style:parent-style-name="T_5f_JGA_5f_Texto_5f_Append">
      <style:paragraph-properties fo:margin-top="0cm" fo:margin-bottom="0.51cm" loext:contextual-spacing="false"/>
    </style:style>
    <style:style style:name="P50" style:family="paragraph" style:parent-style-name="T_5f_JGA_5f_PieIlustracion">
      <style:paragraph-properties fo:margin-top="0.4cm" fo:margin-bottom="0cm" loext:contextual-spacing="false" fo:text-align="center" style:justify-single-word="false"/>
    </style:style>
    <style:style style:name="P51" style:family="paragraph" style:parent-style-name="T_5f_JGA_5f_Texto" style:master-page-name="">
      <style:paragraph-properties fo:margin-top="0cm" fo:margin-bottom="0.21cm" loext:contextual-spacing="false" style:page-number="auto"/>
    </style:style>
    <style:style style:name="P52" style:family="paragraph" style:parent-style-name="T_5f_JGA_5f_Texto" style:master-page-name="">
      <style:paragraph-properties fo:margin-top="0cm" fo:margin-bottom="0.21cm" loext:contextual-spacing="false" fo:text-align="justify" style:justify-single-word="false" style:page-number="auto" style:snap-to-layout-grid="false">
        <style:tab-stops>
          <style:tab-stop style:position="1.376cm"/>
        </style:tab-stops>
      </style:paragraph-properties>
      <style:text-properties style:text-position="0% 100%" fo:font-style="normal" style:font-style-asian="normal" style:font-style-complex="normal"/>
    </style:style>
    <style:style style:name="P53" style:family="paragraph" style:parent-style-name="T_5f_JGA_5f_Texto">
      <style:paragraph-properties fo:margin-top="0cm" fo:margin-bottom="0.21cm" loext:contextual-spacing="false"/>
    </style:style>
    <style:style style:name="P54" style:family="paragraph" style:parent-style-name="T_5f_JGA_5f_Texto">
      <style:paragraph-properties fo:margin-top="0cm" fo:margin-bottom="0.21cm" loext:contextual-spacing="false"/>
      <style:text-properties fo:font-style="normal" style:font-style-asian="normal" style:font-style-complex="normal"/>
    </style:style>
    <style:style style:name="P55" style:family="paragraph" style:parent-style-name="T_5f_JGA_5f_Texto">
      <style:paragraph-properties fo:margin-top="0cm" fo:margin-bottom="0.21cm" loext:contextual-spacing="false" fo:text-align="justify" style:justify-single-word="false">
        <style:tab-stops>
          <style:tab-stop style:position="1.376cm"/>
        </style:tab-stops>
      </style:paragraph-properties>
      <style:text-properties style:text-position="0% 100%" fo:font-style="normal" style:font-style-asian="normal" style:font-style-complex="normal"/>
    </style:style>
    <style:style style:name="P56" style:family="paragraph" style:parent-style-name="T_5f_JGA_5f_Texto">
      <style:paragraph-properties fo:margin-top="0cm" fo:margin-bottom="0.21cm" loext:contextual-spacing="false" fo:text-align="justify" style:justify-single-word="false" style:snap-to-layout-grid="false">
        <style:tab-stops>
          <style:tab-stop style:position="1.376cm"/>
        </style:tab-stops>
      </style:paragraph-properties>
      <style:text-properties style:text-position="0% 100%" fo:font-style="normal" style:font-style-asian="normal" style:font-style-complex="normal"/>
    </style:style>
    <style:style style:name="P57" style:family="paragraph" style:parent-style-name="T_5f_JGA_5f_PieIlustracion">
      <style:paragraph-properties fo:margin-top="0cm" fo:margin-bottom="0.4cm" loext:contextual-spacing="false" fo:text-align="center" style:justify-single-word="false"/>
    </style:style>
    <style:style style:name="P58" style:family="paragraph" style:parent-style-name="Table_20_Contents">
      <style:paragraph-properties fo:margin-top="0cm" fo:margin-bottom="0.4cm" loext:contextual-spacing="false"/>
    </style:style>
    <style:style style:name="P59" style:family="paragraph" style:parent-style-name="T_5f_JGA_5f_Texto" style:master-page-name="">
      <style:paragraph-properties fo:margin-top="0.6cm" fo:margin-bottom="0.711cm" loext:contextual-spacing="false" fo:text-align="justify" style:justify-single-word="false" style:page-number="auto">
        <style:tab-stops>
          <style:tab-stop style:position="1.376cm"/>
        </style:tab-stops>
      </style:paragraph-properties>
      <style:text-properties style:text-position="0% 100%" fo:font-style="normal" style:font-style-asian="normal" style:font-style-complex="normal"/>
    </style:style>
    <style:style style:name="P60" style:family="paragraph" style:parent-style-name="T_5f_JGA_5f_Texto">
      <style:paragraph-properties fo:margin-top="0.6cm" fo:margin-bottom="0.711cm" loext:contextual-spacing="false" fo:text-align="justify" style:justify-single-word="false">
        <style:tab-stops>
          <style:tab-stop style:position="1.376cm"/>
        </style:tab-stops>
      </style:paragraph-properties>
      <style:text-properties style:text-position="0% 100%" fo:font-style="normal" style:font-style-asian="normal" style:font-style-complex="normal"/>
    </style:style>
    <style:style style:name="P61" style:family="paragraph" style:parent-style-name="T_5f_JGA_5f_Texto">
      <style:paragraph-properties fo:margin-top="1cm" fo:margin-bottom="0.61cm" loext:contextual-spacing="false" fo:text-align="justify" style:justify-single-word="false" style:snap-to-layout-grid="false">
        <style:tab-stops>
          <style:tab-stop style:position="1.376cm"/>
        </style:tab-stops>
      </style:paragraph-properties>
      <style:text-properties style:text-position="0% 100%" fo:font-style="normal" style:font-style-asian="normal" style:font-style-complex="normal"/>
    </style:style>
    <style:style style:name="P62" style:family="paragraph" style:parent-style-name="T_5f_JGA_5f_Texto" style:master-page-name="">
      <style:paragraph-properties fo:margin-top="0cm" fo:margin-bottom="0.81cm" loext:contextual-spacing="false" style:page-number="auto" fo:break-before="page"/>
    </style:style>
    <style:style style:name="P63" style:family="paragraph" style:parent-style-name="T_5f_JGA_5f_Texto">
      <style:paragraph-properties fo:margin-top="0.9cm" fo:margin-bottom="0.21cm" loext:contextual-spacing="false"/>
    </style:style>
    <style:style style:name="P64" style:family="paragraph" style:parent-style-name="T_5f_JGA_5f_Texto" style:master-page-name="">
      <style:paragraph-properties fo:margin-top="0.199cm" fo:margin-bottom="0.51cm" loext:contextual-spacing="false" style:page-number="auto"/>
    </style:style>
    <style:style style:name="P65" style:family="paragraph" style:parent-style-name="T_5f_JGA_5f_Texto">
      <style:paragraph-properties fo:margin-top="0cm" fo:margin-bottom="0cm" loext:contextual-spacing="false"/>
    </style:style>
    <style:style style:name="P66" style:family="paragraph" style:parent-style-name="T_5f_JGA_5f_PieIlustracion">
      <style:paragraph-properties fo:margin-top="0cm" fo:margin-bottom="0cm" loext:contextual-spacing="false" fo:text-align="center" style:justify-single-word="false"/>
      <style:text-properties fo:font-weight="normal" style:font-weight-asian="normal" style:font-weight-complex="normal"/>
    </style:style>
    <style:style style:name="P67" style:family="paragraph" style:parent-style-name="Text_20_body">
      <style:paragraph-properties fo:margin-top="0cm" fo:margin-bottom="0cm" loext:contextual-spacing="false" fo:text-align="start" style:justify-single-word="false"/>
    </style:style>
    <style:style style:name="P68" style:family="paragraph" style:parent-style-name="Text_20_body">
      <style:paragraph-properties fo:margin-top="0cm" fo:margin-bottom="0cm" loext:contextual-spacing="false" fo:text-align="start" style:justify-single-word="false"/>
      <style:text-properties style:font-name="Gill Sans MT" fo:font-size="10pt"/>
    </style:style>
    <style:style style:name="P69" style:family="paragraph" style:parent-style-name="T_5f_JGA_5f_PieIlustracion">
      <style:paragraph-properties fo:margin-top="0.7cm" fo:margin-bottom="0cm" loext:contextual-spacing="false" fo:text-align="justify" style:justify-single-word="false"/>
    </style:style>
    <style:style style:name="P70" style:family="paragraph" style:parent-style-name="T_5f_JGA_5f_Formula_5f_num">
      <style:text-properties style:font-name="Times New Roman" fo:font-size="10pt" style:font-size-asian="10pt" style:font-size-complex="10pt"/>
    </style:style>
    <style:style style:name="P71" style:family="paragraph" style:parent-style-name="T_5f_JGA_5f_Texto_5f_Append">
      <style:paragraph-properties fo:margin-left="0cm" fo:margin-right="0cm" fo:text-indent="0.499cm" style:auto-text-indent="false"/>
    </style:style>
    <style:style style:name="P72" style:family="paragraph" style:parent-style-name="T_5f_JGA_5f_Texto_5f_Append">
      <style:paragraph-properties fo:margin-left="0cm" fo:margin-right="0cm" fo:text-align="center" style:justify-single-word="false" fo:text-indent="0.499cm" style:auto-text-indent="false"/>
    </style:style>
    <style:style style:name="P73" style:family="paragraph" style:parent-style-name="T_5f_JGA_5f_Texto_5f_Append">
      <style:paragraph-properties fo:margin-left="0cm" fo:margin-right="0cm" fo:text-align="start" style:justify-single-word="false" fo:text-indent="0.499cm" style:auto-text-indent="false"/>
    </style:style>
    <style:style style:name="P74" style:family="paragraph" style:parent-style-name="T_5f_JGA_5f_Texto_5f_Append">
      <style:paragraph-properties fo:margin-left="0cm" fo:margin-right="0cm" fo:text-align="start" style:justify-single-word="false" fo:text-indent="0.499cm" style:auto-text-indent="false"/>
      <style:text-properties style:text-position="sub 69%" fo:font-style="normal" fo:font-weight="normal" style:font-style-asian="normal" style:font-weight-asian="normal" style:font-style-complex="normal" style:font-weight-complex="normal"/>
    </style:style>
    <style:style style:name="P75" style:family="paragraph" style:parent-style-name="T_5f_JGA_5f_Texto_5f_Append">
      <style:paragraph-properties fo:margin-left="0cm" fo:margin-right="0cm" fo:text-align="start" style:justify-single-word="false" fo:text-indent="0.499cm" style:auto-text-indent="false"/>
      <style:text-properties style:text-position="0% 100%" fo:font-style="normal" fo:font-weight="normal" style:font-style-asian="normal" style:font-weight-asian="normal" style:font-style-complex="normal" style:font-weight-complex="normal"/>
    </style:style>
    <style:style style:name="P76" style:family="paragraph" style:parent-style-name="T_5f_JGA_5f_Texto_5f_Append">
      <style:paragraph-properties fo:margin-left="0cm" fo:margin-right="0cm" fo:margin-top="0cm" fo:margin-bottom="0.21cm" loext:contextual-spacing="false" fo:text-align="center" style:justify-single-word="false" fo:text-indent="0.499cm" style:auto-text-indent="false"/>
    </style:style>
    <style:style style:name="P77" style:family="paragraph" style:parent-style-name="T_5f_JGA_5f_Texto_5f_Append">
      <style:paragraph-properties fo:margin-left="0cm" fo:margin-right="0cm" fo:margin-top="0cm" fo:margin-bottom="0.21cm" loext:contextual-spacing="false" fo:text-align="start" style:justify-single-word="false" fo:text-indent="0.499cm" style:auto-text-indent="false"/>
      <style:text-properties style:text-position="0% 100%" fo:font-style="normal" fo:font-weight="normal" style:font-style-asian="normal" style:font-weight-asian="normal" style:font-style-complex="normal" style:font-weight-complex="normal"/>
    </style:style>
    <style:style style:name="P78" style:family="paragraph" style:parent-style-name="T_5f_JGA_5f_Texto_5f_Append">
      <style:paragraph-properties fo:margin-left="0cm" fo:margin-right="0cm" fo:margin-top="0cm" fo:margin-bottom="0.011cm" loext:contextual-spacing="false" fo:text-align="center" style:justify-single-word="false" fo:text-indent="0.499cm" style:auto-text-indent="false"/>
    </style:style>
    <style:style style:name="P79" style:family="paragraph" style:parent-style-name="T_5f_JGA_5f_Texto_5f_Append">
      <style:paragraph-properties fo:margin-left="0cm" fo:margin-right="0cm" fo:margin-top="0.499cm" fo:margin-bottom="1.499cm" loext:contextual-spacing="false" fo:text-indent="0.499cm" style:auto-text-indent="false"/>
    </style:style>
    <style:style style:name="P80" style:family="paragraph" style:parent-style-name="T_5f_JGA_5f_Texto_5f_Append">
      <style:paragraph-properties fo:margin-left="0cm" fo:margin-right="0cm" fo:text-align="start" style:justify-single-word="false" fo:text-indent="0.499cm" style:auto-text-indent="false" fo:break-before="page"/>
    </style:style>
    <style:style style:name="P81" style:family="paragraph" style:parent-style-name="T_5f_JGA_5f_Texto_5f_Append">
      <style:paragraph-properties fo:margin-top="3.5cm" fo:margin-bottom="0.21cm" loext:contextual-spacing="false"/>
    </style:style>
    <style:style style:name="P82" style:family="paragraph" style:parent-style-name="T_5f_JGA_5f_PieIlustracion">
      <style:paragraph-properties fo:margin-top="0.499cm" fo:margin-bottom="0.499cm" loext:contextual-spacing="false" fo:text-align="center" style:justify-single-word="false"/>
    </style:style>
    <style:style style:name="P83" style:family="paragraph" style:parent-style-name="T_5f_JGA_5f_PieIlustracion">
      <style:paragraph-properties fo:margin-top="0.499cm" fo:margin-bottom="0cm" loext:contextual-spacing="false" fo:text-align="center" style:justify-single-word="false"/>
    </style:style>
    <style:style style:name="P84" style:family="paragraph" style:parent-style-name="Table_20_Contents">
      <style:paragraph-properties fo:margin-top="0cm" fo:margin-bottom="0.3cm" loext:contextual-spacing="false"/>
    </style:style>
    <style:style style:name="P85" style:family="paragraph" style:parent-style-name="T_5f_JGA_5f_Entrada_5f_Bibliografia">
      <style:paragraph-properties>
        <style:tab-stops>
          <style:tab-stop style:position="9.79cm"/>
        </style:tab-stops>
      </style:paragraph-properties>
    </style:style>
    <style:style style:name="P86" style:family="paragraph" style:parent-style-name="T_5f_JGA_5f_Entrada_5f_Bibliografia">
      <style:paragraph-properties fo:text-align="justify" style:justify-single-word="false"/>
    </style:style>
    <style:style style:name="P87" style:family="paragraph" style:parent-style-name="T_5f_JGA_5f_PieIlustracion">
      <style:paragraph-properties fo:margin-top="0.3cm" fo:margin-bottom="0cm" loext:contextual-spacing="false" fo:text-align="center" style:justify-single-word="false"/>
    </style:style>
    <style:style style:name="P88" style:family="paragraph" style:parent-style-name="T_5f_JGA_5f_PieIlustracion">
      <style:paragraph-properties fo:margin-top="0.3cm" fo:margin-bottom="0cm" loext:contextual-spacing="false" fo:text-align="center" style:justify-single-word="false" style:shadow="none"/>
    </style:style>
    <style:style style:name="P89" style:family="paragraph" style:parent-style-name="T_5f_JGA_5f_Texto_5f_PrimeroCapitulo">
      <style:text-properties style:text-position="0% 100%" fo:font-style="normal" style:font-style-asian="normal" style:font-style-complex="normal"/>
    </style:style>
    <style:style style:name="P90" style:family="paragraph" style:parent-style-name="T_5f_JGA_5f_PieIlustracion">
      <style:paragraph-properties fo:margin-top="0.4cm" fo:margin-bottom="0.4cm" loext:contextual-spacing="false" fo:text-align="center" style:justify-single-word="false"/>
    </style:style>
    <style:style style:name="P91" style:family="paragraph" style:parent-style-name="Text_20_body">
      <style:paragraph-properties fo:margin-top="0.199cm" fo:margin-bottom="0.21cm" loext:contextual-spacing="false"/>
      <style:text-properties style:font-name="Gill Sans MT1" fo:font-size="10pt" style:font-size-asian="10pt" style:font-size-complex="10pt"/>
    </style:style>
    <style:style style:name="P92" style:family="paragraph" style:parent-style-name="Text_20_body">
      <style:text-properties style:font-name="Gill Sans MT1" fo:font-size="10pt" style:font-size-asian="10pt" style:font-size-complex="10pt"/>
    </style:style>
    <style:style style:name="P93" style:family="paragraph" style:parent-style-name="T_5f_JGA_5f_Texto_5f_PrimeroCapitulo">
      <style:text-properties officeooo:paragraph-rsid="001063c4"/>
    </style:style>
    <style:style style:name="P94" style:family="paragraph" style:parent-style-name="T_5f_JGA_5f_Texto" style:list-style-name="L1">
      <style:paragraph-properties fo:text-align="justify" style:justify-single-word="false"/>
    </style:style>
    <style:style style:name="P95" style:family="paragraph" style:parent-style-name="T_5f_JGA_5f_Texto" style:list-style-name="L2">
      <style:paragraph-properties fo:margin-left="2.498cm" fo:margin-right="0cm" fo:text-align="justify" style:justify-single-word="false" fo:text-indent="-0.635cm" style:auto-text-indent="false"/>
    </style:style>
    <style:style style:name="P96" style:family="paragraph" style:parent-style-name="T_5f_JGA_5f_Texto_5f_Append" style:list-style-name="L3" style:master-page-name="">
      <style:paragraph-properties fo:margin-left="0cm" fo:margin-right="0cm" fo:margin-top="0cm" fo:margin-bottom="0.011cm" loext:contextual-spacing="false" fo:text-align="start" style:justify-single-word="false" fo:text-indent="0cm" style:auto-text-indent="false" style:page-number="auto"/>
    </style:style>
    <style:style style:name="P97" style:family="paragraph" style:parent-style-name="T_5f_JGA_5f_Texto_5f_Append" style:list-style-name="L3">
      <style:paragraph-properties fo:margin-left="0cm" fo:margin-right="0cm" fo:text-align="start" style:justify-single-word="false" fo:text-indent="0cm" style:auto-text-indent="false"/>
    </style:style>
    <style:style style:name="P98" style:family="paragraph" style:parent-style-name="T_5f_JGA_5f_Texto_5f_Append" style:list-style-name="L3">
      <style:paragraph-properties fo:margin-left="0cm" fo:margin-right="0cm" fo:text-align="start" style:justify-single-word="false" fo:text-indent="0.499cm" style:auto-text-indent="false"/>
    </style:style>
    <style:style style:name="P99" style:family="paragraph" style:parent-style-name="Contents_20_Heading" style:master-page-name="T_5f_JGA_5f_PrimeraCapitulo">
      <style:paragraph-properties style:page-number="auto" fo:break-before="page"/>
    </style:style>
    <style:style style:name="P100" style:family="paragraph" style:parent-style-name="Contents_20_1">
      <style:paragraph-properties>
        <style:tab-stops>
          <style:tab-stop style:position="16.101cm" style:type="right" style:leader-style="dotted" style:leader-text="."/>
        </style:tab-stops>
      </style:paragraph-properties>
    </style:style>
    <style:style style:name="P101" style:family="paragraph" style:parent-style-name="Contents_20_2">
      <style:paragraph-properties>
        <style:tab-stops>
          <style:tab-stop style:position="15.602cm" style:type="right" style:leader-style="dotted" style:leader-text="."/>
        </style:tab-stops>
      </style:paragraph-properties>
    </style:style>
    <style:style style:name="P102" style:family="paragraph" style:parent-style-name="Contents_20_3">
      <style:paragraph-properties>
        <style:tab-stops>
          <style:tab-stop style:position="15.102cm" style:type="right" style:leader-style="dotted" style:leader-text="."/>
        </style:tab-stops>
      </style:paragraph-properties>
    </style:style>
    <style:style style:name="P103" style:family="paragraph" style:parent-style-name="Heading_20_1">
      <style:text-properties style:text-line-through-style="none" style:text-line-through-type="none"/>
    </style:style>
    <style:style style:name="P104" style:family="paragraph" style:parent-style-name="Heading_20_1" style:master-page-name="">
      <style:paragraph-properties style:page-number="auto" fo:break-before="page"/>
    </style:style>
    <style:style style:name="P105" style:family="paragraph" style:parent-style-name="Heading_20_1" style:master-page-name="T_5f_JGA_5f_PrimeraCapitulo_5f_APEND">
      <style:paragraph-properties fo:margin-top="0cm" fo:margin-bottom="1.3cm" loext:contextual-spacing="false" style:page-number="auto" fo:break-before="page"/>
    </style:style>
    <style:style style:name="P106" style:family="paragraph" style:parent-style-name="Heading_20_2" style:master-page-name="T_5f_JGA_5f_PrimeraCapitulo">
      <style:paragraph-properties fo:margin-top="0cm" fo:margin-bottom="0cm" loext:contextual-spacing="false" style:page-number="auto"/>
    </style:style>
    <style:style style:name="P107" style:family="paragraph" style:parent-style-name="Heading_20_2" style:master-page-name="T_5f_JGA_5f_PrimeraCapitulo">
      <style:paragraph-properties style:page-number="auto" fo:break-before="page"/>
    </style:style>
    <style:style style:name="P108" style:family="paragraph" style:parent-style-name="Heading_20_2" style:master-page-name="T_5f_JGA_5f_PrimeraCapitulo">
      <style:paragraph-properties style:page-number="auto" fo:break-before="page"/>
      <style:text-properties style:text-position="0% 100%" fo:font-style="normal" style:font-style-asian="normal" style:font-style-complex="normal"/>
    </style:style>
    <style:style style:name="P109" style:family="paragraph" style:parent-style-name="Heading_20_2" style:master-page-name="T_5f_JGA_5f_PrimeraCapitulo_5f_APEND">
      <style:paragraph-properties style:page-number="auto" fo:break-before="page" style:shadow="none"/>
      <style:text-properties style:text-position="0% 100%" fo:font-style="normal" style:font-style-asian="normal" style:font-style-complex="normal"/>
    </style:style>
    <style:style style:name="P110" style:family="paragraph" style:parent-style-name="Heading_20_3">
      <style:text-properties fo:font-style="normal" style:font-style-asian="normal" style:font-style-complex="normal"/>
    </style:style>
    <style:style style:name="P111" style:family="paragraph" style:parent-style-name="Heading_20_3" style:master-page-name="">
      <style:paragraph-properties fo:margin-top="0.801cm" fo:margin-bottom="0cm" loext:contextual-spacing="false" style:page-number="auto"/>
      <style:text-properties fo:font-style="normal" style:font-style-asian="normal" style:font-style-complex="normal"/>
    </style:style>
    <style:style style:name="P112" style:family="paragraph" style:parent-style-name="Heading_20_3" style:master-page-name="">
      <style:paragraph-properties fo:margin-top="0.801cm" fo:margin-bottom="0cm" loext:contextual-spacing="false" style:page-number="auto"/>
      <style:text-properties fo:font-style="normal" officeooo:rsid="001063c4" officeooo:paragraph-rsid="001063c4" style:font-style-asian="normal" style:font-style-complex="normal"/>
    </style:style>
    <style:style style:name="P113" style:family="paragraph" style:parent-style-name="Heading_20_3" style:master-page-name="">
      <style:paragraph-properties style:page-number="auto" fo:break-before="auto" fo:break-after="auto"/>
    </style:style>
    <style:style style:name="P114" style:family="paragraph" style:parent-style-name="Heading_20_3" style:master-page-name="">
      <style:paragraph-properties fo:margin-top="0cm" fo:margin-bottom="0cm" loext:contextual-spacing="false" style:page-number="auto" fo:break-before="page"/>
    </style:style>
    <style:style style:name="T1" style:family="text">
      <style:text-properties fo:font-size="9pt" style:font-size-asian="9pt" style:font-size-complex="9pt"/>
    </style:style>
    <style:style style:name="T2" style:family="text">
      <style:text-properties fo:font-size="9pt" fo:font-style="italic" fo:font-weight="normal" style:font-size-asian="9pt" style:font-style-asian="italic" style:font-weight-asian="normal" style:font-size-complex="9pt" style:font-style-complex="italic" style:font-weight-complex="normal"/>
    </style:style>
    <style:style style:name="T3" style:family="text">
      <style:text-properties fo:font-style="italic"/>
    </style:style>
    <style:style style:name="T4" style:family="text">
      <style:text-properties fo:font-style="italic" style:font-style-asian="italic" style:font-style-complex="italic"/>
    </style:style>
    <style:style style:name="T5" style:family="text">
      <style:text-properties fo:font-style="italic" officeooo:rsid="001063c4" style:font-style-asian="italic" style:font-style-complex="italic"/>
    </style:style>
    <style:style style:name="T6" style:family="text">
      <style:text-properties fo:font-style="italic" officeooo:rsid="00109083"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09083" style:font-style-asian="normal" style:font-style-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weight="bold" style:font-weight-asian="bold" style:font-weight-complex="bold"/>
    </style:style>
    <style:style style:name="T13" style:family="text">
      <style:text-properties style:text-line-through-style="none" style:text-line-through-type="none"/>
    </style:style>
    <style:style style:name="T14" style:family="text">
      <style:text-properties style:text-position="sub 69%"/>
    </style:style>
    <style:style style:name="T15" style:family="text">
      <style:text-properties style:text-position="sub 69%" fo:font-size="12pt" style:font-size-asian="12pt" style:font-size-complex="12pt"/>
    </style:style>
    <style:style style:name="T16" style:family="text">
      <style:text-properties style:text-position="sub 69%" fo:font-size="12pt" fo:font-style="italic" style:font-size-asian="12pt" style:font-style-asian="italic" style:font-size-complex="12pt" style:font-style-complex="italic"/>
    </style:style>
    <style:style style:name="T17" style:family="text">
      <style:text-properties style:text-position="sub 69%" fo:font-size="12pt" fo:font-style="normal" style:font-size-asian="12pt" style:font-style-asian="normal" style:font-size-complex="12pt" style:font-style-complex="normal"/>
    </style:style>
    <style:style style:name="T18" style:family="text">
      <style:text-properties style:text-position="sub 69%" fo:font-size="11pt" style:font-size-asian="11pt" style:font-size-complex="11pt"/>
    </style:style>
    <style:style style:name="T19" style:family="text">
      <style:text-properties style:text-position="sub 69%" fo:font-size="6pt" fo:font-style="italic" style:font-size-asian="6pt" style:font-style-asian="italic" style:font-size-complex="6pt" style:font-style-complex="italic"/>
    </style:style>
    <style:style style:name="T20" style:family="text">
      <style:text-properties style:text-position="sub 69%" fo:font-style="italic" style:font-style-asian="italic" style:font-style-complex="italic"/>
    </style:style>
    <style:style style:name="T21" style:family="text">
      <style:text-properties style:text-position="sub 69%" fo:font-style="italic" fo:font-weight="normal" style:font-style-asian="italic" style:font-weight-asian="normal" style:font-style-complex="italic" style:font-weight-complex="normal"/>
    </style:style>
    <style:style style:name="T22" style:family="text">
      <style:text-properties style:text-position="sub 69%" fo:font-weight="normal" style:font-weight-asian="normal" style:font-weight-complex="normal"/>
    </style:style>
    <style:style style:name="T23" style:family="text">
      <style:text-properties style:text-position="sub 69%" fo:font-style="normal" fo:font-weight="normal" style:font-style-asian="normal" style:font-weight-asian="normal" style:font-style-complex="normal" style:font-weight-complex="normal"/>
    </style:style>
    <style:style style:name="T24" style:family="text">
      <style:text-properties style:text-position="sub 69%" fo:font-style="normal" style:font-style-asian="normal" style:font-style-complex="normal"/>
    </style:style>
    <style:style style:name="T25" style:family="text">
      <style:text-properties fo:font-size="12pt" style:font-size-asian="12pt" style:font-size-complex="12pt"/>
    </style:style>
    <style:style style:name="T26" style:family="text">
      <style:text-properties fo:font-size="12pt" fo:font-style="italic" style:font-size-asian="12pt" style:font-style-asian="italic" style:font-size-complex="12pt" style:font-style-complex="italic"/>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style="normal" style:font-size-asian="12pt" style:font-style-asian="normal" style:font-size-complex="12pt" style:font-style-complex="normal"/>
    </style:style>
    <style:style style:name="T29" style:family="text">
      <style:text-properties fo:font-size="11pt" style:font-size-asian="11pt" style:font-size-complex="11pt"/>
    </style:style>
    <style:style style:name="T30" style:family="text">
      <style:text-properties fo:font-size="11pt" fo:font-style="normal" style:font-size-asian="11pt" style:font-style-asian="normal" style:font-size-complex="11pt" style:font-style-complex="normal"/>
    </style:style>
    <style:style style:name="T31" style:family="text">
      <style:text-properties style:text-position="0% 100%"/>
    </style:style>
    <style:style style:name="T32" style:family="text">
      <style:text-properties style:text-position="0% 100%" fo:font-size="12pt" fo:font-style="italic" style:font-size-asian="12pt" style:font-style-asian="italic" style:font-size-complex="12pt" style:font-style-complex="italic"/>
    </style:style>
    <style:style style:name="T33" style:family="text">
      <style:text-properties style:text-position="0% 100%" fo:font-size="12pt" fo:font-style="normal" style:font-size-asian="12pt" style:font-style-asian="normal" style:font-size-complex="12pt" style:font-style-complex="normal"/>
    </style:style>
    <style:style style:name="T34" style:family="text">
      <style:text-properties style:text-position="0% 100%" fo:font-size="11pt" fo:font-style="normal" style:font-size-asian="11pt" style:font-style-asian="normal" style:font-size-complex="11pt" style:font-style-complex="normal"/>
    </style:style>
    <style:style style:name="T35" style:family="text">
      <style:text-properties style:text-position="0% 100%" style:font-name="Symbol1" fo:font-size="12pt" fo:font-style="italic" style:font-size-asian="12pt" style:font-style-asian="italic" style:font-size-complex="12pt" style:font-style-complex="italic"/>
    </style:style>
    <style:style style:name="T36" style:family="text">
      <style:text-properties style:text-position="0% 100%" fo:font-style="italic" fo:font-weight="normal" style:font-style-asian="italic" style:font-weight-asian="normal" style:font-style-complex="italic" style:font-weight-complex="normal"/>
    </style:style>
    <style:style style:name="T37" style:family="text">
      <style:text-properties style:text-position="0% 100%" fo:font-style="italic" style:font-style-asian="italic" style:font-style-complex="italic"/>
    </style:style>
    <style:style style:name="T38" style:family="text">
      <style:text-properties style:text-position="0% 100%" fo:font-weight="normal" style:font-weight-asian="normal" style:font-weight-complex="normal"/>
    </style:style>
    <style:style style:name="T39" style:family="text">
      <style:text-properties style:text-position="0% 100%" style:font-name="Symbol" fo:font-style="italic" fo:font-weight="normal" style:font-style-asian="italic" style:font-weight-asian="normal" style:font-style-complex="italic" style:font-weight-complex="normal"/>
    </style:style>
    <style:style style:name="T40" style:family="text">
      <style:text-properties style:text-position="0% 100%" style:font-name="Symbol" fo:font-style="italic" style:font-style-asian="italic" style:font-style-complex="italic"/>
    </style:style>
    <style:style style:name="T41" style:family="text">
      <style:text-properties style:text-position="0% 100%" fo:font-style="normal" style:font-style-asian="normal" style:font-style-complex="normal"/>
    </style:style>
    <style:style style:name="T42" style:family="text">
      <style:text-properties style:text-position="0% 100%" fo:font-style="normal" fo:font-weight="normal" style:font-style-asian="normal" style:font-weight-asian="normal" style:font-style-complex="normal" style:font-weight-complex="normal"/>
    </style:style>
    <style:style style:name="T43" style:family="text">
      <style:text-properties style:text-position="super 66%" fo:font-weight="bold" style:font-weight-asian="bold" style:font-weight-complex="bold"/>
    </style:style>
    <style:style style:name="T44" style:family="text">
      <style:text-properties style:text-position="sub 58%"/>
    </style:style>
    <style:style style:name="T45" style:family="text">
      <style:text-properties style:text-position="sub 58%" fo:font-size="12pt" fo:font-style="normal" style:font-size-asian="12pt" style:font-style-asian="normal" style:font-size-complex="12pt" style:font-style-complex="normal"/>
    </style:style>
    <style:style style:name="T46" style:family="text">
      <style:text-properties style:text-position="sub 58%" fo:font-size="12pt" fo:font-style="italic" style:font-size-asian="12pt" style:font-style-asian="italic" style:font-size-complex="12pt" style:font-style-complex="italic"/>
    </style:style>
    <style:style style:name="T47" style:family="text">
      <style:text-properties style:text-position="sub 58%" fo:font-size="12pt" style:font-size-asian="12pt" style:font-size-complex="12pt"/>
    </style:style>
    <style:style style:name="T48" style:family="text">
      <style:text-properties style:text-position="sub 58%" fo:font-style="normal" style:font-style-asian="italic" style:font-style-complex="italic"/>
    </style:style>
    <style:style style:name="T49" style:family="text">
      <style:text-properties style:text-position="sub 58%" fo:font-style="normal" style:font-style-asian="normal" style:font-style-complex="normal"/>
    </style:style>
    <style:style style:name="T50" style:family="text">
      <style:text-properties style:text-position="super 72%" fo:font-size="12pt" fo:font-style="italic" style:font-size-asian="12pt" style:font-style-asian="italic" style:font-size-complex="12pt" style:font-style-complex="italic"/>
    </style:style>
    <style:style style:name="T51" style:family="text">
      <style:text-properties style:font-name="Symbol" fo:font-size="12pt" fo:font-style="italic" style:font-size-asian="12pt" style:font-style-asian="italic" style:font-size-complex="12pt" style:font-style-complex="italic"/>
    </style:style>
    <style:style style:name="T52" style:family="text">
      <style:text-properties style:font-name="Symbol" fo:font-size="6pt" fo:font-style="italic" style:font-size-asian="6pt" style:font-style-asian="italic" style:font-size-complex="6pt" style:font-style-complex="italic"/>
    </style:style>
    <style:style style:name="T53" style:family="text">
      <style:text-properties style:font-name="Symbol" fo:font-style="italic" style:font-style-asian="italic" style:font-style-complex="italic"/>
    </style:style>
    <style:style style:name="T54" style:family="text">
      <style:text-properties style:font-name="Symbol" fo:font-style="italic" fo:font-weight="normal" style:font-style-asian="italic" style:font-weight-asian="normal" style:font-style-complex="italic" style:font-weight-complex="normal"/>
    </style:style>
    <style:style style:name="T55" style:family="text">
      <style:text-properties style:font-name="Symbol1" fo:font-size="12pt" fo:font-style="italic"/>
    </style:style>
    <style:style style:name="T56" style:family="text">
      <style:text-properties style:font-name="Symbol1" fo:font-size="12pt" fo:font-style="italic" style:font-size-asian="12pt" style:font-style-asian="italic" style:font-size-complex="12pt" style:font-style-complex="italic"/>
    </style:style>
    <style:style style:name="T57" style:family="text">
      <style:text-properties style:font-name="Gill Sans MT1"/>
    </style:style>
    <style:style style:name="T58" style:family="text">
      <style:text-properties style:font-name="Gill Sans MT1" fo:font-weight="bold" style:font-weight-asian="bold" style:font-weight-complex="bold"/>
    </style:style>
    <style:style style:name="T59" style:family="text">
      <style:text-properties style:font-name="Georgia2"/>
    </style:style>
    <style:style style:name="T60" style:family="text">
      <style:text-properties fo:font-weight="normal" style:font-weight-asian="normal" style:font-weight-complex="normal"/>
    </style:style>
    <style:style style:name="T61" style:family="text">
      <style:text-properties style:text-position="33% 66%"/>
    </style:style>
    <style:style style:name="T62" style:family="text">
      <style:text-properties style:text-position="33% 66%" fo:font-weight="normal" style:font-weight-asian="normal" style:font-weight-complex="normal"/>
    </style:style>
    <style:style style:name="T63" style:family="text">
      <style:text-properties style:font-name="Gill Sans MT" fo:font-size="10pt"/>
    </style:style>
    <style:style style:name="T64" style:family="text">
      <style:text-properties officeooo:rsid="001063c4"/>
    </style:style>
    <style:style style:name="T65" style:family="text">
      <style:text-properties style:font-name="Lucida Sans Typewriter" officeooo:rsid="001063c4"/>
    </style:style>
    <style:style style:name="T66" style:family="text"/>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top" style:vertical-rel="paragraph-content" style:horizontal-pos="right" style:horizontal-rel="paragraph"/>
    </style:style>
    <style:style style:name="fr3"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middle" style:vertical-rel="paragraph" style:horizontal-pos="center" style:horizontal-rel="paragraph-content" draw:ole-draw-aspect="1"/>
    </style:style>
    <style:style style:name="fr10" style:family="graphic" style:parent-style-name="Formula">
      <style:graphic-properties style:vertical-pos="from-top" style:vertical-rel="paragraph" style:horizontal-pos="from-left" style:horizontal-rel="paragraph" draw:ole-draw-aspect="1"/>
    </style:style>
    <style:style style:name="fr11" style:family="graphic" style:parent-style-name="Formula">
      <style:graphic-properties style:vertical-pos="from-top" style:vertical-rel="paragraph" style:horizontal-pos="from-left" style:horizontal-rel="paragraph" draw:ole-draw-aspect="1"/>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ormula">
      <style:graphic-properties style:vertical-pos="from-top" style:vertical-rel="char" style:horizontal-pos="from-left" style:horizontal-rel="paragraph" draw:ole-draw-aspect="1"/>
    </style:style>
    <style:style style:name="fr14" style:family="graphic" style:parent-style-name="Formula">
      <style:graphic-properties style:vertical-pos="from-top" style:vertical-rel="char" style:horizontal-pos="center" style:horizontal-rel="paragraph-content" draw:ole-draw-aspect="1"/>
    </style:style>
    <style:style style:name="fr15" style:family="graphic" style:parent-style-name="Formula">
      <style:graphic-properties style:vertical-pos="from-top" style:vertical-rel="char"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a"/>
        <text:sequence-decl text:display-outline-level="0" text:name="Referencia"/>
        <text:sequence-decl text:display-outline-level="2" text:separation-character="." text:name="Formula"/>
        <text:sequence-decl text:display-outline-level="0" text:name="F"/>
        <text:sequence-decl text:display-outline-level="0" text:name="Experimento"/>
      </text:sequence-decls>
      <text:table-of-content text:style-name="Sect1"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tab-stop text:style-name="T_5f_JGA_5f_Inicial"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span>  </text:index-entry-span>
            <text:index-entry-tab-stop text:style-name="T_5f_JGA_5f_Inicial"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span>  </text:index-entry-span>
            <text:index-entry-tab-stop text:style-name="T_5f_JGA_5f_Inicial"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span>   </text:index-entry-span>
            <text:index-entry-tab-stop text:style-name="T_5f_JGA_5f_Inicial"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span>  </text:index-entry-span>
            <text:index-entry-tab-stop style:type="right" style:leader-char="."/>
            <text:index-entry-span>  </text:index-entry-span>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9">Contents</text:p>
          </text:index-title>
          <text:p text:style-name="P101">1 <text:s text:c="3"/>Installation of BiparthGraph <text:s/><text:span text:style-name="T_5f_JGA_5f_Inicial"><text:tab/></text:span> <text:s/>2</text:p>
          <text:p text:style-name="P102">1.1 <text:s text:c="3"/>Motivación y objetivos <text:s/><text:span text:style-name="T_5f_JGA_5f_Inicial"><text:tab/></text:span> <text:s text:c="2"/>2</text:p>
          <text:p text:style-name="P102">1.2 <text:s text:c="3"/>Estructura del trabajo <text:s/><text:span text:style-name="T_5f_JGA_5f_Inicial"><text:tab/></text:span> <text:s text:c="2"/>3</text:p>
          <text:p text:style-name="P102">1.3 <text:s text:c="3"/>Agradecimientos <text:s/><text:span text:style-name="T_5f_JGA_5f_Inicial"><text:tab/></text:span> <text:s text:c="2"/>3</text:p>
          <text:p text:style-name="P101">2 <text:s text:c="3"/>Modelo <text:s/><text:span text:style-name="T_5f_JGA_5f_Inicial"><text:tab/></text:span> <text:s/>4</text:p>
          <text:p text:style-name="P102">2.1 <text:s text:c="3"/>Modelos clásicos <text:s/><text:span text:style-name="T_5f_JGA_5f_Inicial"><text:tab/></text:span> <text:s text:c="2"/>4</text:p>
          <text:p text:style-name="P102">2.2 <text:s text:c="3"/>Modelo mutualista modificado <text:s/><text:span text:style-name="T_5f_JGA_5f_Inicial"><text:tab/></text:span> <text:s text:c="2"/>8</text:p>
          <text:p text:style-name="P102">2.3 <text:s text:c="3"/>Efecto de la superposición de la <text:span text:style-name="T4">food web</text:span> <text:s/><text:span text:style-name="T_5f_JGA_5f_Inicial"><text:tab/></text:span> <text:s text:c="2"/>10</text:p>
          <text:p text:style-name="P102">2.4 <text:s text:c="3"/>Modelo estocástico y resolución numérica <text:s/><text:span text:style-name="T_5f_JGA_5f_Inicial"><text:tab/></text:span> <text:s text:c="2"/>11</text:p>
          <text:p text:style-name="P101">3 <text:s text:c="3"/>Herramienta <text:span text:style-name="T4">SIGMUND</text:span> <text:s/><text:span text:style-name="T_5f_JGA_5f_Inicial"><text:tab/></text:span> <text:s/>14</text:p>
          <text:p text:style-name="P102">3.1 <text:s text:c="3"/>Descripción técnica <text:s/><text:span text:style-name="T_5f_JGA_5f_Inicial"><text:tab/></text:span> <text:s text:c="2"/>14</text:p>
          <text:p text:style-name="P102">3.2 <text:s text:c="3"/>Configuración del modelo <text:s/><text:span text:style-name="T_5f_JGA_5f_Inicial"><text:tab/></text:span> <text:s text:c="2"/>16</text:p>
          <text:p text:style-name="P102">3.3 <text:s text:c="3"/>Interfaz de usuario <text:s/><text:span text:style-name="T_5f_JGA_5f_Inicial"><text:tab/></text:span> <text:s text:c="2"/>17</text:p>
          <text:p text:style-name="P102">3.4 <text:s text:c="3"/>Resultados de cada experimento <text:s/><text:span text:style-name="T_5f_JGA_5f_Inicial"><text:tab/></text:span> <text:s text:c="2"/>18</text:p>
          <text:p text:style-name="P101">4 <text:s text:c="3"/>Experimentos y resultados <text:s/><text:span text:style-name="T_5f_JGA_5f_Inicial"><text:tab/></text:span> <text:s/>20</text:p>
          <text:p text:style-name="P102">4.1 <text:s text:c="3"/>Estabilidad en una comunidad simple <text:s/><text:span text:style-name="T_5f_JGA_5f_Inicial"><text:tab/></text:span> <text:s text:c="2"/>20</text:p>
          <text:p text:style-name="P102">4.2 <text:s text:c="3"/>Estabilidad en comunidades más complejas <text:s/><text:span text:style-name="T_5f_JGA_5f_Inicial"><text:tab/></text:span> <text:s text:c="2"/>24</text:p>
          <text:p text:style-name="P102">4.3 <text:s text:c="3"/>Anidamiento y resistencia de las comunidades mutualistas <text:s/><text:span text:style-name="T_5f_JGA_5f_Inicial"><text:tab/></text:span> <text:s text:c="2"/>26</text:p>
          <text:p text:style-name="P102">4.4 <text:s text:c="3"/>Extinciones en cascada <text:s/><text:span text:style-name="T_5f_JGA_5f_Inicial"><text:tab/></text:span> <text:s text:c="2"/>30</text:p>
          <text:p text:style-name="P102">4.5 <text:s text:c="3"/>Efecto de la superposición de una <text:span text:style-name="T4">food web</text:span> <text:s/><text:span text:style-name="T_5f_JGA_5f_Inicial"><text:tab/></text:span> <text:s text:c="2"/>32</text:p>
          <text:p text:style-name="P101">5 <text:s text:c="3"/>Conclusiones <text:s/><text:span text:style-name="T_5f_JGA_5f_Inicial"><text:tab/></text:span> <text:s/>34</text:p>
          <text:p text:style-name="P100">Referencias <text:s/><text:span text:style-name="T_5f_JGA_5f_Inicial"><text:tab/></text:span> <text:s/>36</text:p>
          <text:p text:style-name="P100">Apéndice. Análisis de estabilidad <text:s/><text:span text:style-name="T_5f_JGA_5f_Inicial"><text:tab/></text:span> <text:s/>37</text:p>
        </text:index-body>
      </text:table-of-content>
      <text:list xml:id="list1713125806" text:style-name="Outline">
        <text:list-item>
          <text:h text:style-name="P103" text:outline-level="1"/>
          <text:list>
            <text:list-item>
              <text:h text:style-name="P106" text:outline-level="2"><text:bookmark-start text:name="__RefHeading__39562164"/>In<text:span text:style-name="T64">stallation of BiparthGraph</text:span><text:bookmark-end text:name="__RefHeading__39562164"/></text:h>
            </text:list-item>
          </text:list>
        </text:list-item>
      </text:list>
      <text:p text:style-name="P93"><text:span text:style-name="T5">BipartGraph</text:span><text:span text:style-name="T64"> is an application developed in the </text:span><text:span text:style-name="T65">R</text:span><text:span text:style-name="T64"> language (</text:span><text:a xlink:type="simple" xlink:href="https://www.r-project.org/" text:style-name="Internet_20_link" text:visited-style-name="Visited_20_Internet_20_Link"><text:span text:style-name="T64">https://www.r-project.org/</text:span></text:a><text:span text:style-name="T64">)</text:span>. <text:s/><text:span text:style-name="T64">If you are familiar with </text:span><text:span text:style-name="T65">R</text:span><text:span text:style-name="T64">, congratulations! The installation will be a very easy task for you. If you have never worked with </text:span><text:span text:style-name="T65">R,</text:span><text:span text:style-name="T64"> or even with any programming environment at all, this guide will explain step by step how to set up a running instance of </text:span><text:span text:style-name="T5">BipartGraph.</text:span></text:p>
      <text:list xml:id="list112209109441218" text:continue-numbering="true" text:style-name="Outline">
        <text:list-item>
          <text:list>
            <text:list-item>
              <text:list>
                <text:list-item>
                  <text:h text:style-name="P112" text:outline-level="3">Requirements</text:h>
                </text:list-item>
              </text:list>
            </text:list-item>
          </text:list>
        </text:list-item>
      </text:list>
      <text:p text:style-name="P29"><text:span text:style-name="T64">There is only one mandatary requirement to install </text:span><text:span text:style-name="T5">BipartGraph </text:span><text:span text:style-name="T9">in your computer</text:span><text:span text:style-name="T64">, you need </text:span>. </text:p>
      <text:p text:style-name="T_5f_JGA_5f_Texto">En esta memoria se describe el modelo estocástico de mutualismo que sirve de base para construir el simulador. Partiendo de una pequeña modificación de la formulación clásica en ecuaciones diferenciales, se transforma en un sistema discreto y se incorpora el comportamiento aleatorio propio de las poblaciones. Se ha creído conveniente incluir la superposición opcional de una <text:span text:style-name="T4">food web</text:span>, para enriquecer la red con fenómenos de depredación.</text:p>
      <text:p text:style-name="T_5f_JGA_5f_Texto">Con estas características se pueden reproducir algunos de los fenómenos complejos observados en la naturaleza con <text:s/>tiempos de computación reducidos. Esto permite realizar múltiples experimentos de forma sencilla, por lo que la herramienta puede resultar útil tanto para los investigadores en redes ecológicas que llevan a cabo estudios cuantitativos sobre una gran cantidad de datos como para los docentes. De una manera sencilla los ecólogos pueden introducir los datos de interacciones reales (por ejemplo coeficientes<text:span text:style-name="T25"> </text:span><text:span text:style-name="T51">b</text:span><text:span text:style-name="T47">ij</text:span>) y ver cómo evolucionan las poblaciones con este modelo. </text:p>
      <text:list xml:id="list112210107108958" text:continue-numbering="true" text:style-name="Outline">
        <text:list-item>
          <text:list>
            <text:list-item>
              <text:list>
                <text:list-item>
                  <text:h text:style-name="P111" text:outline-level="3">Estructura del trabajo</text:h>
                </text:list-item>
              </text:list>
            </text:list-item>
          </text:list>
        </text:list-item>
      </text:list>
      <text:p text:style-name="P29"><text:span text:style-name="T8">La memoria se estructura como un trabajo de investigación convencional. En el capítulo </text:span><text:span text:style-name="T8"><text:bookmark-ref text:reference-format="number" text:ref-name="__RefHeading__39672665">2</text:bookmark-ref></text:span><text:span text:style-name="T8"> se describen los modelos habituales de mutualismo y sus limitaciones y se propone uno modificado. Se exponen las posibles aproximaciones a la resolución numérica de las ecuaciones y se justifica la elección para este caso del basado en la simulación binomial. </text:span></text:p>
      <text:p text:style-name="T_5f_JGA_5f_Texto"><text:span text:style-name="T8">El capítulo </text:span><text:span text:style-name="T8"><text:bookmark-ref text:reference-format="number" text:ref-name="__RefHeading__39665748">3</text:bookmark-ref></text:span><text:span text:style-name="T8"> está dedicado a la construcción de la herramienta </text:span><text:span text:style-name="T4">SIGMUND</text:span><text:span text:style-name="T8">. En el </text:span><text:span text:style-name="T8"><text:bookmark-ref text:reference-format="number" text:ref-name="__RefHeading__21276201">4</text:bookmark-ref></text:span><text:span text:style-name="T8">se detallan las situaciones experimentales que se han planteado para estudiar la dinámica mutualista y los resultados obtenidos. El análisis de estos permite alcanzar conclusiones en el capítulo </text:span><text:span text:style-name="T8"><text:bookmark-ref text:reference-format="number" text:ref-name="__RefHeading__39696403">5</text:bookmark-ref></text:span><text:span text:style-name="T8"> y, tomándolas como punto de partida, plantear los siguientes pasos de investigación.</text:span></text:p>
      <text:p text:style-name="P22"><text:soft-page-break/>Se incluye un apéndice con el análisis teórico de la estabilidad de la comunidad mutualista más sencilla posible, la compuesta por una especie de cada clase. </text:p>
      <text:list xml:id="list112210111557820" text:continue-numbering="true" text:style-name="Outline">
        <text:list-item>
          <text:list>
            <text:list-item>
              <text:list>
                <text:list-item>
                  <text:h text:style-name="Heading_20_3" text:outline-level="3">Agradecimientos</text:h>
                </text:list-item>
              </text:list>
            </text:list-item>
          </text:list>
        </text:list-item>
      </text:list>
      <text:p text:style-name="T_5f_JGA_5f_Texto_5f_PrimeroTrasEncabezado">A mis dos tutores del trabajo fin de máster, Javier y Juanma por su continua implicación en el desarrollo y discusión de los resultados, a José Javier Ramasco del IFISC-CSIC, por su inestimable ayuda con el modelo estocástico y a José María Iriondo, de la Universidad Rey Juan Carlos, por enriquecer el esfuerzo con la dimensión biológica del mutualismo.</text:p>
      <text:p text:style-name="P22"/>
      <text:list xml:id="list112210815944661" text:continue-numbering="true" text:style-name="Outline">
        <text:list-item>
          <text:list>
            <text:list-item>
              <text:h text:style-name="P108" text:outline-level="2"><text:bookmark-start text:name="__RefHeading__39672665"/>Modelo<text:bookmark-end text:name="__RefHeading__39672665"/></text:h>
            </text:list-item>
          </text:list>
        </text:list-item>
      </text:list>
      <text:p text:style-name="P17"/>
      <text:p text:style-name="P40">Un modelo representa una descripción sintética de un fenómeno. Los más antiguos en dinámica de poblaciones trataban cada especie como una magnitud continua sometida a <text:s/>variaciones expresadas por una ecuación diferencial. A pesar de su éxito en la explicación de algunos comportamientos, presentan limitaciones.</text:p>
      <text:p text:style-name="P17">En este capítulo se describen los que se han usado en la formulación tradicional del mutualismo, la modificación que se propone y el método de resolución numérica.</text:p>
      <text:list xml:id="list112210706820050" text:continue-numbering="true" text:style-name="Outline">
        <text:list-item>
          <text:list>
            <text:list-item>
              <text:list>
                <text:list-item>
                  <text:h text:style-name="Heading_20_3" text:outline-level="3">Modelos clásicos</text:h>
                </text:list-item>
              </text:list>
            </text:list-item>
          </text:list>
        </text:list-item>
      </text:list>
      <text:p text:style-name="P45">En 1798 Thomas Robert Malthus conjeturó en su <text:span text:style-name="T3">An Essay on the Principle of Population</text:span> <text:s text:c="2"/>que la población humana crecía en proporción geométrica mientras que los recursos para alimentarla solo lo hacían de forma aritmética <text:sequence-ref text:reference-format="text" text:ref-name="refReferencia18">[19]</text:sequence-ref>. Llamando <text:span text:style-name="T26">N</text:span> al número de individuos y <text:span text:style-name="T26">r</text:span> a la tasa de crecimiento (diferencia entre natalidad y mortalidad) expresada en forma porcentual, la conjetura de Malthus se convierte en la ecuación:</text:p>
      <text:p text:style-name="T_5f_JGA_5f_Texto"><draw:frame draw:style-name="fr9" draw:name="Object12" text:anchor-type="paragraph" svg:width="1.935cm" svg:height="1.025cm" draw:z-index="14"><draw:object xlink:href="./Object 12" xlink:type="simple" xlink:show="embed" xlink:actuate="onLoad"/><draw:image xlink:href="./ObjectReplacements/Object 12" xlink:type="simple" xlink:show="embed" xlink:actuate="onLoad"/></draw:frame><draw:frame draw:style-name="fr1" draw:name="Frame8" text:anchor-type="char" svg:x="13.845cm" svg:y="0.303cm" svg:width="2.118cm" draw:z-index="42"><draw:text-box fo:min-height="0.661cm"><text:p text:style-name="T_5f_JGA_5f_Formula_5f_num">(<text:sequence text:ref-name="refTable0" text:name="Table" text:formula="ooow:Table+1" style:num-format="1">2.1</text:sequence>)</text:p></draw:text-box></draw:frame></text:p>
      <text:p text:style-name="P32">Integrando da lugar a la fórmula del crecimiento exponencial:</text:p>
      <text:p text:style-name="P7"><draw:frame draw:style-name="fr10" draw:name="Object13" text:anchor-type="paragraph" svg:x="6.899cm" svg:y="0.305cm" svg:width="2.097cm" svg:height="0.723cm" draw:z-index="15"><draw:object xlink:href="./Object 13" xlink:type="simple" xlink:show="embed" xlink:actuate="onLoad"/><draw:image xlink:href="./ObjectReplacements/Object 13" xlink:type="simple" xlink:show="embed" xlink:actuate="onLoad"/></draw:frame><draw:frame draw:style-name="fr1" draw:name="Frame9" text:anchor-type="char" svg:x="13.871cm" svg:y="0.603cm" svg:width="2.118cm" draw:z-index="41"><draw:text-box fo:min-height="0.661cm"><text:p text:style-name="T_5f_JGA_5f_Formula_5f_num">(<text:sequence text:ref-name="refTable1" text:name="Table" text:formula="ooow:Table+1" style:num-format="1">2.2</text:sequence>)</text:p></draw:text-box></draw:frame></text:p>
      <text:p text:style-name="P33"><text:span text:style-name="T26">N</text:span><text:span text:style-name="T16">0</text:span> es la población inicial. Malthus ya indicó que un crecimiento exponencial ilimitado no es realista e introdujo un elemento de control externo, la escasez de alimentos.</text:p>
      <text:p text:style-name="P42">En 1844 Pierre François Verhulst mejoró el modelo malthusiano <text:sequence-ref text:reference-format="text" text:ref-name="refReferencia26">[27]</text:sequence-ref> suponiendo que la tasa <text:span text:style-name="T26"><text:s/>r</text:span> no permanecía constante, sino que tendía a cero al acercarse al máximo que puede sostenerse con los recursos naturales disponibles (constante <text:span text:style-name="T26">K</text:span>). La función más simple para lograrlo es la recta que une los puntos <text:span text:style-name="T30">(</text:span><text:span text:style-name="T26">r, 0</text:span><text:span text:style-name="T30">) </text:span>con <text:span text:style-name="T30">(</text:span><text:span text:style-name="T26">0, K</text:span><text:span text:style-name="T30">)</text:span>, así que reformuló <text:s/><text:sequence-ref text:reference-format="text" text:ref-name="refTable0">(2.1)</text:sequence-ref>:</text:p>
      <text:p text:style-name="P33"><draw:frame draw:style-name="fr9" draw:name="Object14" text:anchor-type="paragraph" svg:width="3.374cm" svg:height="1.127cm" draw:z-index="16"><draw:object xlink:href="./Object 14" xlink:type="simple" xlink:show="embed" xlink:actuate="onLoad"/><draw:image xlink:href="./ObjectReplacements/Object 14" xlink:type="simple" xlink:show="embed" xlink:actuate="onLoad"/></draw:frame><draw:frame draw:style-name="fr1" draw:name="Frame10" text:anchor-type="char" svg:x="13.839cm" svg:y="0cm" svg:width="2.118cm" draw:z-index="17"><draw:text-box fo:min-height="0.661cm"><text:p text:style-name="T_5f_JGA_5f_Formula_5f_num">(<text:sequence text:ref-name="refTable2" text:name="Table" text:formula="ooow:Table+1" style:num-format="1">2.3</text:sequence>)</text:p></draw:text-box></draw:frame></text:p>
      <text:p text:style-name="P31"/>
      <text:p text:style-name="T_5f_JGA_5f_Texto"><draw:frame draw:style-name="fr10" draw:name="Object15" text:anchor-type="paragraph" svg:x="6.899cm" svg:y="1.134cm" svg:width="4.921cm" svg:height="1.78cm" draw:z-index="19"><draw:object xlink:href="./Object 15" xlink:type="simple" xlink:show="embed" xlink:actuate="onLoad"/><draw:image xlink:href="./ObjectReplacements/Object 15" xlink:type="simple" xlink:show="embed" xlink:actuate="onLoad"/></draw:frame><text:soft-page-break/>Esta es la ecuación logística, que es integrable de forma analítica y produce una curva de crecimiento sigmoidea. <text:s/></text:p>
      <text:p text:style-name="P4"><draw:frame draw:style-name="fr1" draw:name="Frame11" text:anchor-type="char" svg:x="13.682cm" svg:y="0.739cm" svg:width="2.118cm" draw:z-index="20"><draw:text-box fo:min-height="0.661cm"><text:p text:style-name="T_5f_JGA_5f_Formula_5f_num">(<text:sequence text:ref-name="refTable3" text:name="Table" text:formula="ooow:Table+1" style:num-format="1">2.4</text:sequence>)</text:p></draw:text-box></draw:frame></text:p>
      <text:p text:style-name="P38">Ha gozado de gran popularidad en la literatura científica de finales del siglo XX por presentar comportamiento caótico.</text:p>
      <table:table table:name="Table2" table:style-name="Table2">
        <table:table-column table:style-name="Table2.A"/>
        <table:table-row table:style-name="Table2.1">
          <table:table-cell table:style-name="Table2.A1" office:value-type="string">
            <text:p text:style-name="Table_20_Contents"><draw:frame draw:style-name="fr4" draw:name="graphics1" text:anchor-type="paragraph" svg:width="12.993cm" svg:height="10.321cm" draw:z-index="18"><draw:image xlink:href="../logistic.png" xlink:type="simple" xlink:show="embed" xlink:actuate="onLoad"/></draw:frame></text:p>
          </table:table-cell>
        </table:table-row>
        <table:table-row>
          <table:table-cell table:style-name="Table2.A1" office:value-type="string">
            <text:p text:style-name="P36"><text:span text:style-name="T12">Figura </text:span><text:span text:style-name="T12"><text:sequence text:ref-name="refFigura0" text:name="Figura" text:formula="ooow:Figura+1" style:num-format="Native Numbering">1</text:sequence></text:span><text:span text:style-name="T12">:</text:span> Curva de crecimiento logístico para r=0.5, K=100 y N<text:span text:style-name="T14">0</text:span>=1, integrada con MATLAB</text:p>
          </table:table-cell>
        </table:table-row>
      </table:table>
      <text:p text:style-name="T_5f_JGA_5f_Texto">Al manejar numéricamente la ecuación logística aparece un <text:reference-mark-start text:name="problema_LV"/>problema<text:reference-mark-end text:name="problema_LV"/>. Cuando se alcanza la población máxima, <text:span text:style-name="T26">dN/dt</text:span> es <text:s/>siempre cero, por lo que si <text:span text:style-name="T26">r</text:span> se vuelve negativa (por ejemplo, por una epidemia), no tiene efecto, <text:s/>porque <text:span text:style-name="T26">dN/dt</text:span>=0 con independencia del valor de <text:span text:style-name="T26">r</text:span>.</text:p>
      <text:p text:style-name="T_5f_JGA_5f_Texto">La ecuación logística describe la dinámica de una sola especie. En los años 20 del siglo pasado, Alfred J. Lotka y Vito Volterra construyeron un modelo que incluía la interacción de dos, presa y depredador.</text:p>
      <text:p text:style-name="T_5f_JGA_5f_Texto"><draw:frame draw:style-name="fr10" draw:name="Object16" text:anchor-type="paragraph" svg:x="4.787cm" svg:y="0.586cm" svg:width="6.424cm" svg:height="1.124cm" draw:z-index="21"><draw:object xlink:href="./Object 16" xlink:type="simple" xlink:show="embed" xlink:actuate="onLoad"/><draw:image xlink:href="./ObjectReplacements/Object 16" xlink:type="simple" xlink:show="embed" xlink:actuate="onLoad"/></draw:frame></text:p>
      <text:p text:style-name="T_5f_JGA_5f_Texto"><draw:frame draw:style-name="fr10" draw:name="Object17" text:anchor-type="paragraph" svg:x="4.787cm" svg:y="1.141cm" svg:width="6.145cm" svg:height="1.124cm" draw:z-index="22"><draw:object xlink:href="./Object 17" xlink:type="simple" xlink:show="embed" xlink:actuate="onLoad"/><draw:image xlink:href="./ObjectReplacements/Object 17" xlink:type="simple" xlink:show="embed" xlink:actuate="onLoad"/></draw:frame></text:p>
      <text:p text:style-name="T_5f_JGA_5f_Texto"><draw:frame draw:style-name="fr1" draw:name="Frame12" text:anchor-type="char" svg:x="13.809cm" svg:y="0.681cm" svg:width="2.118cm" draw:z-index="23"><draw:text-box fo:min-height="0.699cm"><text:p text:style-name="T_5f_JGA_5f_Formula_5f_num">(<text:sequence text:ref-name="refTable4" text:name="Table" text:formula="ooow:Table+1" style:num-format="1">2.5</text:sequence>)</text:p></draw:text-box></draw:frame></text:p>
      <text:p text:style-name="T_5f_JGA_5f_Texto"/>
      <table:table table:name="Table3" table:style-name="Table3">
        <table:table-column table:style-name="Table3.A"/>
        <table:table-row>
          <table:table-cell office:value-type="string">
            <text:p text:style-name="Table_20_Contents"><draw:frame draw:style-name="fr4" draw:name="graphics2" text:anchor-type="paragraph" svg:width="12.808cm" svg:height="9.924cm" draw:z-index="24"><draw:image xlink:href="../LV_ev.png" xlink:type="simple" xlink:show="embed" xlink:actuate="onLoad"/></draw:frame></text:p>
          </table:table-cell>
        </table:table-row>
        <table:table-row>
          <table:table-cell office:value-type="string">
            <text:p text:style-name="P39"><text:span text:style-name="T12">Figura </text:span><text:span text:style-name="T12"><text:sequence text:ref-name="refFigura1" text:name="Figura" text:formula="ooow:Figura+1" style:num-format="Native Numbering">2</text:sequence></text:span><text:span text:style-name="T12">:</text:span> Evolución de una población ficticia de presas (azul) y depredadores (verde), integrada con MATLAB</text:p>
          </table:table-cell>
        </table:table-row>
      </table:table>
      <text:p text:style-name="T_5f_JGA_5f_Texto"><text:span text:style-name="T51">a</text:span> es la tasa de crecimiento natural de la población de presas y <text:span text:style-name="T55">b</text:span> <text:s/>el efecto negativo de la depredación. En la ecuación de los depredadores, <text:span text:style-name="T55">d</text:span> es el coeficiente de crecimiento inducido por la presencia de las presas (que no tiene por qué coincidir con <text:span text:style-name="T55">b</text:span>), y <text:span text:style-name="T55">g <text:s/></text:span>la disminución de la población por la competencia entre los individuos por una misma <text:s/>cantidad de recursos.</text:p>
      <text:p text:style-name="T_5f_JGA_5f_Texto">Las ecuaciones de Lotka-Volterra (LV) producen soluciones oscilatorias, que limitan de forma automática ambas poblaciones. Aunque sirven para explicar la dinámica de especies muy especialistas, su importancia radica en que han servido de base para otro tipo de interacciones como el comensalismo o el mutualismo.</text:p>
      <text:p text:style-name="T_5f_JGA_5f_Texto">En <text:sequence-ref text:reference-format="text" text:ref-name="refTable4">(2.5)</text:sequence-ref> se observa que cada ecuación consta de un término proporcional a la población de la especie y de un segundo que es el producto de ésta por el de la otra especie y un coeficiente. El signo del coeficiente, indica si la interacción resulta beneficiosa, neutra o perjudicial para la población. <text:s/>Si una especie crece a costa de la otra, es un caso depredación o parasitismo como el modelo LV. La extensión al conjunto de especies de un ecosistema dio nacimiento al concepto de <text:span text:style-name="T4">food web</text:span>, utilizado por primera vez por <text:s/>Charles S. Elton en su <text:span text:style-name="T3">Animal Ecology</text:span> de 1927 <text:sequence-ref text:reference-format="text" text:ref-name="refReferencia9">[10]</text:sequence-ref>. Si la relación es beneficiosa para una y neutra para otra, se denomina comensalismo. Por último, <text:s/>si ambas especies se benefician, hay mutualismo.</text:p>
      <text:p text:style-name="T_5f_JGA_5f_Texto"><text:s/>En particular, en este trabajo estamos interesados en estudiar las redes mutualistas, compuestas por dos clases de especies. Las más conocidas son la de las plantas <text:s/>angiospermas <text:s/>con <text:s/>sus <text:s/>polinizadores <text:s/>y <text:s/>las de los frugívoros que actúan como vectores de dispersión de las <text:soft-page-break/>especies de las que se alimentan. El <text:s/>fenómeno <text:s/>no <text:s/>se <text:s/>encuentra <text:s/>de <text:s/>forma <text:s/>aislada. <text:s/>En <text:s/>un ecosistema existen diferentes relaciones cruzadas que dan lugar <text:s/>a <text:s/>redes <text:s/>mutualistas. <text:s/>De <text:s/>esta <text:s/>forma <text:s/>aparecen interacciones <text:s/>muy <text:s/>complejas <text:s/>entre <text:s/>especies <text:s/>que <text:s/>pueden producir coextinciones. <text:s/>Las relaciones no se establecen al azar sino que la evolución parece haber favorecido una característica denominada anidamiento <text:span text:style-name="T13"><text:sequence-ref text:reference-format="text" text:ref-name="refReferencia3">[4]</text:sequence-ref></text:span>. Los especialistas de un subgrupo o clase, especies que interaccionan con pocas especies, suelen tener interacción con una especie generalista del otro subgrupo, pero nunca con un especialista. Esta arquitectura dota de resistencia a la red ante situaciones adversas <text:s/><text:sequence-ref text:reference-format="text" text:ref-name="refReferencia4">[5]</text:sequence-ref><text:span text:style-name="T13">.</text:span></text:p>
      <text:p text:style-name="P16">La aproximación matemática más simple para describir el mutualismo es añadir un término de beneficio en la ecuación logística. Así se obtiene el modelo de Robert M. May <text:sequence-ref text:reference-format="text" text:ref-name="refReferencia20">[21]</text:sequence-ref> de 1976 para dos especies:</text:p>
      <text:p text:style-name="P16"/>
      <text:p text:style-name="P16"><draw:frame draw:style-name="fr9" draw:name="Object18" text:anchor-type="paragraph" svg:width="5.641cm" svg:height="1.344cm" draw:z-index="25"><draw:object xlink:href="./Object 18" xlink:type="simple" xlink:show="embed" xlink:actuate="onLoad"/><draw:image xlink:href="./ObjectReplacements/Object 18" xlink:type="simple" xlink:show="embed" xlink:actuate="onLoad"/></draw:frame></text:p>
      <text:p text:style-name="P16"><draw:frame draw:style-name="fr10" draw:name="Object19" text:anchor-type="paragraph" svg:x="5.114cm" svg:y="0.656cm" svg:width="5.717cm" svg:height="1.351cm" draw:z-index="26"><draw:object xlink:href="./Object 19" xlink:type="simple" xlink:show="embed" xlink:actuate="onLoad"/><draw:image xlink:href="./ObjectReplacements/Object 19" xlink:type="simple" xlink:show="embed" xlink:actuate="onLoad"/></draw:frame></text:p>
      <text:p text:style-name="P16"><draw:frame draw:style-name="fr1" draw:name="Frame13" text:anchor-type="char" svg:x="13.809cm" svg:y="0.196cm" svg:width="2.118cm" draw:z-index="27"><draw:text-box fo:min-height="0.699cm"><text:p text:style-name="T_5f_JGA_5f_Formula_5f_num">(<text:sequence text:ref-name="refTable5" text:name="Table" text:formula="ooow:Table+1" style:num-format="1">2.6</text:sequence>)</text:p></draw:text-box></draw:frame></text:p>
      <text:p text:style-name="P16"/>
      <text:p text:style-name="P16">El coeficiente <text:span text:style-name="T35">b</text:span><text:span text:style-name="T45">12</text:span><text:span text:style-name="T17"> </text:span>es el incremento diferencial de población de <text:span text:style-name="T4">N</text:span><text:span text:style-name="T49">1</text:span> en presencia de <text:span text:style-name="T4">N</text:span><text:span text:style-name="T48">2.</text:span> Esta descripción simple del mutualismo adolece de algunos problemas. El principal es que el aumento debido al término mutualista no está acotado. En su propuesta de modelo alternativo <text:sequence-ref text:reference-format="text" text:ref-name="refReferencia7">[8]</text:sequence-ref>, <text:s/>Anthony M. Dean decía que eso había obligado a incluir suposiciones, términos no lineales sin significado biológico y factores externos como depredadores para evitar el absurdo del crecimiento ilimitado. Dean modificaba la capacidad máxima de una de las poblaciones en función de la otra.</text:p>
      <text:p text:style-name="P16">Desde entonces se han publicados numerosas modificaciones al modelo básico de May, que incorporan factores estabilizadores. Entre los más recientes cabe citar el de Bastolla <text:span text:style-name="T4">et al.</text:span> <text:sequence-ref text:reference-format="text" text:ref-name="refReferencia5">[6]</text:sequence-ref> que incluye la competencia entre especies del mismo tipo, el Holland y De Angelis <text:sequence-ref text:reference-format="text" text:ref-name="refReferencia13">[14]</text:sequence-ref>, <text:sequence-ref text:reference-format="text" text:ref-name="refReferencia14">[15]</text:sequence-ref> con términos cuadráticos, y el trabajo de Allesina y Tang sobre estabilidad en redes ecológicas <text:sequence-ref text:reference-format="text" text:ref-name="refReferencia0">[1]</text:sequence-ref>.</text:p>
      <text:p text:style-name="P16">Todas las formulaciones del mutualismo de las que hemos hablado hasta ahora se han realizado en el dominio del tiempo continuo, con ecuaciones diferenciales y por regla general con dos especies. Aunque extenderlas a un conjunto más numeroso es simple desde un punto de vista conceptual, la resolución de los sistemas que se plantean solo puede llevarse a cabo numéricamente con poblaciones discretas, lo que tiene más sentido biológico. Los métodos de resolución abren un campo de investigación muy amplio, en el que las simulaciones estocásticas destacan por su versatilidad.</text:p>
      <text:p text:style-name="P16"><text:soft-page-break/>A continuación se describe una modificación simple del modelo de May y una aproximación a su solución basada en la distribución binomial, que ha servido de base para la construcción del simulador.</text:p>
      <text:list xml:id="list112210437794843" text:continue-numbering="true" text:style-name="Outline">
        <text:list-item>
          <text:list>
            <text:list-item>
              <text:list>
                <text:list-item>
                  <text:h text:style-name="P113" text:outline-level="3">Modelo mutualista modificado</text:h>
                </text:list-item>
              </text:list>
            </text:list-item>
          </text:list>
        </text:list-item>
      </text:list>
      <text:p text:style-name="P26">En esta sección se plantea la modificación del modelo mutualista clásico que proponemos y que se ha empleado en el simulador. Por sencillez, se va a describir una red compuesta de dos tipos de especies, plantas y polinizadores, pero el aparato matemático es aplicable a cualquier comunidad mutualista con dos clases diferenciadas de conjuntos de individuos. La formulación clásica de la dinámica de una red mutualista para una red de <text:span text:style-name="T26">n</text:span> plantas y <text:span text:style-name="T26">m </text:span>polinizadores es la siguiente:</text:p>
      <text:p text:style-name="T_5f_JGA_5f_Texto"/>
      <text:p text:style-name="P17"/>
      <text:p text:style-name="T_5f_JGA_5f_Nulo"><draw:frame draw:style-name="fr9" draw:name="Object1" text:anchor-type="paragraph" svg:width="8.468cm" svg:height="1.344cm" draw:z-index="0"><draw:object xlink:href="./Object 1" xlink:type="simple" xlink:show="embed" xlink:actuate="onLoad"/><draw:image xlink:href="./ObjectReplacements/Object 1" xlink:type="simple" xlink:show="embed" xlink:actuate="onLoad"/></draw:frame></text:p>
      <text:p text:style-name="T_5f_JGA_5f_Nulo"/>
      <text:p text:style-name="T_5f_JGA_5f_Nulo"/>
      <text:p text:style-name="P30"><text:s text:c="36"/></text:p>
      <text:p text:style-name="P19"><draw:frame draw:style-name="fr10" draw:name="Object4" text:anchor-type="paragraph" svg:x="3.784cm" svg:y="0.127cm" svg:width="8.629cm" svg:height="1.344cm" draw:z-index="2"><draw:object xlink:href="./Object 4" xlink:type="simple" xlink:show="embed" xlink:actuate="onLoad"/><draw:image xlink:href="./ObjectReplacements/Object 4" xlink:type="simple" xlink:show="embed" xlink:actuate="onLoad"/></draw:frame></text:p>
      <text:p text:style-name="P19"/>
      <text:p text:style-name="P19"/>
      <text:p text:style-name="P19"/>
      <text:p text:style-name="P19">. . .</text:p>
      <text:p text:style-name="P18"><draw:frame draw:style-name="fr10" draw:name="Object3" text:anchor-type="paragraph" svg:x="3.731cm" svg:y="0.233cm" svg:width="8.708cm" svg:height="1.344cm" draw:z-index="1"><draw:object xlink:href="./Object 3" xlink:type="simple" xlink:show="embed" xlink:actuate="onLoad"/><draw:image xlink:href="./ObjectReplacements/Object 3" xlink:type="simple" xlink:show="embed" xlink:actuate="onLoad"/></draw:frame></text:p>
      <text:p text:style-name="P18"><draw:frame draw:style-name="fr1" draw:name="Frame1" text:anchor-type="char" svg:x="13.841cm" svg:y="0.21cm" svg:width="2.118cm" draw:z-index="4"><draw:text-box fo:min-height="0.661cm"><text:p text:style-name="T_5f_JGA_5f_Formula_5f_num">(<text:sequence text:ref-name="refTable6" text:name="Table" text:formula="ooow:Table+1" style:num-format="1">2.7</text:sequence>)</text:p></draw:text-box></draw:frame></text:p>
      <text:p text:style-name="P18"/>
      <text:p text:style-name="P48">Donde <text:span text:style-name="T26">N</text:span><text:span text:style-name="T16">pl</text:span><text:span text:style-name="T15">i</text:span><text:span text:style-name="T14"> <text:s/></text:span>es la población de la especie <text:span text:style-name="T26">i</text:span> de plantas;<text:span text:style-name="T26"> r</text:span><text:span text:style-name="T16">pl</text:span><text:span text:style-name="T15">i</text:span>, la tasa de crecimiento y <text:span text:style-name="T26">K</text:span><text:span text:style-name="T16">pl</text:span><text:span text:style-name="T15">i</text:span>, la capacidad de carga o población máxima de dicha especie. Los coeficientes <text:span text:style-name="T51">b</text:span><text:span text:style-name="T52"> </text:span><text:span text:style-name="T16">pol</text:span><text:span text:style-name="T19"> </text:span><text:span text:style-name="T15">ij</text:span><text:span text:style-name="T26"> </text:span><text:span text:style-name="T29">son adimensionales y </text:span>representan el efecto beneficioso de la presencia de la población <text:span text:style-name="T26">j</text:span> de polinizadores sobre la especie <text:span text:style-name="T26">i</text:span> de plantas. El sumatorio es el beneficio diferencial de la red mutualista para esa especie de plantas. En general, <text:span text:style-name="T26">r</text:span><text:span text:style-name="T16">pl</text:span><text:span text:style-name="T15">i</text:span><text:span text:style-name="T26"> </text:span>es &lt;0 puesto que la especie desaparece en ausencia de mutualismo. Los <text:span text:style-name="T56">b </text:span><text:span text:style-name="T16">pol </text:span><text:span text:style-name="T15">ij</text:span><text:span text:style-name="T26"> </text:span>valen cero si no hay interacción o tienen que ser negativos en caso contrario para que el producto por <text:span text:style-name="T26">r</text:span> sea positivo y haya incremento neto. Hay un conjunto equivalente de <text:span text:style-name="T26">m </text:span>ecuaciones para los polinizadores.</text:p>
      <text:p text:style-name="P20"><draw:frame draw:style-name="fr11" draw:name="Objeto1" text:anchor-type="char" svg:x="1.877cm" svg:y="0.312cm" svg:width="10.719cm" svg:height="1.344cm" draw:z-index="50"><draw:object xlink:href="./Object 25" xlink:type="simple" xlink:show="embed" xlink:actuate="onLoad"/><draw:image xlink:href="./ObjectReplacements/Object 25" xlink:type="simple" xlink:show="embed" xlink:actuate="onLoad"/></draw:frame></text:p>
      <text:p text:style-name="P20"><draw:frame draw:style-name="fr1" draw:name="Marco1" text:anchor-type="char" svg:x="13.841cm" svg:y="0.21cm" svg:width="2.118cm" draw:z-index="36"><draw:text-box fo:min-height="0.661cm"><text:p text:style-name="T_5f_JGA_5f_Formula_5f_num">(<text:sequence text:ref-name="refTable7" text:name="Table" text:formula="ooow:Table+1" style:num-format="1">2.8</text:sequence>)</text:p></draw:text-box></draw:frame></text:p>
      <text:p text:style-name="P59">Para que la población no crezca sin límite partimos de la suposición de que la capacidad de carga es independiente del mutualismo. Este influye en la tasa de crecimiento, pero no en la capacidad del ecosistema para mantener la población máxima teórica de individuos. </text:p>
      <text:p text:style-name="P60"><text:soft-page-break/>En lugar de escribir el beneficio mutualista como un incremento sobre la tasa natural, lo tratamos desde el punto de vista aritmético como una segunda tasa de crecimiento independiente de la primera. Se modifican las ecuaciones, limitando la contribución mutualista con el mismo factor lineal (1-<text:span text:style-name="T4">N</text:span>/<text:span text:style-name="T4">K</text:span>) que Verhulst aplicó al crecimiento vegetativo.</text:p>
      <text:p text:style-name="P20"><draw:frame draw:style-name="fr9" draw:name="Object5" text:anchor-type="paragraph" svg:width="8.336cm" svg:height="1.344cm" draw:z-index="3"><draw:object xlink:href="./Object 5" xlink:type="simple" xlink:show="embed" xlink:actuate="onLoad"/><draw:image xlink:href="./ObjectReplacements/Object 5" xlink:type="simple" xlink:show="embed" xlink:actuate="onLoad"/></draw:frame> <draw:frame draw:style-name="fr1" draw:name="Frame2" text:anchor-type="char" svg:x="13.799cm" svg:y="0.153cm" svg:width="2.118cm" draw:z-index="5"><draw:text-box fo:min-height="1.002cm"><text:p text:style-name="T_5f_JGA_5f_Formula_5f_num">(<text:sequence text:ref-name="refTable8" text:name="Table" text:formula="ooow:Table+1" style:num-format="1">2.9</text:sequence>)</text:p></draw:text-box></draw:frame></text:p>
      <text:p text:style-name="P5"/>
      <text:p text:style-name="P52">La expresión del segundo paréntesis la hemos llamado tasa de <text:s/>crecimiento equivalente. El significado de los <text:span text:style-name="T26">b</text:span><text:span text:style-name="T14">ij</text:span> es el de una tasa de crecimiento de la población de plantas<text:span text:style-name="T26"> i</text:span> por cada individuo de la de polinizadores<text:span text:style-name="T26"> j</text:span>. Sus dimensiones son las de <text:span text:style-name="T26">r</text:span>, <text:s/>esto es <text:span text:style-name="T58">T</text:span><text:span text:style-name="T43">-1</text:span>.</text:p>
      <text:p text:style-name="P56"><draw:frame draw:style-name="fr11" draw:name="Object27" text:anchor-type="char" svg:x="6.798cm" svg:y="0.76cm" svg:width="2.932cm" svg:height="1.171cm" draw:z-index="49"><draw:object xlink:href="./Object 28" xlink:type="simple" xlink:show="embed" xlink:actuate="onLoad"/><draw:image xlink:href="./ObjectReplacements/Object 28" xlink:type="simple" xlink:show="embed" xlink:actuate="onLoad"/></draw:frame></text:p>
      <text:p text:style-name="P21"><draw:frame draw:style-name="fr1" draw:name="Frame19" text:anchor-type="char" svg:x="13.799cm" svg:y="0.153cm" svg:width="2.118cm" draw:z-index="46"><draw:text-box fo:min-height="1.002cm"><text:p text:style-name="T_5f_JGA_5f_Formula_5f_num">(<text:sequence text:ref-name="refTable9" text:name="Table" text:formula="ooow:Table+1" style:num-format="1">2.10</text:sequence>)</text:p></draw:text-box></draw:frame></text:p>
      <text:p text:style-name="P61">Si ahora englobamos todo el crecimiento, <text:s/>ya sea de origen vegetativo o mutualista, en una única tasa:</text:p>
      <text:p text:style-name="P20"><draw:frame draw:style-name="fr9" draw:name="Object6" text:anchor-type="paragraph" svg:width="4.944cm" svg:height="0.868cm" draw:z-index="6"><draw:object xlink:href="./Object 6" xlink:type="simple" xlink:show="embed" xlink:actuate="onLoad"/><draw:image xlink:href="./ObjectReplacements/Object 6" xlink:type="simple" xlink:show="embed" xlink:actuate="onLoad"/></draw:frame><draw:frame draw:style-name="fr1" draw:name="Frame3" text:anchor-type="char" svg:x="13.799cm" svg:y="0.229cm" svg:width="2.118cm" draw:z-index="7"><draw:text-box fo:min-height="1.002cm"><text:p text:style-name="T_5f_JGA_5f_Formula_5f_num">(<text:sequence text:ref-name="refTable10" text:name="Table" text:formula="ooow:Table+1" style:num-format="1">2.11</text:sequence>)</text:p></draw:text-box></draw:frame></text:p>
      <text:p text:style-name="P5"><text:s/></text:p>
      <text:p text:style-name="P55">La ecuación <text:span text:style-name="T_5f_JGA_5f_TextoRefFormula_20_">(</text:span><text:span text:style-name="T_5f_JGA_5f_TextoRefFormula_20_"><text:sequence-ref text:reference-format="caption" text:ref-name="refTable8"/></text:span><text:span text:style-name="T_5f_JGA_5f_TextoRefFormula_20_"><text:sequence-ref text:reference-format="caption" text:ref-name="refTable8"/></text:span><text:span text:style-name="T_5f_JGA_5f_TextoRefFormula_20_"><text:sequence-ref text:reference-format="value" text:ref-name="refTable8">2.9</text:sequence-ref></text:span><text:span text:style-name="T_5f_JGA_5f_TextoRefFormula_20_">) se puede escribir como:</text:span></text:p>
      <text:p text:style-name="P55"><draw:frame draw:style-name="fr10" draw:name="Object7" text:anchor-type="paragraph" svg:x="5.184cm" svg:y="0.392cm" svg:width="5.54cm" svg:height="1.344cm" draw:z-index="9"><draw:object xlink:href="./Object 8" xlink:type="simple" xlink:show="embed" xlink:actuate="onLoad"/><draw:image xlink:href="./ObjectReplacements/Object 8" xlink:type="simple" xlink:show="embed" xlink:actuate="onLoad"/></draw:frame><text:span text:style-name="T_5f_JGA_5f_TextoRefFormula_20_"/></text:p>
      <text:p text:style-name="P5"><draw:frame draw:style-name="fr1" draw:name="Frame4" text:anchor-type="char" svg:x="13.799cm" svg:y="0.097cm" svg:width="2.118cm" draw:z-index="8"><draw:text-box fo:min-height="1.002cm"><text:p text:style-name="T_5f_JGA_5f_Formula_5f_num">(<text:sequence text:ref-name="refTable11" text:name="Table" text:formula="ooow:Table+1" style:num-format="1">2.12</text:sequence>)</text:p></draw:text-box></draw:frame><text:span text:style-name="T_5f_JGA_5f_TextoRefFormula_20_"/></text:p>
      <text:p text:style-name="P63">En ausencia de mutualismo, la ecuación <text:span text:style-name="T_5f_JGA_5f_TextoRefFormula_20_">(</text:span><text:span text:style-name="T_5f_JGA_5f_TextoRefFormula_20_"><text:sequence-ref text:reference-format="caption" text:ref-name="refTable8"/></text:span><text:span text:style-name="T_5f_JGA_5f_TextoRefFormula_20_"><text:sequence-ref text:reference-format="caption" text:ref-name="refTable8"/></text:span><text:span text:style-name="T_5f_JGA_5f_TextoRefFormula_20_"><text:sequence-ref text:reference-format="value" text:ref-name="refTable8">2.9</text:sequence-ref></text:span><text:span text:style-name="T_5f_JGA_5f_TextoRefFormula_20_">) queda reducida a la logística. El término<text:line-break/></text:span><text:span text:style-name="T_5f_JGA_5f_TextoRefFormula_20_"><text:span text:style-name="T25">(1- </text:span></text:span><text:span text:style-name="T_5f_JGA_5f_TextoRefFormula_20_"><text:span text:style-name="T26">N</text:span></text:span><text:span text:style-name="T_5f_JGA_5f_TextoRefFormula_20_"><text:span text:style-name="T16">pli</text:span></text:span><text:span text:style-name="T_5f_JGA_5f_TextoRefFormula_20_"><text:span text:style-name="T25">/</text:span></text:span><text:span text:style-name="T_5f_JGA_5f_TextoRefFormula_20_"><text:span text:style-name="T26">K</text:span></text:span><text:span text:style-name="T_5f_JGA_5f_TextoRefFormula_20_"><text:span text:style-name="T16">pli</text:span></text:span><text:span text:style-name="T_5f_JGA_5f_TextoRefFormula_20_"><text:span text:style-name="T25">) </text:span></text:span><text:span text:style-name="T_5f_JGA_5f_TextoRefFormula_20_"><text:span text:style-name="T29">limita el crecimiento de la especie a la capacidad de carga. Para evitar el fenómeno descrito en la página </text:span></text:span><text:span text:style-name="T_5f_JGA_5f_TextoRefFormula_20_"><text:span text:style-name="T29"><text:reference-ref text:reference-format="page" text:ref-name="problema_LV">5</text:reference-ref></text:span></text:span><text:span text:style-name="T_5f_JGA_5f_TextoRefFormula_20_"><text:span text:style-name="T29">, que se produce al llegar a ese valor en el caso de que la tasa equivalente sea negativa, la limitación solo debe tenerse en cuenta cuado </text:span></text:span><text:span text:style-name="T_5f_JGA_5f_TextoRefFormula_20_"><text:span text:style-name="T26">r</text:span></text:span><text:span text:style-name="T_5f_JGA_5f_TextoRefFormula_20_"><text:span text:style-name="T16">eq pl i</text:span></text:span><text:span text:style-name="T_5f_JGA_5f_TextoRefFormula_20_"><text:span text:style-name="T18"> </text:span></text:span><text:span text:style-name="T_5f_JGA_5f_TextoRefFormula_20_"><text:span text:style-name="T29">&gt;0. Esto se refleja introduciendo la función escalón de Heaviside <text:s/></text:span></text:span><text:span text:style-name="T_5f_JGA_5f_TextoRefFormula_20_"><text:span text:style-name="T27">u</text:span></text:span><text:span text:style-name="T_5f_JGA_5f_TextoRefFormula_20_"><text:span text:style-name="T25">(</text:span></text:span><text:span text:style-name="T_5f_JGA_5f_TextoRefFormula_20_"><text:span text:style-name="T26">r</text:span></text:span><text:span text:style-name="T_5f_JGA_5f_TextoRefFormula_20_"><text:span text:style-name="T16">eq pl i</text:span></text:span><text:span text:style-name="T_5f_JGA_5f_TextoRefFormula_20_"><text:span text:style-name="T33">) </text:span></text:span>en <text:sequence-ref text:reference-format="text" text:ref-name="refTable11">(2.12)</text:sequence-ref><text:span text:style-name="T_5f_JGA_5f_TextoRefFormula_20_"><text:span text:style-name="T33">:</text:span></text:span></text:p>
      <text:p text:style-name="P32"><draw:frame draw:style-name="fr10" draw:name="Object8" text:anchor-type="paragraph" svg:x="5.184cm" svg:y="0.822cm" svg:width="7.161cm" svg:height="1.344cm" draw:z-index="10"><draw:object xlink:href="./Object 7" xlink:type="simple" xlink:show="embed" xlink:actuate="onLoad"/><draw:image xlink:href="./ObjectReplacements/Object 7" xlink:type="simple" xlink:show="embed" xlink:actuate="onLoad"/></draw:frame><text:span text:style-name="T_5f_JGA_5f_TextoRefFormula_20_"><text:span text:style-name="T33"/></text:span></text:p>
      <text:p text:style-name="P32"><text:span text:style-name="T_5f_JGA_5f_TextoRefFormula_20_"><text:span text:style-name="T33"/></text:span></text:p>
      <text:p text:style-name="P32"><draw:frame draw:style-name="fr10" draw:name="Object9" text:anchor-type="paragraph" svg:x="6.11cm" svg:y="0.669cm" svg:width="4.842cm" svg:height="1.212cm" draw:z-index="11"><draw:object xlink:href="./Object 9" xlink:type="simple" xlink:show="embed" xlink:actuate="onLoad"/><draw:image xlink:href="./ObjectReplacements/Object 9" xlink:type="simple" xlink:show="embed" xlink:actuate="onLoad"/></draw:frame><draw:frame draw:style-name="fr1" draw:name="Frame5" text:anchor-type="char" svg:x="13.772cm" svg:y="1.307cm" svg:width="2.118cm" draw:z-index="12"><draw:text-box fo:min-height="0.626cm"><text:p text:style-name="T_5f_JGA_5f_Formula_5f_num">(<text:sequence text:ref-name="refTable12" text:name="Table" text:formula="ooow:Table+1" style:num-format="1">2.13</text:sequence>)</text:p></draw:text-box></draw:frame><text:span text:style-name="T_5f_JGA_5f_TextoRefFormula_20_"><text:span text:style-name="T33"/></text:span></text:p>
      <text:p text:style-name="P62"><text:span text:style-name="T_5f_JGA_5f_TextoRefFormula_20_"><text:span text:style-name="T34">En un sistema como el descrito aparecen dos comportamientos estables de fácil identificación. El primero se produce cuando las poblaciones alcanzan las capacidades de carga. Las poblaciones no pueden crecer por el límite que impone el término </text:span></text:span><text:span text:style-name="T_5f_JGA_5f_TextoRefFormula_20_"><text:span text:style-name="T33">1-1/</text:span></text:span><text:span text:style-name="T_5f_JGA_5f_TextoRefFormula_20_"><text:span text:style-name="T32">K</text:span></text:span><text:span text:style-name="T_5f_JGA_5f_TextoRefFormula_20_"><text:span text:style-name="T46">i</text:span></text:span><text:span text:style-name="T_5f_JGA_5f_TextoRefFormula_20_"><text:span text:style-name="T34"> y si se produce una disminución temporal, tenderán a recuperar los valores máximos siempre que </text:span></text:span><text:span text:style-name="T_5f_JGA_5f_TextoRefFormula_20_"><text:span text:style-name="T32">r</text:span></text:span><text:span text:style-name="T_5f_JGA_5f_TextoRefFormula_20_"><text:span text:style-name="T46">eq</text:span></text:span><text:span text:style-name="T_5f_JGA_5f_TextoRefFormula_20_"><text:span text:style-name="T34"> </text:span></text:span><text:span text:style-name="T_5f_JGA_5f_TextoRefFormula_20_"><text:span text:style-name="T33">&gt;0.</text:span></text:span><text:span text:style-name="T_5f_JGA_5f_TextoRefFormula_20_"><text:span text:style-name="T34"> Si partimos de la suposición de que la tasa de crecimiento natural de las especies es negativa en ausencia de mutualismo, el segundo punto fijo se encuentra resolviendo el sistema de ecuaciones que hace que todos los </text:span></text:span><text:span text:style-name="T_5f_JGA_5f_TextoRefFormula_20_"><text:span text:style-name="T32">r</text:span></text:span><text:span text:style-name="T_5f_JGA_5f_TextoRefFormula_20_"><text:span text:style-name="T46">eq</text:span></text:span><text:span text:style-name="T_5f_JGA_5f_TextoRefFormula_20_"><text:span text:style-name="T34"> valgan 0 de forma simultánea: <text:s text:c="20"/></text:span></text:span></text:p>
      <text:p text:style-name="P32"><draw:frame draw:style-name="fr9" draw:name="Object20" text:anchor-type="paragraph" svg:width="5.854cm" svg:height="0.868cm" draw:z-index="28"><draw:object xlink:href="./Object 20" xlink:type="simple" xlink:show="embed" xlink:actuate="onLoad"/><draw:image xlink:href="./ObjectReplacements/Object 20" xlink:type="simple" xlink:show="embed" xlink:actuate="onLoad"/></draw:frame><text:span text:style-name="T_5f_JGA_5f_TextoRefFormula_20_"><text:span text:style-name="T34"/></text:span></text:p>
      <text:p text:style-name="P32"><draw:frame draw:style-name="fr10" draw:name="Object21" text:anchor-type="paragraph" svg:x="4.845cm" svg:y="0.586cm" svg:width="6.218cm" svg:height="0.868cm" draw:z-index="29"><draw:object xlink:href="./Object 21" xlink:type="simple" xlink:show="embed" xlink:actuate="onLoad"/><draw:image xlink:href="./ObjectReplacements/Object 21" xlink:type="simple" xlink:show="embed" xlink:actuate="onLoad"/></draw:frame><draw:frame draw:style-name="fr1" draw:name="Frame14" text:anchor-type="char" svg:x="13.852cm" svg:y="0.767cm" svg:width="2.118cm" draw:z-index="30"><draw:text-box fo:min-height="1.044cm"><text:p text:style-name="T_5f_JGA_5f_Formula_5f_num">(<text:sequence text:ref-name="refTable13" text:name="Table" text:formula="ooow:Table+1" style:num-format="1">2.14</text:sequence>)</text:p></draw:text-box></draw:frame><text:span text:style-name="T_5f_JGA_5f_TextoRefFormula_20_"><text:span text:style-name="T34"/></text:span></text:p>
      <text:p text:style-name="P32"><text:span text:style-name="T_5f_JGA_5f_TextoRefFormula_20_"><text:span text:style-name="T33"/></text:span></text:p>
      <text:p text:style-name="P64"><text:span text:style-name="T_5f_JGA_5f_TextoRefFormula_20_"><text:span text:style-name="T34">Es un punto de equilibrio inestable. Por debajo de él las poblaciones decrecen hasta la extinción. Por encima, crecen exponencialmente para llegar a las capacidades de carga. Por tanto, no cabe esperar encontrar comunidades mutualistas en este estado, pero es importante porque señala un límite inferior de supervivencia del sistema. Si los valores máximos se encuentran próximos a este estado, resultará más probable que se produzca una extinción en cascada.</text:span></text:span></text:p>
      <text:list xml:id="list112210166987934" text:continue-numbering="true" text:style-name="Outline">
        <text:list-item>
          <text:list>
            <text:list-item>
              <text:list>
                <text:list-item>
                  <text:h text:style-name="P113" text:outline-level="3"><text:bookmark-start text:name="__RefHeading__43575406"/>Efecto de la superposición de la <text:span text:style-name="T4">food web</text:span><text:bookmark-end text:name="__RefHeading__43575406"/></text:h>
                </text:list-item>
              </text:list>
            </text:list-item>
          </text:list>
        </text:list-item>
      </text:list>
      <text:p text:style-name="T_5f_JGA_5f_Texto_5f_PrimeroTrasEncabezado">En el caso de que se superponga una red de depredadores, aparecen nuevos términos que disminuyen las poblaciones de las especies mutualistas, como en las ecuaciones de Lotka-Volterra y las ecuaciones que describen la dinámica de los depredadores.</text:p>
      <text:p text:style-name="T_5f_JGA_5f_Texto">Por sencillez, en este caso se superpone una <text:span text:style-name="T4">food web </text:span>muy simple, con un único nivel de depredadores que pueden alimentarse de las especies mutualistas (bien plantas, bien polinizadores. Véase la figura <text:sequence-ref text:reference-format="value" text:ref-name="refFigura6">7</text:sequence-ref>). No se han añadido superpredadores. </text:p>
      <text:p text:style-name="P27">La expresión <text:sequence-ref text:reference-format="text" text:ref-name="refTable12">(2.13)</text:sequence-ref> se reescribe incluyendo un término que representa la caída de población causada por los depredadores.</text:p>
      <text:p text:style-name="P4"><draw:frame draw:style-name="fr10" draw:name="Object2" text:anchor-type="paragraph" svg:x="2.538cm" svg:y="0.462cm" svg:width="10.772cm" svg:height="1.344cm" draw:z-index="47"><draw:object xlink:href="./Object 2" xlink:type="simple" xlink:show="embed" xlink:actuate="onLoad"/><draw:image xlink:href="./ObjectReplacements/Object 2" xlink:type="simple" xlink:show="embed" xlink:actuate="onLoad"/></draw:frame></text:p>
      <text:p text:style-name="T_5f_JGA_5f_Texto"><draw:frame draw:style-name="fr1" draw:name="Frame6" text:anchor-type="char" svg:x="13.825cm" svg:y="0.24cm" svg:width="2.118cm" draw:z-index="48"><draw:text-box fo:min-height="1.002cm"><text:p text:style-name="T_5f_JGA_5f_Formula_5f_num">(<text:sequence text:ref-name="refTable14" text:name="Table" text:formula="ooow:Table+1" style:num-format="1">2.15</text:sequence>)</text:p></draw:text-box></draw:frame></text:p>
      <text:p text:style-name="T_5f_JGA_5f_Texto"/>
      <text:p text:style-name="T_5f_JGA_5f_Texto">Los coeficientes <text:span text:style-name="T26">c</text:span><text:span text:style-name="T16">pl ik</text:span> representan el efecto negativo de la presencia de los depredadores de la especie <text:span text:style-name="T26">k</text:span> sobre las plantas de la <text:span text:style-name="T26">i</text:span> y actúan en sentido opuesto a los <text:span text:style-name="T26">b</text:span><text:span text:style-name="T16">pl ik </text:span>de la ecuación <text:sequence-ref text:reference-format="text" text:ref-name="refTable9">(2.10)</text:sequence-ref>. Este sumatorio del segundo término se comporta como un coeficiente de decrecimiento.</text:p>
      <table:table table:name="Table1" table:style-name="Table1">
        <table:table-column table:style-name="Table1.A"/>
        <table:table-row>
          <table:table-cell office:value-type="string">
            <text:p text:style-name="Table_20_Contents"><draw:frame draw:style-name="fr5" draw:name="graphics3" text:anchor-type="paragraph" svg:width="15.926cm" svg:height="8.206cm" draw:z-index="103"><draw:image xlink:href="../redconfoodw.png" xlink:type="simple" xlink:show="embed" xlink:actuate="onLoad"/></draw:frame></text:p>
          </table:table-cell>
        </table:table-row>
        <table:table-row table:style-name="Table1.2">
          <table:table-cell office:value-type="string">
            <text:p text:style-name="P50"><text:span text:style-name="T12">Figura </text:span><text:span text:style-name="T12"><text:sequence text:ref-name="refFigura2" text:name="Figura" text:formula="ooow:Figura+1" style:num-format="Native Numbering">3</text:sequence></text:span><text:span text:style-name="T12">:</text:span> Red mutualista con una <text:span text:style-name="T4">food web </text:span>simple superpuesta. Solo se han representado algunos de los enlaces entre las distintas especies.</text:p>
          </table:table-cell>
        </table:table-row>
      </table:table>
      <text:p text:style-name="P44">En las ecuaciones de Lotka-Volterra las poblaciones límite de depredadores y presas están determinadas únicamente por los parámetros de la formulación. Sin embargo, hay factores exógenos, como en el caso de las especies mutualistas, que establecen un límite inferior. Por ello se tratan las especies de depredadores como otras más de la red compuesta ahora por tres clases, incluyendo un término de limitación del crecimiento similar al incluido para plantas y polinizadores.</text:p>
      <text:p text:style-name="P4"><draw:frame draw:style-name="fr10" draw:name="Object10" text:anchor-type="paragraph" svg:x="0.099cm" svg:y="0.056cm" svg:width="14.132cm" svg:height="1.344cm" draw:z-index="13"><draw:object xlink:href="./Object 10" xlink:type="simple" xlink:show="embed" xlink:actuate="onLoad"/><draw:image xlink:href="./ObjectReplacements/Object 10" xlink:type="simple" xlink:show="embed" xlink:actuate="onLoad"/></draw:frame><draw:frame draw:style-name="fr1" draw:name="Frame7" text:anchor-type="char" svg:x="14.721cm" svg:y="0.63cm" svg:width="1.182cm" draw:z-index="37"><draw:text-box fo:min-height="0.891cm"><text:p text:style-name="T_5f_JGA_5f_Formula_5f_num">(<text:sequence text:ref-name="refTable15" text:name="Table" text:formula="ooow:Table+1" style:num-format="1">2.16</text:sequence>)</text:p></draw:text-box></draw:frame></text:p>
      <text:p text:style-name="T_5f_JGA_5f_Texto"/>
      <text:p text:style-name="T_5f_JGA_5f_Texto">En esta expresión los coeficiente d representan el crecimiento de la población de depredadores p por cada individuo presente de cada especie de las que se alimenta. </text:p>
      <text:list xml:id="list112209377524052" text:continue-numbering="true" text:style-name="Outline">
        <text:list-item>
          <text:list>
            <text:list-item>
              <text:list>
                <text:list-item>
                  <text:h text:style-name="P110" text:outline-level="3">Modelo estocástico y resolución numérica</text:h>
                </text:list-item>
              </text:list>
            </text:list-item>
          </text:list>
        </text:list-item>
      </text:list>
      <text:p text:style-name="P29"><text:span text:style-name="T8">Las poblaciones son conjuntos discretos y, hasta el momento, todas las ecuaciones se han planteado como variaciones de magnitudes continuas deterministas. Sin embargo, en la dinámica de estas poblaciones hay un comportamiento aleatorio que no se puede descartar, resulta más riguroso emplear un modelo estocástico </text:span><text:span text:style-name="T8"><text:sequence-ref text:reference-format="text" text:ref-name="refReferencia6">[7]</text:sequence-ref></text:span><text:span text:style-name="T8">. <text:s/></text:span></text:p>
      <text:p text:style-name="T_5f_JGA_5f_Texto"><text:span text:style-name="T8">Existen distintas </text:span>posibilidades<text:span text:style-name="T8"> para abordar este problema. Dos de las más utilizadas por su eficacia computacional son la simulación de Poisson </text:span><text:span text:style-name="T8"><text:sequence-ref text:reference-format="text" text:ref-name="refReferencia12">[13]</text:sequence-ref></text:span><text:span text:style-name="T8"> <text:s/>y la binomial </text:span><text:span text:style-name="T8"><text:sequence-ref text:reference-format="text" text:ref-name="refReferencia1">[2]</text:sequence-ref></text:span><text:span text:style-name="T8">, que es la que se emplea en este trabajo. Para cualquiera de los dos casos, las ecuaciones diferenciales deterministas se convierten en un modelo estocástico que opera en tiempo continuo. A la </text:span><text:soft-page-break/><text:span text:style-name="T8">hora de resolver numéricamente, es necesario que los intervalos de simulación sean muy pequeños.</text:span></text:p>
      <text:p text:style-name="P51"><text:span text:style-name="T8">Llamemos </text:span><text:span text:style-name="T26">r</text:span><text:span text:style-name="T8"> a la tasa media de crecimiento de la población </text:span><text:span text:style-name="T26">N</text:span><text:span text:style-name="T8">. Podemos asumir que es un proceso binomial en el que los sucesos que afectan a los individuos son independientes. En tal caso, la función de distribución de probabilidad de reproducción es una exponencial de valor medio 1/</text:span><text:span text:style-name="T26">r</text:span><text:span text:style-name="T8">. En el intervalo </text:span><text:span text:style-name="T26">DT</text:span><text:span text:style-name="T8"> la probabilidad de ocurrencia de un suceso de nacimiento es:</text:span></text:p>
      <text:p text:style-name="P54"><draw:frame draw:style-name="fr10" draw:name="Object25" text:anchor-type="paragraph" svg:x="5.449cm" svg:y="0.254cm" svg:width="4.35cm" svg:height="0.799cm" draw:z-index="38"><draw:object xlink:href="./Object 26" xlink:type="simple" xlink:show="embed" xlink:actuate="onLoad"/><draw:image xlink:href="./ObjectReplacements/Object 26" xlink:type="simple" xlink:show="embed" xlink:actuate="onLoad"/></draw:frame><draw:frame draw:style-name="fr1" draw:name="Frame18" text:anchor-type="char" svg:x="14.88cm" svg:y="0.3cm" svg:width="1.182cm" draw:z-index="39"><draw:text-box fo:min-height="0.891cm"><text:p text:style-name="T_5f_JGA_5f_Formula_5f_num">(<text:sequence text:ref-name="refTable16" text:name="Table" text:formula="ooow:Table+1" style:num-format="1">2.17</text:sequence>)</text:p></draw:text-box></draw:frame></text:p>
      <text:p text:style-name="T_5f_JGA_5f_Texto"/>
      <text:p text:style-name="T_5f_JGA_5f_Texto"><text:span text:style-name="T28">La </text:span>simulación binomial resulta útil y simple para modelar un conjunto discreto sometido a procesos en los que el resultado es binario, como la reproducción y la muerte <text:sequence-ref text:reference-format="text" text:ref-name="refReferencia23">[24]</text:sequence-ref> (una revisión críticas sobre su validez para la reproducción en <text:sequence-ref text:reference-format="text" text:ref-name="refReferencia15">[16]</text:sequence-ref>). Cada individuo se somete a una prueba de Bernouilli con probabilidad <text:span text:style-name="T26">p</text:span> de reproducción (o muerte, en su caso) en el intervalo de simulación. <text:s/>La ecuación diferencial <text:span text:style-name="T26">dx/dt</text:span>=<text:span text:style-name="T26">r</text:span> se aproxima entonces por la ecuación en diferencias estocástica <text:span text:style-name="T26">x</text:span><text:span text:style-name="T16">n</text:span><text:span text:style-name="T14">+1</text:span>=<text:span text:style-name="T26">x</text:span><text:span text:style-name="T16">n</text:span>+<text:span text:style-name="T4">binomial</text:span>(<text:span text:style-name="T26">x</text:span><text:span text:style-name="T16">n</text:span><text:span text:style-name="T26">, P</text:span>). El intervalo de paso debe ser muy pequeño frente al tiempo total de la simulación<text:span text:style-name="T26">.</text:span></text:p>
      <text:p text:style-name="T_5f_JGA_5f_Texto"><text:s/>Particularizando, para una población de <text:span text:style-name="T26">N</text:span> individuos en el instante <text:span text:style-name="T26">k</text:span>, en <text:span text:style-name="T26">k</text:span><text:span text:style-name="T25">+1</text:span>, su valor será:</text:p>
      <text:p text:style-name="T_5f_JGA_5f_Texto"><draw:frame draw:style-name="fr10" draw:name="Object22" text:anchor-type="paragraph" svg:x="4.147cm" svg:y="0.51cm" svg:width="8.527cm" svg:height="0.496cm" draw:z-index="31"><draw:object xlink:href="./Object 22" xlink:type="simple" xlink:show="embed" xlink:actuate="onLoad"/><draw:image xlink:href="./ObjectReplacements/Object 22" xlink:type="simple" xlink:show="embed" xlink:actuate="onLoad"/></draw:frame><draw:frame draw:style-name="fr1" draw:name="Frame17" text:anchor-type="char" svg:x="14.868cm" svg:y="0.471cm" svg:width="1.182cm" draw:z-index="35"><draw:text-box fo:min-height="0.885cm"><text:p text:style-name="T_5f_JGA_5f_Formula_5f_num">(<text:sequence text:ref-name="refTable17" text:name="Table" text:formula="ooow:Table+1" style:num-format="1">2.18</text:sequence>)</text:p></draw:text-box></draw:frame></text:p>
      <text:p text:style-name="T_5f_JGA_5f_Texto"/>
      <text:p text:style-name="P34">Supongamos que se conoce <text:s/>la tasa de crecimiento anual <text:span text:style-name="T26">r </text:span>y que se desea realizar la simulación día a día. La tasa diaria <text:span text:style-name="T26">r</text:span><text:span text:style-name="T50">d</text:span> será:</text:p>
      <text:p text:style-name="P32"><draw:frame draw:style-name="fr10" draw:name="Object23" text:anchor-type="paragraph" svg:x="4.888cm" svg:y="0.272cm" svg:width="3.556cm" svg:height="0.651cm" draw:z-index="32"><draw:object xlink:href="./Object 23" xlink:type="simple" xlink:show="embed" xlink:actuate="onLoad"/><draw:image xlink:href="./ObjectReplacements/Object 23" xlink:type="simple" xlink:show="embed" xlink:actuate="onLoad"/></draw:frame><draw:frame draw:style-name="fr1" draw:name="Frame15" text:anchor-type="char" svg:x="14.868cm" svg:y="0.004cm" svg:width="1.182cm" draw:z-index="33"><draw:text-box fo:min-height="1.185cm"><text:p text:style-name="T_5f_JGA_5f_Formula_5f_num">(<text:sequence text:ref-name="refTable18" text:name="Table" text:formula="ooow:Table+1" style:num-format="1">2.19</text:sequence>)</text:p></draw:text-box></draw:frame></text:p>
      <text:p text:style-name="P32">Aplicando la misma transformación a todos los parámetros anualizados, la ecuación <text:sequence-ref text:reference-format="text" text:ref-name="refTable12">(2.13)</text:sequence-ref> se convierte en:</text:p>
      <text:p text:style-name="P7"><draw:frame draw:style-name="fr1" draw:name="Frame16" text:anchor-type="char" svg:x="14.788cm" svg:y="0.714cm" svg:width="1.182cm" draw:z-index="34"><draw:text-box fo:min-height="0.885cm"><text:p text:style-name="T_5f_JGA_5f_Formula_5f_num">(<text:sequence text:ref-name="refTable19" text:name="Table" text:formula="ooow:Table+1" style:num-format="1">2.20</text:sequence>)</text:p></draw:text-box></draw:frame><draw:frame draw:style-name="fr11" draw:name="Object24" text:anchor-type="char" svg:x="0.284cm" svg:y="0.212cm" svg:width="13.982cm" svg:height="1.376cm" draw:z-index="126"><draw:object xlink:href="./Object 24" xlink:type="simple" xlink:show="embed" xlink:actuate="onLoad"/><draw:image xlink:href="./ObjectReplacements/Object 24" xlink:type="simple" xlink:show="embed" xlink:actuate="onLoad"/></draw:frame></text:p>
      <text:p text:style-name="P7"/>
      <text:p text:style-name="P43">La figura <text:sequence-ref text:reference-format="value" text:ref-name="refFigura3">4</text:sequence-ref> muestra como se ajustan la integración numérica de un sistema de dos especies mutualistas y la simulación estocástica binomial con los idénticos parámetros. </text:p>
      <table:table table:name="Table4" table:style-name="Table4">
        <table:table-column table:style-name="Table4.A"/>
        <table:table-row table:style-name="Table4.1">
          <table:table-cell table:style-name="Table4.A1" office:value-type="string">
            <text:p text:style-name="Table_20_Contents"><draw:frame draw:style-name="fr6" draw:name="graphics4" text:anchor-type="paragraph" svg:width="12.801cm" style:rel-width="80%" svg:height="10.179cm" style:rel-height="scale" draw:z-index="40"><draw:image xlink:href="../mutualdiffbino.png" xlink:type="simple" xlink:show="embed" xlink:actuate="onLoad"/></draw:frame></text:p>
          </table:table-cell>
        </table:table-row>
        <table:table-row table:style-name="Table4.2">
          <table:table-cell table:style-name="Table4.A2" office:value-type="string">
            <text:p text:style-name="P36"><text:span text:style-name="T12">Figura </text:span><text:span text:style-name="T12"><text:sequence text:ref-name="refFigura3" text:name="Figura" text:formula="ooow:Figura+1" style:num-format="Native Numbering">4</text:sequence></text:span><text:span text:style-name="T12">:</text:span> Evolución del sistema integrada y resuelta mediante simulación binomial con MATLAB</text:p>
          </table:table-cell>
        </table:table-row>
      </table:table>
      <text:p text:style-name="Table"/>
      <text:list xml:id="list112210246162584" text:continue-numbering="true" text:style-name="Outline">
        <text:list-item>
          <text:list>
            <text:list-item>
              <text:h text:style-name="P108" text:outline-level="2"><text:bookmark-start text:name="__RefHeading__39665748"/>Herramienta <text:span text:style-name="T4">SIGMUND</text:span><text:bookmark-end text:name="__RefHeading__39665748"/></text:h>
            </text:list-item>
          </text:list>
        </text:list-item>
      </text:list>
      <text:p text:style-name="T_5f_JGA_5f_Texto_5f_PrimeroCapitulo">Con el modelo descrito en el capítulo anterior se ha construido la herramienta <text:span text:style-name="T4">SIGMUND</text:span>. Será el primer paso para disponer de una plataforma flexible de experimentación con modelos de población.</text:p>
      <text:p text:style-name="T_5f_JGA_5f_Texto">La facilidad de uso es un factor que se ha empezado a tener en cuenta en el diseño del software científico mucho más tarde que en el de propósito general, quizá porque se consideraba que lo importante era la precisión de los resultados y no tanto la comodidad del usuario. Creemos que la sencillez mejora la productividad, por lo que se ha procurado que el manejo sea muy simple.</text:p>
      <text:list xml:id="list112210634039927" text:continue-numbering="true" text:style-name="Outline">
        <text:list-item>
          <text:list>
            <text:list-item>
              <text:list>
                <text:list-item>
                  <text:h text:style-name="Heading_20_3" text:outline-level="3">Descripción técnica</text:h>
                </text:list-item>
              </text:list>
            </text:list-item>
          </text:list>
        </text:list-item>
      </text:list>
      <text:p text:style-name="T_5f_JGA_5f_Texto_5f_PrimeroTrasEncabezado">Al abordar el diseño de un software de este tipo es importante encontrar una combinación equilibrada entre potencia de cálculo, facilidad de programación y mantenimiento y universalidad de la solución.</text:p>
      <text:p text:style-name="T_5f_JGA_5f_Texto">Frente a aplicaciones de cálculo (<text:span text:style-name="T4">MATLAB, Octave</text:span> o <text:span text:style-name="T4">SciLab</text:span>) están los lenguajes de programación tradicionales en el mundo científico (<text:span text:style-name="T4">FORTRAN</text:span>, <text:span text:style-name="T4">C</text:span>) y otros de mayor popularidad en las aplicaciones matemáticas relacionadas con la biología (<text:span text:style-name="T4">Perl</text:span>, <text:span text:style-name="T4">Python, R</text:span>). <text:s/>Hay que tener en cuenta también si se trata de software sujeto a licencia comercial u <text:span text:style-name="T4">Open Source</text:span> y la facilidad para usarlo con los sistemas operativos más comunes.</text:p>
      <text:p text:style-name="T_5f_JGA_5f_Texto">Los primeros experimentos de validación del modelo se realizaron con <text:span text:style-name="T4">MATLAB</text:span>, <text:s/>por su potencia, facilidades para el desarrollo e integración de múltiples librerías. Sin embargo, la simulación binomial resulta lenta con este lenguaje, que además es de pago.</text:p>
      <text:p text:style-name="T_5f_JGA_5f_Texto"><text:span text:style-name="T4">FORTRAN</text:span> se descartó porque no se preveía a priori reaprovechar el gran católogo de librerías de cálculo numérico que hay disponible, y como contrapartida presenta numerosas limitaciones por su obsolescencia. Quedaban como opciones un lenguaje interpretado como <text:span text:style-name="T4">Python</text:span> y otro más potente a priori como <text:span text:style-name="T4">C</text:span>. Las pruebas de rendimiento del primero resultaron muy satisfactorias por lo que se decidió llevar a cabo la codificación de la herramienta en <text:span text:style-name="T4">Python</text:span><text:span text:style-name="T8">. </text:span></text:p>
      <text:p text:style-name="P22">En esta elección ha pesado también la intención de liberar el software desarrollado para su mejora o modificación por parte de la comunidad investigadora, ya que todos los módulos empleados lo permiten por su esquema de licenciamiento.</text:p>
      <text:p text:style-name="P22"><text:soft-page-break/>Se ha utilizado la versión 3.2 del lenguaje <text:sequence-ref text:reference-format="text" text:ref-name="refReferencia22">[23]</text:sequence-ref>, el paquete de cálculo <text:span text:style-name="T4">NumPy </text:span><text:sequence-ref text:reference-format="text" text:ref-name="refReferencia17">[18]</text:sequence-ref>, la librería gráfica <text:span text:style-name="T4">MATPLOTLIB</text:span> <text:sequence-ref text:reference-format="text" text:ref-name="refReferencia19">[20]</text:sequence-ref> y la de interfaz gráfica<text:span text:style-name="T4"> PyQt </text:span><text:sequence-ref text:reference-format="text" text:ref-name="refReferencia25">[26]</text:sequence-ref>. Como entorno de desarrollo se ha usado <text:span text:style-name="T4">Eclipse </text:span><text:sequence-ref text:reference-format="text" text:ref-name="refReferencia8">[9]</text:sequence-ref>.</text:p>
      <text:p text:style-name="P22">La aplicación se estructura en tres bloques diferenciados. El núcleo es el algoritmo de simulación que se construye como una única función <text:span text:style-name="T4">Python</text:span>. Esta función puede ser llamada en modo comando, o invocarse desde el segundo módulo, la interfaz gráfica. Esta se implementa como <text:s/>un bucle de recogida y validación de parámetros de entrada y llamada al algoritmo. Por último, una serie de funciones auxiliares generan la salida textual y gráfica.</text:p>
      <table:table table:name="Table5" table:style-name="Table5">
        <table:table-column table:style-name="Table5.A"/>
        <table:table-row table:style-name="Table5.1">
          <table:table-cell table:style-name="Table5.A1" office:value-type="string">
            <text:p text:style-name="Table_20_Contents"><draw:frame draw:style-name="fr7" draw:name="graphics5" text:anchor-type="paragraph" svg:width="16cm" svg:height="11.128cm" draw:z-index="108"><draw:image xlink:href="../esquema_sw.png" xlink:type="simple" xlink:show="embed" xlink:actuate="onLoad"/></draw:frame></text:p>
          </table:table-cell>
        </table:table-row>
        <table:table-row table:style-name="Table5.2">
          <table:table-cell table:style-name="Table5.A2" office:value-type="string">
            <text:p text:style-name="P36"><text:span text:style-name="T12">Figura </text:span><text:span text:style-name="T12"><text:sequence text:ref-name="refFigura4" text:name="Figura" text:formula="ooow:Figura+1" style:num-format="Native Numbering">5</text:sequence></text:span><text:span text:style-name="T12">:</text:span> Descripción esquemática del software</text:p>
          </table:table-cell>
        </table:table-row>
      </table:table>
      <text:p text:style-name="T_5f_JGA_5f_Texto">Los parámetros del modelo se alimentan mediante dos ficheros cuya estructura se define en el siguiente apartado. Las perturbaciones se configuran desde la interfaz de usuario y los resultados que se obtienen son las gráficas de evolución de las poblaciones y sus coeficientes de crecimiento, un informe completo que detalla los eventos más importantes de la simulación incluyendo las posibles extinciones y, a voluntad del usuario, ficheros con todos los datos para poder tratarlos después con otras herramientas. La herramienta puede ejecutarse en cualquier sistema operativo que disponga de intérprete compatible con Python 3.2 y en que hayan instalado las librerías mencionadas.</text:p>
      <text:list xml:id="list112210795026680" text:continue-numbering="true" text:style-name="Outline">
        <text:list-item>
          <text:list>
            <text:list-item>
              <text:list>
                <text:list-item>
                  <text:h text:style-name="P114" text:outline-level="3">Configuración del modelo</text:h>
                </text:list-item>
              </text:list>
            </text:list-item>
          </text:list>
        </text:list-item>
      </text:list>
      <text:p text:style-name="T_5f_JGA_5f_Texto_5f_PrimeroTrasEncabezado">Las ecuaciones del modelo <text:sequence-ref text:reference-format="text" text:ref-name="refTable12">(2.13)</text:sequence-ref> se configuran con cuatro ficheros de texto, con los sufijos <text:span text:style-name="T57">_a</text:span>, <text:span text:style-name="T57">_b </text:span>y eventualmente <text:span text:style-name="T57">_c </text:span><text:span text:style-name="T59">y</text:span><text:span text:style-name="T57"> _d </text:span>en el nombre para plantas, polinizadores y depredadores (los dos útlimos).</text:p>
      <text:p text:style-name="T_5f_JGA_5f_Texto">El fichero de plantas tiene <text:span text:style-name="T4">m</text:span> columas (una por cada especie de este conjunto) y <text:span text:style-name="T4">n</text:span>+3 filas (una por especie de polinizadores y 3 de parámetros adicionales). El de polinizadores contiene <text:span text:style-name="T4">n</text:span> columnas y <text:span text:style-name="T4">m</text:span>+3 filas. Hay dos ficheros para los depredadores, el de sufijo<text:span text:style-name="T57">_c</text:span> contienen <text:span text:style-name="T4">k</text:span> columnas (una por depredador) y <text:span text:style-name="T4">m</text:span>+<text:span text:style-name="T4">n</text:span>+3 filas, mientras que el <text:span text:style-name="T57">_d</text:span>, es de tamaño <text:span text:style-name="T26">k</text:span> <text:span text:style-name="T57">x</text:span> <text:span text:style-name="T26">m. </text:span><text:span text:style-name="T30">Un ejemplo lo aclarará.</text:span></text:p>
      <text:p text:style-name="T_5f_JGA_5f_Texto">Sea un sistema con cuatro especies de plantas y cuatro de polinizadores. En la figura <text:sequence-ref text:reference-format="value" text:ref-name="refFigura5">6</text:sequence-ref> se puede ver el contenido del fichero <text:span text:style-name="T57">_a</text:span> con la configuración de la red de plantas y su significado matemático. Existe uno similar para los polinizadores. Por conveniencia en el manejo de <text:span text:style-name="T4">Python</text:span>, las especies se numeran de <text:span text:style-name="T4">0</text:span> a <text:span text:style-name="T26">n</text:span>-1. El fichero es de texto plano con tabuladores entre columnas.</text:p>
      <table:table table:name="Table6" table:style-name="Table6">
        <table:table-column table:style-name="Table6.A"/>
        <table:table-column table:style-name="Table6.B"/>
        <table:table-column table:style-name="Table6.C"/>
        <table:table-row>
          <table:table-cell table:style-name="Table6.A1" table:number-columns-spanned="2" office:value-type="string">
            <text:p text:style-name="Table_20_Contents"><draw:frame draw:style-name="fr7" draw:name="graphics6" text:anchor-type="paragraph" svg:width="7.994cm" svg:height="5.045cm" draw:z-index="104"><draw:image xlink:href="../coefs_a.png" xlink:type="simple" xlink:show="embed" xlink:actuate="onLoad"/></draw:frame></text:p>
          </table:table-cell>
          <table:covered-table-cell/>
          <table:table-cell table:style-name="Table6.A1" office:value-type="string">
            <text:p text:style-name="P23">Modelo</text:p>
            <text:p text:style-name="T_5f_JGA_5f_Texto"><draw:frame draw:style-name="fr10" draw:name="Object11" text:anchor-type="paragraph" svg:x="0.395cm" svg:y="0.259cm" svg:width="6.031cm" svg:height="1.027cm" draw:z-index="43"><draw:object xlink:href="./Object 11" xlink:type="simple" xlink:show="embed" xlink:actuate="onLoad"/><draw:image xlink:href="./ObjectReplacements/Object 11" xlink:type="simple" xlink:show="embed" xlink:actuate="onLoad"/></draw:frame></text:p>
            <text:p text:style-name="T_5f_JGA_5f_Texto"><draw:frame draw:style-name="fr10" draw:name="Object26" text:anchor-type="paragraph" svg:x="0.342cm" svg:y="0.577cm" svg:width="7.191cm" svg:height="1.894cm" draw:z-index="44"><draw:object xlink:href="./Object 27" xlink:type="simple" xlink:show="embed" xlink:actuate="onLoad"/><draw:image xlink:href="./ObjectReplacements/Object 27" xlink:type="simple" xlink:show="embed" xlink:actuate="onLoad"/></draw:frame></text:p>
            <text:p text:style-name="T_5f_JGA_5f_Texto"/>
          </table:table-cell>
        </table:table-row>
        <table:table-row>
          <table:table-cell table:style-name="Table6.A1" table:number-columns-spanned="3" office:value-type="string">
            <text:p text:style-name="P57"><text:span text:style-name="T12">Figura </text:span><text:span text:style-name="T12"><text:sequence text:ref-name="refFigura5" text:name="Figura" text:formula="ooow:Figura+1" style:num-format="Native Numbering">6</text:sequence></text:span><text:span text:style-name="T12">:</text:span> Codificación de las ecuaciones de las plantas</text:p>
          </table:table-cell>
          <table:covered-table-cell/>
          <table:covered-table-cell/>
        </table:table-row>
        <table:table-row>
          <table:table-cell table:style-name="Table6.A1" office:value-type="string">
            <text:p text:style-name="P37"><draw:frame draw:style-name="fr4" draw:name="graphics8" text:anchor-type="paragraph" svg:width="5.283cm" svg:height="2.431cm" draw:z-index="45"><draw:image xlink:href="../foowd_web_table_c.png" xlink:type="simple" xlink:show="embed" xlink:actuate="onLoad"/></draw:frame></text:p>
          </table:table-cell>
          <table:table-cell table:style-name="Table6.A1" table:number-columns-spanned="2" office:value-type="string">
            <text:p text:style-name="P37"><draw:frame draw:style-name="fr5" draw:name="graphics7" text:anchor-type="paragraph" svg:width="10.62cm" svg:height="4.207cm" draw:z-index="102"><draw:image xlink:href="../foodweb_valus.png" xlink:type="simple" xlink:show="embed" xlink:actuate="onLoad"/></draw:frame></text:p>
          </table:table-cell>
          <table:covered-table-cell/>
        </table:table-row>
        <table:table-row>
          <table:table-cell table:style-name="Table6.A1" table:number-columns-spanned="3" office:value-type="string">
            <text:p text:style-name="P57"><text:span text:style-name="T12">Figura </text:span><text:span text:style-name="T12"><text:sequence text:ref-name="refFigura6" text:name="Figura" text:formula="ooow:Figura+1" style:num-format="Native Numbering">7</text:sequence></text:span><text:span text:style-name="T12">:</text:span> Fichero _c del modelo, efecto de los depredadores en las poblaciones mutualistas (fichero _c)</text:p>
          </table:table-cell>
          <table:covered-table-cell/>
          <table:covered-table-cell/>
        </table:table-row>
      </table:table>
      <text:p text:style-name="T_5f_JGA_5f_Texto">En el caso de que se quiera superponer una <text:span text:style-name="T4">food web</text:span> hay que añadir que añadir los ficheros con los coeficientes que representan el efecto negativo de los depredadores en las especies mutualistas (fichero <text:span text:style-name="T57">_c</text:span>) y el positivo que produce su consumo en la población de depredadores (fichero <text:span text:style-name="T57">_d</text:span>). </text:p>
      <text:list xml:id="list112209781967439" text:continue-numbering="true" text:style-name="Outline">
        <text:list-item>
          <text:list>
            <text:list-item>
              <text:list>
                <text:list-item>
                  <text:h text:style-name="Heading_20_3" text:outline-level="3"><text:soft-page-break/>Interfaz de usuario</text:h>
                </text:list-item>
              </text:list>
            </text:list-item>
          </text:list>
        </text:list-item>
      </text:list>
      <text:p text:style-name="T_5f_JGA_5f_Texto_5f_PrimeroTrasEncabezado">La interacción con la herramienta se realiza desde una ventana única que se abre al invocar el programa. <text:span text:style-name="T8">La intención es ponerla a disposición de la comunidad investigadora y liberar el código, por lo que la <text:s/>interfaz aparece en inglés.</text:span></text:p>
      <table:table table:name="Table7" table:style-name="Table7">
        <table:table-column table:style-name="Table7.A"/>
        <table:table-row>
          <table:table-cell office:value-type="string">
            <text:p text:style-name="Table_20_Contents"><draw:frame draw:style-name="fr7" draw:name="graphics9" text:anchor-type="paragraph" svg:width="16cm" svg:height="10.019cm" draw:z-index="107"><draw:image xlink:href="../GUIexplained.png" xlink:type="simple" xlink:show="embed" xlink:actuate="onLoad"/></draw:frame></text:p>
          </table:table-cell>
        </table:table-row>
        <table:table-row>
          <table:table-cell office:value-type="string">
            <text:p text:style-name="P87"><text:span text:style-name="T12">Figura </text:span><text:span text:style-name="T12"><text:sequence text:ref-name="refFigura7" text:name="Figura" text:formula="ooow:Figura+1" style:num-format="Native Numbering">8</text:sequence></text:span><text:span text:style-name="T12">: </text:span><text:span text:style-name="T60">Interfaz de usuario de la herramienta</text:span></text:p>
          </table:table-cell>
        </table:table-row>
      </table:table>
      <text:p text:style-name="P6">El significado de los distintos campos de entrada es el siguiente:</text:p>
      <text:list xml:id="list766734308" text:style-name="L1">
        <text:list-item>
          <text:p text:style-name="P94"><text:span text:style-name="T58">Input File</text:span>. Nombre de los ficheros de entrada en los que se describe el modelo tal y como se ha explicado en el apartado anterior. Deben encontrarse en el directorio <text:span text:style-name="T57">/input</text:span> que cuelga del directorio del ejecutable.</text:p>
        </text:list-item>
        <text:list-item>
          <text:p text:style-name="P94"><text:span text:style-name="T58">Days.</text:span> Días que dura la simulación. Es importante destacar que los parámetros del modelo como r o los coeficientes mutualistas deben indicarse anualizados.</text:p>
        </text:list-item>
        <text:list-item>
          <text:p text:style-name="P94"><text:span text:style-name="T58">Output suffix.</text:span><text:span text:style-name="T57"> </text:span>Sufijo en el nombre de los ficheros de salida a elección del usuario para una mejor identificación posterior de los resultados. Todos se generan en el directorio <text:span text:style-name="T57">/output</text:span>.</text:p>
        </text:list-item>
        <text:list-item>
          <text:p text:style-name="P94"><text:span text:style-name="T58">Comments for report</text:span>. En este campo se puede incluir una descipción del experimento que se guardará en el informe de resultados.</text:p>
        </text:list-item>
        <text:list-item>
          <text:p text:style-name="P94"><text:span text:style-name="T58">Mutualism.</text:span> Indica si la simulación debe hacerse con o sin mutualismo. Sirve para comprobar cómo decaen las poblaciones en su ausencia.</text:p>
        </text:list-item>
        <text:list-item>
          <text:p text:style-name="P94"><text:span text:style-name="T58">Food web</text:span>. Indica si hay una food web superpuesta (véase el apartado <text:bookmark-ref text:reference-format="number" text:ref-name="__RefHeading__43575406">2.3</text:bookmark-ref>).</text:p>
        </text:list-item>
        <text:list-item>
          <text:p text:style-name="P94"><text:soft-page-break/><text:span text:style-name="T58">Save output data</text:span>. Indica si se desean guardar los valores de todas las poblaciones día a día. Pueden ser útiles para análisis posterior con otras herramientas o procesamiento gráfico.</text:p>
        </text:list-item>
      </text:list>
      <text:p text:style-name="P24">Las perturbaciones a las que se puede someter al sistema son de dos tipos.</text:p>
      <text:list xml:id="list112210172118267" text:continue-numbering="true" text:style-name="L1">
        <text:list-item>
          <text:p text:style-name="P94"><text:span text:style-name="T58">Random links removal.</text:span> Fracción de los enlaces mutualistas que se eliminan aleatoriamente. Se realiza de forma secuencial y equiespaciada en el tiempo.</text:p>
        </text:list-item>
        <text:list-item>
          <text:p text:style-name="P94"><text:span text:style-name="T58">Extinciones forzadas de plantas y/o polinizadores</text:span>. Simulan una caída causada por factores exógenos (epidemias, venenos, migraciones, etc). Pueden configurarse por separado para cada uno de los dos conjuntos. Se definen con estos parámetros:</text:p>
        </text:list-item>
      </text:list>
      <text:list xml:id="list1581601045" text:style-name="L2">
        <text:list-item>
          <text:p text:style-name="P95"><text:span text:style-name="T58">Years</text:span>. Número de años que dura la perturbación.</text:p>
        </text:list-item>
        <text:list-item>
          <text:p text:style-name="P95"><text:span text:style-name="T58">Spike</text:span>. Fracción del año en el que está presente la perturbación. Si es uno indica todo el año.</text:p>
        </text:list-item>
        <text:list-item>
          <text:p text:style-name="P95"><text:span text:style-name="T58">Repeat</text:span>. Número de veces consecutivas que se repite la perturbación.</text:p>
        </text:list-item>
        <text:list-item>
          <text:p text:style-name="P95"><text:span text:style-name="T58">Rate</text:span>. Tasa de caída anual de la población afectada por la perturbación.</text:p>
        </text:list-item>
        <text:list-item>
          <text:p text:style-name="P95"><text:span text:style-name="T58">Start</text:span>. Punto de la simulación en que comienza la perturbación (expresado como fracción de la duración total del experimento.</text:p>
        </text:list-item>
        <text:list-item>
          <text:p text:style-name="P95"><text:span text:style-name="T58">Species</text:span>. Lista de especies afectadas, separada por comas si hay más de una.</text:p>
        </text:list-item>
      </text:list>
      <text:list xml:id="list112209419270703" text:continue-list="list112209781967439" text:style-name="Outline">
        <text:list-item>
          <text:list>
            <text:list-item>
              <text:list>
                <text:list-item>
                  <text:h text:style-name="Heading_20_3" text:outline-level="3">Resultados de cada experimento</text:h>
                </text:list-item>
              </text:list>
            </text:list-item>
          </text:list>
        </text:list-item>
      </text:list>
      <text:p text:style-name="P35">Cada vez que se lanza un experimento, se genera un conjunto de resultados con diferentes formatos. En la consola del sistema aparece información relativa a la ejecución en tiempo real, como las extinciones que se puedan producir. Estos datos se guardan también en el informe <text:span text:style-name="T57">HTML</text:span> <text:s/>(figura <text:sequence-ref text:reference-format="value" text:ref-name="refFigura9">10</text:sequence-ref>) que se escribe en el directorio <text:span text:style-name="T57">_output</text:span>.</text:p>
      <text:p text:style-name="P65"><draw:frame draw:style-name="fr2" draw:name="Frame20" text:anchor-type="paragraph" svg:width="9.361cm" draw:z-index="51"><draw:text-box fo:min-height="7.038cm"><table:table table:name="Table8" table:style-name="Table8"><table:table-column table:style-name="Table8.A"/><table:table-row><table:table-cell table:style-name="Table8.A1" office:value-type="string"><text:p text:style-name="Table_20_Contents"><draw:frame draw:style-name="fr7" draw:name="graphics10" text:anchor-type="paragraph" svg:width="8.862cm" svg:height="3.992cm" draw:z-index="52"><draw:image xlink:href="../fich_resultados.png" xlink:type="simple" xlink:show="embed" xlink:actuate="onLoad"/></draw:frame></text:p></table:table-cell></table:table-row><table:table-row><table:table-cell table:style-name="Table8.A2" office:value-type="string"><text:p text:style-name="P69"><text:span text:style-name="T12">Figura </text:span><text:span text:style-name="T12"><text:sequence text:ref-name="refFigura8" text:name="Figura" text:formula="ooow:Figura+1" style:num-format="Native Numbering">9</text:sequence></text:span><text:span text:style-name="T12">: </text:span><text:span text:style-name="T60">Ficheros de salida de un experimento. De arriba a abajo, informe HTML, imagen de evolución de las poblaciones con food web, ídem sin food web y ficheros de texto con los valores de las poblaciones de 10.000 días, de plantas, polinizadores y depredadores.</text:span></text:p></table:table-cell></table:table-row></table:table><text:p text:style-name="Frame_20_contents"/></draw:text-box></draw:frame>La evolución de las poblaciones mutualistas y sus tasas equivalentes de crecimiento se almacenan en el mismo directorio para todos los experimentos. Si hay <text:span text:style-name="T4">food web</text:span> hay una figura adicional con las de la población de depredadores. </text:p>
      <text:p text:style-name="P65">A voluntad del usuario se pueden guardar también todos los valores de las poblaciones .</text:p>
      <table:table table:name="Table9" table:style-name="Table9">
        <table:table-column table:style-name="Table9.A"/>
        <table:table-row>
          <table:table-cell table:style-name="Table9.A1" office:value-type="string">
            <text:p text:style-name="P67"><text:span text:style-name="T63">Binomial simulated mutualistic interaction. Input file: 4pim_ext days: 50000<text:line-break/>============================================================================<text:line-break/>User Comment: Red con foodweb<text:line-break/>Mutualist interactions enabled<text:line-break/><text:line-break/>Plants matrix: </text:span><text:a xlink:type="simple" xlink:href="../../../../../../../eclipseworkspace/tfm/src/pak_tfm/input/4pim_ext_a.txt" office:target-frame-name="_BLANK" xlink:show="replace" text:style-name="Internet_20_link" text:visited-style-name="Visited_20_Internet_20_Link"><text:span text:style-name="T63">4pim_ext_a.txt</text:span></text:a><text:span text:style-name="T63"><text:line-break/>Pollinators matrix: </text:span><text:a xlink:type="simple" xlink:href="../../../../../../../eclipseworkspace/tfm/src/pak_tfm/input/4pim_ext_b.txt" office:target-frame-name="_BLANK" xlink:show="replace" text:style-name="Internet_20_link" text:visited-style-name="Visited_20_Internet_20_Link"><text:span text:style-name="T63">4pim_ext_b.txt</text:span></text:a><text:span text:style-name="T63"><text:line-break/>Predators matrix c:</text:span><text:a xlink:type="simple" xlink:href="../../../../../../../eclipseworkspace/tfm/src/pak_tfm/input/4pim_ext_c.txt%2520target=_BLANK" text:style-name="Internet_20_link" text:visited-style-name="Visited_20_Internet_20_Link"><text:span text:style-name="T63">4pim_ext_c.txt</text:span></text:a><text:span text:style-name="T63"><text:line-break/>Predators matrix d:</text:span><text:a xlink:type="simple" xlink:href="../../../../../../../eclipseworkspace/tfm/src/pak_tfm/input/4pim_ext_d.txt%2520target=_BLANK" text:style-name="Internet_20_link" text:visited-style-name="Visited_20_Internet_20_Link"><text:span text:style-name="T63">4pim_ext_d.txt</text:span></text:a><text:span text:style-name="T63"><text:line-break/>Predator species : 5<text:line-break/>Plant species: 4<text:line-break/>Plant initial populations [25, 18, 25, 35]<text:line-break/>Pollinator species: 4<text:line-break/>Pollinator initial populations [15, 11, 20, 25]<text:line-break/>Forced extinctions. Plants species [0], period (years): 1, numperiods: 5, spike: 1.00, rate: -0.900, start: 5000<text:line-break/>Plant species 0 extinction in day 5842<text:line-break/>Pollinator species 2 extinction in day 10473<text:line-break/>Predator species 1 extinction in day 10845<text:line-break/>Pollinator species 3 extinction in day 15508<text:line-break/>Elapsed time 33.76 s<text:line-break/><text:line-break/>Created 2012-07-09 17:35:06.218000<text:line-break/><text:line-break/>Populations evolution picture</text:span></text:p>
            <text:p text:style-name="P68"/>
            <text:p text:style-name="P3"/>
          </table:table-cell>
        </table:table-row>
        <table:table-row>
          <table:table-cell table:style-name="Table9.A1" office:value-type="string">
            <text:p text:style-name="Table_20_Contents"><draw:frame draw:style-name="fr5" draw:name="graphics11" text:anchor-type="paragraph" svg:width="15cm" svg:height="4.962cm" draw:z-index="125"><draw:image xlink:href="../reportplantas.png" xlink:type="simple" xlink:show="embed" xlink:actuate="onLoad"/></draw:frame></text:p>
          </table:table-cell>
        </table:table-row>
        <table:table-row>
          <table:table-cell table:style-name="Table9.A1" office:value-type="string">
            <text:p text:style-name="P91">Foodweb effect picture</text:p>
            <text:p text:style-name="P92"/>
          </table:table-cell>
        </table:table-row>
        <table:table-row>
          <table:table-cell table:style-name="Table9.A1" office:value-type="string">
            <text:p text:style-name="Table_20_Contents"><draw:frame draw:style-name="fr5" draw:name="graphics33" text:anchor-type="paragraph" svg:width="12cm" svg:height="5.496cm" draw:z-index="124"><draw:image xlink:href="../rep_pred.png" xlink:type="simple" xlink:show="embed" xlink:actuate="onLoad"/></draw:frame></text:p>
          </table:table-cell>
        </table:table-row>
        <table:table-row>
          <table:table-cell table:style-name="Table9.A1" office:value-type="string">
            <text:p text:style-name="P50"><text:span text:style-name="T12">Figura </text:span><text:span text:style-name="T12"><text:sequence text:ref-name="refFigura9" text:name="Figura" text:formula="ooow:Figura+1" style:num-format="Native Numbering">10</text:sequence></text:span><text:span text:style-name="T12">:</text:span><text:span text:style-name="T60"> Informe de resultados de una simulación.</text:span></text:p>
          </table:table-cell>
        </table:table-row>
      </table:table>
      <text:list xml:id="list112210494609979" text:continue-numbering="true" text:style-name="Outline">
        <text:list-item>
          <text:list>
            <text:list-item>
              <text:h text:style-name="P107" text:outline-level="2"><text:bookmark-start text:name="__RefHeading__21276201"/>Experimentos y resultados<text:bookmark-end text:name="__RefHeading__21276201"/></text:h>
            </text:list-item>
          </text:list>
        </text:list-item>
      </text:list>
      <text:p text:style-name="P89">En este capítulo se describen los experimentos que se han llevado a cabo con la herramienta <text:span text:style-name="T4">SIGMUND</text:span> para validar numéricamente el modelo y explicar las características más <text:s/>destacadas del mutualismo.</text:p>
      <text:list xml:id="list112209477213999" text:continue-numbering="true" text:style-name="Outline">
        <text:list-item>
          <text:list>
            <text:list-item>
              <text:list>
                <text:list-item>
                  <text:h text:style-name="Heading_20_3" text:outline-level="3">Estabilidad en una comunidad simple</text:h>
                </text:list-item>
              </text:list>
            </text:list-item>
          </text:list>
        </text:list-item>
      </text:list>
      <text:p text:style-name="T_5f_JGA_5f_Texto_5f_PrimeroTrasEncabezado">Comenzamos con la comunidad más sencilla posible, la que forman una especie de cada clases, para comprobar que las conclusiones teóricas sobre estabilidad a las que se llega en el apéndice se verifican.</text:p>
      <text:p text:style-name="T_5f_JGA_5f_Texto">La primera es que un sistema mutualista tiene dos puntos fijos estables. El primero corresponde a la extinción total <text:sequence-ref text:reference-format="text" text:ref-name="refFormula3"> (A. 4) </text:sequence-ref>, el segundo a las poblaciones máximas <text:sequence-ref text:reference-format="text" text:ref-name="refFormula6"> (A. 7) </text:sequence-ref>. Hay un punto de transición de gran interés que define si el sistema sobrevive o desaparece y que está definido únicamente por la razón de las poblaciones máximas.</text:p>
      <text:p text:style-name="T_5f_JGA_5f_Texto">Las ecuaciones del modelo son:</text:p>
      <text:p text:style-name="T_5f_JGA_5f_Texto"/>
      <text:p text:style-name="T_5f_JGA_5f_Texto"><draw:frame draw:style-name="fr9" draw:name="Object46" text:anchor-type="paragraph" svg:width="5.846cm" svg:height="1.229cm" draw:z-index="95"><draw:object xlink:href="./Object 47" xlink:type="simple" xlink:show="embed" xlink:actuate="onLoad"/><draw:image xlink:href="./ObjectReplacements/Object 47" xlink:type="simple" xlink:show="embed" xlink:actuate="onLoad"/></draw:frame></text:p>
      <text:p text:style-name="T_5f_JGA_5f_Texto"><draw:frame draw:style-name="fr10" draw:name="Object47" text:anchor-type="paragraph" svg:x="5.015cm" svg:y="0.533cm" svg:width="5.969cm" svg:height="1.229cm" draw:z-index="96"><draw:object xlink:href="./Object 48" xlink:type="simple" xlink:show="embed" xlink:actuate="onLoad"/><draw:image xlink:href="./ObjectReplacements/Object 48" xlink:type="simple" xlink:show="embed" xlink:actuate="onLoad"/></draw:frame></text:p>
      <text:p text:style-name="T_5f_JGA_5f_Texto"/>
      <text:p text:style-name="T_5f_JGA_5f_Texto"/>
      <text:p text:style-name="T_5f_JGA_5f_Texto">En el experimento <text:span text:style-name="T4">N</text:span>1 es la población de plantas y <text:span text:style-name="T4">N</text:span>2 la de polinizadores. Tomamos como valores máximos de cada población 100; para las plantas suponemos una tasa vegetativa anual de caída del 35% y para la de polinizadores 55%. Estamos trabajando con dos especies tan especialistas que dependen por completo de la presencia de la otra para su supervivencia, pero a efectos de experimentación numérica la suposición es válida.</text:p>
      <text:p text:style-name="T_5f_JGA_5f_Texto">La primera conclusión del análisis es que la estabilidad del punto de extinción exige que las tasas vegetativas sean inferiores a cero. Si fueran positivas, las especies prosperarían en ausencia de mutualismo y llegarían a las poblaciones máximas más despacio, pero nunca disminuirían.</text:p>
      <text:p text:style-name="T_5f_JGA_5f_Texto">En el experimento <text:sequence-ref text:reference-format="value" text:ref-name="refExperimento0">1</text:sequence-ref> se lanza una simulación sin mutualismo. El resultado es el esperado, las dos especies desaparecen.</text:p>
      <table:table table:name="Table11" table:style-name="Table11">
        <table:table-column table:style-name="Table11.A"/>
        <table:table-row table:style-name="Table11.1">
          <table:table-cell table:style-name="Table11.A1" office:value-type="string">
            <text:p text:style-name="P66"><draw:frame draw:style-name="fr8" draw:name="graphics12" text:anchor-type="paragraph" svg:width="16cm" svg:height="10.075cm" draw:z-index="97"><draw:image xlink:href="../exp1_output_pict_plantsandpols_1x1dat__3600.png" xlink:type="simple" xlink:show="embed" xlink:actuate="onLoad"/></draw:frame></text:p>
          </table:table-cell>
        </table:table-row>
        <table:table-row>
          <table:table-cell table:style-name="Table11.A1" office:value-type="string">
            <text:p text:style-name="P90"><text:span text:style-name="T12">Figura </text:span><text:span text:style-name="T12"><text:sequence text:ref-name="refFigura10" text:name="Figura" text:formula="ooow:Figura+1" style:num-format="Native Numbering">11</text:sequence></text:span><text:span text:style-name="T12">:</text:span><text:span text:style-name="T60"> Experimento </text:span><text:span text:style-name="T60"><text:sequence text:ref-name="refExperimento0" text:name="Experimento" text:formula="ooow:Experimento+1" style:num-format="1">1</text:sequence></text:span><text:span text:style-name="T60">. Extinción de la comunidad de dos especies en ausencia de mutualismo. Las tasas </text:span><text:span text:style-name="T2">r</text:span><text:span text:style-name="T60"> de crecimiento vegetativo son negativas en ambos casos.</text:span></text:p>
          </table:table-cell>
        </table:table-row>
        <table:table-row>
          <table:table-cell table:style-name="Table11.A1" office:value-type="string">
            <text:p text:style-name="Table_20_Contents"><draw:frame draw:style-name="fr8" draw:name="graphics13" text:anchor-type="paragraph" svg:width="16cm" svg:height="10.474cm" draw:z-index="98"><draw:image xlink:href="../exp2_output_pict_plantsandpols_1x1dat_experimento2_3650.png" xlink:type="simple" xlink:show="embed" xlink:actuate="onLoad"/></draw:frame></text:p>
          </table:table-cell>
        </table:table-row>
        <table:table-row>
          <table:table-cell table:style-name="Table11.A1" office:value-type="string">
            <text:p text:style-name="P87"><text:span text:style-name="T12">Figura </text:span><text:span text:style-name="T12"><text:sequence text:ref-name="refFigura11" text:name="Figura" text:formula="ooow:Figura+1" style:num-format="Native Numbering">12</text:sequence></text:span><text:span text:style-name="T12">:</text:span><text:span text:style-name="T60"> Experimento </text:span><text:span text:style-name="T60"><text:sequence text:ref-name="refExperimento1" text:name="Experimento" text:formula="ooow:Experimento+1" style:num-format="1">2</text:sequence></text:span><text:span text:style-name="T60">. Supervivencia de la misma comunidad de dos especies en presencia <text:s/>de mutualismo, que compensa las tasas vegetativas.</text:span></text:p>
          </table:table-cell>
        </table:table-row>
      </table:table>
      <text:p text:style-name="T_5f_JGA_5f_Texto"><text:soft-page-break/>Por el contrario, cuando hay mutualismo las dos especies crecen hasta alcanzar los valores máximos. <text:s/>El análisis incluido en el apéndice indica que este punto también es estable bajo ciertas condiciones <text:sequence-ref text:reference-format="text" text:ref-name="refFormula6"> (A. 7) </text:sequence-ref>. Si se cumplen, <text:s/>la comunidad se recupera de las agresiones externas y vuelve a esos niveles. Esta es una de las razones de la solidez de estos ecosistemas.</text:p>
      <text:p text:style-name="T_5f_JGA_5f_Texto">En la figura <text:sequence-ref text:reference-format="value" text:ref-name="refFigura12">13</text:sequence-ref> se muestran los resultados de un tercer experimento con las mismas especies. Tras haberse alcanzado el nivel de poblaciones máximo, las plantas sufren una perturbación intensa de origen exógeno (plaga, enfermedad, etc.) . Durante cuatro años consecutivos su población decrece con una tasa del -50%. A pesar de ello, la población de polinizadores se ve poco alterada y su presencia ayuda a una rápida recuperación de la de plantas una vez pasado el evento.</text:p>
      <table:table table:name="Table12" table:style-name="Table12">
        <table:table-column table:style-name="Table12.A"/>
        <table:table-row>
          <table:table-cell office:value-type="string">
            <text:p text:style-name="Table_20_Contents"><draw:frame draw:style-name="fr7" draw:name="graphics14" text:anchor-type="paragraph" svg:width="16cm" svg:height="10.34cm" draw:z-index="106"><draw:image xlink:href="../exp3_output_pict_plantsandpols_1x1dat_experimento3_5000.png" xlink:type="simple" xlink:show="embed" xlink:actuate="onLoad"/></draw:frame></text:p>
          </table:table-cell>
        </table:table-row>
        <table:table-row>
          <table:table-cell office:value-type="string">
            <text:p text:style-name="P83"><text:span text:style-name="T12">Figura </text:span><text:span text:style-name="T12"><text:sequence text:ref-name="refFigura12" text:name="Figura" text:formula="ooow:Figura+1" style:num-format="Native Numbering">13</text:sequence></text:span><text:span text:style-name="T12">:</text:span><text:span text:style-name="T60"> Experimento </text:span><text:span text:style-name="T60"><text:sequence text:ref-name="refExperimento2" text:name="Experimento" text:formula="ooow:Experimento+1" style:num-format="1">3</text:sequence></text:span><text:span text:style-name="T60">. Supervivencia de una comunidad mutualista ante un perturbación importante en un de las especies.</text:span></text:p>
          </table:table-cell>
        </table:table-row>
      </table:table>
      <text:p text:style-name="T_5f_JGA_5f_Texto">La condición para que esto <text:span text:style-name="T31">se cumpla es que </text:span><text:span text:style-name="T40">b</text:span><text:span text:style-name="T14">12</text:span><text:span text:style-name="T31"> &lt; - </text:span><text:span text:style-name="T37">K</text:span><text:span text:style-name="T14">1</text:span><text:span text:style-name="T31">/</text:span><text:span text:style-name="T37">K</text:span><text:span text:style-name="T14">2</text:span><text:span text:style-name="T31"> y </text:span><text:span text:style-name="T40">b</text:span><text:span text:style-name="T14">21</text:span><text:span text:style-name="T31"> &lt; - </text:span><text:span text:style-name="T37">K</text:span><text:span text:style-name="T14">2</text:span><text:span text:style-name="T31">/</text:span><text:span text:style-name="T37">K</text:span><text:span text:style-name="T14">1.</text:span><text:span text:style-name="T31"> Con los datos del sistema esto se traduce en </text:span><text:span text:style-name="T40">b</text:span><text:span text:style-name="T14">12</text:span><text:span text:style-name="T31"> &lt; - 1 <text:s/></text:span><text:span text:style-name="T40">b</text:span><text:span text:style-name="T14">21</text:span><text:span text:style-name="T31"> &lt; -1</text:span><text:span text:style-name="T41">. Hacemos que valgan -2, con esto, la población inicial crítica de cada especie es 50 individuos. Si es menor, el sistema se extingue; si es superior crece hasta máximos; si es igual permanecería en el punto fijo de mínimo vital descrito en el apéndice.</text:span></text:p>
      <text:p text:style-name="P17">En la figura <text:sequence-ref text:reference-format="value" text:ref-name="refFigura13">14</text:sequence-ref> se corrobora este comportamiento, cambiando únicamente las poblaciones iniciales de plantas (40, 50 y 55 respectivamente).</text:p>
      <table:table table:name="Table14" table:style-name="Table14">
        <table:table-column table:style-name="Table14.A"/>
        <table:table-row>
          <table:table-cell office:value-type="string">
            <text:p text:style-name="P58"><draw:frame draw:style-name="fr7" draw:name="graphics15" text:anchor-type="paragraph" svg:width="16cm" svg:height="5.39cm" draw:z-index="101"><draw:image xlink:href="../exp4_output_pict_plantsandpols_1x1dat_exp4_experimento4_extincion_5000.png" xlink:type="simple" xlink:show="embed" xlink:actuate="onLoad"/></draw:frame></text:p>
          </table:table-cell>
        </table:table-row>
        <table:table-row>
          <table:table-cell office:value-type="string">
            <text:p text:style-name="P84"><draw:frame draw:style-name="fr5" draw:name="graphics16" text:anchor-type="paragraph" svg:width="15.921cm" svg:height="4.875cm" draw:z-index="99"><draw:image xlink:href="../exp5_output_pict_plantsandpols_1x1dat_exp4_experimento5_estabilidad_5000.png" xlink:type="simple" xlink:show="embed" xlink:actuate="onLoad"/></draw:frame></text:p>
          </table:table-cell>
        </table:table-row>
        <table:table-row>
          <table:table-cell office:value-type="string">
            <text:p text:style-name="Table_20_Contents"><draw:frame draw:style-name="fr8" draw:name="graphics17" text:anchor-type="paragraph" svg:width="16cm" svg:height="4.937cm" draw:z-index="100"><draw:image xlink:href="../exp_6_output_pict_plantsandpols_1x1dat_exp4_experimento6_crecimiento_8000.png" xlink:type="simple" xlink:show="embed" xlink:actuate="onLoad"/></draw:frame></text:p>
          </table:table-cell>
        </table:table-row>
        <table:table-row>
          <table:table-cell office:value-type="string">
            <text:p text:style-name="P83"><text:span text:style-name="T12">Figura </text:span><text:span text:style-name="T12"><text:sequence text:ref-name="refFigura13" text:name="Figura" text:formula="ooow:Figura+1" style:num-format="Native Numbering">14</text:sequence></text:span><text:span text:style-name="T12">:</text:span><text:span text:style-name="T60"> Experimentos <text:s/></text:span><text:span text:style-name="T60"><text:sequence text:ref-name="refExperimento3" text:name="Experimento" text:formula="ooow:Experimento+1" style:num-format="1">4</text:sequence></text:span><text:span text:style-name="T60">, </text:span><text:span text:style-name="T60"><text:sequence text:ref-name="refExperimento4" text:name="Experimento" text:formula="ooow:Experimento+1" style:num-format="1">5</text:sequence></text:span><text:span text:style-name="T60"> y </text:span><text:span text:style-name="T60"><text:sequence text:ref-name="refExperimento5" text:name="Experimento" text:formula="ooow:Experimento+1" style:num-format="1">6</text:sequence></text:span><text:span text:style-name="T60">. Comportamiento en torno al punto crítico definido por b12=b21=-2 y N1crit=N2crit=50. En la figura superior N</text:span><text:span text:style-name="T22">1inicial</text:span><text:span text:style-name="T60">=40, el sistema se extingue; en la del centro permanece estable con N</text:span><text:span text:style-name="T22">1inicial</text:span><text:span text:style-name="T60">=50; en la inferior crece hasta los valores máximos con N</text:span><text:span text:style-name="T22">1inicial</text:span><text:span text:style-name="T60">=55. Para los tres casos N</text:span><text:span text:style-name="T22">2inicial</text:span><text:span text:style-name="T60">=50.</text:span></text:p>
          </table:table-cell>
        </table:table-row>
      </table:table>
      <text:p text:style-name="T_5f_JGA_5f_Texto"><text:span text:style-name="T41">Cuando la comunidad se encuentra cerca de este punto resulta más vulnerable a las perturbaciones externas, porque el mutualismo compensa con muy poco margen la tasa de decrecimiento natural. Dicho de otra forma, los valores de </text:span><text:span text:style-name="T32">r</text:span><text:span text:style-name="T16">eq</text:span><text:span text:style-name="T41"> están muy cerca de 0. Si se añade una caída adicional, el beneficio mutualista no basta para sostener a la comunidad que se termina extinguiendo.</text:span></text:p>
      <text:p text:style-name="P53"><text:span text:style-name="T41">Es lo que ocurre en el experimento 7, en el que se utilizan los mismos parámetros que en el 6. La especie de polinizadores sufre tres años de caída de un 60%. No llega a desaparecer en ese tiempo, <text:s/>pero cuando finaliza la perturbación, la población de plantas es inferior al nivel </text:span><text:soft-page-break/><text:span text:style-name="T41">crítico (50) y el beneficio mutualista ya no basta para recuperar la situación. Las tasas de crecimiento equivalentes de ambas especias están ya por debajo de cero, lo que conduce a la extinción completa de la comunidad.</text:span></text:p>
      <text:p text:style-name="P47">El fenómeno resulta bien conocido en ecología, una población no puede recuperarse por debajo de un número crítico de individuos. Este ejemplo tan sencillo ofrece una explicación matemática para el caso del mutualismo.</text:p>
      <table:table table:name="Table15" table:style-name="Table15">
        <table:table-column table:style-name="Table15.A"/>
        <table:table-row>
          <table:table-cell table:style-name="Table15.A1" office:value-type="string">
            <text:p text:style-name="Table_20_Contents"><draw:frame draw:style-name="fr7" draw:name="graphics18" text:anchor-type="paragraph" svg:width="16cm" svg:height="10.082cm" draw:z-index="105"><draw:image xlink:href="../exp7_output_pict_plantsandpols_1x1dat_exp4_experimento7_extincion_por_ataque_8000.png" xlink:type="simple" xlink:show="embed" xlink:actuate="onLoad"/></draw:frame></text:p>
          </table:table-cell>
        </table:table-row>
        <table:table-row>
          <table:table-cell table:style-name="Table15.A1" office:value-type="string">
            <text:p text:style-name="P88"><text:span text:style-name="T12">Figura </text:span><text:span text:style-name="T12"><text:sequence text:ref-name="refFigura14" text:name="Figura" text:formula="ooow:Figura+1" style:num-format="Native Numbering">15</text:sequence></text:span><text:span text:style-name="T12">:</text:span><text:span text:style-name="T60"> Experimento <text:s/></text:span><text:span text:style-name="T60"><text:sequence text:ref-name="refExperimento6" text:name="Experimento" text:formula="ooow:Experimento+1" style:num-format="1">7</text:sequence></text:span><text:span text:style-name="T60">, Desaparición de una comunidad mutualista próxima al mínimo vital por una perturbación externa.</text:span></text:p>
          </table:table-cell>
        </table:table-row>
      </table:table>
      <text:list xml:id="list112209474367823" text:continue-numbering="true" text:style-name="Outline">
        <text:list-item>
          <text:list>
            <text:list-item>
              <text:list>
                <text:list-item>
                  <text:h text:style-name="Heading_20_3" text:outline-level="3">Estabilidad en comunidades más complejas</text:h>
                </text:list-item>
              </text:list>
            </text:list-item>
          </text:list>
        </text:list-item>
      </text:list>
      <text:p text:style-name="T_5f_JGA_5f_Texto_5f_PrimeroTrasEncabezado">Aunque <text:s/>el análisis teórico en el apéndice se ha realizado para el caso mínimo de la comunidad con una especie por clase, los resultados pueden extrapolarse a otras más complejas. Los sistemas mutualistas son estables y resistentes si las poblaciones superan el punto que llamamos mínimo vital, que se encuentra resolviendo el sistema de ecuaciones <text:sequence-ref text:reference-format="text" text:ref-name="refTable13">(2.14)</text:sequence-ref>.</text:p>
      <text:p text:style-name="T_5f_JGA_5f_Texto">Los tres experimentos siguientes se realizan con una red 4 x 4, para la que se han calculado las poblaciones críticas. Los comportamientos son los mismos que los de la figura <text:sequence-ref text:reference-format="value" text:ref-name="refFigura13">14</text:sequence-ref>, y se pueden apreciar algunos nuevos. En la figura <text:sequence-ref text:reference-format="value" text:ref-name="refFigura15">16</text:sequence-ref>, todas las especies se van extinguiendo de forma inexorable. Sin embargo, hay una de polinizadores, para la cual el beneficio mutualista compensa la tasa vegetativa.</text:p>
      <table:table table:name="Table16" table:style-name="Table16">
        <table:table-column table:style-name="Table16.A"/>
        <table:table-row>
          <table:table-cell office:value-type="string">
            <text:p text:style-name="Table_20_Contents"><draw:frame draw:style-name="fr7" draw:name="graphics20" text:anchor-type="paragraph" svg:width="16cm" svg:height="5.345cm" draw:z-index="110"><draw:image xlink:href="../exp8_output_pict_plantsandpols_4_03K_insostenible_experimento_8_50000.png" xlink:type="simple" xlink:show="embed" xlink:actuate="onLoad"/></draw:frame></text:p>
          </table:table-cell>
        </table:table-row>
        <table:table-row>
          <table:table-cell office:value-type="string">
            <text:p text:style-name="Table_20_Contents"><draw:frame draw:style-name="fr7" draw:name="graphics19" text:anchor-type="paragraph" svg:width="16cm" svg:height="5.23cm" draw:z-index="109"><draw:image xlink:href="../exp9_output_pict_plantsandpols_4_05K_equilibrio_experimento_9_5000.png" xlink:type="simple" xlink:show="embed" xlink:actuate="onLoad"/></draw:frame></text:p>
          </table:table-cell>
        </table:table-row>
        <table:table-row>
          <table:table-cell office:value-type="string">
            <text:p text:style-name="Table_20_Contents"><draw:frame draw:style-name="fr8" draw:name="graphics22" text:anchor-type="paragraph" svg:width="16cm" svg:height="5.23cm" draw:z-index="111"><draw:image xlink:href="../exp10_output_pict_plantsandpols_4_05K_casiequilibrio_experimento_10_50000.png" xlink:type="simple" xlink:show="embed" xlink:actuate="onLoad"/></draw:frame></text:p>
          </table:table-cell>
        </table:table-row>
        <table:table-row>
          <table:table-cell office:value-type="string">
            <text:p text:style-name="P83"><text:span text:style-name="T12">Figura </text:span><text:span text:style-name="T12"><text:sequence text:ref-name="refFigura15" text:name="Figura" text:formula="ooow:Figura+1" style:num-format="Native Numbering">16</text:sequence></text:span><text:span text:style-name="T12">:</text:span><text:span text:style-name="T60"> Experimentos <text:s/></text:span><text:span text:style-name="T60"><text:sequence text:ref-name="refExperimento7" text:name="Experimento" text:formula="ooow:Experimento+1" style:num-format="1">8</text:sequence></text:span><text:span text:style-name="T60">, </text:span><text:span text:style-name="T60"><text:sequence text:ref-name="refExperimento8" text:name="Experimento" text:formula="ooow:Experimento+1" style:num-format="1">9</text:sequence></text:span><text:span text:style-name="T60"> y </text:span><text:span text:style-name="T60"><text:sequence text:ref-name="refExperimento9" text:name="Experimento" text:formula="ooow:Experimento+1" style:num-format="1">10</text:sequence></text:span><text:span text:style-name="T60">. Comportamiento de una comunidad mutualista de cuatro especies de cada clase con parámetros próximos al mínimo vital.</text:span></text:p>
          </table:table-cell>
        </table:table-row>
      </table:table>
      <text:p text:style-name="T_5f_JGA_5f_Texto"/>
      <text:p text:style-name="T_5f_JGA_5f_Texto">Esta especie se mueve hacia el estado estable de máxima población hasta que pasado el día 40.000 la desaparición de las plantas hace que su<text:span text:style-name="T41"> </text:span><text:span text:style-name="T32">r</text:span><text:span text:style-name="T16">eq</text:span><text:span text:style-name="T41"> </text:span>se vuelva negativo y comience a caer. Si la disminución de los ejemplares de plantas no fuese continua, como en este experimento, sino temporal, la especie de polinizadores se recuperaría. <text:s/>El mutualismo siempre tiene un efecto positivo, aunque se vea muy reducido por las circunstancias externas y esta propiedad es la que dota de resiliencia a estas redes.</text:p>
      <text:p text:style-name="T_5f_JGA_5f_Texto">Las relaciones son más complejas a medida que aumenta el número de especies y <text:s/>aparecen dinámicas muy ricas como vamos a explorar en el siguiente apartado.</text:p>
      <text:list xml:id="list112209466876267" text:continue-numbering="true" text:style-name="Outline">
        <text:list-item>
          <text:list>
            <text:list-item>
              <text:list>
                <text:list-item>
                  <text:h text:style-name="Heading_20_3" text:outline-level="3"><text:soft-page-break/>Anidamiento y resistencia de las comunidades mutualistas</text:h>
                </text:list-item>
              </text:list>
            </text:list-item>
          </text:list>
        </text:list-item>
      </text:list>
      <text:p text:style-name="T_5f_JGA_5f_Texto_5f_PrimeroTrasEncabezado">En la literatura se repite que el anidamiento es la característica que dota de resistencia a las comunidades mutualistas, aunque se han dedicado más esfuerzos a buscar una definición rigurosa y encontrar métricas que permitan caracterizarlo que a observar su influencia en la dinámica del sistema.</text:p>
      <text:p text:style-name="P41">En este apartado partimos de una red 7 x 5 (siete especies de plantas, cinco de polinizadores) con anidamiento intenso. Una imagen permite entender mejor la estructura que determina su comportamiento.</text:p>
      <table:table table:name="Table17" table:style-name="Table17">
        <table:table-column table:style-name="Table17.A"/>
        <table:table-row>
          <table:table-cell office:value-type="string">
            <text:p text:style-name="Table_20_Contents"><draw:frame draw:style-name="fr8" draw:name="graphics23" text:anchor-type="paragraph" svg:width="16cm" svg:height="6.004cm" draw:z-index="112"><draw:image xlink:href="../red7x5.png" xlink:type="simple" xlink:show="embed" xlink:actuate="onLoad"/></draw:frame></text:p>
          </table:table-cell>
        </table:table-row>
        <table:table-row table:style-name="Table17.2">
          <table:table-cell office:value-type="string">
            <text:p text:style-name="P83"><text:span text:style-name="T12">Figura </text:span><text:span text:style-name="T12"><text:sequence text:ref-name="refFigura16" text:name="Figura" text:formula="ooow:Figura+1" style:num-format="Native Numbering">17</text:sequence></text:span><text:span text:style-name="T12">:</text:span><text:span text:style-name="T60"> Red 7x5 para los experimentos de este apartado</text:span></text:p>
          </table:table-cell>
        </table:table-row>
      </table:table>
      <text:p text:style-name="T_5f_JGA_5f_Texto">Lo primero que hay que entender es la diferencia entre generalistas y especialistas. Las primeras especies tienen múltiples enlaces con las de la clase contraria, las segundas <text:s/>muy pocos. La especie de plantas <text:span text:style-name="T4">0</text:span> es muy generalista, mientras que las <text:span text:style-name="T4">4</text:span>, <text:span text:style-name="T4">5</text:span> y <text:span text:style-name="T4">6</text:span> son especialistas. Se entiende que la desaparición de una generalista afecta en gran medida al sistema, mientras que la pérdida de una especialista tiene menos impacto. Una generalista tiene más posibilidades de sobrevivir a una perturbación externa porque no depende de una sola especie del otro conjunto para mantener su población.</text:p>
      <text:p text:style-name="T_5f_JGA_5f_Texto">Las comunidades mutualistas tienen un núcleo de especies generalistas al cual se van añadiendo especialistas. <text:s/>Estas se conectan a las especies del núcleo y no a otras especialistas. Es lo que se conoce como anidamiento. </text:p>
      <text:p text:style-name="T_5f_JGA_5f_Texto">Se han elegido tasas de decrecimiento vegetativo reducidas (en torno al 5%) y unos coeficientes de mutualismo que hacen que las tasas equivalentes estén entre el 50% y el 110% anual. Las poblaciones iniciales se escogen por encima del mínimo vital pero próximas a él, de manera que las tasas de crecimiento equivalentes iniciales son muy reducidas. La figura <text:sequence-ref text:reference-format="value" text:ref-name="refFigura17">18</text:sequence-ref> muestra la dinámica en ausencia de perturbaciones. </text:p>
      <table:table table:name="Table18" table:style-name="Table18">
        <table:table-column table:style-name="Table18.A"/>
        <table:table-row>
          <table:table-cell table:style-name="Table18.A1" office:value-type="string">
            <text:p text:style-name="Table_20_Contents"><draw:frame draw:style-name="fr8" draw:name="graphics24" text:anchor-type="paragraph" svg:width="16cm" svg:height="10.171cm" draw:z-index="113"><draw:image xlink:href="../exp11_output_pict_plantsandpols_7x5pim_experimento_11_20000.png" xlink:type="simple" xlink:show="embed" xlink:actuate="onLoad"/></draw:frame></text:p>
          </table:table-cell>
        </table:table-row>
        <table:table-row>
          <table:table-cell table:style-name="Table18.A1" office:value-type="string">
            <text:p text:style-name="P82"><text:span text:style-name="T12">Figura </text:span><text:span text:style-name="T12"><text:sequence text:ref-name="refFigura17" text:name="Figura" text:formula="ooow:Figura+1" style:num-format="Native Numbering">18</text:sequence></text:span><text:span text:style-name="T12">:</text:span><text:span text:style-name="T60"> Experimento </text:span><text:span text:style-name="T60"><text:sequence text:ref-name="refExperimento10" text:name="Experimento" text:formula="ooow:Experimento+1" style:num-format="1">11</text:sequence></text:span><text:span text:style-name="T60">. Dinámica de la red en ausencia de perturbaciones externas.</text:span></text:p>
          </table:table-cell>
        </table:table-row>
        <table:table-row>
          <table:table-cell table:style-name="Table18.A1" office:value-type="string">
            <text:p text:style-name="T_5f_JGA_5f_Nulo"><draw:frame draw:style-name="fr8" draw:name="graphics25" text:anchor-type="paragraph" svg:width="16cm" svg:height="10.132cm" draw:z-index="114"><draw:image xlink:href="../exp12_output_pict_plantsandpols_7x5pim_experimento_12_20000.png" xlink:type="simple" xlink:show="embed" xlink:actuate="onLoad"/></draw:frame></text:p>
          </table:table-cell>
        </table:table-row>
        <table:table-row>
          <table:table-cell table:style-name="Table18.A1" office:value-type="string">
            <text:p text:style-name="P83"><text:span text:style-name="T12">Figura </text:span><text:span text:style-name="T12"><text:sequence text:ref-name="refFigura18" text:name="Figura" text:formula="ooow:Figura+1" style:num-format="Native Numbering">19</text:sequence></text:span><text:span text:style-name="T12">:</text:span><text:span text:style-name="T60"> Experimento </text:span><text:span text:style-name="T60"><text:sequence text:ref-name="refExperimento11" text:name="Experimento" text:formula="ooow:Experimento+1" style:num-format="1">12</text:sequence></text:span><text:span text:style-name="T60">. Caída de la población de la especie de plantas más generalista durante tres años consecutivos con una tasa del 50%. Los polinizadores se encuentran en el estado de máxima población.</text:span></text:p>
          </table:table-cell>
        </table:table-row>
      </table:table>
      <text:p text:style-name="T_5f_JGA_5f_Texto"><text:soft-page-break/>En el experimento <text:sequence-ref text:reference-format="value" text:ref-name="refExperimento11">12</text:sequence-ref> se provoca una caída de la población de la especie de plantas más generalista, durante tres años seguidos con una tasa del -50%. A pesar de que es un ataque importante, la red apenas se resiente porque está en el máximo de poblaciones y la reducción de las tasas de crecimiento equivalentes de los polinizadores no llegan hasta valores negativos. Tampoco hay una especie que dependa por completo de la de plantas atacada. Tras la desaparición del evento externo, la comunidad recupera el estado estable.</text:p>
      <text:p text:style-name="T_5f_JGA_5f_Texto">No ocurre lo mismo si la especie atacada es la más generalista de los polinizadores (figura <text:sequence-ref text:reference-format="value" text:ref-name="refFigura19">20</text:sequence-ref>). Las plantas <text:span text:style-name="T4">4</text:span>, <text:span text:style-name="T4">5</text:span> y <text:span text:style-name="T4">6</text:span> son especialistas que dependen de ella para sobrevivir. En el experimento <text:sequence-ref text:reference-format="value" text:ref-name="refExperimento12">13</text:sequence-ref>, se fuerza la extinción del polinizador <text:span text:style-name="T4">0</text:span> y las especies de plantas generalistas desaparecen como consecuencia.</text:p>
      <text:p text:style-name="P24">Lo más interesante es que como resultado de las extinciones se configura una nueva red mutualista 4x4, con núcleo de generalistas y anidamiento. El anidamiento parece dotar de una estructura fractal a las comunidades mutualistas. Ante la perturbación más dañina posible, que hace desaparecer alguna de las especies del núcleo y las especialistas que dependen de ella, la red superviviente mantiene una estructura similar y propiedades análogas.</text:p>
      <table:table table:name="Table19" table:style-name="Table19">
        <table:table-column table:style-name="Table19.A"/>
        <table:table-row>
          <table:table-cell table:style-name="Table19.A1" office:value-type="string">
            <text:p text:style-name="P58"><draw:frame draw:style-name="fr8" draw:name="graphics26" text:anchor-type="paragraph" svg:width="16cm" svg:height="5.399cm" draw:z-index="115"><draw:image xlink:href="../exp13_output_pict_plantsandpols_7x5pim_experimento_13_50000.png" xlink:type="simple" xlink:show="embed" xlink:actuate="onLoad"/></draw:frame></text:p>
          </table:table-cell>
        </table:table-row>
        <table:table-row>
          <table:table-cell table:style-name="Table19.A1" office:value-type="string">
            <text:p text:style-name="Table_20_Contents"><draw:frame draw:style-name="fr6" draw:name="graphics27" text:anchor-type="paragraph" svg:width="12.801cm" style:rel-width="80%" svg:height="4.8cm" style:rel-height="scale" draw:z-index="116"><draw:image xlink:href="../red7x5_resultante.png" xlink:type="simple" xlink:show="embed" xlink:actuate="onLoad"/></draw:frame></text:p>
          </table:table-cell>
        </table:table-row>
        <table:table-row>
          <table:table-cell table:style-name="Table19.A1" office:value-type="string">
            <text:p text:style-name="P83"><text:span text:style-name="T12">Figura </text:span><text:span text:style-name="T12"><text:sequence text:ref-name="refFigura19" text:name="Figura" text:formula="ooow:Figura+1" style:num-format="Native Numbering">20</text:sequence></text:span><text:span text:style-name="T12">:</text:span><text:span text:style-name="T60"> Experimento </text:span><text:span text:style-name="T60"><text:sequence text:ref-name="refExperimento12" text:name="Experimento" text:formula="ooow:Experimento+1" style:num-format="1">13</text:sequence></text:span><text:span text:style-name="T60">. Extinción del polinizador </text:span><text:span text:style-name="T7">0</text:span><text:span text:style-name="T60"> que arrastra a las plantas </text:span><text:span text:style-name="T7">4, 5</text:span><text:span text:style-name="T60"> y </text:span><text:span text:style-name="T7">6</text:span><text:span text:style-name="T60">. Como consecuencia se configura una nueva red mutualista 4x4 que también está anidada.</text:span></text:p>
          </table:table-cell>
        </table:table-row>
      </table:table>
      <text:p text:style-name="P28">Las probabilidades de supervivencia de una nueva especie que llega al ecosistema aumentan si su primer enlace es con un generalista. En el experimento 14, el polinizador <text:span text:style-name="T4">5</text:span> se incorpora a la red por una relación de mutualista con la planta <text:span text:style-name="T4">4</text:span>, que como acabamos de ver es especialista. En realidad, la llegada de este polinizador mejora las posibilidades de supervivencia de esa especie de planta que ya no depende en exclusiva del polinizador <text:span text:style-name="T4">0</text:span>, pero para el experimento se ha configurado un beneficio mutualista muy pequeño.</text:p>
      <text:p text:style-name="T_5f_JGA_5f_Texto">Se somete el sistema a la misma situación de estrés que en el experimento previo. El polinizador más generalista se extingue y arrastra a las especies <text:span text:style-name="T4">4</text:span>, <text:span text:style-name="T4">5</text:span> y <text:span text:style-name="T4">6</text:span> de plantas. El polinizador <text:span text:style-name="T4">5 </text:span>termina también extinguiéndose arrastrado por la planta <text:span text:style-name="T4">4</text:span>. Vemos cómo la extinción de una especie de polinizador termina provocando la de otra de su misma clase. Este es el origen de las extinciones en cascada.</text:p>
      <text:p text:style-name="T_5f_JGA_5f_Texto">Si se conectase con cualquiera de las plantas del núcleo generalista, no habría sufrido ninguna caída por la desaparición del polinizador <text:span text:style-name="T4">0</text:span>. </text:p>
      <text:p text:style-name="T_5f_JGA_5f_Texto">¿Qué ocurre si el beneficio mutualista que aporta el nuevo polinizador a la planta 4 es más intenso? En ese caso logra compensar la desaparición del polinizador generalista y ambas especies sobreviven a la perturbación externa.</text:p>
      <text:p text:style-name="T_5f_JGA_5f_Texto"/>
      <table:table table:name="Table20" table:style-name="Table20">
        <table:table-column table:style-name="Table20.A"/>
        <table:table-row>
          <table:table-cell table:style-name="Table20.A1" office:value-type="string">
            <text:p text:style-name="Table_20_Contents"><draw:frame draw:style-name="fr8" draw:name="graphics28" text:anchor-type="paragraph" svg:width="16cm" svg:height="5.219cm" draw:z-index="117"><draw:image xlink:href="../exp14_output_pict_plantsandpols_7x6especialistamas_experimento14_50000.png" xlink:type="simple" xlink:show="embed" xlink:actuate="onLoad"/></draw:frame></text:p>
          </table:table-cell>
        </table:table-row>
        <table:table-row>
          <table:table-cell table:style-name="Table20.A1" office:value-type="string">
            <text:p text:style-name="Table_20_Contents"><draw:frame draw:style-name="fr8" draw:name="graphics29" text:anchor-type="paragraph" svg:width="16cm" svg:height="5.329cm" draw:z-index="118"><draw:image xlink:href="../exp15_output_pict_plantsandpols_7x6especialistamas_intenso_experimento15_50000.png" xlink:type="simple" xlink:show="embed" xlink:actuate="onLoad"/></draw:frame></text:p>
          </table:table-cell>
        </table:table-row>
        <table:table-row>
          <table:table-cell table:style-name="Table20.A1" office:value-type="string">
            <text:p text:style-name="P83"><text:span text:style-name="T12">Figura </text:span><text:span text:style-name="T12"><text:sequence text:ref-name="refFigura20" text:name="Figura" text:formula="ooow:Figura+1" style:num-format="Native Numbering">21</text:sequence></text:span><text:span text:style-name="T12">:</text:span><text:span text:style-name="T60"> Experimentos </text:span><text:span text:style-name="T60"><text:sequence text:ref-name="refExperimento13" text:name="Experimento" text:formula="ooow:Experimento+1" style:num-format="1">14</text:sequence></text:span><text:span text:style-name="T60"> y </text:span><text:span text:style-name="T60"><text:sequence text:ref-name="refExperimento14" text:name="Experimento" text:formula="ooow:Experimento+1" style:num-format="1">15</text:sequence></text:span><text:span text:style-name="T60">. En el primero de ellos, el polinizador recién llegado al sistema se ve arrastrado a la extinción por la desaparición de la planta 4. En el segundo, la interacción mutualista es más fuerte y permite compensar la desaparición del polinizador 0, de manera que la planta 4 sobrevive.</text:span></text:p>
          </table:table-cell>
        </table:table-row>
      </table:table>
      <text:list xml:id="list112209868369853" text:continue-numbering="true" text:style-name="Outline">
        <text:list-item>
          <text:list>
            <text:list-item>
              <text:list>
                <text:list-item>
                  <text:h text:style-name="P114" text:outline-level="3">Extinciones en cascada</text:h>
                </text:list-item>
              </text:list>
            </text:list-item>
          </text:list>
        </text:list-item>
      </text:list>
      <text:p text:style-name="T_5f_JGA_5f_Texto_5f_PrimeroTrasEncabezado">Aunque las comunidades mutualistas muestran una notable resistencia ante las situaciones adversas, como se ha comprobado en los experimentos precedentes, pueden llegar a destruirse por una extinción en cascada, un fenómeno bien caracterizado por la ciencia de redes <text:sequence-ref text:reference-format="text" text:ref-name="refReferencia16">[17]</text:sequence-ref>, <text:sequence-ref text:reference-format="text" text:ref-name="refReferencia21">[22]</text:sequence-ref> y objeto de estudio habitual en ecología (véase una revisión reciente en <text:sequence-ref text:reference-format="text" text:ref-name="refReferencia24">[25]</text:sequence-ref>).</text:p>
      <text:p text:style-name="T_5f_JGA_5f_Texto">La descripción cualitativa de esta eventualidad es simple. Hemos visto como, ante la desaparición de una especie generalista de una clase que puede arrastrar a varias de la otra, la subred resultante mantiene una estructura autosimilar (experimento <text:sequence-ref text:reference-format="value" text:ref-name="refExperimento14">15</text:sequence-ref>). Esta se sostendrá si las poblaciones sobrevivientes están por encima del mínimo vital de esa subred, pero si no es así otras especies se extinguen, pudiendo llevar a la desaparición total del ecosistema.</text:p>
      <text:p text:style-name="T_5f_JGA_5f_Texto">Los experimentos <text:sequence-ref text:reference-format="value" text:ref-name="refExperimento15">16</text:sequence-ref> y <text:sequence-ref text:reference-format="value" text:ref-name="refExperimento16">17</text:sequence-ref> <text:s text:c="2"/>se han diseñado para comprobar cómo una misma red puede recuperarse por completo o desaparecer ante perturbaciones no muy diferentes. Se emplea la <text:s/>red 4x4 del experimento <text:sequence-ref text:reference-format="value" text:ref-name="refExperimento9">10</text:sequence-ref>, cuyas poblaciones iniciales están levemente por encima del mínimo vital.</text:p>
      <text:p text:style-name="P46">La especie de planta más generalista experimenta una caída durante un año con una tasa del -50%. <text:s/>Esto afecta a dos especies de polinizadores cuyas tasas equivalentes se vuelven negativas, sin embargo el sistema se recupera y evoluciona hacia el estado estable de poblaciones máximas.</text:p>
      <table:table table:name="Table21" table:style-name="Table21">
        <table:table-column table:style-name="Table21.A"/>
        <table:table-row>
          <table:table-cell office:value-type="string">
            <text:p text:style-name="Table_20_Contents"><draw:frame draw:style-name="fr5" draw:name="graphics30" text:anchor-type="paragraph" svg:width="15.97cm" svg:height="9.985cm" draw:z-index="120"><draw:image xlink:href="../exp16_output_pict_plantsandpols_4_05K_casiequilibrio_experimento16_60000.png" xlink:type="simple" xlink:show="embed" xlink:actuate="onLoad"/></draw:frame></text:p>
          </table:table-cell>
        </table:table-row>
        <table:table-row>
          <table:table-cell office:value-type="string">
            <text:p text:style-name="P83"><text:span text:style-name="T12">Figura </text:span><text:span text:style-name="T12"><text:sequence text:ref-name="refFigura21" text:name="Figura" text:formula="ooow:Figura+1" style:num-format="Native Numbering">22</text:sequence></text:span><text:span text:style-name="T12">:</text:span><text:span text:style-name="T60"> Experimento </text:span><text:span text:style-name="T60"><text:sequence text:ref-name="refExperimento15" text:name="Experimento" text:formula="ooow:Experimento+1" style:num-format="1">16</text:sequence></text:span><text:span text:style-name="T60">. La especie de planta más generalista sufre una perturbación exterior que provoca una caída de un año con una tasa del -50%, El ecosistema sobrevive.</text:span></text:p>
          </table:table-cell>
        </table:table-row>
      </table:table>
      <table:table table:name="Table22" table:style-name="Table22">
        <table:table-column table:style-name="Table22.A"/>
        <table:table-row>
          <table:table-cell office:value-type="string">
            <text:p text:style-name="Table_20_Contents"><draw:frame draw:style-name="fr5" draw:name="graphics31" text:anchor-type="paragraph" svg:width="15.956cm" svg:height="10.1cm" draw:z-index="121"><draw:image xlink:href="../exp17_output_pict_plantsandpols_4_05K_casiequilibrio_experimento17_60000.png" xlink:type="simple" xlink:show="embed" xlink:actuate="onLoad"/></draw:frame></text:p>
          </table:table-cell>
        </table:table-row>
        <table:table-row>
          <table:table-cell office:value-type="string">
            <text:p text:style-name="P83"><text:span text:style-name="T12">Figura </text:span><text:span text:style-name="T12"><text:sequence text:ref-name="refFigura22" text:name="Figura" text:formula="ooow:Figura+1" style:num-format="Native Numbering">23</text:sequence></text:span><text:span text:style-name="T12">:</text:span><text:span text:style-name="T60"> Experimento </text:span><text:span text:style-name="T60"><text:sequence text:ref-name="refExperimento16" text:name="Experimento" text:formula="ooow:Experimento+1" style:num-format="1">17</text:sequence></text:span><text:span text:style-name="T60">. La misma red sometida a una perturbación de la misma intensidad y tres años de duración. Se produce la desaparición del sistema por extinción en cascada.</text:span></text:p>
          </table:table-cell>
        </table:table-row>
      </table:table>
      <text:p text:style-name="T_5f_JGA_5f_Texto">Si en lugar de un año, la perturbación dura tres, se produce la extinción en cascada. La población de la planta generalista cae por debajo del mínimo vital y aunque no desaparece de inmediato arrastra a los polinizadores que a su vez inducen la caída de las tasas equivalentes de otras plantas a valores negativos. <text:s/>En cuanto todas las especies quedan por debajo de esa cifra el sistema está abocado a la desaparición. Nótese que el ataque se produce cuando aun no se ha alcanzado el estado de máximo de poblaciones y por tanto la red es más vulnerable. Esta situación es la habitual en un sistema biológico si se tienen en cuenta los efectos de los depredadores.</text:p>
      <text:p text:style-name="T_5f_JGA_5f_Texto">Como se explica en <text:sequence-ref text:reference-format="text" text:ref-name="refReferencia16">[17]</text:sequence-ref>, para que ocurra este acontecimiento catastrófico en cualquier red es necesario atacar los nodos más interconectados. La desaparición de especies especialistas aisladas no pone en riesgo la continuidad del ecosistema, pero hay un gran peligro cuando las perturbaciones afectan al núcleo generalista. Es lo mismo que se ha observado en <text:span text:style-name="T4">food webs</text:span> <text:sequence-ref text:reference-format="text" text:ref-name="refReferencia2">[3]</text:sequence-ref>. Lo más llamativo de este comportamiento es que puede producirse eliminando un único nodo de la red, aunque en redes reales hay muchas más especies y menos probabilidad de destruir el núcleo. En el núcleo de generalistas hay suficiente redundancia para que haya que eliminar cerca del 80-90% de las especies para que la red de deshaga. Para contribuir más a la resiliencia de estas redes, los pesos de las interacciones entre estos es <text:s/>mayor que con los especialistas <text:sequence-ref text:reference-format="text" text:ref-name="refReferencia11">[12]</text:sequence-ref>. Estos resultados sugieren investigar la probabilidad de destrucción de la red mutualista en función de sus parámetros de conectividad y anidamiento. </text:p>
      <text:list xml:id="list112210191581788" text:continue-numbering="true" text:style-name="Outline">
        <text:list-item>
          <text:list>
            <text:list-item>
              <text:list>
                <text:list-item>
                  <text:h text:style-name="P114" text:outline-level="3">Efecto de la superposición de una <text:span text:style-name="T4">food web</text:span></text:h>
                </text:list-item>
              </text:list>
            </text:list-item>
          </text:list>
        </text:list-item>
      </text:list>
      <text:p text:style-name="T_5f_JGA_5f_Texto_5f_PrimeroTrasEncabezado">La existencia de una comunidad mutualista aislada es interesante desde un punto de vista teórico, pero en la realidad los dos conjuntos de especies estarán sometidos a la presión de sus depredadores naturales.</text:p>
      <text:p text:style-name="T_5f_JGA_5f_Texto">Para observar cómo se enriquece la dinámica, se ha añadido al simulador la posibilidad de superponer al modelo mutualista una <text:span text:style-name="T4">food web</text:span> muy simple (figura <text:sequence-ref text:reference-format="value" text:ref-name="refFigura2">3</text:sequence-ref>). El principal efecto es que los depredadores impiden a las poblaciones de mutualistas alcanzar los máximos de manera permanente como se puede observar en la figura <text:sequence-ref text:reference-format="value" text:ref-name="refFigura23">24</text:sequence-ref>. </text:p>
      <text:p text:style-name="T_5f_JGA_5f_Texto">La red resultante sigue siendo muy resistente a las perturbaciones si se encuentra cerca del punto de máximos. Aunque se elimine por completo la población de plantas más generalista, caen con ella dos especies de polinizadores y una de depredadores pero la subred resultante sigue siendo viable.</text:p>
      <text:p text:style-name="T_5f_JGA_5f_Texto">Si se escogen los parámetros para que la red se encuentre próxima al mínimo vital incluso en máximos, será más vulnerable y pueden producirse extinciones en cascada como las del experimento <text:sequence-ref text:reference-format="value" text:ref-name="refExperimento16">17</text:sequence-ref>.</text:p>
      <table:table table:name="Table23" table:style-name="Table23">
        <table:table-column table:style-name="Table23.A"/>
        <table:table-row>
          <table:table-cell office:value-type="string">
            <text:p text:style-name="Table_20_Contents"><draw:frame draw:style-name="fr5" draw:name="graphics32" text:anchor-type="paragraph" svg:width="15.917cm" svg:height="11.458cm" draw:z-index="122"><draw:image xlink:href="../exp18_output_pict_foodweb_4pim_fw_experimento18_50000.png" xlink:type="simple" xlink:show="embed" xlink:actuate="onLoad"/></draw:frame></text:p>
          </table:table-cell>
        </table:table-row>
        <table:table-row>
          <table:table-cell office:value-type="string">
            <text:p text:style-name="P83"><text:span text:style-name="T12">Figura </text:span><text:span text:style-name="T12"><text:sequence text:ref-name="refFigura23" text:name="Figura" text:formula="ooow:Figura+1" style:num-format="Native Numbering">24</text:sequence></text:span><text:span text:style-name="T12">:</text:span><text:span text:style-name="T60"> Experimento </text:span><text:span text:style-name="T60"><text:sequence text:ref-name="refExperimento17" text:name="Experimento" text:formula="ooow:Experimento+1" style:num-format="1">18</text:sequence></text:span><text:span text:style-name="T60">. Superposición de una </text:span><text:span text:style-name="T7">food web</text:span><text:span text:style-name="T60"> a una red mutualista 4x4.</text:span></text:p>
          </table:table-cell>
        </table:table-row>
      </table:table>
      <text:p text:style-name="T_5f_JGA_5f_Texto"/>
      <table:table table:name="Table25" table:style-name="Table25">
        <table:table-column table:style-name="Table25.A"/>
        <table:table-row>
          <table:table-cell office:value-type="string">
            <text:p text:style-name="Table_20_Contents"><draw:frame draw:style-name="fr5" draw:name="graphics34" text:anchor-type="paragraph" svg:width="15.951cm" svg:height="11.388cm" draw:z-index="123"><draw:image xlink:href="../exp19_output_pict_foodweb_4pim_fw_experimento19_50000.png" xlink:type="simple" xlink:show="embed" xlink:actuate="onLoad"/></draw:frame></text:p>
          </table:table-cell>
        </table:table-row>
        <table:table-row table:style-name="Table25.2">
          <table:table-cell office:value-type="string">
            <text:p text:style-name="P83"><text:span text:style-name="T12">Figura </text:span><text:span text:style-name="T12"><text:sequence text:ref-name="refFigura24" text:name="Figura" text:formula="ooow:Figura+1" style:num-format="Native Numbering">25</text:sequence></text:span><text:span text:style-name="T12">:</text:span><text:span text:style-name="T60"> Experimento </text:span><text:span text:style-name="T60"><text:sequence text:ref-name="refExperimento18" text:name="Experimento" text:formula="ooow:Experimento+1" style:num-format="1">19</text:sequence></text:span><text:span text:style-name="T60">. Resistencia de una red mutualista con </text:span><text:span text:style-name="T7">food web</text:span><text:span text:style-name="T60"> superpuesta ante la desaparición del polinizador más generalista.</text:span></text:p>
          </table:table-cell>
        </table:table-row>
      </table:table>
      <text:p text:style-name="T_5f_JGA_5f_Texto"/>
      <text:list xml:id="list112209916414312" text:continue-numbering="true" text:style-name="Outline">
        <text:list-item>
          <text:list>
            <text:list-item>
              <text:h text:style-name="P109" text:outline-level="2"><text:bookmark-start text:name="__RefHeading__39696403"/>Conclusiones<text:bookmark-end text:name="__RefHeading__39696403"/></text:h>
            </text:list-item>
          </text:list>
        </text:list-item>
      </text:list>
      <text:p text:style-name="P17"/>
      <text:p text:style-name="T_5f_JGA_5f_Texto_5f_PrimeroCapitulo">En este trabajo se ha propuesto un modelo de dinámica de poblaciones que maneja el beneficio mutualista como un incremento de la tasa vegetativa de reproducción, dando lugar a una tasa global equivalente. La ecuación resultante es una extensión de la logística de Verhulst en la que <text:span text:style-name="T4">r</text:span> varía con la contribución del conjunto del sistema, pero está limitada con el mismo factor lineal (1-<text:span text:style-name="T4">N</text:span>/<text:span text:style-name="T4">K</text:span>) <text:s/>de la original.</text:p>
      <text:p text:style-name="T_5f_JGA_5f_Texto">El análisis teórico de estabilidad indica que, con este modelo, hay un punto crítico que determina la supervivencia o desaparición de las especies y las simulaciones sugieren que incluso del sistema completo.</text:p>
      <text:p text:style-name="T_5f_JGA_5f_Texto">Para la resolución de las ecuaciones, se ha convertido el modelo determinista en uno estocástico en el que nacimientos y reproducciones se modelan como procesos binomiales. Bajo estos supuestos se ha construido el simulador <text:span text:style-name="T4">SIGMUND</text:span> que permite lanzar de forma sencilla experimentos numéricos para observar algunos de los comportamientos conocidos de estas comunidades.</text:p>
      <text:p text:style-name="T_5f_JGA_5f_Texto">Se ha comprobado que cuando las poblaciones se encuentran netamente por encima del mínimo vital, el sistema es muy resistente a perturbaciones exteriores que produzcan caídas bruscas en algunas especies.</text:p>
      <text:p text:style-name="T_5f_JGA_5f_Texto">Se observa también una de las propiedades que nacen del anidamiento. Si una de las especies generalistas desaparece por completo, arrastra a alguna de las especialistas conectadas, pero la subred resultante es autosimilar y sobrevive si las especies que quedan están por encima del mínimo vital del nuevo conjunto.</text:p>
      <text:p text:style-name="T_5f_JGA_5f_Texto">Si la comunidad se encuentra próxima al nivel de supervivencia se puede producir una extinción en cascada con un ataque sobre una especie generalista. La diferencia de intensidad de una perturbación que causa la destrucción completa de la comunidad y otra de la que se recupera sin secuelas puede ser muy pequeña. <text:s/>En sistemas con numerosas especies y un núcleo mutualista muy conectado es improbable que una sola extinción acabe con el resto, lo que puede explicar la ventaja evolutiva del mutualismo.</text:p>
      <text:p text:style-name="T_5f_JGA_5f_Texto">Se ha experimentado también con la diferencia que supone para una nueva especie conectarse a una especie generalista o a otra especialista. En el segundo caso es más vulnerable a verse arrastrada por una cadena de extinciones, y esto explica que las redes <text:soft-page-break/>mutualistas sean intensamente anidadas, ya que favorecen la supervivencia del núcleo de generalistas y de las especies que se conectan a él.</text:p>
      <text:p text:style-name="T_5f_JGA_5f_Texto">La superposición de una <text:span text:style-name="T4">food web</text:span> enriquece la dinámica al modelar el efecto de los depredadores, un aspecto que no se suele tener en cuenta en los análisis teóricos del mutualismo. Los resultados invitan a aumentar la complejidad de los modelos, incluyendo los distintos fenómenos que afectan al ecosistema.</text:p>
      <text:p text:style-name="T_5f_JGA_5f_Texto">Este trabajo es un primer paso para construir una plataforma de simulación de poblaciones mucho más potente. Además de incluir otros modelos de mutualismo descritos en la literatura, hay que permitir incluir distintos tipos de procesos estocásticos para simular los eventos de reproducción y muerte. También resulta de gran interés programar el grado de anidamiento de la red para estudiar su influencia en la dinámica, y cómo puede relacionarse con el punto de mínimo vital.</text:p>
      <text:p text:style-name="T_5f_JGA_5f_Texto">Aunque el simulador permite programar perturbaciones simples, en la realidad estas se ajustarán mejor con procesos estocásticos. </text:p>
      <text:p text:style-name="T_5f_JGA_5f_Texto">Un campo que queda por explorar es la estimación numérica de los parámetros del modelo en función de datos reales. Las matrices de interacción recolectadas con una paciente observación de campo deberán ser el punto de partida de esta línea.</text:p>
      <text:p text:style-name="T_5f_JGA_5f_Texto">En el terreno teórico, se puede profundizar en el análisis de estabilidad, que en este trabajo se ha limitado a dos especies.</text:p>
      <text:list xml:id="list112209379799023" text:continue-numbering="true" text:style-name="Outline">
        <text:list-item>
          <text:h text:style-name="P105" text:outline-level="1">Referencias</text:h>
        </text:list-item>
      </text:list>
      <table:table table:name="Table13" table:style-name="Table13">
        <table:table-column table:style-name="Table13.A"/>
        <table:table-column table:style-name="Table13.B"/>
        <table:table-row>
          <table:table-cell table:style-name="Table13.A1" office:value-type="string">
            <text:p text:style-name="T_5f_JGA_5f_Entrada_5f_Bibliografia">[<text:sequence text:ref-name="refReferencia0" text:name="Referencia" text:formula="ooow:Referencia+1" style:num-format="1">1</text:sequence>]</text:p>
          </table:table-cell>
          <table:table-cell table:style-name="Table13.A1" office:value-type="string">
            <text:p text:style-name="T_5f_JGA_5f_Entrada_5f_Bibliografia">Allesina S, Tang S. 2012. Stability criteria for complex ecosystems. <text:span text:style-name="T4">Nature</text:span> 483:205-208.</text:p>
          </table:table-cell>
        </table:table-row>
        <table:table-row>
          <table:table-cell table:style-name="Table13.A1" office:value-type="string">
            <text:p text:style-name="T_5f_JGA_5f_Entrada_5f_Bibliografia">[<text:sequence text:ref-name="refReferencia1" text:name="Referencia" text:formula="ooow:Referencia+1" style:num-format="1">2</text:sequence>]</text:p>
          </table:table-cell>
          <table:table-cell table:style-name="Table13.A1" office:value-type="string">
            <text:p text:style-name="T_5f_JGA_5f_Entrada_5f_Bibliografia">Balcan D, Colizza V, Gonçalves B, Hu H, Ramasco J, Vespignani J, 2009. Multiscale mobility networks and the spatial spreading of infectious diseases. <text:span text:style-name="T4">Proc. Natl. Acad. Scie</text:span>. 106:21484-89.</text:p>
          </table:table-cell>
        </table:table-row>
        <table:table-row>
          <table:table-cell table:style-name="Table13.A1" office:value-type="string">
            <text:p text:style-name="T_5f_JGA_5f_Entrada_5f_Bibliografia">[<text:sequence text:ref-name="refReferencia2" text:name="Referencia" text:formula="ooow:Referencia+1" style:num-format="1">3</text:sequence>]</text:p>
          </table:table-cell>
          <table:table-cell table:style-name="Table13.A1" office:value-type="string">
            <text:p text:style-name="T_5f_JGA_5f_Entrada_5f_Bibliografia">Bascompte J, 2009. Disentangling the Web of Life, <text:span text:style-name="T4">Science</text:span> 325:416-419</text:p>
          </table:table-cell>
        </table:table-row>
        <table:table-row>
          <table:table-cell table:style-name="Table13.A1" office:value-type="string">
            <text:p text:style-name="T_5f_JGA_5f_Entrada_5f_Bibliografia">[<text:sequence text:ref-name="refReferencia3" text:name="Referencia" text:formula="ooow:Referencia+1" style:num-format="1">4</text:sequence>]</text:p>
          </table:table-cell>
          <table:table-cell table:style-name="Table13.A1" office:value-type="string">
            <text:p text:style-name="T_5f_JGA_5f_Entrada_5f_Bibliografia">Bascompte <text:s/>J, <text:s/>Jordano <text:s/>P, <text:s/>Melián <text:s/>CJ, <text:s/>Olesen <text:s/>JM. <text:s/>2003. The <text:s/>nested <text:s/>assembly <text:s/>of <text:s/>plant <text:s/>animal <text:s/>mutualistic networks. <text:span text:style-name="T4">Proc. Natl. Acad. Sci. </text:span>USA 100:9383–87. </text:p>
          </table:table-cell>
        </table:table-row>
        <table:table-row>
          <table:table-cell table:style-name="Table13.A1" office:value-type="string">
            <text:p text:style-name="T_5f_JGA_5f_Entrada_5f_Bibliografia">[<text:sequence text:ref-name="refReferencia4" text:name="Referencia" text:formula="ooow:Referencia+1" style:num-format="1">5</text:sequence>]</text:p>
          </table:table-cell>
          <table:table-cell table:style-name="Table13.A1" office:value-type="string">
            <text:p text:style-name="T_5f_JGA_5f_Entrada_5f_Bibliografia">Bascompte J, Jordano P. 2007. Plant-animal mutualistic networks: The architecture of Biodiversity, <text:s/><text:span text:style-name="T4">Annu Rev Ecol Evol Syst </text:span>38:567– 593. </text:p>
          </table:table-cell>
        </table:table-row>
        <table:table-row>
          <table:table-cell table:style-name="Table13.A1" office:value-type="string">
            <text:p text:style-name="T_5f_JGA_5f_Entrada_5f_Bibliografia">[<text:sequence text:ref-name="refReferencia5" text:name="Referencia" text:formula="ooow:Referencia+1" style:num-format="1">6</text:sequence>]</text:p>
          </table:table-cell>
          <table:table-cell table:style-name="Table13.A1" office:value-type="string">
            <text:p text:style-name="T_5f_JGA_5f_Entrada_5f_Bibliografia">Bastolla U, Fortuna MA, Pascual-García A, Ferrera A, Luque B, Bascompte J, 2009. The architecture of mutualistic networks minimizes competition and increases biodiversity. <text:span text:style-name="T4">Nature</text:span>. 458:1018-20.</text:p>
          </table:table-cell>
        </table:table-row>
        <table:table-row>
          <table:table-cell table:style-name="Table13.A1" office:value-type="string">
            <text:p text:style-name="T_5f_JGA_5f_Entrada_5f_Bibliografia">[<text:sequence text:ref-name="refReferencia6" text:name="Referencia" text:formula="ooow:Referencia+1" style:num-format="1">7</text:sequence>]</text:p>
          </table:table-cell>
          <table:table-cell table:style-name="Table13.A1" office:value-type="string">
            <text:p text:style-name="T_5f_JGA_5f_Entrada_5f_Bibliografia">Brännström A, Sumpter DJT, 2006. Stochastic analogues of deterministic single-species population models, Theoretical Population Biology 69:442 – 451.</text:p>
          </table:table-cell>
        </table:table-row>
        <table:table-row>
          <table:table-cell table:style-name="Table13.A1" office:value-type="string">
            <text:p text:style-name="T_5f_JGA_5f_Entrada_5f_Bibliografia">[<text:sequence text:ref-name="refReferencia7" text:name="Referencia" text:formula="ooow:Referencia+1" style:num-format="1">8</text:sequence>]</text:p>
          </table:table-cell>
          <table:table-cell table:style-name="Table13.A1" office:value-type="string">
            <text:p text:style-name="T_5f_JGA_5f_Entrada_5f_Bibliografia">Dean AM. 1983. A simple model of mutualism. <text:span text:style-name="T4">The American Naturalist </text:span>121:409-417</text:p>
          </table:table-cell>
        </table:table-row>
        <table:table-row>
          <table:table-cell table:style-name="Table13.A1" office:value-type="string">
            <text:p text:style-name="T_5f_JGA_5f_Entrada_5f_Bibliografia">[<text:sequence text:ref-name="refReferencia8" text:name="Referencia" text:formula="ooow:Referencia+1" style:num-format="1">9</text:sequence>]</text:p>
          </table:table-cell>
          <table:table-cell table:style-name="Table13.A1" office:value-type="string">
            <text:p text:style-name="T_5f_JGA_5f_Entrada_5f_Bibliografia">Eclipse, sitio oficial, http://www.eclipse.org</text:p>
          </table:table-cell>
        </table:table-row>
        <table:table-row>
          <table:table-cell table:style-name="Table13.A1" office:value-type="string">
            <text:p text:style-name="T_5f_JGA_5f_Entrada_5f_Bibliografia">[<text:sequence text:ref-name="refReferencia9" text:name="Referencia" text:formula="ooow:Referencia+1" style:num-format="1">10</text:sequence>]</text:p>
          </table:table-cell>
          <table:table-cell table:style-name="Table13.A1" office:value-type="string">
            <text:p text:style-name="T_5f_JGA_5f_Entrada_5f_Bibliografia">Elton CS, 1927. <text:span text:style-name="T4">Animal Ecology</text:span>, McMillan, New York, facsímil digital disponible en<text:line-break/> http://archive.org/details/animalecology00elto</text:p>
          </table:table-cell>
        </table:table-row>
        <table:table-row>
          <table:table-cell table:style-name="Table13.A1" office:value-type="string">
            <text:p text:style-name="T_5f_JGA_5f_Entrada_5f_Bibliografia">[<text:sequence text:ref-name="refReferencia10" text:name="Referencia" text:formula="ooow:Referencia+1" style:num-format="1">11</text:sequence>]</text:p>
          </table:table-cell>
          <table:table-cell table:style-name="Table13.A1" office:value-type="string">
            <text:p text:style-name="T_5f_JGA_5f_Entrada_5f_Bibliografia">Galeano <text:s/>J, <text:s/>Pastor <text:s/>JM, <text:s/>Iriondo <text:s/>JM. <text:s/>2008. <text:s/>Weighted-Interaction <text:s/>Nestedness <text:s/>Estimator <text:s/>(WINE): <text:s/>A <text:s/>new estimator <text:s/>to <text:s/>calculate <text:s/>over <text:s/>frequency <text:s/>matrices. <text:span text:style-name="T4">Environmental Modelling &amp; Software</text:span> 24: 1342-46. </text:p>
          </table:table-cell>
        </table:table-row>
        <table:table-row>
          <table:table-cell table:style-name="Table13.A1" office:value-type="string">
            <text:p text:style-name="T_5f_JGA_5f_Entrada_5f_Bibliografia">[<text:sequence text:ref-name="refReferencia11" text:name="Referencia" text:formula="ooow:Referencia+1" style:num-format="1">12</text:sequence>]</text:p>
          </table:table-cell>
          <table:table-cell table:style-name="Table13.A1" office:value-type="string">
            <text:p text:style-name="T_5f_JGA_5f_Entrada_5f_Bibliografia">Gilarranz LJ, Galeano J, Pastor JM, 2012. The architecture of mutualistic weighted networks. <text:span text:style-name="T4">Oikos</text:span> 121:1154–1162</text:p>
          </table:table-cell>
        </table:table-row>
        <table:table-row>
          <table:table-cell table:style-name="Table13.A1" office:value-type="string">
            <text:p text:style-name="T_5f_JGA_5f_Entrada_5f_Bibliografia">[<text:sequence text:ref-name="refReferencia12" text:name="Referencia" text:formula="ooow:Referencia+1" style:num-format="1">13</text:sequence>]</text:p>
          </table:table-cell>
          <table:table-cell table:style-name="Table13.A1" office:value-type="string">
            <text:p text:style-name="T_5f_JGA_5f_Entrada_5f_Bibliografia">Gustafsson L, Sternad M. 2007. Bringing consistency to simulation of population models – Poisson Simulation as a bridge between micro and macro simulation,<text:span text:style-name="T4"> Mathematical Biosciences</text:span> 209:361–385</text:p>
          </table:table-cell>
        </table:table-row>
        <table:table-row>
          <table:table-cell table:style-name="Table13.A1" office:value-type="string">
            <text:p text:style-name="T_5f_JGA_5f_Entrada_5f_Bibliografia">[<text:sequence text:ref-name="refReferencia13" text:name="Referencia" text:formula="ooow:Referencia+1" style:num-format="1">14</text:sequence>]</text:p>
          </table:table-cell>
          <table:table-cell table:style-name="Table13.A1" office:value-type="string">
            <text:p text:style-name="T_5f_JGA_5f_Entrada_5f_Bibliografia">Holland NJ, De Angelis DL, 2010. A consumer-resource approach to the density-dependent population dynamics of mutualism, in <text:span text:style-name="T4">Ecology</text:span>, 91:1286-1295.</text:p>
          </table:table-cell>
        </table:table-row>
        <table:table-row>
          <table:table-cell table:style-name="Table13.A1" office:value-type="string">
            <text:p text:style-name="T_5f_JGA_5f_Entrada_5f_Bibliografia">[<text:sequence text:ref-name="refReferencia14" text:name="Referencia" text:formula="ooow:Referencia+1" style:num-format="1">15</text:sequence>]</text:p>
          </table:table-cell>
          <table:table-cell table:style-name="Table13.A1" office:value-type="string">
            <text:p text:style-name="T_5f_JGA_5f_Entrada_5f_Bibliografia">Holland NJ, 2012. Population Dynamics of Mutualism. <text:span text:style-name="T4">Nature Education Knowledge</text:span> 3(6):2</text:p>
          </table:table-cell>
        </table:table-row>
        <table:table-row>
          <table:table-cell table:style-name="Table13.A1" office:value-type="string">
            <text:p text:style-name="T_5f_JGA_5f_Entrada_5f_Bibliografia">[<text:sequence text:ref-name="refReferencia15" text:name="Referencia" text:formula="ooow:Referencia+1" style:num-format="1">16</text:sequence>]</text:p>
          </table:table-cell>
          <table:table-cell table:style-name="Table13.A1" office:value-type="string">
            <text:p text:style-name="T_5f_JGA_5f_Entrada_5f_Bibliografia">Kendall BE, Marion E, (2010). A stochastic model for annual reproductive success, <text:span text:style-name="T4">The American Naturalist</text:span> 175:461-468.</text:p>
          </table:table-cell>
        </table:table-row>
        <table:table-row>
          <table:table-cell table:style-name="Table13.A1" office:value-type="string">
            <text:p text:style-name="T_5f_JGA_5f_Entrada_5f_Bibliografia">[<text:sequence text:ref-name="refReferencia16" text:name="Referencia" text:formula="ooow:Referencia+1" style:num-format="1">17</text:sequence>]</text:p>
          </table:table-cell>
          <table:table-cell table:style-name="Table13.A1" office:value-type="string">
            <text:p text:style-name="P86">Lai Y-C, Motter A, Nishikawa T, 2004. Attacks and Cascades in Complex Networks, <text:span text:style-name="T4">Lect. Notes Phys</text:span>. 650:299–310</text:p>
          </table:table-cell>
        </table:table-row>
        <table:table-row>
          <table:table-cell table:style-name="Table13.A1" office:value-type="string">
            <text:p text:style-name="T_5f_JGA_5f_Entrada_5f_Bibliografia">[<text:sequence text:ref-name="refReferencia17" text:name="Referencia" text:formula="ooow:Referencia+1" style:num-format="1">18</text:sequence>]</text:p>
          </table:table-cell>
          <table:table-cell table:style-name="Table13.A1" office:value-type="string">
            <text:p text:style-name="T_5f_JGA_5f_Entrada_5f_Bibliografia">Langtangen HP, 2009. <text:span text:style-name="T4">A Primer on Scientific Programming with Python</text:span>, Springer. </text:p>
          </table:table-cell>
        </table:table-row>
        <table:table-row>
          <table:table-cell table:style-name="Table13.A1" office:value-type="string">
            <text:p text:style-name="T_5f_JGA_5f_Entrada_5f_Bibliografia">[<text:sequence text:ref-name="refReferencia18" text:name="Referencia" text:formula="ooow:Referencia+1" style:num-format="1">19</text:sequence>]</text:p>
          </table:table-cell>
          <table:table-cell table:style-name="Table13.A1" office:value-type="string">
            <text:p text:style-name="T_5f_JGA_5f_Entrada_5f_Bibliografia">Malthus TR, 1798. An Essay on the Principle of Population. Versión digital: http://129.237.201.53/books/malthus/population/malthus.pdf</text:p>
          </table:table-cell>
        </table:table-row>
        <table:table-row>
          <table:table-cell table:style-name="Table13.A1" office:value-type="string">
            <text:p text:style-name="T_5f_JGA_5f_Entrada_5f_Bibliografia">[<text:sequence text:ref-name="refReferencia19" text:name="Referencia" text:formula="ooow:Referencia+1" style:num-format="1">20</text:sequence>]</text:p>
          </table:table-cell>
          <table:table-cell table:style-name="Table13.A1" office:value-type="string">
            <text:p text:style-name="T_5f_JGA_5f_Entrada_5f_Bibliografia">MATPLOTLIB, sitio oficial, http://matplotlib.sourceforge.net.</text:p>
          </table:table-cell>
        </table:table-row>
        <table:table-row>
          <table:table-cell table:style-name="Table13.A1" office:value-type="string">
            <text:p text:style-name="T_5f_JGA_5f_Entrada_5f_Bibliografia">[<text:sequence text:ref-name="refReferencia20" text:name="Referencia" text:formula="ooow:Referencia+1" style:num-format="1">21</text:sequence>]</text:p>
          </table:table-cell>
          <table:table-cell table:style-name="Table13.A1" office:value-type="string">
            <text:p text:style-name="T_5f_JGA_5f_Entrada_5f_Bibliografia">May RM, 1976. Models for two interacting populations, in <text:span text:style-name="T4">Theoretical ecology: principles and applications</text:span>, pp. 49-71, Saunders Ed., Philadelphia.</text:p>
          </table:table-cell>
        </table:table-row>
        <table:table-row>
          <table:table-cell table:style-name="Table13.A1" office:value-type="string">
            <text:p text:style-name="T_5f_JGA_5f_Entrada_5f_Bibliografia">[<text:sequence text:ref-name="refReferencia21" text:name="Referencia" text:formula="ooow:Referencia+1" style:num-format="1">22</text:sequence>]</text:p>
          </table:table-cell>
          <table:table-cell table:style-name="Table13.A1" office:value-type="string">
            <text:p text:style-name="T_5f_JGA_5f_Entrada_5f_Bibliografia">Motter A, Lai Y-C, 2002. Cascade-based attacks on complex networks. <text:span text:style-name="Emphasis">Phys Rev E</text:span> 66:065102.</text:p>
          </table:table-cell>
        </table:table-row>
        <table:table-row>
          <table:table-cell table:style-name="Table13.A1" office:value-type="string">
            <text:p text:style-name="T_5f_JGA_5f_Entrada_5f_Bibliografia">[<text:sequence text:ref-name="refReferencia22" text:name="Referencia" text:formula="ooow:Referencia+1" style:num-format="1">23</text:sequence>]</text:p>
          </table:table-cell>
          <table:table-cell table:style-name="Table13.A1" office:value-type="string">
            <text:p text:style-name="T_5f_JGA_5f_Entrada_5f_Bibliografia">Python, sitio oficial, http://www.python.org</text:p>
          </table:table-cell>
        </table:table-row>
        <table:table-row>
          <table:table-cell table:style-name="Table13.A1" office:value-type="string">
            <text:p text:style-name="T_5f_JGA_5f_Entrada_5f_Bibliografia">[<text:sequence text:ref-name="refReferencia23" text:name="Referencia" text:formula="ooow:Referencia+1" style:num-format="1">24</text:sequence>]</text:p>
          </table:table-cell>
          <table:table-cell table:style-name="Table13.A1" office:value-type="string">
            <text:p text:style-name="T_5f_JGA_5f_Entrada_5f_Bibliografia">Runge MC, Sanders-Reed CA, Fonnesbeck CJ. <text:s/>2007. <text:s/>A core stochastic population projectionmodel for Florida manatees (Trichechus manatus latirostris). <text:s/><text:span text:style-name="T4">U.S. Geological Survey Open-File, Report</text:span> 2007-1082. <text:s/>41 pp. </text:p>
          </table:table-cell>
        </table:table-row>
        <table:table-row>
          <table:table-cell table:style-name="Table13.A1" office:value-type="string">
            <text:p text:style-name="T_5f_JGA_5f_Entrada_5f_Bibliografia">[<text:sequence text:ref-name="refReferencia24" text:name="Referencia" text:formula="ooow:Referencia+1" style:num-format="1">25</text:sequence>]</text:p>
          </table:table-cell>
          <table:table-cell table:style-name="Table13.A1" office:value-type="string">
            <text:p text:style-name="P86">Sahasrabudhe S,Motter A, 2011. Rescuing ecosystems from extinction cascades through compensatory perturbations. <text:span text:style-name="T4">Nature Communications </text:span>2, 170.</text:p>
          </table:table-cell>
        </table:table-row>
        <table:table-row>
          <table:table-cell table:style-name="Table13.A1" office:value-type="string">
            <text:p text:style-name="T_5f_JGA_5f_Entrada_5f_Bibliografia">[<text:sequence text:ref-name="refReferencia25" text:name="Referencia" text:formula="ooow:Referencia+1" style:num-format="1">26</text:sequence>]</text:p>
          </table:table-cell>
          <table:table-cell table:style-name="Table13.A1" office:value-type="string">
            <text:p text:style-name="P85">Summerfeld M, 2007. <text:span text:style-name="T4">Rapid GUI Programming with Python and Qt: The Definitive Guide to PyQt Programming. </text:span><text:span text:style-name="T8">Prentice Hall.</text:span></text:p>
          </table:table-cell>
        </table:table-row>
        <table:table-row>
          <table:table-cell table:style-name="Table13.A1" office:value-type="string">
            <text:p text:style-name="T_5f_JGA_5f_Entrada_5f_Bibliografia">[<text:sequence text:ref-name="refReferencia26" text:name="Referencia" text:formula="ooow:Referencia+1" style:num-format="1">27</text:sequence>]</text:p>
          </table:table-cell>
          <table:table-cell table:style-name="Table13.A1" office:value-type="string">
            <text:p text:style-name="P85">Verhulst PF, 1844. Recherches mathématiques sur la loi d'accroissement de la population, <text:span text:style-name="T4">Mémoires de l'Académie Royale des Sciences, des Lettres et des Beaux-Arts de Belgique</text:span>, 18: 1-42. http://resolver.sub.uni-goettingen.de/purl?PPN129323640_0018</text:p>
          </table:table-cell>
        </table:table-row>
      </table:table>
      <text:list xml:id="list112210839292262" text:continue-numbering="true" text:style-name="Outline">
        <text:list-item>
          <text:h text:style-name="P104" text:outline-level="1">Apéndice. Análisis de estabilidad</text:h>
        </text:list-item>
      </text:list>
      <text:p text:style-name="P81">En esta sección se estudia la estabilidad de una comunidad mutualista formada por dos especies, una de cada clase, a las que por sencillez denominamos <text:span text:style-name="T4">N</text:span><text:span text:style-name="T14">1</text:span> y <text:span text:style-name="T4">N</text:span><text:span text:style-name="T14">2</text:span>. El sistema <text:sequence-ref text:reference-format="text" text:ref-name="refTable8">(2.9)</text:sequence-ref> se escribe:</text:p>
      <text:p text:style-name="T_5f_JGA_5f_Texto_5f_Append"/>
      <text:p text:style-name="T_5f_JGA_5f_Texto_5f_Append"><draw:frame draw:style-name="fr9" draw:name="Object28" text:anchor-type="paragraph" svg:width="5.846cm" svg:height="1.229cm" draw:z-index="54"><draw:object xlink:href="./Object 29" xlink:type="simple" xlink:show="embed" xlink:actuate="onLoad"/><draw:image xlink:href="./ObjectReplacements/Object 29" xlink:type="simple" xlink:show="embed" xlink:actuate="onLoad"/></draw:frame></text:p>
      <text:p text:style-name="T_5f_JGA_5f_Texto_5f_Append"/>
      <text:p text:style-name="T_5f_JGA_5f_Texto_5f_Append"><draw:frame draw:style-name="fr9" draw:name="Object29" text:anchor-type="paragraph" svg:width="5.969cm" svg:height="1.229cm" draw:z-index="55"><draw:object xlink:href="./Object 30" xlink:type="simple" xlink:show="embed" xlink:actuate="onLoad"/><draw:image xlink:href="./ObjectReplacements/Object 30" xlink:type="simple" xlink:show="embed" xlink:actuate="onLoad"/></draw:frame><draw:frame draw:style-name="fr1" draw:name="Frame21" text:anchor-type="char" svg:x="13.799cm" svg:y="0.019cm" svg:width="2.118cm" draw:z-index="53"><draw:text-box fo:min-height="1.002cm"><text:p text:style-name="P70"><text:s/>(A. <text:sequence text:ref-name="refFormula0" text:name="Formula" text:formula="ooow:Formula+1" style:num-format="1">1</text:sequence>) </text:p></draw:text-box></draw:frame></text:p>
      <text:p text:style-name="T_5f_JGA_5f_Texto_5f_Append"/>
      <text:p text:style-name="P49">Llamarmos <text:span text:style-name="T12">f</text:span><text:span text:style-name="T14">1</text:span>(<text:span text:style-name="T4">N</text:span><text:span text:style-name="T14">1</text:span>,<text:span text:style-name="T4">N</text:span><text:span text:style-name="T14">2</text:span>) a la primera ecuación y<text:span text:style-name="T12"> f</text:span><text:span text:style-name="T14">2</text:span>(<text:span text:style-name="T4">N</text:span><text:span text:style-name="T14">1</text:span>,<text:span text:style-name="T4">N</text:span><text:span text:style-name="T14">2</text:span>) a la segunda. Los puntos fijos son aquellos para los que la derivada se anula. Pueden identificarse con facilidad los pares de valores que definen los cinco de este sistema.</text:p>
      <text:p text:style-name="T_5f_JGA_5f_Texto_5f_Append">a) <text:span text:style-name="T4">N</text:span><text:span text:style-name="T14">1</text:span><text:span text:style-name="T61">'</text:span>= 0, <text:span text:style-name="T4">N</text:span><text:span text:style-name="T14">2</text:span><text:span text:style-name="T61">'</text:span>= 0</text:p>
      <text:p text:style-name="T_5f_JGA_5f_Texto_5f_Append">b) <text:span text:style-name="T4">N</text:span><text:span text:style-name="T14">1</text:span><text:span text:style-name="T61">'</text:span>= 0, <text:span text:style-name="T4">N</text:span><text:span text:style-name="T14">2</text:span><text:span text:style-name="T61">'</text:span>= <text:s/><text:span text:style-name="T4">K</text:span><text:span text:style-name="T14">2</text:span></text:p>
      <text:p text:style-name="P71">c) <text:span text:style-name="T4">N</text:span><text:span text:style-name="T14">1</text:span><text:span text:style-name="T61">'</text:span>= <text:span text:style-name="T4">K</text:span><text:span text:style-name="T20">1</text:span>, <text:span text:style-name="T4">N</text:span><text:span text:style-name="T14">2</text:span><text:span text:style-name="T61">'</text:span>= <text:s/>0</text:p>
      <text:p text:style-name="P71">d) <text:span text:style-name="T4">N</text:span><text:span text:style-name="T14">1</text:span><text:span text:style-name="T61">'</text:span>= <text:span text:style-name="T4">K</text:span><text:span text:style-name="T20">1</text:span>, <text:span text:style-name="T4">N</text:span><text:span text:style-name="T14">2</text:span><text:span text:style-name="T61">'</text:span>= <text:span text:style-name="T4">K</text:span><text:span text:style-name="T14">2</text:span></text:p>
      <text:p text:style-name="P71"><text:span text:style-name="T31">e) </text:span><text:span text:style-name="T36">N</text:span><text:span text:style-name="T22">1</text:span><text:span text:style-name="T62">'</text:span><text:span text:style-name="T38">= </text:span><text:span text:style-name="T36">-K</text:span><text:span text:style-name="T21">2 </text:span><text:span text:style-name="T36">/</text:span><text:span text:style-name="T39">b</text:span><text:span text:style-name="T23">21</text:span><text:span text:style-name="T38">, </text:span><text:span text:style-name="T36">N</text:span><text:span text:style-name="T22">2</text:span><text:span text:style-name="T62">'</text:span><text:span text:style-name="T38">= </text:span><text:span text:style-name="T36">-K</text:span><text:span text:style-name="T23">1</text:span><text:span text:style-name="T21"> </text:span><text:span text:style-name="T36">/</text:span><text:span text:style-name="T39">b</text:span><text:span text:style-name="T23">12</text:span></text:p>
      <text:p text:style-name="P79">Para estudiar la estabilidad hay que construir la matriz jacobiana.</text:p>
      <text:p text:style-name="P76"><draw:frame draw:style-name="fr12" draw:name="Object30" text:anchor-type="as-char" svg:y="-1.044cm" svg:width="7.184cm" svg:height="1.235cm" draw:z-index="56"><draw:object xlink:href="./Object 31" xlink:type="simple" xlink:show="embed" xlink:actuate="onLoad"/><draw:image xlink:href="./ObjectReplacements/Object 31" xlink:type="simple" xlink:show="embed" xlink:actuate="onLoad"/></draw:frame></text:p>
      <text:p text:style-name="P13"><draw:frame draw:style-name="fr11" draw:name="Object32" text:anchor-type="char" svg:x="4.658cm" svg:y="0.464cm" svg:width="6.135cm" svg:height="1.238cm" draw:z-index="58"><draw:object xlink:href="./Object 33" xlink:type="simple" xlink:show="embed" xlink:actuate="onLoad"/><draw:image xlink:href="./ObjectReplacements/Object 33" xlink:type="simple" xlink:show="embed" xlink:actuate="onLoad"/></draw:frame></text:p>
      <text:p text:style-name="P72"/>
      <text:p text:style-name="P78"/>
      <text:p text:style-name="P72"><draw:frame draw:style-name="fr11" draw:name="Object33" text:anchor-type="char" svg:x="4.658cm" svg:y="0.459cm" svg:width="6.172cm" svg:height="1.238cm" draw:z-index="59"><draw:object xlink:href="./Object 34" xlink:type="simple" xlink:show="embed" xlink:actuate="onLoad"/><draw:image xlink:href="./ObjectReplacements/Object 34" xlink:type="simple" xlink:show="embed" xlink:actuate="onLoad"/></draw:frame></text:p>
      <text:p text:style-name="P72"/>
      <text:p text:style-name="P72"/>
      <text:p text:style-name="P72"><draw:frame draw:style-name="fr13" draw:name="Object31" text:anchor-type="char" svg:x="4.6cm" svg:y="0.178cm" svg:width="7.214cm" svg:height="1.238cm" draw:z-index="57"><draw:object xlink:href="./Object 32" xlink:type="simple" xlink:show="embed" xlink:actuate="onLoad"/><draw:image xlink:href="./ObjectReplacements/Object 32" xlink:type="simple" xlink:show="embed" xlink:actuate="onLoad"/></draw:frame></text:p>
      <text:p text:style-name="P72"><draw:frame draw:style-name="fr1" draw:name="Frame22" text:anchor-type="char" svg:x="13.799cm" svg:y="0.019cm" svg:width="2.118cm" draw:z-index="60"><draw:text-box fo:min-height="1.002cm"><text:p text:style-name="P70"><text:s/>(A. <text:sequence text:ref-name="refFormula1" text:name="Formula" text:formula="ooow:Formula+1" style:num-format="1">2</text:sequence>) </text:p></draw:text-box></draw:frame></text:p>
      <text:p text:style-name="P73"/>
      <text:p text:style-name="P80"><draw:frame draw:style-name="fr14" draw:name="Object34" text:anchor-type="char" svg:y="0cm" svg:width="9.888cm" svg:height="1.722cm" draw:z-index="61"><draw:object xlink:href="./Object 35" xlink:type="simple" xlink:show="embed" xlink:actuate="onLoad"/><draw:image xlink:href="./ObjectReplacements/Object 35" xlink:type="simple" xlink:show="embed" xlink:actuate="onLoad"/></draw:frame></text:p>
      <text:p text:style-name="P73"/>
      <text:p text:style-name="P73"><draw:frame draw:style-name="fr1" draw:name="Frame23" text:anchor-type="char" svg:x="13.799cm" svg:y="0.019cm" svg:width="2.118cm" draw:z-index="62"><draw:text-box fo:min-height="0.704cm"><text:p text:style-name="P70"><text:s/>(A. <text:sequence text:ref-name="refFormula2" text:name="Formula" text:formula="ooow:Formula+1" style:num-format="1">3</text:sequence>) </text:p></draw:text-box></draw:frame></text:p>
      <text:p text:style-name="P73"/>
      <text:p text:style-name="P8">A continuación se calcula el Jacobiano de cada uno de los cinco puntos fijos.</text:p>
      <text:p text:style-name="P8"><text:span text:style-name="T12">a)</text:span> <text:s/><text:span text:style-name="T4">N</text:span><text:span text:style-name="T14">1</text:span><text:span text:style-name="T61">'</text:span>= 0, <text:span text:style-name="T4">N</text:span><text:span text:style-name="T14">2</text:span><text:span text:style-name="T61">'</text:span>= 0</text:p>
      <text:p text:style-name="P8"><draw:frame draw:style-name="fr14" draw:name="Object35" text:anchor-type="char" svg:y="0cm" svg:width="5.493cm" svg:height="1.138cm" draw:z-index="63"><draw:object xlink:href="./Object 36" xlink:type="simple" xlink:show="embed" xlink:actuate="onLoad"/><draw:image xlink:href="./ObjectReplacements/Object 36" xlink:type="simple" xlink:show="embed" xlink:actuate="onLoad"/></draw:frame></text:p>
      <text:p text:style-name="P8"/>
      <text:p text:style-name="P8"><draw:frame draw:style-name="fr11" draw:name="Object36" text:anchor-type="char" svg:x="6.154cm" svg:y="0.681cm" svg:width="2.745cm" svg:height="0.529cm" draw:z-index="81"><draw:object xlink:href="./Object 37" xlink:type="simple" xlink:show="embed" xlink:actuate="onLoad"/><draw:image xlink:href="./ObjectReplacements/Object 37" xlink:type="simple" xlink:show="embed" xlink:actuate="onLoad"/></draw:frame><draw:frame draw:style-name="fr1" draw:name="Frame24" text:anchor-type="char" svg:x="13.799cm" svg:y="0.439cm" svg:width="2.118cm" draw:z-index="90"><draw:text-box fo:min-height="0.623cm"><text:p text:style-name="P70"><text:s/>(A. <text:sequence text:ref-name="refFormula3" text:name="Formula" text:formula="ooow:Formula+1" style:num-format="1">4</text:sequence>) </text:p></draw:text-box></draw:frame></text:p>
      <text:p text:style-name="P8"/>
      <text:p text:style-name="P8">Para que el punto sea estable es necesario que los dos autovalores sean negativos. Lo normal es que en las comunidades mutualistas las tasas de crecimiento vegetativo sean negativas y por tanto el estado de extinción total es un punto estable, que el sistema no puede abandonar.</text:p>
      <text:p text:style-name="P8"><text:span text:style-name="T12">b)</text:span> <text:s/><text:span text:style-name="T4">N</text:span><text:span text:style-name="T14">1</text:span><text:span text:style-name="T61">'</text:span>= 0, <text:span text:style-name="T4">N</text:span><text:span text:style-name="T14">2</text:span><text:span text:style-name="T61">'</text:span>= <text:s/><text:span text:style-name="T4">K</text:span><text:span text:style-name="T14">2</text:span></text:p>
      <text:p text:style-name="P8"><draw:frame draw:style-name="fr14" draw:name="Object37" text:anchor-type="char" svg:y="0cm" svg:width="7.618cm" svg:height="1.353cm" draw:z-index="82"><draw:object xlink:href="./Object 38" xlink:type="simple" xlink:show="embed" xlink:actuate="onLoad"/><draw:image xlink:href="./ObjectReplacements/Object 38" xlink:type="simple" xlink:show="embed" xlink:actuate="onLoad"/></draw:frame></text:p>
      <text:p text:style-name="P8"/>
      <text:p text:style-name="P73"/>
      <text:p text:style-name="P73"><draw:frame draw:style-name="fr11" draw:name="Object38" text:anchor-type="char" svg:x="6.101cm" svg:y="0.489cm" svg:width="5.142cm" svg:height="1.238cm" draw:z-index="83"><draw:object xlink:href="./Object 39" xlink:type="simple" xlink:show="embed" xlink:actuate="onLoad"/><draw:image xlink:href="./ObjectReplacements/Object 39" xlink:type="simple" xlink:show="embed" xlink:actuate="onLoad"/></draw:frame></text:p>
      <text:p text:style-name="P73"><draw:frame draw:style-name="fr1" draw:name="Frame25" text:anchor-type="char" svg:x="13.799cm" svg:y="0.439cm" svg:width="2.118cm" draw:z-index="91"><draw:text-box fo:min-height="0.623cm"><text:p text:style-name="P70"><text:s/>(A. <text:sequence text:ref-name="refFormula4" text:name="Formula" text:formula="ooow:Formula+1" style:num-format="1">5</text:sequence>) </text:p></draw:text-box></draw:frame></text:p>
      <text:p text:style-name="P73"/>
      <text:p text:style-name="P9">Es un punto inestable, puesto que <text:span text:style-name="T51">l</text:span><text:span text:style-name="T44">2 </text:span>es positivo y <text:span text:style-name="T51">l</text:span><text:span text:style-name="T44">1</text:span> puede ser positivo o negativo en función del valor de <text:span text:style-name="T39">b</text:span><text:span text:style-name="T23">12</text:span>. Desde el punto de vista biológico, indica que una especie desaparece si lo hace la otra.</text:p>
      <text:p text:style-name="P9">Luego este punto es un punto silla inestable</text:p>
      <text:list xml:id="list818762280" text:style-name="L3">
        <text:list-header>
          <text:p text:style-name="P96"><text:span text:style-name="T10">c) </text:span><text:span text:style-name="T4"><text:s/>N</text:span><text:span text:style-name="T14">1</text:span><text:span text:style-name="T61">'</text:span>= <text:span text:style-name="T4">K</text:span><text:span text:style-name="T20">1</text:span>, <text:span text:style-name="T4">N</text:span><text:span text:style-name="T14">2</text:span><text:span text:style-name="T61">'</text:span>= <text:s/>0</text:p>
        </text:list-header>
      </text:list>
      <text:p text:style-name="P8"><draw:frame draw:style-name="fr14" draw:name="Object39" text:anchor-type="char" svg:y="0cm" svg:width="7.624cm" svg:height="1.353cm" draw:z-index="84"><draw:object xlink:href="./Object 40" xlink:type="simple" xlink:show="embed" xlink:actuate="onLoad"/><draw:image xlink:href="./ObjectReplacements/Object 40" xlink:type="simple" xlink:show="embed" xlink:actuate="onLoad"/></draw:frame></text:p>
      <text:p text:style-name="P8"/>
      <text:p text:style-name="P8"/>
      <text:list xml:id="list112210308009354" text:continue-numbering="true" text:style-name="L3">
        <text:list-header>
          <text:p text:style-name="P98"><draw:frame draw:style-name="fr11" draw:name="Object40" text:anchor-type="char" svg:x="6.101cm" svg:y="0.489cm" svg:width="5.161cm" svg:height="1.238cm" draw:z-index="85"><draw:object xlink:href="./Object 41" xlink:type="simple" xlink:show="embed" xlink:actuate="onLoad"/><draw:image xlink:href="./ObjectReplacements/Object 41" xlink:type="simple" xlink:show="embed" xlink:actuate="onLoad"/></draw:frame></text:p>
        </text:list-header>
      </text:list>
      <text:p text:style-name="P73"><draw:frame draw:style-name="fr1" draw:name="Frame26" text:anchor-type="char" svg:x="13.799cm" svg:y="0.439cm" svg:width="2.118cm" draw:z-index="92"><draw:text-box fo:min-height="0.623cm"><text:p text:style-name="P70"><text:s/>(A. <text:sequence text:ref-name="refFormula5" text:name="Formula" text:formula="ooow:Formula+1" style:num-format="1">6</text:sequence>) </text:p></draw:text-box></draw:frame></text:p>
      <text:p text:style-name="P73"/>
      <text:p text:style-name="P8">Es otro punto inestable por el valor positivo de <text:span text:style-name="T51">l</text:span><text:span text:style-name="T44">1</text:span> y tiene significado biológico análogo al anterior.</text:p>
      <text:list xml:id="list112209467214112" text:continue-numbering="true" text:style-name="L3">
        <text:list-header>
          <text:p text:style-name="P97"><text:span text:style-name="T10">d) </text:span><text:span text:style-name="T4"><text:s/>N</text:span><text:span text:style-name="T14">1</text:span><text:span text:style-name="T61">'</text:span>= <text:span text:style-name="T4">K</text:span><text:span text:style-name="T20">1</text:span>, <text:span text:style-name="T4">N</text:span><text:span text:style-name="T14">2</text:span><text:span text:style-name="T61">'</text:span>= <text:span text:style-name="T4">K</text:span><text:span text:style-name="T14">2</text:span></text:p>
        </text:list-header>
      </text:list>
      <text:p text:style-name="P10"><draw:frame draw:style-name="fr10" draw:name="Object41" text:anchor-type="paragraph" svg:x="4.919cm" svg:y="0.069cm" svg:width="9.749cm" svg:height="1.568cm" draw:z-index="119"><draw:object xlink:href="./Object 49" xlink:type="simple" xlink:show="embed" xlink:actuate="onLoad"/><draw:image xlink:href="./ObjectReplacements/Object 49" xlink:type="simple" xlink:show="embed" xlink:actuate="onLoad"/></draw:frame></text:p>
      <text:p text:style-name="P10"/>
      <text:p text:style-name="P10"><draw:frame draw:style-name="fr10" draw:name="Object42" text:anchor-type="paragraph" svg:x="4.165cm" svg:y="0.303cm" svg:width="7.562cm" svg:height="1.238cm" draw:z-index="86"><draw:object xlink:href="./Object 43" xlink:type="simple" xlink:show="embed" xlink:actuate="onLoad"/><draw:image xlink:href="./ObjectReplacements/Object 43" xlink:type="simple" xlink:show="embed" xlink:actuate="onLoad"/></draw:frame><text:soft-page-break/></text:p>
      <text:p text:style-name="P10"><draw:frame draw:style-name="fr1" draw:name="Frame27" text:anchor-type="char" svg:x="13.799cm" svg:y="0.175cm" svg:width="2.118cm" draw:z-index="93"><draw:text-box fo:min-height="0.623cm"><text:p text:style-name="P70"><text:s/>(A. <text:sequence text:ref-name="refFormula6" text:name="Formula" text:formula="ooow:Formula+1" style:num-format="1">7</text:sequence>) </text:p></draw:text-box></draw:frame></text:p>
      <text:p text:style-name="P10"/>
      <text:p text:style-name="P11">Como las tasas <text:span text:style-name="T4">r</text:span> son negativas es necesario que los términos entre paréntesis también lo sean para que el punto sea estable. Esto se cumple si <text:span text:style-name="T53">b</text:span><text:span text:style-name="T14">12</text:span> &lt; - <text:span text:style-name="T4">K</text:span><text:span text:style-name="T14">1</text:span>/<text:span text:style-name="T4">K</text:span><text:span text:style-name="T14">2</text:span> y <text:span text:style-name="T53">b</text:span><text:span text:style-name="T14">21</text:span> &lt; - <text:span text:style-name="T4">K</text:span><text:span text:style-name="T14">2</text:span>/<text:span text:style-name="T4">K</text:span><text:span text:style-name="T14">1.</text:span> El significado biológico de esta condición es claro. Con valores de lambda superiores a estos, el crecimiento mutualista no compensa la caída de población que causa la tasa vegetativa y las poblaciones caen del nivel máximo a la extinción. Por el contrario, si son inferiores el mutualismo predomina sobre la caída vegetativa y las especies crecen hacia los máximos, que constituyen el segundo punto estable del sistema.</text:p>
      <text:p text:style-name="P10"><text:span text:style-name="T12">e)</text:span> <text:s/><text:span text:style-name="T7">N</text:span><text:span text:style-name="T22">1</text:span><text:span text:style-name="T62">'</text:span><text:span text:style-name="T60">= </text:span><text:span text:style-name="T7">-K</text:span><text:span text:style-name="T23">2 </text:span><text:span text:style-name="T7">/</text:span><text:span text:style-name="T54">b</text:span><text:span text:style-name="T23">21</text:span><text:span text:style-name="T60">, </text:span><text:span text:style-name="T7">N</text:span><text:span text:style-name="T22">2</text:span><text:span text:style-name="T62">'</text:span><text:span text:style-name="T60">= </text:span><text:span text:style-name="T7">-K</text:span><text:span text:style-name="T23">1</text:span><text:span text:style-name="T21"> </text:span><text:span text:style-name="T7">/</text:span><text:span text:style-name="T54">b</text:span><text:span text:style-name="T23">12</text:span></text:p>
      <text:p text:style-name="P74"><draw:frame draw:style-name="fr15" draw:name="Object43" text:anchor-type="paragraph" svg:x="3.126cm" svg:y="0.263cm" svg:width="9.19cm" svg:height="1.568cm" draw:z-index="87"><draw:object xlink:href="./Object 44" xlink:type="simple" xlink:show="embed" xlink:actuate="onLoad"/><draw:image xlink:href="./ObjectReplacements/Object 44" xlink:type="simple" xlink:show="embed" xlink:actuate="onLoad"/></draw:frame></text:p>
      <text:p text:style-name="P74"><draw:frame draw:style-name="fr1" draw:name="Frame28" text:anchor-type="char" svg:x="13.799cm" svg:y="0.621cm" svg:width="2.118cm" draw:z-index="94"><draw:text-box fo:min-height="0.623cm"><text:p text:style-name="P70"><text:s/>(A. <text:sequence text:ref-name="refFormula7" text:name="Formula" text:formula="ooow:Formula+1" style:num-format="1">8</text:sequence>) </text:p></draw:text-box></draw:frame></text:p>
      <text:p text:style-name="P74"/>
      <text:p text:style-name="P77"><text:line-break/>El determinante tiene la forma:</text:p>
      <text:p text:style-name="P75"><text:s/><draw:frame draw:style-name="fr11" draw:name="Object44" text:anchor-type="char" svg:x="4.819cm" svg:y="0.293cm" svg:width="5.831cm" svg:height="1.238cm" draw:z-index="88"><draw:object xlink:href="./Object 45" xlink:type="simple" xlink:show="embed" xlink:actuate="onLoad"/><draw:image xlink:href="./ObjectReplacements/Object 45" xlink:type="simple" xlink:show="embed" xlink:actuate="onLoad"/></draw:frame></text:p>
      <text:p text:style-name="P75"/>
      <text:p text:style-name="P75"/>
      <text:p text:style-name="P15"><text:span text:style-name="T11">Llamando </text:span><text:span text:style-name="T10">A</text:span><text:span text:style-name="T11"> al primer término entre paréntesis y </text:span><text:span text:style-name="T10">B</text:span><text:span text:style-name="T11"> al segundo, y teniendo en cuenta que las r son negativas, se construye la siguiente tabla para averiguar el signo de los autovalores. </text:span></text:p>
      <table:table table:name="Table10" table:style-name="Table10">
        <table:table-column table:style-name="Table10.A" table:number-columns-repeated="3"/>
        <table:table-column table:style-name="Table10.D"/>
        <table:table-row>
          <table:table-cell table:style-name="Table10.A1" office:value-type="string">
            <text:p text:style-name="T_5f_JGA_5f_Texto"/>
          </table:table-cell>
          <table:table-cell table:style-name="Table10.A1" office:value-type="string">
            <text:p text:style-name="T_5f_JGA_5f_Texto">&gt;0</text:p>
          </table:table-cell>
          <table:table-cell table:style-name="Table10.A1" office:value-type="string">
            <text:p text:style-name="T_5f_JGA_5f_Texto">0</text:p>
          </table:table-cell>
          <table:table-cell table:style-name="Table10.D1" office:value-type="string">
            <text:p text:style-name="T_5f_JGA_5f_Texto">&lt;0</text:p>
          </table:table-cell>
        </table:table-row>
        <table:table-row>
          <table:table-cell table:style-name="Table10.A2" office:value-type="string">
            <text:p text:style-name="P25">A</text:p>
          </table:table-cell>
          <table:table-cell table:style-name="Table10.A2" office:value-type="string">
            <text:p text:style-name="P11"><text:span text:style-name="T53">b</text:span><text:span text:style-name="T14">21</text:span> &gt; - <text:span text:style-name="T4">K</text:span><text:span text:style-name="T14">2</text:span>/<text:span text:style-name="T4">K</text:span><text:span text:style-name="T14">1</text:span></text:p>
          </table:table-cell>
          <table:table-cell table:style-name="Table10.A2" office:value-type="string">
            <text:p text:style-name="P11"><text:span text:style-name="T53">b</text:span><text:span text:style-name="T14">21</text:span> = - <text:span text:style-name="T4">K</text:span><text:span text:style-name="T14">2</text:span>/<text:span text:style-name="T4">K</text:span><text:span text:style-name="T14">1</text:span></text:p>
          </table:table-cell>
          <table:table-cell table:style-name="Table10.D2" office:value-type="string">
            <text:p text:style-name="P11"><text:span text:style-name="T53">b</text:span><text:span text:style-name="T14">21</text:span> &lt; - <text:span text:style-name="T4">K</text:span><text:span text:style-name="T14">2</text:span>/<text:span text:style-name="T4">K</text:span><text:span text:style-name="T14">1</text:span></text:p>
          </table:table-cell>
        </table:table-row>
        <table:table-row>
          <table:table-cell table:style-name="Table10.A2" office:value-type="string">
            <text:p text:style-name="P25">B</text:p>
          </table:table-cell>
          <table:table-cell table:style-name="Table10.A2" office:value-type="string">
            <text:p text:style-name="P11"><text:span text:style-name="T53">b</text:span><text:span text:style-name="T14">12</text:span> &gt; - <text:span text:style-name="T4">K</text:span><text:span text:style-name="T24">1</text:span>/<text:span text:style-name="T4">K</text:span><text:span text:style-name="T24">2</text:span></text:p>
          </table:table-cell>
          <table:table-cell table:style-name="Table10.A2" office:value-type="string">
            <text:p text:style-name="P11"><text:span text:style-name="T53">b</text:span><text:span text:style-name="T14">12</text:span> = - <text:span text:style-name="T4">K</text:span><text:span text:style-name="T24">1</text:span>/<text:span text:style-name="T4">K</text:span><text:span text:style-name="T24">2</text:span></text:p>
          </table:table-cell>
          <table:table-cell table:style-name="Table10.D2" office:value-type="string">
            <text:p text:style-name="P11"><text:span text:style-name="T53">b</text:span><text:span text:style-name="T14">12</text:span> &lt; - <text:span text:style-name="T4">K</text:span><text:span text:style-name="T24">1</text:span>/<text:span text:style-name="T4">K</text:span><text:span text:style-name="T24">2</text:span></text:p>
          </table:table-cell>
        </table:table-row>
      </table:table>
      <text:p text:style-name="P12"/>
      <text:p text:style-name="P14"><text:span text:style-name="T11">Si </text:span><text:span text:style-name="T10">A</text:span><text:span text:style-name="T11"> y </text:span><text:span text:style-name="T10">B</text:span><text:span text:style-name="T11"> son del mismo signo hay dos raíces reales, una positiva y otra negativa, el sistema es inestable. Si son de distinto signo, las soluciones son dos raíces imaginarias y parte real cero, de manera que tampoco resultan estables, como en el caso degenerado de que </text:span><text:span text:style-name="T10">A </text:span><text:span text:style-name="T11">y </text:span><text:span text:style-name="T10">B</text:span><text:span text:style-name="T11"> valgan 0. Este punto inestable es el mínimo vital. Por encima, las tasas de crecimiento equivalentes en la ecuación </text:span><text:span text:style-name="T11"><text:sequence-ref text:reference-format="text" text:ref-name="refFormula0"> (A. 1) </text:sequence-ref></text:span><text:span text:style-name="T11"> son positivas y las poblaciones crecen hasta máximo, por debajo, se extinguen.</text:span></text:p>
      <text:p text:style-name="P12"><draw:frame draw:style-name="fr9" draw:name="Object45" text:anchor-type="paragraph" svg:width="7.957cm" svg:height="1.409cm" draw:z-index="89"><draw:object xlink:href="./Object 46" xlink:type="simple" xlink:show="embed" xlink:actuate="onLoad"/><draw:image xlink:href="./ObjectReplacements/Object 46" xlink:type="simple" xlink:show="embed" xlink:actuate="onLoad"/></draw:frame></text:p>
      <text:p text:style-name="P12"/>
      <text:p text:style-name="P9"><text:span text:style-name="T42">Nótese que los valores de </text:span><text:span text:style-name="T39">b</text:span><text:span text:style-name="T42"> que definen la frontera entre la estabilidad e inestabilidad de este punto son los mismos que hacen estable el punto de máximas poblaciones </text:span><text:span text:style-name="T42"><text:sequence-ref text:reference-format="text" text:ref-name="refFormula6"> (A. 7) </text:sequence-ref></text:span><text:span text:style-name="T4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Italic" style:font-family-generic="roman" style:font-pitch="variable" style:font-charset="x-symbol"/>
    <style:font-face style:name="Gill Sans MT" svg:font-family="'Gill Sans MT', sans-serif"/>
    <style:font-face style:name="Tahoma1" svg:font-family="Tahoma"/>
    <style:font-face style:name="Courier New1" svg:font-family="'Courier New'" style:font-family-generic="modern"/>
    <style:font-face style:name="Lucida Console1" svg:font-family="'Lucida Console'" style:font-family-generic="modern"/>
    <style:font-face style:name="Courier New" svg:font-family="'Courier New'" style:font-family-generic="modern" style:font-pitch="fixed"/>
    <style:font-face style:name="Lucida Console" svg:font-family="'Lucida Console'" style:font-adornments="Normal" style:font-family-generic="modern" style:font-pitch="fixed"/>
    <style:font-face style:name="Lucida Sans Typewriter" svg:font-family="'Lucida Sans Typewriter'" style:font-family-generic="modern" style:font-pitch="fixed"/>
    <style:font-face style:name="Lucida Sans Unicode1" svg:font-family="'Lucida Sans Unicode'" style:font-pitch="variable"/>
    <style:font-face style:name="Tahoma" svg:font-family="Tahoma" style:font-pitch="variable"/>
    <style:font-face style:name="Bitstream Vera Serif" svg:font-family="'Bitstream Vera Serif'" style:font-adornments="Roman" style:font-family-generic="roman" style:font-pitch="variable"/>
    <style:font-face style:name="Georgia2" svg:font-family="Georgia" style:font-family-generic="roman" style:font-pitch="variable"/>
    <style:font-face style:name="Georgia1" svg:font-family="Georgia" style:font-adornments="Normal"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Forte" svg:font-family="Forte" style:font-adornments="Negrita" style:font-family-generic="script" style:font-pitch="variable"/>
    <style:font-face style:name="Arial Rounded MT Bold" svg:font-family="'Arial Rounded MT Bold'" style:font-adornments="Normal" style:font-family-generic="swiss" style:font-pitch="variable"/>
    <style:font-face style:name="Berlin Sans FB" svg:font-family="'Berlin Sans FB'" style:font-adornments="Regular" style:font-family-generic="swiss" style:font-pitch="variable"/>
    <style:font-face style:name="Bitstream Vera Sans1" svg:font-family="'Bitstream Vera Sans'" style:font-adornments="Bold Oblique" style:font-family-generic="swiss" style:font-pitch="variable"/>
    <style:font-face style:name="Bitstream Vera Sans" svg:font-family="'Bitstream Vera Sans'" style:font-adornments="Negrita" style:font-family-generic="swiss" style:font-pitch="variable"/>
    <style:font-face style:name="Bitstream Vera Sans2" svg:font-family="'Bitstream Vera Sans'" style:font-adornments="Roman" style:font-family-generic="swiss" style:font-pitch="variable"/>
    <style:font-face style:name="Calibri" svg:font-family="Calibri" style:font-family-generic="swiss" style:font-pitch="variable"/>
    <style:font-face style:name="Century Gothic" svg:font-family="'Century Gothic'" style:font-adornments="Normal" style:font-family-generic="swiss" style:font-pitch="variable"/>
    <style:font-face style:name="Gill Sans MT1" svg:font-family="'Gill Sans MT'" style:font-family-generic="swiss" style:font-pitch="variable"/>
    <style:font-face style:name="Lucida Sans Unicode" svg:font-family="'Lucida Sans Unicode'" style:font-adornments="Normal" style:font-family-generic="swiss" style:font-pitch="variable"/>
    <style:font-face style:name="Maiandra GD2" svg:font-family="'Maiandra GD'" style:font-family-generic="swiss" style:font-pitch="variable"/>
    <style:font-face style:name="Maiandra GD1" svg:font-family="'Maiandra GD'" style:font-adornments="Cursiva" style:font-family-generic="swiss" style:font-pitch="variable"/>
    <style:font-face style:name="Maiandra GD" svg:font-family="'Maiandra GD'" style:font-adornments="Normal" style:font-family-generic="swiss" style:font-pitch="variable"/>
    <style:font-face style:name="Trebuchet MS" svg:font-family="'Trebuchet MS'" style:font-adornments="Bold" style:font-family-generic="swiss" style:font-pitch="variable"/>
    <style:font-face style:name="Trebuchet MS1" svg:font-family="'Trebuchet MS'" style:font-adornments="Negrita" style:font-family-generic="swiss" style:font-pitch="variable"/>
    <style:font-face style:name="Trebuchet MS2" svg:font-family="'Trebuchet MS'" style:font-adornments="Regular" style:font-family-generic="swiss" style:font-pitch="variable"/>
    <style:font-face style:name="Tw Cen MT Condensed Extra Bold" svg:font-family="'Tw Cen MT Condensed Extra 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1" style:font-size-asian="12pt" style:language-asian="es" style:country-asian="ES" style:font-name-complex="Tahoma"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1"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cm" fo:text-align="justify" style:justify-single-word="true" fo:orphans="0" fo:widows="0" style:page-number="auto" style:shadow="none" style:writing-mode="lr-tb"/>
      <style:text-properties style:use-window-font-color="true" style:font-name="Times New Roman" fo:font-family="'Times New Roman'" style:font-family-generic="roman" style:font-pitch="variable" fo:font-size="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list-style-name="" style:class="text" style:master-page-name="">
      <loext:graphic-properties draw:fill="none" draw:fill-color="#99ccff"/>
      <style:paragraph-properties fo:margin-top="0cm" fo:margin-bottom="0cm" loext:contextual-spacing="false" fo:text-align="justify" style:justify-single-word="false" fo:orphans="0" fo:widows="0" style:page-number="auto" fo:background-color="transparent" style:shadow="none" fo:keep-with-next="always">
        <style:tab-stops/>
      </style:paragraph-properties>
      <style:text-properties fo:color="#666699" style:font-name="Forte" fo:font-family="Forte" style:font-style-name="Negrita" style:font-family-generic="script" style:font-pitch="variable" fo:font-size="26pt" fo:font-weight="bold" style:font-name-asian="Lucida Sans Unicode1"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next-style-name="Text_20_body" style:default-outline-level="1" style:list-style-name="Outline" style:class="text" style:master-page-name="">
      <loext:graphic-properties draw:fill="none" draw:fill-color="#99ccff"/>
      <style:paragraph-properties fo:margin-left="0cm" fo:margin-right="0cm" fo:margin-top="0cm" fo:margin-bottom="1.499cm" loext:contextual-spacing="false" fo:line-height="60%" fo:text-align="justify" style:justify-single-word="false" fo:keep-together="always" fo:text-indent="0cm" style:auto-text-indent="false" style:page-number="auto" fo:break-before="auto" fo:break-after="auto" fo:background-color="transparent" fo:padding="0cm" fo:border="none" style:shadow="none" fo:keep-with-next="always" style:vertical-align="baseline" style:join-border="false">
        <style:tab-stops/>
        <style:drop-cap/>
      </style:paragraph-properties>
      <style:text-properties fo:color="#666699" style:text-outline="false" style:font-name="Trebuchet MS" fo:font-family="'Trebuchet MS'" style:font-style-name="Bold" style:font-family-generic="swiss" style:font-pitch="variable" fo:font-size="18pt" fo:text-shadow="none" fo:font-weight="bold" style:font-size-asian="115%" style:font-weight-asian="bold" style:font-size-complex="115%" style:font-weight-complex="bold" style:font-relief="none"/>
    </style:style>
    <style:style style:name="Heading_20_2" style:display-name="Heading 2" style:family="paragraph" style:default-outline-level="2" style:list-style-name="Outline" style:class="text" style:master-page-name="">
      <style:paragraph-properties fo:margin-left="0cm" fo:margin-right="0cm" fo:margin-top="0.6cm" fo:margin-bottom="0cm" loext:contextual-spacing="false" fo:line-height="100%" fo:text-align="justify" style:justify-single-word="false" fo:text-indent="0cm" style:auto-text-indent="false" style:page-number="auto" text:number-lines="false" text:line-number="0">
        <style:tab-stops/>
      </style:paragraph-properties>
      <style:text-properties fo:color="#666699" style:font-name="Trebuchet MS1" fo:font-family="'Trebuchet MS'" style:font-style-name="Negrita" style:font-family-generic="swiss" style:font-pitch="variable" fo:font-size="2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_5f_JGA_5f_Texto_5f_PrimeroTrasEncabezado" style:default-outline-level="3" style:list-style-name="Outline" style:class="text">
      <style:paragraph-properties fo:margin-left="0cm" fo:margin-right="0cm" fo:margin-top="0.499cm" fo:margin-bottom="0cm" loext:contextual-spacing="false" fo:text-align="justify" style:justify-single-word="false" fo:text-indent="0cm" style:auto-text-indent="false">
        <style:tab-stops/>
      </style:paragraph-properties>
      <style:text-properties style:font-name="Trebuchet MS1" fo:font-family="'Trebuchet MS'" style:font-style-name="Negrita" style:font-family-generic="swiss" style:font-pitch="variable"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master-page-name="">
      <style:paragraph-properties fo:margin-top="0cm" fo:margin-bottom="0.199cm" loext:contextual-spacing="false" style:page-number="auto" fo:break-before="auto" fo:break-after="auto" fo:keep-with-next="auto"/>
      <style:text-properties fo:color="#666699" style:font-name="Trebuchet MS" fo:font-family="'Trebuchet MS'" style:font-style-name="Bold"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9" style:display-name="Heading 9" style:family="paragraph" style:parent-style-name="Heading" style:next-style-name="Text_20_body" style:class="text" style:master-page-name="">
      <style:paragraph-properties style:page-number="auto"/>
      <style:text-properties style:font-name="Trebuchet MS2" fo:font-family="'Trebuchet MS'" style:font-style-name="Regular" style:font-family-generic="swiss" style:font-pitch="variable" fo:font-size="22pt"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List_20_1" style:display-name="List 1" style:family="paragraph" style:parent-style-name="List" style:class="list">
      <loext:graphic-properties draw:fill="solid" draw:fill-color="#ff3333" draw:opacity="100%"/>
      <style:paragraph-properties fo:margin-left="0.635cm" fo:margin-right="0cm" fo:margin-top="0cm" fo:margin-bottom="0.212cm" loext:contextual-spacing="false" fo:text-indent="-0.635cm" style:auto-text-indent="false" fo:background-color="#ff3333"/>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eader" style:family="paragraph" style:parent-style-name="Standard" style:class="extra">
      <style:paragraph-properties fo:text-align="end" style:justify-single-word="true" text:number-lines="false" text:line-number="0" style:vertical-align="top">
        <style:tab-stops>
          <style:tab-stop style:position="8.467cm" style:type="center"/>
          <style:tab-stop style:position="16.935cm" style:type="right"/>
        </style:tab-stops>
      </style:paragraph-properties>
      <style:text-properties fo:font-variant="normal" fo:text-transform="none" fo:color="#ccccff" style:font-name="Bitstream Vera Sans" fo:font-family="'Bitstream Vera Sans'" style:font-style-name="Negrita" style:font-family-generic="swiss" style:font-pitch="variable" fo:font-size="8pt" fo:font-weight="bold"/>
    </style:style>
    <style:style style:name="Header_20_left" style:display-name="Header left" style:family="paragraph" style:parent-style-name="Standard" style:class="extra">
      <style:paragraph-properties text:number-lines="false" text:line-number="0">
        <style:tab-stops>
          <style:tab-stop style:position="8.467cm" style:type="center"/>
          <style:tab-stop style:position="16.93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467cm" style:type="center"/>
          <style:tab-stop style:position="16.935cm" style:type="right"/>
        </style:tab-stops>
      </style:paragraph-properties>
    </style:style>
    <style:style style:name="Footer" style:family="paragraph" style:parent-style-name="Standard" style:class="extra">
      <style:paragraph-properties fo:margin-top="0.049cm" fo:margin-bottom="0cm" loext:contextual-spacing="false" fo:text-align="justify" style:justify-single-word="false" style:shadow="none" text:number-lines="false" text:line-number="0" style:vertical-align="middle">
        <style:tab-stops>
          <style:tab-stop style:position="8.467cm" style:type="center"/>
          <style:tab-stop style:position="16.935cm" style:type="right"/>
        </style:tab-stops>
      </style:paragraph-properties>
      <style:text-properties fo:font-variant="normal" fo:text-transform="none" fo:color="#9999cc" style:font-name="Maiandra GD" fo:font-family="'Maiandra GD'" style:font-style-name="Normal" style:font-family-generic="swiss" style:font-pitch="variable" fo:font-size="8pt" fo:text-shadow="none" fo:font-weight="normal"/>
    </style:style>
    <style:style style:name="Footer_20_right" style:display-name="Footer right" style:family="paragraph" style:parent-style-name="Standard" style:class="extra">
      <style:paragraph-properties text:number-lines="false" text:line-number="0">
        <style:tab-stops>
          <style:tab-stop style:position="8.467cm" style:type="center"/>
          <style:tab-stop style:position="16.93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llustration" style:family="paragraph" style:parent-style-name="Caption" style:class="extra">
      <style:paragraph-properties fo:margin-top="0cm" fo:margin-bottom="0cm" loext:contextual-spacing="false" style:line-height-at-least="0cm" style:vertical-align="top"/>
      <style:text-properties style:font-name="Bitstream Vera Sans" fo:font-family="'Bitstream Vera Sans'" style:font-style-name="Negrita" style:font-family-generic="swiss" style:font-pitch="variable" fo:font-size="8pt" fo:font-style="normal" fo:font-weight="bold"/>
    </style:style>
    <style:style style:name="Table" style:family="paragraph" style:parent-style-name="Caption" style:class="extra"/>
    <style:style style:name="Text" style:family="paragraph" style:parent-style-name="Caption" style:next-style-name="Heading_20_1" style:class="extra">
      <style:paragraph-properties fo:margin-top="0cm" fo:margin-bottom="0cm" loext:contextual-spacing="false"/>
      <style:text-properties fo:font-size="2pt"/>
    </style:style>
    <style:style style:name="Frame_20_contents" style:display-name="Frame contents" style:family="paragraph" style:parent-style-name="Text_20_body" style:class="extra">
      <style:text-properties fo:font-size="2pt"/>
    </style:style>
    <style:style style:name="Footnote" style:family="paragraph" style:parent-style-name="Standard" style:class="extra">
      <style:paragraph-properties fo:margin-left="0.499cm" fo:margin-right="0cm" fo:margin-top="0cm" fo:margin-bottom="0.049cm" loext:contextual-spacing="false" fo:text-indent="-0.4cm" style:auto-text-indent="false" text:number-lines="false" text:line-number="0">
        <style:tab-stops/>
      </style:paragraph-properties>
      <style:text-properties style:font-name="Bitstream Vera Serif" fo:font-family="'Bitstream Vera Serif'" style:font-style-name="Roman" style:font-family-generic="roman" style:font-pitch="variable" fo:font-size="8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cm" fo:margin-bottom="1cm" loext:contextual-spacing="false" fo:text-indent="0cm" style:auto-text-indent="false" text:number-lines="false" text:line-number="0"/>
      <style:text-properties style:font-name="Trebuchet MS" fo:font-family="'Trebuchet MS'" style:font-style-name="Bold" style:font-family-generic="swiss" style:font-pitch="variable" fo:font-size="2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5cm" loext:contextual-spacing="false" fo:text-indent="0cm" style:auto-text-indent="false">
        <style:tab-stops>
          <style:tab-stop style:position="16.935cm" style:type="right" style:leader-style="dotted" style:leader-text="."/>
        </style:tab-stops>
      </style:paragraph-properties>
      <style:text-properties style:font-name="Georgia" fo:font-family="Georgia" style:font-style-name="Regular" style:font-family-generic="roman" style:font-pitch="variable" fo:font-size="11pt" fo:font-weight="normal"/>
    </style:style>
    <style:style style:name="Contents_20_2" style:display-name="Contents 2" style:family="paragraph" style:parent-style-name="Index" style:class="index">
      <style:paragraph-properties fo:margin-left="0.499cm" fo:margin-right="0cm" fo:margin-top="0.3cm" fo:margin-bottom="0.199cm" loext:contextual-spacing="false" fo:text-indent="0cm" style:auto-text-indent="false">
        <style:tab-stops>
          <style:tab-stop style:position="16.436cm" style:type="right" style:leader-style="dotted" style:leader-text="."/>
        </style:tab-stops>
      </style:paragraph-properties>
      <style:text-properties style:font-name="Georgia" fo:font-family="Georgia" style:font-style-name="Regular" style:font-family-generic="roman" style:font-pitch="variable" fo:font-size="10.5pt"/>
    </style:style>
    <style:style style:name="Contents_20_3" style:display-name="Contents 3" style:family="paragraph" style:parent-style-name="Index" style:class="index" style:master-page-name="">
      <style:paragraph-properties fo:margin-left="0.998cm" fo:margin-right="0cm" fo:margin-top="0.101cm" fo:margin-bottom="0.15cm" loext:contextual-spacing="false" fo:text-indent="0cm" style:auto-text-indent="false" style:page-number="auto">
        <style:tab-stops>
          <style:tab-stop style:position="15.937cm" style:type="right" style:leader-style="dotted" style:leader-text="."/>
        </style:tab-stops>
      </style:paragraph-properties>
      <style:text-properties style:font-name="Georgia" fo:font-family="Georgia" style:font-style-name="Regular" style:font-family-generic="roman" style:font-pitch="variable" fo:font-size="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3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9cm" style:type="right" style:leader-style="dotted" style:leader-text="."/>
        </style:tab-stops>
      </style:paragraph-properties>
      <style:text-properties style:font-name="Bitstream Vera Sans1" fo:font-family="'Bitstream Vera Sans'" style:font-style-name="Bold Oblique" style:font-family-generic="swiss" style:font-pitch="variable" fo:font-size="11pt" fo:font-style="italic"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35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fo:text-align="justify" style:justify-single-word="tru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o_20_sin_20_formato" style:display-name="Texto sin formato" style:family="paragraph" style:parent-style-name="Standard">
      <style:paragraph-properties fo:text-align="start" fo:text-align-last="justify" style:justify-single-word="false"/>
      <style:text-properties style:font-name="Courier New1" fo:font-family="'Courier New'" style:font-family-generic="modern" fo:font-size="10pt" style:font-size-asian="10pt" style:font-name-complex="Courier New1" style:font-family-complex="'Courier New'" style:font-family-generic-complex="modern" style:font-size-complex="10pt"/>
    </style:style>
    <style:style style:name="T_5f_JGA_5f_Texto" style:display-name="T_JGA_Texto" style:family="paragraph" style:parent-style-name="Text_20_body" style:class="text">
      <style:paragraph-properties fo:margin-left="0cm" fo:margin-right="0cm" fo:line-height="0.6cm" fo:text-indent="0.499cm" style:auto-text-indent="false"/>
      <style:text-properties style:font-name="Georgia" fo:font-family="Georgia" style:font-style-name="Regular" style:font-family-generic="roman" style:font-pitch="variable" fo:font-size="11pt" fo:font-style="normal" style:font-style-asian="normal" style:font-style-complex="normal"/>
    </style:style>
    <style:style style:name="T_5f_JGA_5f_Texto_5f_PrimeroCapitulo" style:display-name="T_JGA_Texto_PrimeroCapitulo" style:family="paragraph" style:parent-style-name="T_5f_JGA_5f_Texto" style:next-style-name="T_5f_JGA_5f_Texto" style:class="text">
      <style:paragraph-properties fo:margin-left="0cm" fo:margin-right="0cm" fo:margin-top="3.5cm" fo:margin-bottom="0.21cm" loext:contextual-spacing="false" fo:line-height="0.6cm" fo:text-indent="0cm" style:auto-text-indent="false" style:shadow="none">
        <style:tab-stops/>
        <style:drop-cap/>
      </style:paragraph-properties>
    </style:style>
    <style:style style:name="T_5f_JGA_5f_Texto_5f_CitaInicial" style:display-name="T_JGA_Texto_CitaInicial" style:family="paragraph" style:parent-style-name="Frame_20_contents" style:master-page-name="">
      <style:paragraph-properties fo:margin-left="8.999cm" fo:margin-right="0cm" fo:margin-top="2.499cm" fo:margin-bottom="0cm" loext:contextual-spacing="false" style:line-height-at-least="0cm" fo:text-align="justify" style:justify-single-word="false" fo:text-indent="0cm" style:auto-text-indent="false" style:page-number="auto"/>
      <style:text-properties fo:color="#333333" style:font-name="Berlin Sans FB" fo:font-family="'Berlin Sans FB'" style:font-style-name="Regular" style:font-family-generic="swiss" style:font-pitch="variable" fo:font-size="9pt" fo:font-style="normal"/>
    </style:style>
    <style:style style:name="T_5f_JGA_5f_Texto_5f_PrimeroTrasEncabezado" style:display-name="T_JGA_Texto_PrimeroTrasEncabezado" style:family="paragraph" style:parent-style-name="T_5f_JGA_5f_Texto" style:next-style-name="T_5f_JGA_5f_Texto" style:class="text" style:master-page-name="">
      <style:paragraph-properties fo:margin-left="0cm" fo:margin-right="0cm" fo:margin-top="0.199cm" fo:margin-bottom="0.21cm" loext:contextual-spacing="false" fo:line-height="0.6cm" fo:text-indent="0cm" style:auto-text-indent="false" style:page-number="auto"/>
      <style:text-properties style:font-name="Georgia" fo:font-family="Georgia" style:font-style-name="Regular" style:font-family-generic="roman" style:font-pitch="variable" fo:font-size="11pt"/>
    </style:style>
    <style:style style:name="T_5f_JGA_5f_PieIlustracion" style:display-name="T_JGA_PieIlustracion" style:family="paragraph" style:parent-style-name="Illustration">
      <style:paragraph-properties fo:margin-left="0.049cm" fo:margin-right="0cm" style:line-height-at-least="0cm" fo:text-indent="0cm" style:auto-text-indent="false">
        <style:tab-stops/>
      </style:paragraph-properties>
      <style:text-properties fo:color="#666666" style:font-name="Bitstream Vera Sans2" fo:font-family="'Bitstream Vera Sans'" style:font-style-name="Roman" style:font-family-generic="swiss" style:font-pitch="variable" fo:font-weight="normal"/>
    </style:style>
    <style:style style:name="T_5f_JGA_5f_copyright" style:display-name="T_JGA_copyright" style:family="paragraph" style:parent-style-name="T_5f_JGA_5f_PieIlustracion">
      <loext:graphic-properties draw:fill="none" draw:fill-color="#99ccff"/>
      <style:paragraph-properties fo:background-color="transparent" style:vertical-align="top"/>
      <style:text-properties fo:color="#9999cc" style:font-name="Century Gothic" fo:font-family="'Century Gothic'" style:font-style-name="Normal" style:font-family-generic="swiss" style:font-pitch="variable" fo:font-size="7pt"/>
    </style:style>
    <style:style style:name="T_5f_JGA_5f_cita_5f_parrafo" style:display-name="T_JGA_cita_parrafo" style:family="paragraph" style:parent-style-name="T_5f_JGA_5f_Texto" style:next-style-name="T_5f_JGA_5f_Texto" style:class="text" style:master-page-name="">
      <loext:graphic-properties draw:fill="none" draw:fill-color="#99ccff"/>
      <style:paragraph-properties fo:margin-left="2cm" fo:margin-right="0cm" fo:margin-top="0cm" fo:margin-bottom="0.101cm" loext:contextual-spacing="false" fo:line-height="85%" fo:text-indent="0cm" style:auto-text-indent="false" style:page-number="auto" fo:background-color="transparent"/>
      <style:text-properties style:font-name="Lucida Sans Unicode" fo:font-family="'Lucida Sans Unicode'" style:font-style-name="Normal" style:font-family-generic="swiss" style:font-pitch="variable" fo:font-size="9pt" fo:font-style="normal" fo:font-weight="normal" style:font-style-asian="normal" style:font-style-complex="normal"/>
    </style:style>
    <style:style style:name="T_5f_JGA_5f_PieIlustracionFuente" style:display-name="T_JGA_PieIlustracionFuente" style:family="paragraph" style:parent-style-name="T_5f_JGA_5f_PieIlustracion">
      <style:paragraph-properties fo:margin-left="0cm" fo:margin-right="0cm" fo:text-align="start" style:justify-single-word="false" fo:text-indent="0cm" style:auto-text-indent="false"/>
      <style:text-properties fo:font-style="italic"/>
    </style:style>
    <style:style style:name="T_5f_JGA_5f_Texto_5f_Recuadro" style:display-name="T_JGA_Texto_Recuadro" style:family="paragraph" style:parent-style-name="Frame_20_contents">
      <style:paragraph-properties fo:margin-left="0.199cm" fo:margin-right="0.101cm" fo:text-indent="0cm" style:auto-text-indent="false"/>
      <style:text-properties style:font-name="Bitstream Vera Sans2" fo:font-family="'Bitstream Vera Sans'" style:font-style-name="Roman" style:font-family-generic="swiss" style:font-pitch="variable" fo:font-size="8pt"/>
    </style:style>
    <style:style style:name="T_5f_JGA_5f_Titulo_5f_Recuadro" style:display-name="T_JGA_Titulo_Recuadro" style:family="paragraph" style:parent-style-name="Frame_20_contents">
      <style:paragraph-properties fo:text-align="center" style:justify-single-word="true"/>
      <style:text-properties style:font-name="Maiandra GD" fo:font-family="'Maiandra GD'" style:font-style-name="Normal" style:font-family-generic="swiss" style:font-pitch="variable" fo:font-size="18pt"/>
    </style:style>
    <style:style style:name="T_5f_JGA_5f_Texto_5f_Recuadro_5f_Cita" style:display-name="T_JGA_Texto_Recuadro_Cita" style:family="paragraph" style:parent-style-name="T_5f_JGA_5f_Texto_5f_Recuadro">
      <loext:graphic-properties draw:fill="none" draw:fill-color="#99ccff"/>
      <style:paragraph-properties fo:margin-left="0.3cm" fo:margin-right="0.101cm" fo:text-indent="0cm" style:auto-text-indent="false" fo:background-color="transparent"/>
      <style:text-properties style:font-name="Maiandra GD1" fo:font-family="'Maiandra GD'" style:font-style-name="Cursiva" style:font-family-generic="swiss" style:font-pitch="variable" fo:font-size="8pt" fo:font-style="normal"/>
    </style:style>
    <style:style style:name="Caballetes" style:family="paragraph" style:parent-style-name="Caption"/>
    <style:style style:name="Figura" style:family="paragraph" style:parent-style-name="Caption"/>
    <style:style style:name="T_5f_JGA_5f_Nulo" style:display-name="T_JGA_Nulo" style:family="paragraph" style:parent-style-name="Table_20_Contents">
      <style:paragraph-properties style:line-height-at-least="0cm"/>
      <style:text-properties fo:font-size="2pt"/>
    </style:style>
    <style:style style:name="T_5f_JGA_5f_Entrada_5f_Bibliografia" style:display-name="T_JGA_Entrada_Bibliografia" style:family="paragraph" style:parent-style-name="J_5f_TGA_5f_Texto_5f_Tabla_5f_Bibliografía" style:class="extra" style:master-page-name="">
      <style:paragraph-properties fo:margin-left="0.3cm" fo:margin-right="0cm" fo:line-height="80%" fo:text-indent="-0.3cm" style:auto-text-indent="false" style:page-number="auto">
        <style:tab-stops/>
      </style:paragraph-properties>
      <style:text-properties style:font-name="Lucida Sans Unicode" fo:font-family="'Lucida Sans Unicode'" style:font-style-name="Normal" style:font-family-generic="swiss" style:font-pitch="variable" fo:font-size="9pt"/>
    </style:style>
    <style:style style:name="T_5f_JGA_5f_Bibliografia_5f_Seccion" style:display-name="T_JGA_Bibliografia_Seccion" style:family="paragraph" style:parent-style-name="Standard" style:class="text">
      <style:paragraph-properties fo:margin-top="0.7cm" fo:margin-bottom="0.499cm" loext:contextual-spacing="false"/>
      <style:text-properties fo:color="#666699" style:font-name="Maiandra GD2" fo:font-family="'Maiandra GD'" style:font-family-generic="swiss" style:font-pitch="variable" fo:font-size="16pt" fo:font-weight="bold" fo:background-color="transparent" style:font-size-asian="16pt" style:font-weight-asian="bold" style:font-size-complex="16pt" style:font-weight-complex="bold"/>
    </style:style>
    <style:style style:name="J_5f_TGA_5f_Texto_5f_Tabla_5f_Bibliografía" style:display-name="J_TGA_Texto_Tabla_Bibliografía" style:family="paragraph" style:parent-style-name="Table_20_Contents">
      <style:text-properties style:font-name="Maiandra GD" fo:font-family="'Maiandra GD'" style:font-style-name="Normal" style:font-family-generic="swiss" style:font-pitch="variable" fo:font-size="10pt"/>
    </style:style>
    <style:style style:name="T_5f_JGA_5f_InicioCapitulo" style:display-name="T_JGA_InicioCapitulo" style:family="paragraph" style:parent-style-name="T_5f_JGA_5f_Nulo" style:master-page-name="">
      <style:paragraph-properties style:page-number="auto"/>
    </style:style>
    <style:style style:name="Sin_20_nombre1" style:display-name="Sin nombre1" style:family="paragraph" style:parent-style-name="T_5f_JGA_5f_cita_5f_parrafo" style:class="text" style:master-page-name="">
      <style:paragraph-properties fo:line-height="74%" style:page-number="auto"/>
    </style:style>
    <style:style style:name="Drawing" style:family="paragraph" style:parent-style-name="Caption" style:class="extra"/>
    <style:style style:name="Numbering_20_2_20_Start" style:display-name="Numbering 2 Start" style:family="paragraph" style:parent-style-name="List" style:class="list">
      <style:paragraph-properties fo:margin-left="1.27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Referencia" style:family="paragraph" style:parent-style-name="Caption"/>
    <style:style style:name="Contents_20_4" style:display-name="Contents 4" style:family="paragraph" style:parent-style-name="Index" style:class="index">
      <style:paragraph-properties fo:margin-left="1.498cm" fo:margin-right="0cm" fo:margin-top="0.101cm" fo:margin-bottom="0.101cm" loext:contextual-spacing="false" fo:text-indent="0cm" style:auto-text-indent="false">
        <style:tab-stops>
          <style:tab-stop style:position="14.504cm" style:type="right" style:leader-style="dotted" style:leader-text="."/>
        </style:tab-stops>
      </style:paragraph-properties>
      <style:text-properties style:font-name="Georgia" fo:font-family="Georgia" style:font-style-name="Regular" style:font-family-generic="roman" style:font-pitch="variable" fo:font-size="10pt"/>
    </style:style>
    <style:style style:name="Formula" style:family="paragraph" style:parent-style-name="Caption"/>
    <style:style style:name="F" style:family="paragraph" style:parent-style-name="Caption"/>
    <style:style style:name="T_5f_JGA_5f_Formula" style:display-name="T_JGA_Formula" style:family="paragraph" style:parent-style-name="Table" style:class="text">
      <style:paragraph-properties fo:text-align="end" style:justify-single-word="true"/>
      <style:text-properties style:font-name="Georgia" fo:font-family="Georgia" style:font-style-name="Regular" style:font-family-generic="roman" style:font-pitch="variable" fo:font-size="12pt" fo:font-style="normal"/>
    </style:style>
    <style:style style:name="T_5f_JGA_5f_Formula_5f_num" style:display-name="T_JGA_Formula_num" style:family="paragraph" style:parent-style-name="T_5f_JGA_5f_Formula">
      <style:text-properties fo:font-size="10.5pt"/>
    </style:style>
    <style:style style:name="T_5f_JGA_5f_Texto_5f_Append" style:display-name="T_JGA_Texto_Append" style:family="paragraph" style:parent-style-name="T_5f_JGA_5f_Texto" style:class="text">
      <style:paragraph-properties fo:line-height="0.499cm"/>
      <style:text-properties style:font-name="Times New Roman1" fo:font-family="'Times New Roman'" style:font-style-name="Regular" style:font-family-generic="roman" style:font-pitch="variabl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9cm" style:type="right" style:leader-style="dotted" style:leader-text="."/>
        </style:tab-stops>
      </style:paragraph-properties>
    </style:style>
    <style:style style:name="Experimento" style:family="paragraph" style:parent-style-name="Caption"/>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33% 58%" style:font-name="Lucida Console" fo:font-family="'Lucida Console'" style:font-style-name="Normal" style:font-family-generic="modern" style:font-pitch="fixed" fo:font-size="12pt" fo:background-color="transparent"/>
    </style:style>
    <style:style style:name="Endnote_20_anchor" style:display-name="Endnote anchor" style:family="text">
      <style:text-properties style:text-position="super 58%" style:font-name="Georgia1" fo:font-family="Georgia" style:font-style-name="Normal" style:font-family-generic="roman" style:font-pitch="variable"/>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1" fo:font-family="'Courier New'" style:font-family-generic="modern"/>
    </style:style>
    <style:style style:name="WW8Num11z2" style:family="text">
      <style:text-properties style:font-name="Wingdings" fo:font-family="Wingdings" style:font-pitch="variable" style:font-charset="x-symbol"/>
    </style:style>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1" fo:font-family="'Courier New'" style:font-family-generic="modern"/>
    </style:style>
    <style:style style:name="WW8Num25z2" style:family="text">
      <style:text-properties style:font-name="Wingdings" fo:font-family="Wingdings" style:font-pitch="variable" style:font-charset="x-symbol"/>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1" fo:font-family="'Courier New'" style:font-family-generic="modern"/>
    </style:style>
    <style:style style:name="WW8Num36z2" style:family="text">
      <style:text-properties style:font-name="Wingdings" fo:font-family="Wingdings" style:font-pitch="variable" style:font-charset="x-symbol"/>
    </style:style>
    <style:style style:name="Fuente_20_de_20_párrafo_20_predeter." style:display-name="Fuente de párrafo predeter." style:family="text"/>
    <style:style style:name="T_5f_JGA_5f_Numero_5f_pagina" style:display-name="T_JGA_Numero_pagina" style:family="text">
      <style:text-properties fo:text-transform="uppercase" fo:color="#9999cc" style:font-name="Bitstream Vera Sans" fo:font-family="'Bitstream Vera Sans'" style:font-style-name="Negrita" style:font-family-generic="swiss" style:font-pitch="variable" fo:font-size="14pt" fo:language="es" fo:country="ES" fo:font-weight="bold" fo:background-color="transparen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_5f_JGA_5f_Inicial" style:display-name="T_JGA_Inicial" style:family="text" style:parent-style-name="T_5f_JGA_5f_Numero_5f_pagina">
      <style:text-properties style:font-name="Arial Rounded MT Bold" fo:font-family="'Arial Rounded MT Bold'" style:font-style-name="Normal" style:font-family-generic="swiss" style:font-pitch="variable" fo:font-size="12pt" fo:font-weight="normal"/>
    </style:style>
    <style:style style:name="T_5f_JGA_5f_Numero_5f_Capitulo" style:display-name="T_JGA_Numero_Capitulo" style:family="text">
      <style:text-properties fo:color="#333366" style:text-outline="false" style:font-name="Forte" fo:font-family="Forte" style:font-style-name="Negrita" style:font-family-generic="script" style:font-pitch="variable" fo:font-size="48pt" fo:text-shadow="none" fo:font-weight="bold" fo:background-color="#ffffff" style:font-size-asian="115%" style:font-weight-asian="bold" style:font-size-complex="115%" style:font-weight-complex="bold" style:font-relief="emboss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5f_20_5f_Symbols" style:display-name="Bullet_20_Symbols" style:family="text"/>
    <style:style style:name="Numbering_5f_20_5f_Symbols" style:display-name="Numbering_20_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Ref._20_de_20_nota_20_al_20_pie" style:display-name="Ref. de nota al pie" style:family="text">
      <style:text-properties style:text-position="super 58%" style:font-name="Lucida Console1" fo:font-family="'Lucida Console'" style:font-family-generic="modern" fo:font-size="12pt" fo:background-color="transparent" style:font-size-asian="12pt"/>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Rubies" style:family="text">
      <style:text-properties fo:font-size="6pt" style:text-underline-style="none" style:font-size-asian="6pt" style:font-size-complex="6pt" style:text-emphasize="none"/>
    </style:style>
    <style:style style:name="T_5f_JGA_5f_TextoRefFormula_20_" style:display-name="T_JGA_TextoRefFormula " style:family="text">
      <style:text-properties style:use-window-font-color="true" style:text-position="0% 100%" style:font-name="Georgia" fo:font-family="Georgia" style:font-style-name="Regular" style:font-family-generic="roman" style:font-pitch="variable" fo:font-size="11pt" fo:language="es" fo:country="ES" fo:font-style="normal" style:font-name-asian="Times New Roman" style:font-family-asian="'Times New Roman'" style:font-family-generic-asian="roman" style:font-pitch-asian="variable" style:font-size-asian="12pt"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T_5f_JGA_5f_Marco_5f_Cita" style:display-name="T_JGA_Marco_Cita" style:family="graphic" style:parent-style-name="Frame">
      <style:graphic-properties svg:width="6.599cm" fo:min-height="1.566cm" text:anchor-type="page" svg:x="12.36cm" svg:y="7.276cm" style:wrap="parallel" style:number-wrapped-paragraphs="no-limit" style:wrap-contour="false" style:vertical-pos="from-top" style:vertical-rel="page" style:horizontal-pos="from-left" style:horizontal-rel="page"/>
    </style:style>
    <style:style style:name="T_5f_JGA_5f_Marco_5f_TituloCapitulo" style:display-name="T_JGA_Marco_TituloCapitulo" style:family="graphic" style:parent-style-name="Frame">
      <style:graphic-properties svg:width="16cm" svg:height="3cm" text:anchor-type="page" svg:x="0cm" svg:y="0cm" style:wrap="parallel" style:number-wrapped-paragraphs="no-limit" style:wrap-contour="false" style:vertical-pos="top" style:vertical-rel="page-content" style:horizontal-pos="left" style:horizontal-rel="page-content" fo:background-color="#ffffcc" style:background-transparency="0%" draw:fill="solid" draw:fill-color="#ffffcc" draw:opacity="100%" fo:padding="0.049cm" fo:border="0.06pt solid #c0c0c0" style:shadow="#c0c0c0 0.049cm 0.049cm" draw:shadow-opacity="100%">
        <style:columns fo:column-count="1" fo:column-gap="0cm"/>
      </style:graphic-properties>
    </style:style>
    <style:style style:name="T_5f_JGA_5f_Marco_5f_LateralDerecha" style:display-name="T_JGA_Marco_LateralDerecha" style:family="graphic" style:parent-style-name="Frame">
      <style:graphic-properties svg:width="4.399cm" fo:min-height="0.499cm" text:anchor-type="paragraph" svg:x="0.3cm" svg:y="0cm" style:wrap="parallel" style:number-wrapped-paragraphs="no-limit" style:wrap-contour="false" style:vertical-pos="top" style:vertical-rel="paragraph-content" style:horizontal-pos="from-left" style:horizontal-rel="page-end-margin" fo:background-color="transparent" draw:fill="none" draw:fill-color="#99ccff"/>
    </style:style>
    <style:style style:name="Sin_20_nombre1" style:display-name="Sin nombre1" style:family="graphic" style:parent-style-name="T_5f_JGA_5f_Marco_5f_LateralDerecha"/>
    <style:style style:name="T_5f_JGA_5f_Marco_5f_LateralIzquierda" style:display-name="T_JGA_Marco_LateralIzquierda" style:family="graphic" style:parent-style-name="T_5f_JGA_5f_Marco_5f_LateralDerecha">
      <style:graphic-properties svg:width="4.399cm" fo:min-height="0.499cm" text:anchor-type="paragraph" svg:x="-4.701cm" svg:y="0cm" fo:margin-left="0.499cm" fo:margin-right="0.101cm" fo:margin-top="0.101cm" fo:margin-bottom="0.101cm" style:wrap="left" style:number-wrapped-paragraphs="1" style:wrap-contour="false" style:vertical-pos="top" style:vertical-rel="paragraph-content" style:horizontal-pos="from-left" style:horizontal-rel="paragraph" style:shadow="none" draw:shadow-opacity="100%"/>
    </style:style>
    <style:style style:name="Sin_20_nombre2" style:display-name="Sin nombre2" style:family="graphic" style:parent-style-name="T_5f_JGA_5f_Marco_5f_Cita"/>
    <style:style style:name="T_5f_JGA_5f_Marco_5f_FranjaSuperior" style:display-name="T_JGA_Marco_FranjaSuperior" style:family="graphic" style:parent-style-name="T_5f_JGA_5f_Marco_5f_Cita">
      <style:graphic-properties fo:min-width="16cm" fo:min-height="6.971cm" text:anchor-type="page" svg:x="2.011cm" svg:y="0cm" fo:margin-left="0cm" fo:margin-right="0cm" fo:margin-top="0cm" fo:margin-bottom="0.6cm" style:wrap="parallel" style:number-wrapped-paragraphs="no-limit" style:wrap-contour="false" style:vertical-pos="top" style:vertical-rel="page-content" style:horizontal-pos="center" style:horizontal-rel="page" fo:background-color="transparent" draw:fill="none" draw:fill-color="#99ccff" style:shadow="none" draw:shadow-opacity="100%"/>
    </style:style>
    <style:style style:name="Sin_20_nombre3" style:display-name="Sin nombre3" style:family="graphic" style:parent-style-name="T_5f_JGA_5f_Marco_5f_LateralDerecha"/>
    <style:style style:name="T_5f_JGA_5f_Marco_5f_ArribaDerecha" style:display-name="T_JGA_Marco_ArribaDerecha" style:family="graphic" style:parent-style-name="T_5f_JGA_5f_Marco_5f_FranjaSuperior">
      <style:graphic-properties fo:min-width="4.399cm" fo:min-height="6.971cm" text:anchor-type="page" svg:x="14.66cm" svg:y="0cm" fo:margin-left="0.199cm" fo:margin-right="0cm" fo:margin-top="0cm" fo:margin-bottom="0.101cm" style:wrap="parallel" style:number-wrapped-paragraphs="no-limit" style:wrap-contour="false" style:vertical-pos="top" style:vertical-rel="page-content" style:horizontal-pos="from-left" style:horizontal-rel="page" fo:background-color="transparent" draw:fill="none" draw:fill-color="#99ccff" style:shadow="none" draw:shadow-opacity="100%"/>
    </style:style>
    <style:style style:name="T_5f_JGA_5f_Marco_5f_ArribaIzquierda" style:display-name="T_JGA_Marco_ArribaIzquierda" style:family="graphic" style:parent-style-name="T_5f_JGA_5f_Marco_5f_ArribaDerecha">
      <style:graphic-properties fo:min-width="4.399cm" fo:min-height="2.97cm" text:anchor-type="page" svg:x="1.91cm" svg:y="0cm" fo:margin-left="0.199cm" fo:margin-right="0cm" fo:margin-top="0cm" fo:margin-bottom="0.101cm" style:wrap="parallel" style:number-wrapped-paragraphs="no-limit" style:wrap-contour="false" style:vertical-pos="from-top" style:vertical-rel="page" style:horizontal-pos="from-left" style:horizontal-rel="page" fo:background-color="transparent" draw:fill="none" draw:fill-color="#99ccff" style:shadow="none" draw:shadow-opacity="100%"/>
    </style:style>
    <style:style style:name="T_5f_JGA_5f_Marco_5f_FranjaInferior" style:display-name="T_JGA_Marco_FranjaInferior" style:family="graphic" style:parent-style-name="Frame">
      <style:graphic-properties svg:width="16.803cm" fo:min-height="6.294cm" text:anchor-type="page" svg:x="2.067cm" svg:y="19.678cm" fo:margin-top="0.101cm" fo:margin-bottom="0cm" style:wrap="none" style:vertical-pos="from-top" style:vertical-rel="page" style:horizontal-pos="from-left" style:horizontal-rel="page" fo:background-color="transparent" draw:fill="none" draw:fill-color="#99ccff" style:shadow="none" draw:shadow-opacity="100%" style:writing-mode="lr-tb">
        <style:columns fo:column-count="1" fo:column-gap="0cm"/>
      </style:graphic-properties>
    </style:style>
    <style:style style:name="Sin_20_nombre4" style:display-name="Sin nombre4" style:family="graphic" style:parent-style-name="T_5f_JGA_5f_Marco_5f_Cita"/>
    <style:style style:name="Sin_20_nombre5" style:display-name="Sin nombre5" style:family="graphic" style:parent-style-name="T_5f_JGA_5f_Marco_5f_Cita"/>
    <style:style style:name="T_5f_JGA_5f_Marco_5f_CitaInicioCapitulo" style:display-name="T_JGA_Marco_CitaInicioCapitulo" style:family="graphic" style:parent-style-name="Frame">
      <style:graphic-properties svg:width="8.32cm" fo:min-height="2.489cm" text:anchor-type="page" svg:x="9.999cm" svg:y="0cm" style:wrap="parallel" style:number-wrapped-paragraphs="no-limit" style:wrap-contour="false" style:vertical-pos="from-top" style:vertical-rel="page" style:horizontal-pos="from-left" style:horizontal-rel="page"/>
    </style:style>
    <style:style style:name="T_5f_JGA_5f_Recuadro_5f_Pagina" style:display-name="T_JGA_Recuadro_Pagina" style:family="graphic" style:parent-style-name="Frame">
      <style:graphic-properties svg:width="2cm" fo:min-height="0.499cm" text:anchor-type="page" svg:x="9.5cm" svg:y="0cm" style:wrap="parallel" style:number-wrapped-paragraphs="no-limit" style:wrap-contour="false" style:vertical-pos="middle" style:vertical-rel="page-content" style:horizontal-pos="center" style:horizontal-rel="page" fo:background-color="#ccffff" style:background-transparency="80%" draw:fill="solid" draw:fill-color="#ccffff" draw:opacity="20%" style:shadow="none" draw:shadow-opacity="100%">
        <style:columns fo:column-count="2" fo:column-gap="0.176cm">
          <style:column style:rel-width="32767*" fo:start-indent="0cm" fo:end-indent="0.088cm"/>
          <style:column style:rel-width="32768*" fo:start-indent="0.088cm" fo:end-indent="0cm"/>
        </style:columns>
      </style:graphic-properties>
    </style:style>
    <style:style style:name="T_5f_JGA_5f_Recuadro_5f_Pagina_5f_Titulo" style:display-name="T_JGA_Recuadro_Pagina_Titulo" style:family="graphic" style:parent-style-name="Frame">
      <style:graphic-properties svg:width="16cm" fo:min-height="0.499cm" text:anchor-type="paragraph" svg:x="0cm" svg:y="0cm" fo:margin-top="0cm" fo:margin-bottom="0.199cm" style:wrap="parallel" style:number-wrapped-paragraphs="no-limit" style:wrap-contour="false" style:vertical-pos="top" style:vertical-rel="paragraph-content" style:horizontal-pos="left" style:horizontal-rel="paragraph" fo:background-color="#ccccff" style:background-transparency="0%" draw:fill="solid" draw:fill-color="#ccccff" draw:opacity="100%">
        <style:columns fo:column-count="1" fo:column-gap="0cm"/>
      </style:graphic-properties>
    </style:style>
    <style:style style:name="T_5f_JGA_5f_Marco_5f_Recuadro_5f_Columna" style:display-name="T_JGA_Marco_Recuadro_Columna" style:family="graphic" style:parent-style-name="Frame">
      <style:graphic-properties svg:width="2cm" fo:min-height="0.499cm" text:anchor-type="paragraph" svg:x="3.193cm" svg:y="0cm" fo:margin-left="0.15cm" fo:margin-right="0.15cm" fo:margin-top="0cm" fo:margin-bottom="0.049cm" style:wrap="parallel" style:number-wrapped-paragraphs="no-limit" style:wrap-contour="false" style:vertical-pos="top" style:vertical-rel="paragraph-content" style:horizontal-pos="center" style:horizontal-rel="paragraph" fo:background-color="transparent" draw:fill="none" draw:fill-color="#99ccff"/>
    </style:style>
    <style:style style:name="T_5f_JGA_5f_Marco_5f_FranjaCentral" style:display-name="T_JGA_Marco_FranjaCentral" style:family="graphic" style:parent-style-name="Frame">
      <style:graphic-properties svg:width="16cm" fo:min-height="0.499cm" text:anchor-type="paragraph" svg:x="0.002cm" svg:y="0cm" fo:margin-top="0cm" fo:margin-bottom="0.499cm" style:wrap="parallel" style:number-wrapped-paragraphs="no-limit" style:wrap-contour="false" style:vertical-pos="top" style:vertical-rel="paragraph-content" style:horizontal-pos="center" style:horizontal-rel="paragraph"/>
    </style:style>
    <style:style style:name="Formula" style:family="graphic">
      <style:graphic-properties svg:width="0.161cm" fo:min-height="2cm" text:anchor-type="as-char" svg:y="0cm" fo:margin-left="0.201cm" fo:margin-right="0.201cm" style:wrap="parallel" style:number-wrapped-paragraphs="no-limit" style:wrap-contour="false" style:vertical-pos="top" style:vertical-rel="baseline" fo:background-color="transparent" draw:fill="none" draw:fill-color="#99ccff" style:shadow="none" draw:shadow-opacity="100%">
        <style:columns fo:column-count="1" fo:column-gap="0cm"/>
      </style:graphic-properties>
    </style:style>
    <style:style style:name="Untitled1" style:family="graphic" style:parent-style-name="Formula">
      <style:graphic-properties text:anchor-type="as-char"/>
    </style:style>
    <style:style style:name="Untitled2" style:family="graphic" style:parent-style-name="Formula"/>
    <text:outline-style style:name="Outline">
      <text:outline-level-style text:level="1" text:style-name="T_5f_JGA_5f_Numero_5f_Capitulo" style:num-format="">
        <style:list-level-properties text:min-label-width="2cm"/>
      </text:outline-level-style>
      <text:outline-level-style text:level="2" style:num-suffix=" " style:num-format="1">
        <style:list-level-properties text:min-label-width="1.349cm" text:min-label-distance="0.379cm"/>
      </text:outline-level-style>
      <text:outline-level-style text:level="3" style:num-suffix=" " style:num-format="1" text:display-levels="2">
        <style:list-level-properties text:space-before="0.03cm" text:min-label-width="1.85cm" text:min-label-distance="0.349cm"/>
      </text:outline-level-style>
      <text:outline-level-style text:level="4" style:num-suffix=" " style:num-format="1" text:display-levels="3">
        <style:list-level-properties text:min-label-width="1.85cm" text:min-label-distance="0.88cm"/>
      </text:outline-level-style>
      <text:outline-level-style text:level="5" text:style-name="Numbering_20_Symbols" style:num-prefix=" " style:num-suffix=" " style:num-format="1" text:display-levels="4">
        <style:list-level-properties text:min-label-distance="0.381cm"/>
      </text:outline-level-style>
      <text:outline-level-style text:level="6" text:style-name="Numbering_20_Symbols" style:num-prefix=" " style:num-suffix=" " style:num-format="1" text:display-levels="5">
        <style:list-level-properties text:min-label-distance="0.381cm"/>
      </text:outline-level-style>
      <text:outline-level-style text:level="7" text:style-name="Numbering_20_Symbols" style:num-prefix=" " style:num-suffix=" " style:num-format="1" text:display-levels="6">
        <style:list-level-properties text:min-label-distance="0.381cm"/>
      </text:outline-level-style>
      <text:outline-level-style text:level="8" text:style-name="Numbering_20_Symbols" style:num-prefix=" " style:num-suffix=" " style:num-format="1" text:display-levels="7">
        <style:list-level-properties text:min-label-distance="0.381cm"/>
      </text:outline-level-style>
      <text:outline-level-style text:level="9" text:style-name="Numbering_20_Symbols" style:num-prefix="Apéndice " style:num-suffix="." style:num-format="A">
        <style:list-level-properties text:min-label-distance="0.381cm"/>
      </text:outline-level-style>
      <text:outline-level-style text:level="10" text:style-name="Numbering_20_Symbols" style:num-prefix=" " style:num-suffix=" " style:num-format="1" text:display-levels="9">
        <style:list-level-properties text:min-label-distance="0.381cm"/>
      </text:outline-level-style>
    </text:outline-style>
    <text:list-style style:name="List_20_1" style:display-name="List 1">
      <text:list-level-style-bullet text:level="1" text:style-name="Bullet_20_Symbols" text:bullet-char="•">
        <style:list-level-properties/>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3.768cm" text:min-label-width="0.635cm"/>
      </text:list-level-style-number>
      <text:list-level-style-number text:level="3" style:num-suffix="." style:num-format="i">
        <style:list-level-properties text:min-label-width="5.673cm" text:min-label-distance="0.318cm" fo:text-align="end"/>
      </text:list-level-style-number>
      <text:list-level-style-number text:level="4" style:num-suffix="." style:num-format="1">
        <style:list-level-properties text:space-before="6.308cm" text:min-label-width="0.635cm"/>
      </text:list-level-style-number>
      <text:list-level-style-number text:level="5" style:num-suffix="." style:num-format="a" style:num-letter-sync="true">
        <style:list-level-properties text:space-before="7.578cm" text:min-label-width="0.635cm"/>
      </text:list-level-style-number>
      <text:list-level-style-number text:level="6" style:num-suffix="." style:num-format="i">
        <style:list-level-properties text:min-label-width="9.483cm" text:min-label-distance="0.318cm" fo:text-align="end"/>
      </text:list-level-style-number>
      <text:list-level-style-number text:level="7" style:num-suffix="." style:num-format="1">
        <style:list-level-properties text:space-before="10.118cm" text:min-label-width="0.635cm"/>
      </text:list-level-style-number>
      <text:list-level-style-number text:level="8" style:num-suffix="." style:num-format="a" style:num-letter-sync="true">
        <style:list-level-properties text:space-before="11.388cm" text:min-label-width="0.635cm"/>
      </text:list-level-style-number>
      <text:list-level-style-number text:level="9" style:num-suffix="." style:num-format="i">
        <style:list-level-properties text:min-label-width="13.29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a" style:num-letter-sync="true">
        <style:list-level-properties text:space-before="1.884cm" text:min-label-width="0.635cm"/>
      </text:list-level-style-number>
      <text:list-level-style-number text:level="2" style:num-format="1">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1.884cm" text:min-label-width="0.635cm"/>
      </text:list-level-style-number>
      <text:list-level-style-number text:level="2" style:num-format="1">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number text:level="1" style:num-suffix=")" style:num-format="a" style:num-letter-sync="true">
        <style:list-level-properties text:space-before="2.51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a" style:num-letter-sync="true">
        <style:list-level-properties text:space-before="2.514cm" text:min-label-width="0.635cm"/>
      </text:list-level-style-number>
      <text:list-level-style-number text:level="3" style:num-suffix="." style:num-format="i">
        <style:list-level-properties text:min-label-width="4.419cm" text:min-label-distance="0.318cm" fo:text-align="end"/>
      </text:list-level-style-number>
      <text:list-level-style-number text:level="4" style:num-suffix="." style:num-format="1">
        <style:list-level-properties text:space-before="5.054cm" text:min-label-width="0.635cm"/>
      </text:list-level-style-number>
      <text:list-level-style-number text:level="5" style:num-suffix="." style:num-format="a" style:num-letter-sync="true">
        <style:list-level-properties text:space-before="6.324cm" text:min-label-width="0.635cm"/>
      </text:list-level-style-number>
      <text:list-level-style-number text:level="6" style:num-suffix="." style:num-format="i">
        <style:list-level-properties text:min-label-width="8.229cm" text:min-label-distance="0.318cm" fo:text-align="end"/>
      </text:list-level-style-number>
      <text:list-level-style-number text:level="7" style:num-suffix="." style:num-format="1">
        <style:list-level-properties text:space-before="8.864cm" text:min-label-width="0.635cm"/>
      </text:list-level-style-number>
      <text:list-level-style-number text:level="8" style:num-suffix="." style:num-format="a" style:num-letter-sync="true">
        <style:list-level-properties text:space-before="10.134cm" text:min-label-width="0.635cm"/>
      </text:list-level-style-number>
      <text:list-level-style-number text:level="9" style:num-suffix="." style:num-format="i">
        <style:list-level-properties text:min-label-width="12.039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2.545cm" text:min-label-width="0.635cm"/>
      </text:list-level-style-number>
      <text:list-level-style-number text:level="3" style:num-suffix="." style:num-format="i">
        <style:list-level-properties text:min-label-width="4.45cm" text:min-label-distance="0.318cm" fo:text-align="end"/>
      </text:list-level-style-number>
      <text:list-level-style-number text:level="4" style:num-suffix="." style:num-format="1">
        <style:list-level-properties text:space-before="5.085cm" text:min-label-width="0.635cm"/>
      </text:list-level-style-number>
      <text:list-level-style-number text:level="5" style:num-suffix="." style:num-format="a" style:num-letter-sync="true">
        <style:list-level-properties text:space-before="6.355cm" text:min-label-width="0.635cm"/>
      </text:list-level-style-number>
      <text:list-level-style-number text:level="6" style:num-suffix="." style:num-format="i">
        <style:list-level-properties text:min-label-width="8.26cm" text:min-label-distance="0.318cm" fo:text-align="end"/>
      </text:list-level-style-number>
      <text:list-level-style-number text:level="7" style:num-suffix="." style:num-format="1">
        <style:list-level-properties text:space-before="8.895cm" text:min-label-width="0.635cm"/>
      </text:list-level-style-number>
      <text:list-level-style-number text:level="8" style:num-suffix="." style:num-format="a" style:num-letter-sync="true">
        <style:list-level-properties text:space-before="10.165cm" text:min-label-width="0.635cm"/>
      </text:list-level-style-number>
      <text:list-level-style-number text:level="9" style:num-suffix="." style:num-format="i">
        <style:list-level-properties text:min-label-width="12.07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0"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0"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1.275cm" text:min-label-width="0.635cm"/>
      </text:list-level-style-number>
      <text:list-level-style-number text:level="3" style:num-suffix="." style:num-format="i">
        <style:list-level-properties text:min-label-width="3.18cm" text:min-label-distance="0.318cm" fo:text-align="end"/>
      </text:list-level-style-number>
      <text:list-level-style-number text:level="4" style:num-suffix="." style:num-format="1">
        <style:list-level-properties text:space-before="3.815cm" text:min-label-width="0.635cm"/>
      </text:list-level-style-number>
      <text:list-level-style-number text:level="5" style:num-suffix="." style:num-format="a" style:num-letter-sync="true">
        <style:list-level-properties text:space-before="5.085cm" text:min-label-width="0.635cm"/>
      </text:list-level-style-number>
      <text:list-level-style-number text:level="6" style:num-suffix="." style:num-format="i">
        <style:list-level-properties text:min-label-width="6.99cm" text:min-label-distance="0.318cm" fo:text-align="end"/>
      </text:list-level-style-number>
      <text:list-level-style-number text:level="7" style:num-suffix="." style:num-format="1">
        <style:list-level-properties text:space-before="7.625cm" text:min-label-width="0.635cm"/>
      </text:list-level-style-number>
      <text:list-level-style-number text:level="8" style:num-suffix="." style:num-format="a" style:num-letter-sync="true">
        <style:list-level-properties text:space-before="8.895cm" text:min-label-width="0.635cm"/>
      </text:list-level-style-number>
      <text:list-level-style-number text:level="9" style:num-suffix="." style:num-format="i">
        <style:list-level-properties text:min-label-width="10.8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a" style:num-letter-sync="true">
        <style:list-level-properties text:space-before="2.48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number text:level="1"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style:num-suffix=")" style:num-format="a" style:num-letter-sync="true">
        <style:list-level-properties text:space-before="1.884cm" text:min-label-width="0.635cm"/>
      </text:list-level-style-number>
      <text:list-level-style-number text:level="2" style:num-format="1">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1">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a" style:num-letter-sync="true">
        <style:list-level-properties text:space-before="2.487cm" text:min-label-width="0.635cm"/>
      </text:list-level-style-number>
      <text:list-level-style-number text:level="2" style:num-suffix="." style:num-format="a" style:num-letter-sync="true">
        <style:list-level-properties text:space-before="3.757cm" text:min-label-width="0.635cm"/>
      </text:list-level-style-number>
      <text:list-level-style-number text:level="3" style:num-suffix="." style:num-format="i">
        <style:list-level-properties text:min-label-width="5.662cm" text:min-label-distance="0.318cm" fo:text-align="end"/>
      </text:list-level-style-number>
      <text:list-level-style-number text:level="4" style:num-suffix="." style:num-format="1">
        <style:list-level-properties text:space-before="6.297cm" text:min-label-width="0.635cm"/>
      </text:list-level-style-number>
      <text:list-level-style-number text:level="5" style:num-suffix="." style:num-format="a" style:num-letter-sync="true">
        <style:list-level-properties text:space-before="7.567cm" text:min-label-width="0.635cm"/>
      </text:list-level-style-number>
      <text:list-level-style-number text:level="6" style:num-suffix="." style:num-format="i">
        <style:list-level-properties text:min-label-width="9.472cm" text:min-label-distance="0.318cm" fo:text-align="end"/>
      </text:list-level-style-number>
      <text:list-level-style-number text:level="7" style:num-suffix="." style:num-format="1">
        <style:list-level-properties text:space-before="10.107cm" text:min-label-width="0.635cm"/>
      </text:list-level-style-number>
      <text:list-level-style-number text:level="8" style:num-suffix="." style:num-format="a" style:num-letter-sync="true">
        <style:list-level-properties text:space-before="11.377cm" text:min-label-width="0.635cm"/>
      </text:list-level-style-number>
      <text:list-level-style-number text:level="9" style:num-suffix="." style:num-format="i">
        <style:list-level-properties text:min-label-width="13.282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3.154cm" text:min-label-width="0.635cm"/>
      </text:list-level-style-number>
      <text:list-level-style-number text:level="3" style:num-suffix="." style:num-format="i">
        <style:list-level-properties text:min-label-width="5.059cm" text:min-label-distance="0.318cm" fo:text-align="end"/>
      </text:list-level-style-number>
      <text:list-level-style-number text:level="4" style:num-suffix="." style:num-format="1">
        <style:list-level-properties text:space-before="5.694cm" text:min-label-width="0.635cm"/>
      </text:list-level-style-number>
      <text:list-level-style-number text:level="5" style:num-suffix="." style:num-format="a" style:num-letter-sync="true">
        <style:list-level-properties text:space-before="6.964cm" text:min-label-width="0.635cm"/>
      </text:list-level-style-number>
      <text:list-level-style-number text:level="6" style:num-suffix="." style:num-format="i">
        <style:list-level-properties text:min-label-width="8.869cm" text:min-label-distance="0.318cm" fo:text-align="end"/>
      </text:list-level-style-number>
      <text:list-level-style-number text:level="7" style:num-suffix="." style:num-format="1">
        <style:list-level-properties text:space-before="9.504cm" text:min-label-width="0.635cm"/>
      </text:list-level-style-number>
      <text:list-level-style-number text:level="8" style:num-suffix="." style:num-format="a" style:num-letter-sync="true">
        <style:list-level-properties text:space-before="10.774cm" text:min-label-width="0.635cm"/>
      </text:list-level-style-number>
      <text:list-level-style-number text:level="9" style:num-suffix="." style:num-format="i">
        <style:list-level-properties text:min-label-width="12.679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a" style:num-letter-sync="true">
        <style:list-level-properties text:space-before="1.884cm" text:min-label-width="0.635cm"/>
      </text:list-level-style-number>
      <text:list-level-style-number text:level="2" style:num-suffix="." style:num-format="a" style:num-letter-sync="true">
        <style:list-level-properties text:space-before="2.545cm" text:min-label-width="0.635cm"/>
      </text:list-level-style-number>
      <text:list-level-style-number text:level="3" style:num-suffix="." style:num-format="i">
        <style:list-level-properties text:min-label-width="4.45cm" text:min-label-distance="0.318cm" fo:text-align="end"/>
      </text:list-level-style-number>
      <text:list-level-style-number text:level="4" style:num-suffix="." style:num-format="1">
        <style:list-level-properties text:space-before="5.085cm" text:min-label-width="0.635cm"/>
      </text:list-level-style-number>
      <text:list-level-style-number text:level="5" style:num-suffix="." style:num-format="a" style:num-letter-sync="true">
        <style:list-level-properties text:space-before="6.355cm" text:min-label-width="0.635cm"/>
      </text:list-level-style-number>
      <text:list-level-style-number text:level="6" style:num-suffix="." style:num-format="i">
        <style:list-level-properties text:min-label-width="8.26cm" text:min-label-distance="0.318cm" fo:text-align="end"/>
      </text:list-level-style-number>
      <text:list-level-style-number text:level="7" style:num-suffix="." style:num-format="1">
        <style:list-level-properties text:space-before="8.895cm" text:min-label-width="0.635cm"/>
      </text:list-level-style-number>
      <text:list-level-style-number text:level="8" style:num-suffix="." style:num-format="a" style:num-letter-sync="true">
        <style:list-level-properties text:space-before="10.165cm" text:min-label-width="0.635cm"/>
      </text:list-level-style-number>
      <text:list-level-style-number text:level="9" style:num-suffix="." style:num-format="i">
        <style:list-level-properties text:min-label-width="12.07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a" style:num-letter-sync="true">
        <style:list-level-properties text:space-before="0.635cm" text:min-label-width="0.635cm"/>
      </text:list-level-style-number>
      <text:list-level-style-number text:level="2"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number text:level="1" style:num-suffix=")" style:num-format="a" style:num-letter-sync="true">
        <style:list-level-properties text:space-before="2.49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suffix=" "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style-name="Line_20_numbering" text:number-lines="false" text:offset="0.499cm" style:num-format="1" text:number-position="left" text:increment="5"/>
  </office:styles>
  <office:automatic-styles>
    <style:style style:name="Tabla31" style:family="table">
      <style:table-properties style:width="16.006cm" fo:margin-left="0cm" fo:margin-right="-0.005cm" table:align="margins" style:may-break-between-rows="false" style:writing-mode="lr-tb"/>
    </style:style>
    <style:style style:name="Tabla31.A" style:family="table-column">
      <style:table-column-properties style:column-width="1.559cm" style:rel-column-width="6385*"/>
    </style:style>
    <style:style style:name="Tabla31.B" style:family="table-column">
      <style:table-column-properties style:column-width="3.256cm" style:rel-column-width="13335*"/>
    </style:style>
    <style:style style:name="Tabla31.C" style:family="table-column">
      <style:table-column-properties style:column-width="10.194cm" style:rel-column-width="41739*"/>
    </style:style>
    <style:style style:name="Tabla31.D" style:family="table-column">
      <style:table-column-properties style:column-width="0.995cm" style:rel-column-width="4076*"/>
    </style:style>
    <style:style style:name="Tabla31.A1" style:family="table-cell">
      <style:table-cell-properties fo:padding="0cm" fo:border="none"/>
    </style:style>
    <style:style style:name="Tabla31.C1" style:family="table-cell">
      <style:table-cell-properties fo:background-color="transparent" fo:padding="0cm" fo:border="none">
        <style:background-image/>
      </style:table-cell-properties>
    </style:style>
    <style:style style:name="Tabla3" style:family="table">
      <style:table-properties style:width="16.006cm" fo:margin-left="0cm" fo:margin-right="-0.005cm" table:align="margins" style:may-break-between-rows="false" style:writing-mode="lr-tb"/>
    </style:style>
    <style:style style:name="Tabla3.A" style:family="table-column">
      <style:table-column-properties style:column-width="1.744cm" style:rel-column-width="7144*"/>
    </style:style>
    <style:style style:name="Tabla3.B" style:family="table-column">
      <style:table-column-properties style:column-width="3.071cm" style:rel-column-width="12576*"/>
    </style:style>
    <style:style style:name="Tabla3.C" style:family="table-column">
      <style:table-column-properties style:column-width="10.194cm" style:rel-column-width="41739*"/>
    </style:style>
    <style:style style:name="Tabla3.D" style:family="table-column">
      <style:table-column-properties style:column-width="0.995cm" style:rel-column-width="4076*"/>
    </style:style>
    <style:style style:name="Tabla3.A1" style:family="table-cell">
      <style:table-cell-properties fo:padding="0cm" fo:border="none"/>
    </style:style>
    <style:style style:name="Tabla3.C1" style:family="table-cell">
      <style:table-cell-properties fo:background-color="transparent" fo:padding="0cm" fo:border="none">
        <style:background-image/>
      </style:table-cell-properties>
    </style:style>
    <style:style style:name="MP1" style:family="paragraph" style:parent-style-name="Footer">
      <style:paragraph-properties fo:text-align="end" style:justify-single-word="false"/>
    </style:style>
    <style:style style:name="MP2" style:family="paragraph" style:parent-style-name="Table_20_Contents">
      <style:text-properties style:font-name="Tw Cen MT Condensed Extra Bold" fo:font-size="11pt" style:font-size-asian="11pt" style:font-size-complex="11pt"/>
    </style:style>
    <style:style style:name="MT1" style:family="text"/>
    <style:style style:name="MT2" style:family="text">
      <style:text-properties fo:font-size="9pt" style:font-size-asian="9pt" style:font-size-complex="9pt"/>
    </style:style>
    <style:style style:name="M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2cm" fo:background-color="transparent" style:writing-mode="lr-tb" draw:fill="none" draw:fill-color="#99ccff"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1" style:print-orientation="portrait" fo:margin-top="2cm" fo:margin-bottom="2cm" fo:margin-left="2.499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499cm" fo:margin-bottom="2.499cm" fo:margin-left="2.032cm" fo:margin-right="2.032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499cm" fo:margin-bottom="2.499cm" fo:margin-left="2.9cm" fo:margin-right="2cm" style:shadow="none" fo:background-color="transparent" style:writing-mode="lr-tb" draw:fill="none" draw:fill-color="#99ccff" style:footnote-max-height="15cm">
        <style:columns fo:column-count="1" fo:column-gap="0cm"/>
        <style:footnote-sep style:width="0.018cm" style:distance-before-sep="0.199cm" style:distance-after-sep="0.15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499cm" fo:margin-bottom="2.499cm" fo:margin-left="2cm" fo:margin-right="3cm" style:shadow="none" fo:background-color="transparent" style:writing-mode="lr-tb" draw:fill="none" draw:fill-color="#99ccff" style:footnote-max-height="15cm">
        <style:columns fo:column-count="1" fo:column-gap="0cm"/>
        <style:footnote-sep style:width="0.018cm" style:distance-before-sep="0.199cm" style:distance-after-sep="0.15cm" style:line-style="none" style:adjustment="left" style:rel-width="25%" style:color="#000000"/>
      </style:page-layout-properties>
      <style:header-style/>
      <style:footer-style>
        <style:header-footer-properties svg:height="0.998cm" fo:margin-left="0cm" fo:margin-right="0cm" fo:margin-top="0.499cm" style:dynamic-spacing="false"/>
      </style:footer-style>
    </style:page-layout>
    <style:page-layout style:name="Mpm11">
      <style:page-layout-properties fo:page-width="21.001cm" fo:page-height="29.7cm" style:num-format="1" style:print-orientation="portrait" fo:margin-top="2.499cm" fo:margin-bottom="2.499cm" fo:margin-left="3cm" fo:margin-right="2cm" style:shadow="none" fo:background-color="transparent" style:writing-mode="lr-tb" draw:fill="none" draw:fill-color="#99ccff" style:footnote-max-height="15cm">
        <style:columns fo:column-count="1" fo:column-gap="0cm"/>
        <style:footnote-sep style:width="0.018cm" style:distance-before-sep="0.199cm" style:distance-after-sep="0.15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12">
      <style:page-layout-properties fo:page-width="21.001cm" fo:page-height="29.7cm" style:num-format="1" style:print-orientation="portrait" fo:margin-top="0cm" fo:margin-bottom="0cm" fo:margin-left="0cm" fo:margin-right="0cm" style:shadow="none" fo:background-color="#e6e6ff" style:writing-mode="lr-tb" draw:fill="solid" draw:fill-color="#e6e6ff" draw:opacity="100%" style:footnote-max-height="0cm">
        <style:columns fo:column-count="1" fo:column-gap="0cm"/>
        <style:footnote-sep style:width="0.018cm" style:distance-before-sep="0.101cm" style:distance-after-sep="0.15cm" style:line-style="none" style:adjustment="left" style:rel-width="25%" style:color="#000000"/>
      </style:page-layout-properties>
      <style:header-style/>
      <style:footer-style/>
    </style:page-layout>
    <style:page-layout style:name="Mpm13">
      <style:page-layout-properties fo:page-width="21.001cm" fo:page-height="29.7cm" style:num-format="1" style:print-orientation="portrait" fo:margin-top="0cm" fo:margin-bottom="0cm" fo:margin-left="0cm" fo:margin-right="0cm" style:shadow="none" style:writing-mode="lr-tb" draw:fill="bitmap" draw:fill-image-name="Bitmap_20_1" style:repeat="no-repeat" draw:fill-image-ref-point="center" style:footnote-max-height="0cm">
        <style:background-image style:position="center center" style:repeat="no-repeat"/>
        <style:columns fo:column-count="1" fo:column-gap="0cm"/>
        <style:footnote-sep style:width="0.018cm" style:distance-before-sep="0.101cm" style:distance-after-sep="0.15cm" style:line-style="none" style:adjustment="left" style:rel-width="25%" style:color="#000000"/>
      </style:page-layout-properties>
      <style:header-style/>
      <style:footer-style/>
    </style:page-layout>
    <style:page-layout style:name="Mpm14">
      <style:page-layout-properties fo:page-width="21.001cm" fo:page-height="29.7cm" style:num-format="1" style:print-orientation="portrait" fo:margin-top="2.499cm" fo:margin-bottom="2.499cm" fo:margin-left="3cm" fo:margin-right="2cm" style:shadow="none" fo:background-color="transparent" style:writing-mode="lr-tb" draw:fill="none" draw:fill-color="#99ccff" style:footnote-max-height="0cm">
        <style:columns fo:column-count="1" fo:column-gap="0cm"/>
        <style:footnote-sep style:width="0.018cm" style:distance-before-sep="0.199cm" style:distance-after-sep="0.15cm" style:line-style="none" style:adjustment="left" style:rel-width="25%" style:color="#000000"/>
      </style:page-layout-properties>
      <style:header-style/>
      <style:footer-style/>
    </style:page-layout>
    <style:page-layout style:name="Mpm15">
      <style:page-layout-properties fo:page-width="21.001cm" fo:page-height="29.7cm" style:num-format="1" style:print-orientation="portrait" fo:margin-top="2.499cm" fo:margin-bottom="2.499cm" fo:margin-left="2cm" fo:margin-right="3cm" style:shadow="none" fo:background-color="transparent" style:writing-mode="lr-tb" draw:fill="none" draw:fill-color="#99ccff" style:footnote-max-height="0cm">
        <style:columns fo:column-count="1" fo:column-gap="0cm"/>
        <style:footnote-sep style:width="0.018cm" style:distance-before-sep="0.199cm" style:distance-after-sep="0.15cm" style:line-style="none" style:adjustment="left" style:rel-width="25%" style:color="#000000"/>
      </style:page-layout-properties>
      <style:header-style/>
      <style:footer-style>
        <style:header-footer-properties svg:height="0.9cm" fo:margin-left="0cm" fo:margin-right="0cm" fo:margin-top="0.4cm" style:dynamic-spacing="false"/>
      </style:footer-style>
    </style:page-layout>
    <style:page-layout style:name="Mpm16">
      <style:page-layout-properties fo:page-width="21.001cm" fo:page-height="29.7cm" style:num-format="1" style:print-orientation="portrait" fo:margin-top="2.499cm" fo:margin-bottom="2.499cm" fo:margin-left="3cm" fo:margin-right="2cm" style:shadow="none" fo:background-color="transparent" style:writing-mode="lr-tb" draw:fill="none" draw:fill-color="#99ccff" style:footnote-max-height="0cm">
        <style:columns fo:column-count="1" fo:column-gap="0cm"/>
        <style:footnote-sep style:width="0.018cm" style:distance-before-sep="0.199cm" style:distance-after-sep="0.15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Encabezado</text:p>
      </style:header>
      <style:footer>
        <text:p text:style-name="Footer"/>
      </style:footer>
    </style:master-page>
    <style:master-page style:name="First_20_Page" style:display-name="First Page" style:page-layout-name="Mpm2" style:next-style-name="Standard"/>
    <style:master-page style:name="Left_20_Page" style:display-name="Left Page" style:page-layout-name="Mpm3" style:next-style-name="Right_20_Page">
      <style:header>
        <text:p text:style-name="Header"/>
      </style:header>
      <style:footer>
        <text:p text:style-name="Footer">Pie de página izquierda <text:page-number text:select-page="current">0</text:page-number></text:p>
      </style:footer>
    </style:master-page>
    <style:master-page style:name="Right_20_Page" style:display-name="Right Page" style:page-layout-name="Mpm4" style:next-style-name="Left_20_Page">
      <style:header>
        <text:p text:style-name="Header"/>
      </style:header>
      <style:footer>
        <text:p text:style-name="MP1">Página derecha <text:page-number text:select-page="current">0</text:page-number></text:p>
      </style:footer>
    </style:master-page>
    <style:master-page style:name="HTML" style:page-layout-name="Mpm5"/>
    <style:master-page style:name="Footnote" style:page-layout-name="Mpm6">
      <style:footer>
        <text:p text:style-name="Footer"/>
      </style:footer>
    </style:master-page>
    <style:master-page style:name="Endnote" style:page-layout-name="Mpm7"/>
    <style:master-page style:name="Indice_20_de_20_contenidos" style:display-name="Indice de contenidos" style:page-layout-name="Mpm8"/>
    <style:master-page style:name="T_5f_JGA_5f_PrimeraCapitulo" style:display-name="T_JGA_PrimeraCapitulo" style:page-layout-name="Mpm9" style:next-style-name="T_5f_JGA_5f_Izquierda"/>
    <style:master-page style:name="T_5f_JGA_5f_Izquierda" style:display-name="T_JGA_Izquierda" style:page-layout-name="Mpm10" style:next-style-name="T_5f_JGA_5f_Derecha">
      <style:footer>
        <table:table table:name="Tabla31" table:style-name="Tabla31">
          <table:table-column table:style-name="Tabla31.A"/>
          <table:table-column table:style-name="Tabla31.B"/>
          <table:table-column table:style-name="Tabla31.C"/>
          <table:table-column table:style-name="Tabla31.D"/>
          <table:table-row>
            <table:table-cell table:style-name="Tabla31.A1" office:value-type="string">
              <text:p text:style-name="MP2"><text:span text:style-name="T_5f_JGA_5f_Numero_5f_pagina"><text:page-number text:select-page="current">39</text:page-number></text:span></text:p>
            </table:table-cell>
            <table:table-cell table:style-name="Tabla31.A1" office:value-type="string">
              <text:p text:style-name="Footer"/>
            </table:table-cell>
            <table:table-cell table:style-name="Tabla31.C1" office:value-type="string">
              <text:p text:style-name="Footer">Modelo discreto estocástico de dinámica mutualista</text:p>
            </table:table-cell>
            <table:table-cell table:style-name="Tabla31.A1" office:value-type="string">
              <text:p text:style-name="T_5f_JGA_5f_Nulo"><draw:frame draw:style-name="Mfr1" draw:name="graphics21" text:anchor-type="paragraph" svg:width="0.981cm" svg:height="1.06cm" draw:z-index="80"><draw:image xlink:href="../upm_icono.png" xlink:type="simple" xlink:show="embed" xlink:actuate="onLoad"/></draw:frame></text:p>
            </table:table-cell>
          </table:table-row>
        </table:table>
        <text:p text:style-name="T_5f_JGA_5f_Nulo"/>
      </style:footer>
    </style:master-page>
    <style:master-page style:name="T_5f_JGA_5f_Derecha" style:display-name="T_JGA_Derecha" style:page-layout-name="Mpm11" style:next-style-name="T_5f_JGA_5f_Izquierda">
      <style:header>
        <text:p text:style-name="Header"><text:span text:style-name="MT2"><text:s text:c="3"/></text:span><text:s/><text:span text:style-name="T_5f_JGA_5f_Numero_5f_pagina"><text:page-number text:select-page="current">32</text:page-number></text:span></text:p>
      </style:header>
    </style:master-page>
    <style:master-page style:name="T_5f_JGA_5f_Anteprimera" style:display-name="T_JGA_Anteprimera" style:page-layout-name="Mpm12" style:next-style-name="T_5f_JGA_5f_PrimeraCapitulo"/>
    <style:master-page style:name="T_5f_JGA_5f_Blanca" style:display-name="T_JGA_Blanca" style:page-layout-name="Mpm13" style:next-style-name="T_5f_JGA_5f_Anteprimera"/>
    <style:master-page style:name="T_5f_JGA_5f_PrimeraCapitulo_5f_APEND" style:display-name="T_JGA_PrimeraCapitulo_APEND" style:page-layout-name="Mpm14" style:next-style-name="T_5f_JGA_5f_Izquierda_5f_APEND"/>
    <style:master-page style:name="T_5f_JGA_5f_Izquierda_5f_APEND" style:display-name="T_JGA_Izquierda_APEND" style:page-layout-name="Mpm15" style:next-style-name="T_5f_JGA_5f_Derecha_5f_APEND">
      <style:footer>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MP2"><text:span text:style-name="T_5f_JGA_5f_Numero_5f_pagina"><text:page-number text:select-page="current">37</text:page-number></text:span></text:p>
            </table:table-cell>
            <table:table-cell table:style-name="Tabla3.A1" office:value-type="string">
              <text:p text:style-name="Footer"/>
            </table:table-cell>
            <table:table-cell table:style-name="Tabla3.C1" office:value-type="string">
              <text:p text:style-name="Footer"/>
            </table:table-cell>
            <table:table-cell table:style-name="Tabla3.A1" office:value-type="string">
              <text:p text:style-name="T_5f_JGA_5f_Nulo"/>
            </table:table-cell>
          </table:table-row>
        </table:table>
        <text:p text:style-name="T_5f_JGA_5f_Nulo"/>
      </style:footer>
    </style:master-page>
    <style:master-page style:name="T_5f_JGA_5f_Derecha_5f_APEND" style:display-name="T_JGA_Derecha_APEND" style:page-layout-name="Mpm16" style:next-style-name="T_5f_JGA_5f_Izquierda">
      <style:header>
        <text:p text:style-name="Header"><text:span text:style-name="T_5f_JGA_5f_Numero_5f_pagina"><text:page-number text:select-page="current">38</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2.2$Windows_x86 LibreOffice_project/6cd4f1ef626f15116896b1d8e1398b56da0d0ee1</meta:generator>
    <meta:initial-creator>Javier Garcia</meta:initial-creator>
    <meta:creation-date>2007-04-17T21:37:39</meta:creation-date>
    <dc:date>2017-05-12T11:20:33.118000000</dc:date>
    <meta:print-date>2012-07-08T11:26:11.09</meta:print-date>
    <meta:editing-cycles>1392</meta:editing-cycles>
    <meta:editing-duration>P10DT9H28M</meta:editing-duration>
    <meta:document-statistic meta:table-count="26" meta:image-count="34" meta:object-count="48" meta:page-count="39" meta:paragraph-count="343" meta:word-count="8734" meta:character-count="54624" meta:non-whitespace-character-count="45825"/>
    <meta:user-defined meta:name="Info 1"/>
    <meta:user-defined meta:name="Info 2"/>
    <meta:user-defined meta:name="Info 3"/>
    <meta:user-defined meta:name="Info 4"/>
    <meta:template xlink:type="simple" xlink:actuate="onRequest" xlink:title="plant_NF" xlink:href="../../../../Documents%20and%20Settings/javier/Datos%20de%20programa/OpenOffice.org2/user/template/plant_NF.ott" meta:date="2007-11-23T23:12:42"/>
  </office:meta>
</office:document-meta>
</file>

<file path=Object 1/content.xml><?xml version="1.0" encoding="utf-8"?>
<!DOCTYPE math  PUBLIC '-//OpenOffice.org//DTD Modified W3C MathML 1.01//EN'  'math.dtd'>
<math:math xmlns:math="http://www.w3.org/1998/Math/MathML">
  <math:semantics>
    <math:mrow>
      <math:mrow>
        <math:mfrac>
          <math:msub>
            <math:mi math:fontstyle="italic">dN</math:mi>
            <math:mrow>
              <math:mi math:fontstyle="italic">pl</math:mi>
              <math:mn>1</math:mn>
            </math:mrow>
          </math:msub>
          <math:mi math:fontstyle="italic">dt</math:mi>
        </math:mfrac>
        <math:mo math:stretchy="false">=</math:mo>
        <math:msub>
          <math:mi>r</math:mi>
          <math:mrow>
            <math:mi math:fontstyle="italic">pl</math:mi>
            <math:mn>1</math:mn>
          </math:mrow>
        </math:msub>
      </math:mrow>
      <math:msub>
        <math:mi>N</math:mi>
        <math:mrow>
          <math:mi math:fontstyle="italic">pl</math:mi>
          <math:mn>1</math:mn>
        </math:mrow>
      </math:msub>
      <math:mfenced math:open="" math:close="">
        <math:mrow>
          <math:mrow>
            <math:mrow>
              <math:mn>1</math:mn>
              <math:mo math:stretchy="false">−</math:mo>
              <math:mfrac>
                <math:msub>
                  <math:mi>N</math:mi>
                  <math:mrow>
                    <math:mi math:fontstyle="italic">pl</math:mi>
                    <math:mn>1</math:mn>
                  </math:mrow>
                </math:msub>
                <math:msub>
                  <math:mi>K</math:mi>
                  <math:mrow>
                    <math:mi math:fontstyle="italic">pl</math:mi>
                    <math:mn>1</math:mn>
                  </math:mrow>
                </math:msub>
              </math:mfrac>
            </math:mrow>
            <math:mo math:stretchy="false">+</math:mo>
            <math:mrow>
              <math:munder>
                <math:mo math:stretchy="false">∑</math:mo>
                <math:mi>j</math:mi>
              </math:munder>
              <math:msub>
                <math:mo math:stretchy="false">β</math:mo>
                <math:mrow>
                  <math:mi math:fontstyle="italic">pol</math:mi>
                  <math:mn>1</math:mn>
                  <math:mi>j</math:mi>
                </math:mrow>
              </math:msub>
            </math:mrow>
          </math:mrow>
          <math:mfrac>
            <math:msub>
              <math:mi>N</math:mi>
              <math:mrow>
                <math:mi math:fontstyle="italic">pol</math:mi>
                <math:mi>j</math:mi>
              </math:mrow>
            </math:msub>
            <math:msub>
              <math:mi>K</math:mi>
              <math:mrow>
                <math:mi math:fontstyle="italic">pl</math:mi>
                <math:mn>1</math:mn>
              </math:mrow>
            </math:msub>
          </math:mfrac>
        </math:mrow>
      </math:mfenced>
    </math:mrow>
    <math:annotation math:encoding="StarMath 5.0">{dN rsub{pl 1}} over dt = r rsub{pl 1} N rsub{pl 1} left ( 1 -N rsub{pl 1} over
 K rsub{pl 1} + sum csub{j}  %beta rsub{pol 1 j} N rsub{pol j} over K rsub{pl 1}right )
</math:annotation>
  </math:semantics>
</math:math>
</file>

<file path=Object 10/content.xml><?xml version="1.0" encoding="utf-8"?>
<!DOCTYPE math  PUBLIC '-//OpenOffice.org//DTD Modified W3C MathML 1.01//EN'  'math.dtd'>
<math:math xmlns:math="http://www.w3.org/1998/Math/MathML">
  <math:semantics>
    <math:mrow>
      <math:mrow>
        <math:mfrac>
          <math:msub>
            <math:mi math:fontstyle="italic">dN</math:mi>
            <math:mrow>
              <math:mi math:fontstyle="italic">pr</math:mi>
              <math:mi>p</math:mi>
            </math:mrow>
          </math:msub>
          <math:mi math:fontstyle="italic">dt</math:mi>
        </math:mfrac>
        <math:mo math:stretchy="false">=</math:mo>
        <math:msub>
          <math:mi>N</math:mi>
          <math:mrow>
            <math:mi math:fontstyle="italic">pr</math:mi>
            <math:mi>p</math:mi>
          </math:mrow>
        </math:msub>
      </math:mrow>
      <math:mfenced math:open="" math:close="">
        <math:mrow>
          <math:mrow>
            <math:mn>1</math:mn>
            <math:mo math:stretchy="false">−</math:mo>
            <math:mi>u</math:mi>
          </math:mrow>
          <math:mfenced math:open="" math:close="">
            <math:msub>
              <math:mi>r</math:mi>
              <math:mrow>
                <math:mi math:fontstyle="italic">eq</math:mi>
                <math:mi math:fontstyle="italic">pr</math:mi>
                <math:mi>p</math:mi>
              </math:mrow>
            </math:msub>
          </math:mfenced>
          <math:mfrac>
            <math:msub>
              <math:mi>N</math:mi>
              <math:mrow>
                <math:mi math:fontstyle="italic">pr</math:mi>
                <math:mi>p</math:mi>
              </math:mrow>
            </math:msub>
            <math:msub>
              <math:mi>K</math:mi>
              <math:mrow>
                <math:mi math:fontstyle="italic">pr</math:mi>
                <math:mi>p</math:mi>
              </math:mrow>
            </math:msub>
          </math:mfrac>
        </math:mrow>
      </math:mfenced>
      <math:mrow>
        <math:mfenced math:open="" math:close="">
          <math:mrow>
            <math:mrow>
              <math:munder>
                <math:mo math:stretchy="false">∑</math:mo>
                <math:mi>k</math:mi>
              </math:munder>
              <math:msub>
                <math:mi>d</math:mi>
                <math:mrow>
                  <math:mi math:fontstyle="italic">pol</math:mi>
                  <math:mi>k</math:mi>
                </math:mrow>
              </math:msub>
            </math:mrow>
            <math:mrow>
              <math:msub>
                <math:mi>N</math:mi>
                <math:mrow>
                  <math:mi math:fontstyle="italic">pol</math:mi>
                  <math:mi>k</math:mi>
                </math:mrow>
              </math:msub>
              <math:mo math:stretchy="false">+</math:mo>
              <math:mrow>
                <math:munder>
                  <math:mo math:stretchy="false">∑</math:mo>
                  <math:mi>s</math:mi>
                </math:munder>
                <math:msub>
                  <math:mi>d</math:mi>
                  <math:mrow>
                    <math:mi math:fontstyle="italic">pl</math:mi>
                    <math:mi>s</math:mi>
                  </math:mrow>
                </math:msub>
              </math:mrow>
            </math:mrow>
            <math:msub>
              <math:mi>N</math:mi>
              <math:mrow>
                <math:mi math:fontstyle="italic">pl</math:mi>
                <math:mi>s</math:mi>
              </math:mrow>
            </math:msub>
          </math:mrow>
        </math:mfenced>
        <math:mo math:stretchy="false">−</math:mo>
        <math:msub>
          <math:mi>N</math:mi>
          <math:mrow>
            <math:mi math:fontstyle="italic">pr</math:mi>
            <math:mi>p</math:mi>
          </math:mrow>
        </math:msub>
      </math:mrow>
      <math:msub>
        <math:mi>r</math:mi>
        <math:mi>p</math:mi>
      </math:msub>
    </math:mrow>
    <math:annotation math:encoding="StarMath 5.0">{dN rsub{pr p}} over dt = N rsub{pr p}left ( 1 - u left ( r rsub{eq pr p}  right )N rsub{pr p} over
 K rsub{pr p}  right )left (sum csub{k}  d rsub{pol k} N rsub{pol k} + sum csub{s}  d rsub{pl s} N rsub{pl s} right ) -  N rsub{pr p} r  rsub{p}
 </math:annotation>
  </math:semantics>
</math:math>
</file>

<file path=Object 11/content.xml><?xml version="1.0" encoding="utf-8"?>
<!DOCTYPE math  PUBLIC '-//OpenOffice.org//DTD Modified W3C MathML 1.01//EN'  'math.dtd'>
<math:math xmlns:math="http://www.w3.org/1998/Math/MathML">
  <math:semantics>
    <math:mrow>
      <math:mrow>
        <math:mfrac>
          <math:msub>
            <math:mi math:fontstyle="italic">dN</math:mi>
            <math:mrow>
              <math:mi math:fontstyle="italic">pl</math:mi>
              <math:mn>1</math:mn>
            </math:mrow>
          </math:msub>
          <math:mi math:fontstyle="italic">dt</math:mi>
        </math:mfrac>
        <math:mo math:stretchy="false">=</math:mo>
        <math:msub>
          <math:mi>r</math:mi>
          <math:mrow>
            <math:mi math:fontstyle="italic">eq</math:mi>
            <math:mi math:fontstyle="italic">pl1</math:mi>
          </math:mrow>
        </math:msub>
      </math:mrow>
      <math:msub>
        <math:mi>N</math:mi>
        <math:mrow>
          <math:mi math:fontstyle="italic">pl</math:mi>
          <math:mn>1</math:mn>
        </math:mrow>
      </math:msub>
      <math:mfenced math:open="" math:close="">
        <math:mrow>
          <math:mrow>
            <math:mn>1</math:mn>
            <math:mo math:stretchy="false">−</math:mo>
            <math:mi>u</math:mi>
          </math:mrow>
          <math:mfenced math:open="" math:close="">
            <math:msub>
              <math:mi>r</math:mi>
              <math:mrow>
                <math:mi math:fontstyle="italic">eq</math:mi>
                <math:mi math:fontstyle="italic">pl</math:mi>
                <math:mn>1</math:mn>
              </math:mrow>
            </math:msub>
          </math:mfenced>
          <math:mfrac>
            <math:msub>
              <math:mi>N</math:mi>
              <math:mrow>
                <math:mi math:fontstyle="italic">pl</math:mi>
                <math:mn>1</math:mn>
              </math:mrow>
            </math:msub>
            <math:mn>100</math:mn>
          </math:mfrac>
        </math:mrow>
      </math:mfenced>
    </math:mrow>
    <math:annotation math:encoding="StarMath 5.0">{dN rsub{pl 1}} over dt = {r rsub{eq pl1}} N rsub{pl 1} left ( 1 - u left ( r rsub{eq pl 1}  right ) N rsub{pl 1} over
100  right ) </math:annotation>
  </math:semantics>
</math:math>
</file>

<file path=Object 12/content.xml><?xml version="1.0" encoding="utf-8"?>
<!DOCTYPE math  PUBLIC '-//OpenOffice.org//DTD Modified W3C MathML 1.01//EN'  'math.dtd'>
<math:math xmlns:math="http://www.w3.org/1998/Math/MathML">
  <math:semantics>
    <math:mrow>
      <math:mrow>
        <math:mfrac>
          <math:mi math:fontstyle="italic">dN</math:mi>
          <math:mi math:fontstyle="italic">dt</math:mi>
        </math:mfrac>
        <math:mo math:stretchy="false">=</math:mo>
        <math:mi>r</math:mi>
      </math:mrow>
      <math:mi>N</math:mi>
    </math:mrow>
    <math:annotation math:encoding="StarMath 5.0">{dN} over dt =  r N </math:annotation>
  </math:semantics>
</math:math>
</file>

<file path=Object 13/content.xml><?xml version="1.0" encoding="utf-8"?>
<!DOCTYPE math  PUBLIC '-//OpenOffice.org//DTD Modified W3C MathML 1.01//EN'  'math.dtd'>
<math:math xmlns:math="http://www.w3.org/1998/Math/MathML">
  <math:semantics>
    <math:mrow>
      <math:mrow>
        <math:mi>N</math:mi>
        <math:mo math:stretchy="false">=</math:mo>
        <math:msub>
          <math:mi>N</math:mi>
          <math:mn>0</math:mn>
        </math:msub>
      </math:mrow>
      <math:msup>
        <math:mi math:fontstyle="normal">e</math:mi>
        <math:mi math:fontstyle="italic">rt</math:mi>
      </math:msup>
    </math:mrow>
    <math:annotation math:encoding="StarMath 5.0">N =  N rsub {0} func e^{rt} </math:annotation>
  </math:semantics>
</math:math>
</file>

<file path=Object 14/content.xml><?xml version="1.0" encoding="utf-8"?>
<!DOCTYPE math  PUBLIC '-//OpenOffice.org//DTD Modified W3C MathML 1.01//EN'  'math.dtd'>
<math:math xmlns:math="http://www.w3.org/1998/Math/MathML">
  <math:semantics>
    <math:mrow>
      <math:mrow>
        <math:mfrac>
          <math:mi math:fontstyle="italic">dN</math:mi>
          <math:mi math:fontstyle="italic">dt</math:mi>
        </math:mfrac>
        <math:mo math:stretchy="false">=</math:mo>
        <math:mi math:fontstyle="italic">rN</math:mi>
      </math:mrow>
      <math:mfenced math:open="" math:close="">
        <math:mrow>
          <math:mn>1</math:mn>
          <math:mo math:stretchy="false">−</math:mo>
          <math:mfrac>
            <math:mi>N</math:mi>
            <math:mi>K</math:mi>
          </math:mfrac>
        </math:mrow>
      </math:mfenced>
    </math:mrow>
    <math:annotation math:encoding="StarMath 5.0">{dN} over dt = rN left ( 1 -N over
 K right ) </math:annotation>
  </math:semantics>
</math:math>
</file>

<file path=Object 15/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i>K</math:mi>
      </math:mrow>
      <math:mfrac>
        <math:mn>1</math:mn>
        <math:mrow>
          <math:mrow>
            <math:mn>1</math:mn>
            <math:mo math:stretchy="false">+</math:mo>
            <math:mfenced math:open="" math:close="">
              <math:mrow>
                <math:mfrac>
                  <math:mi>K</math:mi>
                  <math:msub>
                    <math:mi>N</math:mi>
                    <math:mn>0</math:mn>
                  </math:msub>
                </math:mfrac>
                <math:mo math:stretchy="false">−</math:mo>
                <math:mn>1</math:mn>
              </math:mrow>
            </math:mfenced>
          </math:mrow>
          <math:msup>
            <math:mi math:fontstyle="normal">e</math:mi>
            <math:mrow>
              <math:mo math:stretchy="false">−</math:mo>
              <math:mi math:fontstyle="italic">rt</math:mi>
            </math:mrow>
          </math:msup>
        </math:mrow>
      </math:mfrac>
    </math:mrow>
    <math:annotation math:encoding="StarMath 5.0">N (t) =  K 1 over {1 + left ( K over N rsub{0} - 1 right ) func e^{-rt } }</math:annotation>
  </math:semantics>
</math:math>
</file>

<file path=Object 16/content.xml><?xml version="1.0" encoding="utf-8"?>
<!DOCTYPE math  PUBLIC '-//OpenOffice.org//DTD Modified W3C MathML 1.01//EN'  'math.dtd'>
<math:math xmlns:math="http://www.w3.org/1998/Math/MathML">
  <math:semantics>
    <math:mrow>
      <math:mrow>
        <math:mfrac>
          <math:msub>
            <math:mi math:fontstyle="italic">dN</math:mi>
            <math:mi math:fontstyle="italic">presa</math:mi>
          </math:msub>
          <math:mi math:fontstyle="italic">dt</math:mi>
        </math:mfrac>
        <math:mo math:stretchy="false">=</math:mo>
        <math:mo math:stretchy="false">α</math:mo>
      </math:mrow>
      <math:mrow>
        <math:msub>
          <math:mi>N</math:mi>
          <math:mi math:fontstyle="italic">presa</math:mi>
        </math:msub>
        <math:mo math:stretchy="false">−</math:mo>
        <math:mo math:stretchy="false">β</math:mo>
      </math:mrow>
      <math:msub>
        <math:mi>N</math:mi>
        <math:mi math:fontstyle="italic">presa</math:mi>
      </math:msub>
      <math:msub>
        <math:mi>N</math:mi>
        <math:mi math:fontstyle="italic">depr</math:mi>
      </math:msub>
    </math:mrow>
    <math:annotation math:encoding="StarMath 5.0">{dN rsub {presa}} over dt = %alpha N rsub {presa} - %beta N rsub {presa} N rsub {depr}</math:annotation>
  </math:semantics>
</math:math>
</file>

<file path=Object 17/content.xml><?xml version="1.0" encoding="utf-8"?>
<!DOCTYPE math  PUBLIC '-//OpenOffice.org//DTD Modified W3C MathML 1.01//EN'  'math.dtd'>
<math:math xmlns:math="http://www.w3.org/1998/Math/MathML">
  <math:semantics>
    <math:mrow>
      <math:mrow>
        <math:mfrac>
          <math:msub>
            <math:mi math:fontstyle="italic">dN</math:mi>
            <math:mi math:fontstyle="italic">depr</math:mi>
          </math:msub>
          <math:mi math:fontstyle="italic">dt</math:mi>
        </math:mfrac>
        <math:mo math:stretchy="false">=</math:mo>
        <math:mo math:stretchy="false">δ</math:mo>
      </math:mrow>
      <math:msub>
        <math:mi>N</math:mi>
        <math:mi math:fontstyle="italic">presa</math:mi>
      </math:msub>
      <math:mrow>
        <math:msub>
          <math:mi>N</math:mi>
          <math:mi math:fontstyle="italic">depr</math:mi>
        </math:msub>
        <math:mo math:stretchy="false">−</math:mo>
        <math:mo math:stretchy="false">γ</math:mo>
      </math:mrow>
      <math:msub>
        <math:mi>N</math:mi>
        <math:mi math:fontstyle="italic">depr</math:mi>
      </math:msub>
    </math:mrow>
    <math:annotation math:encoding="StarMath 5.0">{dN rsub {depr}} over dt = %delta N rsub {presa} N rsub {depr} - %gamma N rsub {depr} </math:annotation>
  </math:semantics>
</math:math>
</file>

<file path=Object 18/content.xml><?xml version="1.0" encoding="utf-8"?>
<!DOCTYPE math  PUBLIC '-//OpenOffice.org//DTD Modified W3C MathML 1.01//EN'  'math.dtd'>
<math:math xmlns:math="http://www.w3.org/1998/Math/MathML">
  <math:semantics>
    <math:mrow>
      <math:mrow>
        <math:mfrac>
          <math:msub>
            <math:mi math:fontstyle="italic">dN</math:mi>
            <math:mn>1</math:mn>
          </math:msub>
          <math:mi math:fontstyle="italic">dt</math:mi>
        </math:mfrac>
        <math:mo math:stretchy="false">=</math:mo>
        <math:msub>
          <math:mi>r</math:mi>
          <math:mn>1</math:mn>
        </math:msub>
      </math:mrow>
      <math:msub>
        <math:mi>N</math:mi>
        <math:mn>1</math:mn>
      </math:msub>
      <math:mfenced math:open="" math:close="">
        <math:mrow>
          <math:mrow>
            <math:mrow>
              <math:mn>1</math:mn>
              <math:mo math:stretchy="false">−</math:mo>
              <math:mfrac>
                <math:msub>
                  <math:mi>N</math:mi>
                  <math:mn>1</math:mn>
                </math:msub>
                <math:msub>
                  <math:mi>K</math:mi>
                  <math:mn>1</math:mn>
                </math:msub>
              </math:mfrac>
            </math:mrow>
            <math:mo math:stretchy="false">+</math:mo>
            <math:msub>
              <math:mo math:stretchy="false">β</math:mo>
              <math:mrow>
                <math:mn>1</math:mn>
                <math:mn>2</math:mn>
              </math:mrow>
            </math:msub>
          </math:mrow>
          <math:mfrac>
            <math:msub>
              <math:mi>N</math:mi>
              <math:mn>2</math:mn>
            </math:msub>
            <math:msub>
              <math:mi>K</math:mi>
              <math:mn>1</math:mn>
            </math:msub>
          </math:mfrac>
        </math:mrow>
      </math:mfenced>
    </math:mrow>
    <math:annotation math:encoding="StarMath 5.0">{dN rsub{1}} over dt = r rsub{1} N rsub{1} left ( 1 -N rsub{1} over
 K rsub{1} + %beta rsub{1 2} N rsub{2} over K rsub{1}right )
</math:annotation>
  </math:semantics>
</math:math>
</file>

<file path=Object 19/content.xml><?xml version="1.0" encoding="utf-8"?>
<!DOCTYPE math  PUBLIC '-//OpenOffice.org//DTD Modified W3C MathML 1.01//EN'  'math.dtd'>
<math:math xmlns:math="http://www.w3.org/1998/Math/MathML">
  <math:semantics>
    <math:mrow>
      <math:mrow>
        <math:mfrac>
          <math:msub>
            <math:mi math:fontstyle="italic">dN</math:mi>
            <math:mn>2</math:mn>
          </math:msub>
          <math:mi math:fontstyle="italic">dt</math:mi>
        </math:mfrac>
        <math:mo math:stretchy="false">=</math:mo>
        <math:msub>
          <math:mi>r</math:mi>
          <math:mn>2</math:mn>
        </math:msub>
      </math:mrow>
      <math:msub>
        <math:mi>N</math:mi>
        <math:mn>2</math:mn>
      </math:msub>
      <math:mfenced math:open="" math:close="">
        <math:mrow>
          <math:mrow>
            <math:mrow>
              <math:mn>1</math:mn>
              <math:mo math:stretchy="false">−</math:mo>
              <math:mfrac>
                <math:msub>
                  <math:mi>N</math:mi>
                  <math:mn>2</math:mn>
                </math:msub>
                <math:msub>
                  <math:mi>K</math:mi>
                  <math:mn>2</math:mn>
                </math:msub>
              </math:mfrac>
            </math:mrow>
            <math:mo math:stretchy="false">+</math:mo>
            <math:msub>
              <math:mo math:stretchy="false">β</math:mo>
              <math:mrow>
                <math:mn>2</math:mn>
                <math:mn>1</math:mn>
              </math:mrow>
            </math:msub>
          </math:mrow>
          <math:mfrac>
            <math:msub>
              <math:mi>N</math:mi>
              <math:mn>1</math:mn>
            </math:msub>
            <math:msub>
              <math:mi>K</math:mi>
              <math:mn>2</math:mn>
            </math:msub>
          </math:mfrac>
        </math:mrow>
      </math:mfenced>
    </math:mrow>
    <math:annotation math:encoding="StarMath 5.0">{dN rsub{2}} over dt = r rsub{2} N rsub{2} left ( 1 -N rsub{2} over
 K rsub{2} + %beta rsub{2 1} N rsub{1} over K rsub{2}right )
</math:annotation>
  </math:semantics>
</math:math>
</file>

<file path=Object 2/content.xml><?xml version="1.0" encoding="utf-8"?>
<!DOCTYPE math  PUBLIC '-//OpenOffice.org//DTD Modified W3C MathML 1.01//EN'  'math.dtd'>
<math:math xmlns:math="http://www.w3.org/1998/Math/MathML">
  <math:semantics>
    <math:mrow>
      <math:mrow>
        <math:mfrac>
          <math:msub>
            <math:mi math:fontstyle="italic">dN</math:mi>
            <math:mrow>
              <math:mi math:fontstyle="italic">pl</math:mi>
              <math:mi>i</math:mi>
            </math:mrow>
          </math:msub>
          <math:mi math:fontstyle="italic">dt</math:mi>
        </math:mfrac>
        <math:mo math:stretchy="false">=</math:mo>
        <math:msub>
          <math:mi>N</math:mi>
          <math:mrow>
            <math:mi math:fontstyle="italic">pl</math:mi>
            <math:mi>i</math:mi>
          </math:mrow>
        </math:msub>
      </math:mrow>
      <math:msub>
        <math:mi>r</math:mi>
        <math:mrow>
          <math:mi math:fontstyle="italic">eq</math:mi>
          <math:mi math:fontstyle="italic">pl</math:mi>
          <math:mi>i</math:mi>
        </math:mrow>
      </math:msub>
      <math:mrow>
        <math:mfenced math:open="" math:close="">
          <math:mrow>
            <math:mrow>
              <math:mn>1</math:mn>
              <math:mo math:stretchy="false">−</math:mo>
              <math:mi>u</math:mi>
            </math:mrow>
            <math:mfenced math:open="" math:close="">
              <math:msub>
                <math:mi>r</math:mi>
                <math:mrow>
                  <math:mi math:fontstyle="italic">eq</math:mi>
                  <math:mi math:fontstyle="italic">pl</math:mi>
                  <math:mi>i</math:mi>
                </math:mrow>
              </math:msub>
            </math:mfenced>
            <math:mfrac>
              <math:msub>
                <math:mi>N</math:mi>
                <math:mrow>
                  <math:mi math:fontstyle="italic">pl</math:mi>
                  <math:mi>i</math:mi>
                </math:mrow>
              </math:msub>
              <math:msub>
                <math:mi>K</math:mi>
                <math:mrow>
                  <math:mi math:fontstyle="italic">pl</math:mi>
                  <math:mi>i</math:mi>
                </math:mrow>
              </math:msub>
            </math:mfrac>
          </math:mrow>
        </math:mfenced>
        <math:mo math:stretchy="false">−</math:mo>
        <math:msub>
          <math:mi>N</math:mi>
          <math:mrow>
            <math:mi math:fontstyle="italic">pl</math:mi>
            <math:mi>i</math:mi>
          </math:mrow>
        </math:msub>
      </math:mrow>
      <math:mrow>
        <math:munder>
          <math:mo math:stretchy="false">∑</math:mo>
          <math:mi>k</math:mi>
        </math:munder>
        <math:msub>
          <math:mi>c</math:mi>
          <math:mrow>
            <math:mi math:fontstyle="italic">pl</math:mi>
            <math:mi math:fontstyle="italic">ik</math:mi>
          </math:mrow>
        </math:msub>
      </math:mrow>
      <math:msub>
        <math:mi>N</math:mi>
        <math:mrow>
          <math:mi math:fontstyle="italic">pr</math:mi>
          <math:mi>k</math:mi>
        </math:mrow>
      </math:msub>
    </math:mrow>
    <math:annotation math:encoding="StarMath 5.0">{dN rsub{pl i}} over dt = N rsub{pl i} r rsub{eq pl i} left ( 1 - u left ( r rsub{eq pl i}  right ) N rsub{pl i} over
 K rsub{pl i}  right ) - N rsub{pl i} sum csub{k}  c rsub{pl ik} N rsub{pr k}</math:annotation>
  </math:semantics>
</math:math>
</file>

<file path=Object 20/content.xml><?xml version="1.0" encoding="utf-8"?>
<!DOCTYPE math  PUBLIC '-//OpenOffice.org//DTD Modified W3C MathML 1.01//EN'  'math.dtd'>
<math:math xmlns:math="http://www.w3.org/1998/Math/MathML">
  <math:semantics>
    <math:mrow>
      <math:mrow>
        <math:msub>
          <math:mi>r</math:mi>
          <math:mrow>
            <math:mi math:fontstyle="italic">pl</math:mi>
            <math:mi>i</math:mi>
          </math:mrow>
        </math:msub>
        <math:mo math:stretchy="false">=</math:mo>
        <math:mrow>
          <math:mo math:stretchy="false">−</math:mo>
          <math:mrow>
            <math:munder>
              <math:mo math:stretchy="false">∑</math:mo>
              <math:mi>j</math:mi>
            </math:munder>
            <math:msub>
              <math:mi>b</math:mi>
              <math:mrow>
                <math:mi math:fontstyle="italic">pl</math:mi>
                <math:mi math:fontstyle="italic">ij</math:mi>
              </math:mrow>
            </math:msub>
          </math:mrow>
        </math:mrow>
      </math:mrow>
      <math:msub>
        <math:mi>N</math:mi>
        <math:mrow>
          <math:mi math:fontstyle="italic">pol</math:mi>
          <math:mi>j</math:mi>
        </math:mrow>
      </math:msub>
      <math:mi/>
      <math:mrow>
        <math:mi>j</math:mi>
        <math:mo math:stretchy="false">=</math:mo>
        <math:mn>1..n</math:mn>
      </math:mrow>
    </math:mrow>
    <math:annotation math:encoding="StarMath 5.0">r rsub{pl i} = - sum csub{j}  b rsub{pl ij} N rsub{pol j}  ~~~  j=1..n
</math:annotation>
  </math:semantics>
</math:math>
</file>

<file path=Object 21/content.xml><?xml version="1.0" encoding="utf-8"?>
<!DOCTYPE math  PUBLIC '-//OpenOffice.org//DTD Modified W3C MathML 1.01//EN'  'math.dtd'>
<math:math xmlns:math="http://www.w3.org/1998/Math/MathML">
  <math:semantics>
    <math:mrow>
      <math:mrow>
        <math:msub>
          <math:mi>r</math:mi>
          <math:mrow>
            <math:mi math:fontstyle="italic">pol</math:mi>
            <math:mi>j</math:mi>
          </math:mrow>
        </math:msub>
        <math:mo math:stretchy="false">=</math:mo>
        <math:mrow>
          <math:mo math:stretchy="false">−</math:mo>
          <math:mrow>
            <math:munder>
              <math:mo math:stretchy="false">∑</math:mo>
              <math:mi>s</math:mi>
            </math:munder>
            <math:msub>
              <math:mi>b</math:mi>
              <math:mrow>
                <math:mi math:fontstyle="italic">pol</math:mi>
                <math:mi math:fontstyle="italic">js</math:mi>
              </math:mrow>
            </math:msub>
          </math:mrow>
        </math:mrow>
      </math:mrow>
      <math:msub>
        <math:mi>N</math:mi>
        <math:mrow>
          <math:mi math:fontstyle="italic">pl</math:mi>
          <math:mi>s</math:mi>
        </math:mrow>
      </math:msub>
      <math:mi/>
      <math:mrow>
        <math:mi>s</math:mi>
        <math:mo math:stretchy="false">=</math:mo>
        <math:mn>1..m</math:mn>
      </math:mrow>
    </math:mrow>
    <math:annotation math:encoding="StarMath 5.0">r rsub{pol j} =  - sum csub{s}  b rsub{pol js} N rsub{pl s} ~~~ s=1..m</math:annotation>
  </math:semantics>
</math:math>
</file>

<file path=Object 22/content.xml><?xml version="1.0" encoding="utf-8"?>
<!DOCTYPE math  PUBLIC '-//OpenOffice.org//DTD Modified W3C MathML 1.01//EN'  'math.dtd'>
<math:math xmlns:math="http://www.w3.org/1998/Math/MathML">
  <math:semantics>
    <math:mrow>
      <math:mi>N</math:mi>
      <math:mrow>
        <math:mrow>
          <math:mo math:stretchy="false">(</math:mo>
          <math:mrow>
            <math:mi>k</math:mi>
            <math:mo math:stretchy="false">+</math:mo>
            <math:mn>1</math:mn>
          </math:mrow>
          <math:mo math:stretchy="false">)</math:mo>
        </math:mrow>
        <math:mo math:stretchy="false">=</math:mo>
        <math:mi>N</math:mi>
      </math:mrow>
      <math:mrow>
        <math:mrow>
          <math:mo math:stretchy="false">(</math:mo>
          <math:mi>k</math:mi>
          <math:mo math:stretchy="false">)</math:mo>
        </math:mrow>
        <math:mo math:stretchy="false">+</math:mo>
        <math:mi math:fontstyle="italic">sgn</math:mi>
      </math:mrow>
      <math:mrow>
        <math:mo math:stretchy="false">(</math:mo>
        <math:mi>r</math:mi>
        <math:mo math:stretchy="false">)</math:mo>
      </math:mrow>
      <math:mi math:fontstyle="italic">binomial</math:mi>
      <math:mrow>
        <math:mo math:stretchy="false">(</math:mo>
        <math:mrow>
          <math:mi>N</math:mi>
          <math:mrow>
            <math:mo math:stretchy="false">(</math:mo>
            <math:mi>k</math:mi>
            <math:mo math:stretchy="false">)</math:mo>
          </math:mrow>
          <math:mi>,</math:mi>
          <math:mi>P</math:mi>
        </math:mrow>
        <math:mo math:stretchy="false">)</math:mo>
      </math:mrow>
    </math:mrow>
    <math:annotation math:encoding="StarMath 5.0">N (k+1) = N (k) + sgn(r) binomial (N(k),P)</math:annotation>
  </math:semantics>
</math:math>
</file>

<file path=Object 23/content.xml><?xml version="1.0" encoding="utf-8"?>
<!DOCTYPE math  PUBLIC '-//OpenOffice.org//DTD Modified W3C MathML 1.01//EN'  'math.dtd'>
<math:math xmlns:math="http://www.w3.org/1998/Math/MathML">
  <math:semantics>
    <math:mrow>
      <math:mrow>
        <math:msup>
          <math:mi>r</math:mi>
          <math:mi>d</math:mi>
        </math:msup>
        <math:mo math:stretchy="false">=</math:mo>
        <math:mfenced math:open="" math:close="">
          <math:mrow>
            <math:mn>1</math:mn>
            <math:mo math:stretchy="false">+</math:mo>
            <math:mi>r</math:mi>
          </math:mrow>
        </math:mfenced>
      </math:mrow>
      <math:mrow>
        <math:msup>
          <math:mi math:fontstyle="normal">e</math:mi>
          <math:mrow>
            <math:mn>1</math:mn>
            <math:mo math:stretchy="false">/</math:mo>
            <math:mn>365</math:mn>
          </math:mrow>
        </math:msup>
        <math:mo math:stretchy="false">−</math:mo>
        <math:mn>1</math:mn>
      </math:mrow>
    </math:mrow>
    <math:annotation math:encoding="StarMath 5.0">r rsup{d} = left ( 1 + r right)func e^{1/365} - 1</math:annotation>
  </math:semantics>
</math:math>
</file>

<file path=Object 24/content.xml><?xml version="1.0" encoding="utf-8"?>
<!DOCTYPE math  PUBLIC '-//OpenOffice.org//DTD Modified W3C MathML 1.01//EN'  'math.dtd'>
<math:math xmlns:math="http://www.w3.org/1998/Math/MathML">
  <math:semantics>
    <math:mrow>
      <math:msub>
        <math:mi>N</math:mi>
        <math:mrow>
          <math:mi math:fontstyle="italic">pl</math:mi>
          <math:mi>i</math:mi>
        </math:mrow>
      </math:msub>
      <math:mrow>
        <math:mrow>
          <math:mo math:stretchy="false">(</math:mo>
          <math:mrow>
            <math:mi>k</math:mi>
            <math:mo math:stretchy="false">+</math:mo>
            <math:mn>1</math:mn>
          </math:mrow>
          <math:mo math:stretchy="false">)</math:mo>
        </math:mrow>
        <math:mo math:stretchy="false">=</math:mo>
        <math:msub>
          <math:mi>N</math:mi>
          <math:mrow>
            <math:mi math:fontstyle="italic">pl</math:mi>
            <math:mi>i</math:mi>
          </math:mrow>
        </math:msub>
      </math:mrow>
      <math:mrow>
        <math:mrow>
          <math:mo math:stretchy="false">(</math:mo>
          <math:mi>k</math:mi>
          <math:mo math:stretchy="false">)</math:mo>
        </math:mrow>
        <math:mo math:stretchy="false">+</math:mo>
        <math:mi math:fontstyle="italic">sgn</math:mi>
      </math:mrow>
      <math:mrow>
        <math:mo math:stretchy="false">(</math:mo>
        <math:msubsup>
          <math:mi>r</math:mi>
          <math:mrow>
            <math:mi math:fontstyle="italic">eq</math:mi>
            <math:mi math:fontstyle="italic">pl</math:mi>
            <math:mi>i</math:mi>
          </math:mrow>
          <math:mi>d</math:mi>
        </math:msubsup>
        <math:mo math:stretchy="false">)</math:mo>
      </math:mrow>
      <math:mi/>
      <math:mi math:fontstyle="italic">binomial</math:mi>
      <math:mfenced math:open="" math:close="">
        <math:mrow>
          <math:msub>
            <math:mi>N</math:mi>
            <math:mrow>
              <math:mi math:fontstyle="italic">pl</math:mi>
              <math:mi>i</math:mi>
            </math:mrow>
          </math:msub>
          <math:mrow>
            <math:mrow>
              <math:mo math:stretchy="false">(</math:mo>
              <math:mi>k</math:mi>
              <math:mo math:stretchy="false">)</math:mo>
            </math:mrow>
            <math:mo math:stretchy="false">−</math:mo>
            <math:mi>u</math:mi>
          </math:mrow>
          <math:mrow>
            <math:mo math:stretchy="false">(</math:mo>
            <math:msubsup>
              <math:mi>r</math:mi>
              <math:mrow>
                <math:mi math:fontstyle="italic">eq</math:mi>
                <math:mi math:fontstyle="italic">pl</math:mi>
                <math:mi>i</math:mi>
              </math:mrow>
              <math:mi>d</math:mi>
            </math:msubsup>
            <math:mo math:stretchy="false">)</math:mo>
          </math:mrow>
          <math:mfrac>
            <math:mrow>
              <math:msub>
                <math:mi>N</math:mi>
                <math:mrow>
                  <math:mi math:fontstyle="italic">pl</math:mi>
                  <math:mi>i</math:mi>
                </math:mrow>
              </math:msub>
              <math:msup>
                <math:mrow>
                  <math:mo math:stretchy="false">(</math:mo>
                  <math:mi>k</math:mi>
                  <math:mo math:stretchy="false">)</math:mo>
                </math:mrow>
                <math:mn>2</math:mn>
              </math:msup>
            </math:mrow>
            <math:msub>
              <math:mi>K</math:mi>
              <math:mrow>
                <math:mi math:fontstyle="italic">pl</math:mi>
                <math:mi>i</math:mi>
              </math:mrow>
            </math:msub>
          </math:mfrac>
          <math:mi>,</math:mi>
          <math:msubsup>
            <math:mi>r</math:mi>
            <math:mrow>
              <math:mi math:fontstyle="italic">eq</math:mi>
              <math:mi math:fontstyle="italic">pl</math:mi>
              <math:mi>i</math:mi>
            </math:mrow>
            <math:mi>d</math:mi>
          </math:msubsup>
        </math:mrow>
      </math:mfenced>
    </math:mrow>
    <math:annotation math:encoding="StarMath 5.0">N rsub{pl i}(k+1) = N rsub{pl i}(k) + sgn(r rsup{d}  rsub {eq pl i} ) ~binomial left( N rsub{pl i}(k)- u( r rsup{d} rsub {eq pl i} ){N rsub{pl i}(k)^{2}} over K rsub{pl i},r rsup{d} rsub {eq pl i} right )</math:annotation>
  </math:semantics>
</math:math>
</file>

<file path=Object 25/content.xml><?xml version="1.0" encoding="utf-8"?>
<!DOCTYPE math  PUBLIC '-//OpenOffice.org//DTD Modified W3C MathML 1.01//EN'  'math.dtd'>
<math:math xmlns:math="http://www.w3.org/1998/Math/MathML">
  <math:semantics>
    <math:mrow>
      <math:mrow>
        <math:mfrac>
          <math:msub>
            <math:mi math:fontstyle="italic">dN</math:mi>
            <math:mrow>
              <math:mi math:fontstyle="italic">pol</math:mi>
              <math:mi>s</math:mi>
            </math:mrow>
          </math:msub>
          <math:mi math:fontstyle="italic">dt</math:mi>
        </math:mfrac>
        <math:mo math:stretchy="false">=</math:mo>
        <math:msub>
          <math:mi>r</math:mi>
          <math:mrow>
            <math:mi math:fontstyle="italic">pol</math:mi>
            <math:mi>s</math:mi>
          </math:mrow>
        </math:msub>
      </math:mrow>
      <math:msub>
        <math:mi>N</math:mi>
        <math:mrow>
          <math:mi math:fontstyle="italic">pol</math:mi>
          <math:mi>s</math:mi>
        </math:mrow>
      </math:msub>
      <math:mfenced math:open="" math:close="">
        <math:mrow>
          <math:mrow>
            <math:mrow>
              <math:mn>1</math:mn>
              <math:mo math:stretchy="false">−</math:mo>
              <math:mfrac>
                <math:msub>
                  <math:mi>N</math:mi>
                  <math:mrow>
                    <math:mi math:fontstyle="italic">pol</math:mi>
                    <math:mi>s</math:mi>
                  </math:mrow>
                </math:msub>
                <math:msub>
                  <math:mi>K</math:mi>
                  <math:mrow>
                    <math:mi math:fontstyle="italic">pol</math:mi>
                    <math:mi>s</math:mi>
                  </math:mrow>
                </math:msub>
              </math:mfrac>
            </math:mrow>
            <math:mo math:stretchy="false">+</math:mo>
            <math:mrow>
              <math:munder>
                <math:mo math:stretchy="false">∑</math:mo>
                <math:mi>j</math:mi>
              </math:munder>
              <math:msub>
                <math:mo math:stretchy="false">β</math:mo>
                <math:mrow>
                  <math:mi math:fontstyle="italic">pl</math:mi>
                  <math:mi>s</math:mi>
                  <math:mi>j</math:mi>
                </math:mrow>
              </math:msub>
            </math:mrow>
          </math:mrow>
          <math:mfrac>
            <math:msub>
              <math:mi>N</math:mi>
              <math:mrow>
                <math:mi math:fontstyle="italic">pl</math:mi>
                <math:mi>j</math:mi>
              </math:mrow>
            </math:msub>
            <math:msub>
              <math:mi>K</math:mi>
              <math:mrow>
                <math:mi math:fontstyle="italic">pol</math:mi>
                <math:mi>s</math:mi>
              </math:mrow>
            </math:msub>
          </math:mfrac>
        </math:mrow>
      </math:mfenced>
      <math:mi/>
      <math:mrow>
        <math:mi>s</math:mi>
        <math:mo math:stretchy="false">=</math:mo>
        <math:mn>1..m</math:mn>
      </math:mrow>
    </math:mrow>
    <math:annotation math:encoding="StarMath 5.0">{dN rsub{pol s}} over dt = r rsub{pol s} N rsub{pol s} left ( 1 -N rsub{pol s} over
 K rsub{pol s} + sum csub{j}  %beta rsub{pl s j} N rsub{pl j} over K rsub{pol s}right )~~s=1..m
</math:annotation>
  </math:semantics>
</math:math>
</file>

<file path=Object 26/content.xml><?xml version="1.0" encoding="utf-8"?>
<!DOCTYPE math  PUBLIC '-//OpenOffice.org//DTD Modified W3C MathML 1.01//EN'  'math.dtd'>
<math:math xmlns:math="http://www.w3.org/1998/Math/MathML">
  <math:semantics>
    <math:mrow>
      <math:mrow>
        <math:mi>P</math:mi>
        <math:mo math:stretchy="false">=</math:mo>
        <math:mrow>
          <math:msubsup>
            <math:mo math:stretchy="false">∫</math:mo>
            <math:mn>0</math:mn>
            <math:mi math:fontstyle="italic">DT</math:mi>
          </math:msubsup>
          <math:msup>
            <math:mi math:fontstyle="normal">e</math:mi>
            <math:mrow>
              <math:mo math:stretchy="false">−</math:mo>
              <math:mi math:fontstyle="italic">rt</math:mi>
            </math:mrow>
          </math:msup>
        </math:mrow>
      </math:mrow>
      <math:mrow>
        <math:mi math:fontstyle="italic">dt</math:mi>
        <math:mo math:stretchy="false">=</math:mo>
        <math:mrow>
          <math:mn>1</math:mn>
          <math:mo math:stretchy="false">−</math:mo>
          <math:msup>
            <math:mi>e</math:mi>
            <math:mrow>
              <math:mo math:stretchy="false">−</math:mo>
              <math:mi math:fontstyle="italic">rDT</math:mi>
            </math:mrow>
          </math:msup>
        </math:mrow>
      </math:mrow>
    </math:mrow>
    <math:annotation math:encoding="StarMath 5.0">P = int rsub{0}rsup{DT} func e^{-rt} dt = 1 - e^{-rDT}</math:annotation>
  </math:semantics>
</math:math>
</file>

<file path=Object 27/content.xml><?xml version="1.0" encoding="utf-8"?>
<!DOCTYPE math  PUBLIC '-//OpenOffice.org//DTD Modified W3C MathML 1.01//EN'  'math.dtd'>
<math:math xmlns:math="http://www.w3.org/1998/Math/MathML">
  <math:semantics>
    <math:mtable>
      <math:mtr>
        <math:mrow>
          <math:mrow>
            <math:msub>
              <math:mi>r</math:mi>
              <math:mrow>
                <math:mi math:fontstyle="italic">eq</math:mi>
                <math:mi math:fontstyle="italic">pl1</math:mi>
              </math:mrow>
            </math:msub>
            <math:mo math:stretchy="false">=</math:mo>
            <math:mrow>
              <math:mrow>
                <math:mo math:stretchy="false">−</math:mo>
                <math:mn>0.012</math:mn>
              </math:mrow>
              <math:mo math:stretchy="false">+</math:mo>
              <math:mn>0,0016</math:mn>
            </math:mrow>
          </math:mrow>
          <math:mrow>
            <math:mfrac>
              <math:msub>
                <math:mi>N</math:mi>
                <math:mrow>
                  <math:mi math:fontstyle="italic">pol</math:mi>
                  <math:mn>0</math:mn>
                </math:mrow>
              </math:msub>
              <math:mn>100</math:mn>
            </math:mfrac>
            <math:mo math:stretchy="false">+</math:mo>
            <math:mn>0,0017</math:mn>
          </math:mrow>
          <math:mfrac>
            <math:msub>
              <math:mi>N</math:mi>
              <math:mrow>
                <math:mi math:fontstyle="italic">pol</math:mi>
                <math:mn>1</math:mn>
              </math:mrow>
            </math:msub>
            <math:mn>100</math:mn>
          </math:mfrac>
        </math:mrow>
      </math:mtr>
      <math:mtr>
        <math:mrow>
          <math:mrow>
            <math:mo math:stretchy="false">+</math:mo>
            <math:mn>0,001666</math:mn>
          </math:mrow>
          <math:mfrac>
            <math:msub>
              <math:mi>N</math:mi>
              <math:mrow>
                <math:mi math:fontstyle="italic">pol</math:mi>
                <math:mn>2</math:mn>
              </math:mrow>
            </math:msub>
            <math:mn>100</math:mn>
          </math:mfrac>
        </math:mrow>
      </math:mtr>
    </math:mtable>
    <math:annotation math:encoding="StarMath 5.0">{r rsub{eq pl1}} = -0.012 + 0,0016 N rsub{pol 0} over 100 + 0,0017 N rsub{pol 1} over 100 newline + 0,001666 N rsub{pol 2} over 100</math:annotation>
  </math:semantics>
</math:math>
</file>

<file path=Object 28/content.xml><?xml version="1.0" encoding="utf-8"?>
<!DOCTYPE math  PUBLIC '-//OpenOffice.org//DTD Modified W3C MathML 1.01//EN'  'math.dtd'>
<math:math xmlns:math="http://www.w3.org/1998/Math/MathML">
  <math:semantics>
    <math:mrow>
      <math:mrow>
        <math:msub>
          <math:mi>b</math:mi>
          <math:mrow>
            <math:mi math:fontstyle="italic">pl</math:mi>
            <math:mi math:fontstyle="italic">ij</math:mi>
          </math:mrow>
        </math:msub>
        <math:mo math:stretchy="false">=</math:mo>
        <math:msub>
          <math:mi>r</math:mi>
          <math:mrow>
            <math:mi math:fontstyle="italic">pl</math:mi>
            <math:mi>i</math:mi>
          </math:mrow>
        </math:msub>
      </math:mrow>
      <math:mfrac>
        <math:msub>
          <math:mo math:stretchy="false">β</math:mo>
          <math:mi math:fontstyle="italic">ij</math:mi>
        </math:msub>
        <math:msub>
          <math:mi>K</math:mi>
          <math:mrow>
            <math:mi math:fontstyle="italic">pl</math:mi>
            <math:mi>i</math:mi>
          </math:mrow>
        </math:msub>
      </math:mfrac>
    </math:mrow>
    <math:annotation math:encoding="StarMath 5.0">b rsub{pl ij} = r rsub{pl i} %beta rsub{ij} over K rsub{pl i}</math:annotation>
  </math:semantics>
</math:math>
</file>

<file path=Object 29/content.xml><?xml version="1.0" encoding="utf-8"?>
<!DOCTYPE math  PUBLIC '-//OpenOffice.org//DTD Modified W3C MathML 1.01//EN'  'math.dtd'>
<math:math xmlns:math="http://www.w3.org/1998/Math/MathML">
  <math:semantics>
    <math:mrow>
      <math:mrow>
        <math:mfrac>
          <math:msub>
            <math:mi math:fontstyle="italic">dN</math:mi>
            <math:mn>1</math:mn>
          </math:msub>
          <math:mi math:fontstyle="italic">dt</math:mi>
        </math:mfrac>
        <math:mo math:stretchy="false">=</math:mo>
        <math:msub>
          <math:mi>N</math:mi>
          <math:mn>1</math:mn>
        </math:msub>
      </math:mrow>
      <math:mfenced math:open="" math:close="">
        <math:mrow>
          <math:mn>1</math:mn>
          <math:mo math:stretchy="false">−</math:mo>
          <math:mfrac>
            <math:msub>
              <math:mi>N</math:mi>
              <math:mn>1</math:mn>
            </math:msub>
            <math:msub>
              <math:mi>K</math:mi>
              <math:mn>1</math:mn>
            </math:msub>
          </math:mfrac>
        </math:mrow>
      </math:mfenced>
      <math:mfenced math:open="" math:close="">
        <math:mrow>
          <math:mrow>
            <math:msub>
              <math:mi>r</math:mi>
              <math:mn>1</math:mn>
            </math:msub>
            <math:mo math:stretchy="false">+</math:mo>
            <math:msub>
              <math:mi>r</math:mi>
              <math:mn>1</math:mn>
            </math:msub>
          </math:mrow>
          <math:msub>
            <math:mo math:stretchy="false">β</math:mo>
            <math:mn>12</math:mn>
          </math:msub>
          <math:mfrac>
            <math:msub>
              <math:mi>N</math:mi>
              <math:mn>2</math:mn>
            </math:msub>
            <math:msub>
              <math:mi>K</math:mi>
              <math:mn>1</math:mn>
            </math:msub>
          </math:mfrac>
        </math:mrow>
      </math:mfenced>
    </math:mrow>
    <math:annotation math:encoding="StarMath 5.0">{dN rsub{1}} over dt = N rsub{1} left ( 1 -N rsub{1} over
 K rsub{1}   right ) left (r rsub{1} + r rsub{1}  %beta
 rsub{12} N rsub{2} over K rsub{1} right )</math:annotation>
  </math:semantics>
</math:math>
</file>

<file path=Object 3/content.xml><?xml version="1.0" encoding="utf-8"?>
<!DOCTYPE math  PUBLIC '-//OpenOffice.org//DTD Modified W3C MathML 1.01//EN'  'math.dtd'>
<math:math xmlns:math="http://www.w3.org/1998/Math/MathML">
  <math:semantics>
    <math:mrow>
      <math:mrow>
        <math:mfrac>
          <math:msub>
            <math:mi math:fontstyle="italic">dN</math:mi>
            <math:mrow>
              <math:mi math:fontstyle="italic">pl</math:mi>
              <math:mi>n</math:mi>
            </math:mrow>
          </math:msub>
          <math:mi math:fontstyle="italic">dt</math:mi>
        </math:mfrac>
        <math:mo math:stretchy="false">=</math:mo>
        <math:msub>
          <math:mi>r</math:mi>
          <math:mrow>
            <math:mi math:fontstyle="italic">pl</math:mi>
            <math:mi>n</math:mi>
          </math:mrow>
        </math:msub>
      </math:mrow>
      <math:msub>
        <math:mi>N</math:mi>
        <math:mrow>
          <math:mi math:fontstyle="italic">pl</math:mi>
          <math:mi>n</math:mi>
        </math:mrow>
      </math:msub>
      <math:mfenced math:open="" math:close="">
        <math:mrow>
          <math:mrow>
            <math:mrow>
              <math:mn>1</math:mn>
              <math:mo math:stretchy="false">−</math:mo>
              <math:mfrac>
                <math:msub>
                  <math:mi>N</math:mi>
                  <math:mrow>
                    <math:mi math:fontstyle="italic">pl</math:mi>
                    <math:mi>n</math:mi>
                  </math:mrow>
                </math:msub>
                <math:msub>
                  <math:mi>K</math:mi>
                  <math:mrow>
                    <math:mi math:fontstyle="italic">pl</math:mi>
                    <math:mi>n</math:mi>
                  </math:mrow>
                </math:msub>
              </math:mfrac>
            </math:mrow>
            <math:mo math:stretchy="false">+</math:mo>
            <math:mrow>
              <math:munder>
                <math:mo math:stretchy="false">∑</math:mo>
                <math:mi>j</math:mi>
              </math:munder>
              <math:msub>
                <math:mo math:stretchy="false">β</math:mo>
                <math:mrow>
                  <math:mi math:fontstyle="italic">pol</math:mi>
                  <math:mi>n</math:mi>
                  <math:mi>j</math:mi>
                </math:mrow>
              </math:msub>
            </math:mrow>
          </math:mrow>
          <math:mfrac>
            <math:msub>
              <math:mi>N</math:mi>
              <math:mrow>
                <math:mi math:fontstyle="italic">pol</math:mi>
                <math:mi>j</math:mi>
              </math:mrow>
            </math:msub>
            <math:msub>
              <math:mi>K</math:mi>
              <math:mrow>
                <math:mi math:fontstyle="italic">pl</math:mi>
                <math:mi>n</math:mi>
              </math:mrow>
            </math:msub>
          </math:mfrac>
        </math:mrow>
      </math:mfenced>
    </math:mrow>
    <math:annotation math:encoding="StarMath 5.0">{dN rsub{pl n}} over dt = r rsub{pl n} N rsub{pl n} left ( 1 -N rsub{pl n} over
 K rsub{pl n} + sum csub{j}  %beta rsub{pol n j} N rsub{pol j} over K rsub{pl n}right )
</math:annotation>
  </math:semantics>
</math:math>
</file>

<file path=Object 30/content.xml><?xml version="1.0" encoding="utf-8"?>
<!DOCTYPE math  PUBLIC '-//OpenOffice.org//DTD Modified W3C MathML 1.01//EN'  'math.dtd'>
<math:math xmlns:math="http://www.w3.org/1998/Math/MathML">
  <math:semantics>
    <math:mrow>
      <math:mrow>
        <math:mfrac>
          <math:msub>
            <math:mi math:fontstyle="italic">dN</math:mi>
            <math:mn>2</math:mn>
          </math:msub>
          <math:mi math:fontstyle="italic">dt</math:mi>
        </math:mfrac>
        <math:mo math:stretchy="false">=</math:mo>
        <math:msub>
          <math:mi>N</math:mi>
          <math:mn>2</math:mn>
        </math:msub>
      </math:mrow>
      <math:mfenced math:open="" math:close="">
        <math:mrow>
          <math:mn>1</math:mn>
          <math:mo math:stretchy="false">−</math:mo>
          <math:mfrac>
            <math:msub>
              <math:mi>N</math:mi>
              <math:mn>2</math:mn>
            </math:msub>
            <math:msub>
              <math:mi>K</math:mi>
              <math:mn>2</math:mn>
            </math:msub>
          </math:mfrac>
        </math:mrow>
      </math:mfenced>
      <math:mfenced math:open="" math:close="">
        <math:mrow>
          <math:mrow>
            <math:msub>
              <math:mi>r</math:mi>
              <math:mn>2</math:mn>
            </math:msub>
            <math:mo math:stretchy="false">+</math:mo>
            <math:msub>
              <math:mi>r</math:mi>
              <math:mn>2</math:mn>
            </math:msub>
          </math:mrow>
          <math:msub>
            <math:mo math:stretchy="false">β</math:mo>
            <math:mn>21</math:mn>
          </math:msub>
          <math:mfrac>
            <math:msub>
              <math:mi>N</math:mi>
              <math:mn>1</math:mn>
            </math:msub>
            <math:msub>
              <math:mi>K</math:mi>
              <math:mn>2</math:mn>
            </math:msub>
          </math:mfrac>
        </math:mrow>
      </math:mfenced>
    </math:mrow>
    <math:annotation math:encoding="StarMath 5.0">{dN rsub{2}} over dt = N rsub{2} left ( 1 -N rsub{2} over
 K rsub{2}   right ) left (r rsub{2} + r rsub{2}  %beta
 rsub{21} N rsub{1} over K rsub{2} right )</math:annotation>
  </math:semantics>
</math:math>
</file>

<file path=Object 31/content.xml><?xml version="1.0" encoding="utf-8"?>
<!DOCTYPE math  PUBLIC '-//OpenOffice.org//DTD Modified W3C MathML 1.01//EN'  'math.dtd'>
<math:math xmlns:math="http://www.w3.org/1998/Math/MathML">
  <math:semantics>
    <math:mrow>
      <math:mrow>
        <math:mfrac>
          <math:mrow>
            <math:mo math:stretchy="false">∂</math:mo>
            <math:msub>
              <math:mi>f</math:mi>
              <math:mn>1</math:mn>
            </math:msub>
            <math:mrow>
              <math:mo math:stretchy="false">(</math:mo>
              <math:mrow>
                <math:msub>
                  <math:mi>N</math:mi>
                  <math:mn>1</math:mn>
                </math:msub>
                <math:mi>,</math:mi>
                <math:msub>
                  <math:mi>N</math:mi>
                  <math:mn>2</math:mn>
                </math:msub>
              </math:mrow>
              <math:mo math:stretchy="false">)</math:mo>
            </math:mrow>
          </math:mrow>
          <math:mrow>
            <math:mo math:stretchy="false">∂</math:mo>
            <math:msub>
              <math:mi>N</math:mi>
              <math:mn>1</math:mn>
            </math:msub>
          </math:mrow>
        </math:mfrac>
        <math:mo math:stretchy="false">=</math:mo>
        <math:msub>
          <math:mi>r</math:mi>
          <math:mn>1</math:mn>
        </math:msub>
      </math:mrow>
      <math:mfenced math:open="" math:close="">
        <math:mrow>
          <math:mrow>
            <math:mn>1</math:mn>
            <math:mo math:stretchy="false">+</math:mo>
            <math:msub>
              <math:mo math:stretchy="false">β</math:mo>
              <math:mn>12</math:mn>
            </math:msub>
          </math:mrow>
          <math:mfrac>
            <math:msub>
              <math:mi>N</math:mi>
              <math:mn>2</math:mn>
            </math:msub>
            <math:msub>
              <math:mi>K</math:mi>
              <math:mn>1</math:mn>
            </math:msub>
          </math:mfrac>
        </math:mrow>
      </math:mfenced>
      <math:mfenced math:open="" math:close="">
        <math:mrow>
          <math:mn>1</math:mn>
          <math:mo math:stretchy="false">−</math:mo>
          <math:mfrac>
            <math:mrow>
              <math:mn>2</math:mn>
              <math:msub>
                <math:mi>N</math:mi>
                <math:mn>1</math:mn>
              </math:msub>
            </math:mrow>
            <math:msub>
              <math:mi>K</math:mi>
              <math:mn>1</math:mn>
            </math:msub>
          </math:mfrac>
        </math:mrow>
      </math:mfenced>
    </math:mrow>
    <math:annotation math:encoding="StarMath 5.0">{partial f rsub{1}(N rsub{1}, N rsub {2})}over {partial N rsub{1}} = r rsub{1} left( 1 + %beta
 rsub{12}  {N rsub{2}} over {K rsub{1}} right) left( 1 - 
{2 N rsub{1}} over {K rsub{1}}right)</math:annotation>
  </math:semantics>
</math:math>
</file>

<file path=Object 32/content.xml><?xml version="1.0" encoding="utf-8"?>
<!DOCTYPE math  PUBLIC '-//OpenOffice.org//DTD Modified W3C MathML 1.01//EN'  'math.dtd'>
<math:math xmlns:math="http://www.w3.org/1998/Math/MathML">
  <math:semantics>
    <math:mrow>
      <math:mrow>
        <math:mfrac>
          <math:mrow>
            <math:mo math:stretchy="false">∂</math:mo>
            <math:msub>
              <math:mi>f</math:mi>
              <math:mn>2</math:mn>
            </math:msub>
            <math:mrow>
              <math:mo math:stretchy="false">(</math:mo>
              <math:mrow>
                <math:msub>
                  <math:mi>N</math:mi>
                  <math:mn>1</math:mn>
                </math:msub>
                <math:mi>,</math:mi>
                <math:msub>
                  <math:mi>N</math:mi>
                  <math:mn>2</math:mn>
                </math:msub>
              </math:mrow>
              <math:mo math:stretchy="false">)</math:mo>
            </math:mrow>
          </math:mrow>
          <math:mrow>
            <math:mo math:stretchy="false">∂</math:mo>
            <math:msub>
              <math:mi>N</math:mi>
              <math:mn>2</math:mn>
            </math:msub>
          </math:mrow>
        </math:mfrac>
        <math:mo math:stretchy="false">=</math:mo>
        <math:msub>
          <math:mi>r</math:mi>
          <math:mn>2</math:mn>
        </math:msub>
      </math:mrow>
      <math:mfenced math:open="" math:close="">
        <math:mrow>
          <math:mrow>
            <math:mn>1</math:mn>
            <math:mo math:stretchy="false">+</math:mo>
            <math:msub>
              <math:mo math:stretchy="false">β</math:mo>
              <math:mn>21</math:mn>
            </math:msub>
          </math:mrow>
          <math:mfrac>
            <math:msub>
              <math:mi>N</math:mi>
              <math:mn>1</math:mn>
            </math:msub>
            <math:msub>
              <math:mi>K</math:mi>
              <math:mn>2</math:mn>
            </math:msub>
          </math:mfrac>
        </math:mrow>
      </math:mfenced>
      <math:mfenced math:open="" math:close="">
        <math:mrow>
          <math:mn>1</math:mn>
          <math:mo math:stretchy="false">−</math:mo>
          <math:mfrac>
            <math:mrow>
              <math:mn>2</math:mn>
              <math:msub>
                <math:mi>N</math:mi>
                <math:mn>2</math:mn>
              </math:msub>
            </math:mrow>
            <math:msub>
              <math:mi>K</math:mi>
              <math:mn>2</math:mn>
            </math:msub>
          </math:mfrac>
        </math:mrow>
      </math:mfenced>
    </math:mrow>
    <math:annotation math:encoding="StarMath 5.0">{partial f rsub{2}(N rsub{1}, N rsub {2})}over {partial N rsub{2}} = r rsub{2} left( 1 + %beta
 rsub{21}  {N rsub{1}} over {K rsub{2}} right) left( 1 - 
{2 N rsub{2}} over {K rsub{2}}right)</math:annotation>
  </math:semantics>
</math:math>
</file>

<file path=Object 33/content.xml><?xml version="1.0" encoding="utf-8"?>
<!DOCTYPE math  PUBLIC '-//OpenOffice.org//DTD Modified W3C MathML 1.01//EN'  'math.dtd'>
<math:math xmlns:math="http://www.w3.org/1998/Math/MathML">
  <math:semantics>
    <math:mrow>
      <math:mrow>
        <math:mfrac>
          <math:mrow>
            <math:mo math:stretchy="false">∂</math:mo>
            <math:msub>
              <math:mi>f</math:mi>
              <math:mn>1</math:mn>
            </math:msub>
            <math:mrow>
              <math:mo math:stretchy="false">(</math:mo>
              <math:mrow>
                <math:msub>
                  <math:mi>N</math:mi>
                  <math:mn>1</math:mn>
                </math:msub>
                <math:mi>,</math:mi>
                <math:msub>
                  <math:mi>N</math:mi>
                  <math:mn>2</math:mn>
                </math:msub>
              </math:mrow>
              <math:mo math:stretchy="false">)</math:mo>
            </math:mrow>
          </math:mrow>
          <math:mrow>
            <math:mo math:stretchy="false">∂</math:mo>
            <math:msub>
              <math:mi>N</math:mi>
              <math:mn>2</math:mn>
            </math:msub>
          </math:mrow>
        </math:mfrac>
        <math:mo math:stretchy="false">=</math:mo>
        <math:msub>
          <math:mi>N</math:mi>
          <math:mn>1</math:mn>
        </math:msub>
      </math:mrow>
      <math:mfenced math:open="" math:close="">
        <math:mrow>
          <math:mn>1</math:mn>
          <math:mo math:stretchy="false">−</math:mo>
          <math:mfrac>
            <math:msub>
              <math:mi>N</math:mi>
              <math:mn>1</math:mn>
            </math:msub>
            <math:msub>
              <math:mi>K</math:mi>
              <math:mn>1</math:mn>
            </math:msub>
          </math:mfrac>
        </math:mrow>
      </math:mfenced>
      <math:msub>
        <math:mo math:stretchy="false">β</math:mo>
        <math:mn>12</math:mn>
      </math:msub>
      <math:mfrac>
        <math:msub>
          <math:mi>r</math:mi>
          <math:mn>1</math:mn>
        </math:msub>
        <math:msub>
          <math:mi>K</math:mi>
          <math:mn>1</math:mn>
        </math:msub>
      </math:mfrac>
    </math:mrow>
    <math:annotation math:encoding="StarMath 5.0">{partial f rsub{1}(N rsub{1}, N rsub {2})}over {partial N rsub{2}} = N rsub{1} left( 1 - {N rsub{1}} over {K rsub{1}} right) %beta rsub {12} r rsub{1} over K rsub{1}</math:annotation>
  </math:semantics>
</math:math>
</file>

<file path=Object 34/content.xml><?xml version="1.0" encoding="utf-8"?>
<!DOCTYPE math  PUBLIC '-//OpenOffice.org//DTD Modified W3C MathML 1.01//EN'  'math.dtd'>
<math:math xmlns:math="http://www.w3.org/1998/Math/MathML">
  <math:semantics>
    <math:mrow>
      <math:mrow>
        <math:mfrac>
          <math:mrow>
            <math:mo math:stretchy="false">∂</math:mo>
            <math:msub>
              <math:mi>f</math:mi>
              <math:mn>2</math:mn>
            </math:msub>
            <math:mrow>
              <math:mo math:stretchy="false">(</math:mo>
              <math:mrow>
                <math:msub>
                  <math:mi>N</math:mi>
                  <math:mn>1</math:mn>
                </math:msub>
                <math:mi>,</math:mi>
                <math:msub>
                  <math:mi>N</math:mi>
                  <math:mn>2</math:mn>
                </math:msub>
              </math:mrow>
              <math:mo math:stretchy="false">)</math:mo>
            </math:mrow>
          </math:mrow>
          <math:mrow>
            <math:mo math:stretchy="false">∂</math:mo>
            <math:msub>
              <math:mi>N</math:mi>
              <math:mn>1</math:mn>
            </math:msub>
          </math:mrow>
        </math:mfrac>
        <math:mo math:stretchy="false">=</math:mo>
        <math:msub>
          <math:mi>N</math:mi>
          <math:mn>2</math:mn>
        </math:msub>
      </math:mrow>
      <math:mfenced math:open="" math:close="">
        <math:mrow>
          <math:mn>1</math:mn>
          <math:mo math:stretchy="false">−</math:mo>
          <math:mfrac>
            <math:msub>
              <math:mi>N</math:mi>
              <math:mn>2</math:mn>
            </math:msub>
            <math:msub>
              <math:mi>K</math:mi>
              <math:mn>2</math:mn>
            </math:msub>
          </math:mfrac>
        </math:mrow>
      </math:mfenced>
      <math:msub>
        <math:mo math:stretchy="false">β</math:mo>
        <math:mn>21</math:mn>
      </math:msub>
      <math:mfrac>
        <math:msub>
          <math:mi>r</math:mi>
          <math:mn>2</math:mn>
        </math:msub>
        <math:msub>
          <math:mi>K</math:mi>
          <math:mn>2</math:mn>
        </math:msub>
      </math:mfrac>
    </math:mrow>
    <math:annotation math:encoding="StarMath 5.0">{partial f rsub{2}(N rsub{1}, N rsub {2})}over {partial N rsub{1}} = N rsub{2} left( 1 - {N rsub{2}} over {K rsub{2}} right) %beta rsub {21} r rsub{2} over K rsub{2}</math:annotation>
  </math:semantics>
</math:math>
</file>

<file path=Object 35/content.xml><?xml version="1.0" encoding="utf-8"?>
<!DOCTYPE math  PUBLIC '-//OpenOffice.org//DTD Modified W3C MathML 1.01//EN'  'math.dtd'>
<math:math xmlns:math="http://www.w3.org/1998/Math/MathML">
  <math:semantics>
    <math:mrow>
      <math:mi>A</math:mi>
      <math:mo math:stretchy="false">=</math:mo>
      <math:mfenced math:open="" math:close="">
        <math:mtable>
          <math:mtr>
            <math:mtd>
              <math:mrow>
                <math:msub>
                  <math:mi>r</math:mi>
                  <math:mn>1</math:mn>
                </math:msub>
                <math:mfenced math:open="" math:close="">
                  <math:mrow>
                    <math:mrow>
                      <math:mn>1</math:mn>
                      <math:mo math:stretchy="false">+</math:mo>
                      <math:msub>
                        <math:mo math:stretchy="false">β</math:mo>
                        <math:mn>12</math:mn>
                      </math:msub>
                    </math:mrow>
                    <math:mfrac>
                      <math:msub>
                        <math:mi>N</math:mi>
                        <math:mn>2</math:mn>
                      </math:msub>
                      <math:msub>
                        <math:mi>K</math:mi>
                        <math:mn>1</math:mn>
                      </math:msub>
                    </math:mfrac>
                  </math:mrow>
                </math:mfenced>
                <math:mfenced math:open="" math:close="">
                  <math:mrow>
                    <math:mn>1</math:mn>
                    <math:mo math:stretchy="false">−</math:mo>
                    <math:mfrac>
                      <math:mrow>
                        <math:mn>2</math:mn>
                        <math:msub>
                          <math:mi>N</math:mi>
                          <math:mn>1</math:mn>
                        </math:msub>
                      </math:mrow>
                      <math:msub>
                        <math:mi>K</math:mi>
                        <math:mn>1</math:mn>
                      </math:msub>
                    </math:mfrac>
                  </math:mrow>
                </math:mfenced>
              </math:mrow>
            </math:mtd>
            <math:mtd>
              <math:mrow>
                <math:msub>
                  <math:mi>N</math:mi>
                  <math:mn>1</math:mn>
                </math:msub>
                <math:mfenced math:open="" math:close="">
                  <math:mrow>
                    <math:mn>1</math:mn>
                    <math:mo math:stretchy="false">−</math:mo>
                    <math:mfrac>
                      <math:msub>
                        <math:mi>N</math:mi>
                        <math:mn>1</math:mn>
                      </math:msub>
                      <math:msub>
                        <math:mi>K</math:mi>
                        <math:mn>1</math:mn>
                      </math:msub>
                    </math:mfrac>
                  </math:mrow>
                </math:mfenced>
                <math:msub>
                  <math:mo math:stretchy="false">β</math:mo>
                  <math:mn>12</math:mn>
                </math:msub>
                <math:mfrac>
                  <math:msub>
                    <math:mi>r</math:mi>
                    <math:mn>1</math:mn>
                  </math:msub>
                  <math:msub>
                    <math:mi>K</math:mi>
                    <math:mn>1</math:mn>
                  </math:msub>
                </math:mfrac>
              </math:mrow>
            </math:mtd>
          </math:mtr>
          <math:mtr>
            <math:mtd>
              <math:mrow>
                <math:msub>
                  <math:mi>N</math:mi>
                  <math:mn>2</math:mn>
                </math:msub>
                <math:mfenced math:open="" math:close="">
                  <math:mrow>
                    <math:mn>1</math:mn>
                    <math:mo math:stretchy="false">−</math:mo>
                    <math:mfrac>
                      <math:msub>
                        <math:mi>N</math:mi>
                        <math:mn>2</math:mn>
                      </math:msub>
                      <math:msub>
                        <math:mi>K</math:mi>
                        <math:mn>2</math:mn>
                      </math:msub>
                    </math:mfrac>
                  </math:mrow>
                </math:mfenced>
                <math:msub>
                  <math:mo math:stretchy="false">β</math:mo>
                  <math:mn>21</math:mn>
                </math:msub>
                <math:mfrac>
                  <math:msub>
                    <math:mi>r</math:mi>
                    <math:mn>2</math:mn>
                  </math:msub>
                  <math:msub>
                    <math:mi>K</math:mi>
                    <math:mn>2</math:mn>
                  </math:msub>
                </math:mfrac>
              </math:mrow>
            </math:mtd>
            <math:mtd>
              <math:mrow>
                <math:msub>
                  <math:mi>r</math:mi>
                  <math:mn>2</math:mn>
                </math:msub>
                <math:mfenced math:open="" math:close="">
                  <math:mrow>
                    <math:mrow>
                      <math:mn>1</math:mn>
                      <math:mo math:stretchy="false">+</math:mo>
                      <math:msub>
                        <math:mo math:stretchy="false">β</math:mo>
                        <math:mn>21</math:mn>
                      </math:msub>
                    </math:mrow>
                    <math:mfrac>
                      <math:msub>
                        <math:mi>N</math:mi>
                        <math:mn>1</math:mn>
                      </math:msub>
                      <math:msub>
                        <math:mi>K</math:mi>
                        <math:mn>2</math:mn>
                      </math:msub>
                    </math:mfrac>
                  </math:mrow>
                </math:mfenced>
                <math:mfenced math:open="" math:close="">
                  <math:mrow>
                    <math:mn>1</math:mn>
                    <math:mo math:stretchy="false">−</math:mo>
                    <math:mfrac>
                      <math:mrow>
                        <math:mn>2</math:mn>
                        <math:msub>
                          <math:mi>N</math:mi>
                          <math:mn>2</math:mn>
                        </math:msub>
                      </math:mrow>
                      <math:msub>
                        <math:mi>K</math:mi>
                        <math:mn>2</math:mn>
                      </math:msub>
                    </math:mfrac>
                  </math:mrow>
                </math:mfenced>
              </math:mrow>
            </math:mtd>
          </math:mtr>
        </math:mtable>
      </math:mfenced>
    </math:mrow>
    <math:annotation math:encoding="StarMath 5.0">A =left ( matrix{r rsub{1} left( 1 + %beta rsub{12}  {N rsub{2}} over {K rsub{1}} right) left( 1 - 
{2 N rsub{1}} over {K rsub{1}}right) # 
N rsub{1} left( 1 - {N rsub{1}} over {K rsub{1}} right) %beta rsub {12} r rsub{1} over K rsub{1} 
## 
N rsub{2} left( 1 - {N rsub{2}} over {K rsub{2}} right) %beta rsub {21} r rsub{2} over K rsub{2} 
# 
r rsub{2} left( 1 + %beta
 rsub{21}  {N rsub{1}} over {K rsub{2}} right) left( 1 - 
{2 N rsub{2}} over {K rsub{2}}right)} right )

</math:annotation>
  </math:semantics>
</math:math>
</file>

<file path=Object 36/content.xml><?xml version="1.0" encoding="utf-8"?>
<!DOCTYPE math  PUBLIC '-//OpenOffice.org//DTD Modified W3C MathML 1.01//EN'  'math.dtd'>
<math:math xmlns:math="http://www.w3.org/1998/Math/MathML">
  <math:semantics>
    <math:mrow>
      <math:mfenced math:open="∣" math:close="∣">
        <math:mrow>
          <math:mrow>
            <math:mi>A</math:mi>
            <math:mo math:stretchy="false">−</math:mo>
            <math:mo math:stretchy="false">λ</math:mo>
          </math:mrow>
          <math:mi>I</math:mi>
        </math:mrow>
      </math:mfenced>
      <math:mrow>
        <math:mi/>
        <math:mo math:stretchy="false">=</math:mo>
        <math:mi/>
      </math:mrow>
      <math:mfenced math:open="∣" math:close="∣">
        <math:mrow>
          <math:mi/>
          <math:mtable>
            <math:mtr>
              <math:mtd>
                <math:mrow>
                  <math:msub>
                    <math:mi>r</math:mi>
                    <math:mn>1</math:mn>
                  </math:msub>
                  <math:mo math:stretchy="false">−</math:mo>
                  <math:mo math:stretchy="false">λ</math:mo>
                </math:mrow>
              </math:mtd>
              <math:mtd>
                <math:mn>0</math:mn>
              </math:mtd>
            </math:mtr>
            <math:mtr>
              <math:mtd>
                <math:mn>0</math:mn>
              </math:mtd>
              <math:mtd>
                <math:mrow>
                  <math:mrow>
                    <math:msub>
                      <math:mi>r</math:mi>
                      <math:mn>2</math:mn>
                    </math:msub>
                    <math:mo math:stretchy="false">−</math:mo>
                    <math:mo math:stretchy="false">λ</math:mo>
                  </math:mrow>
                  <math:mi/>
                </math:mrow>
              </math:mtd>
            </math:mtr>
          </math:mtable>
        </math:mrow>
      </math:mfenced>
    </math:mrow>
    <math:annotation math:encoding="StarMath 5.0">abs{A - %lambda I} ~=~abs { ~~matrix{r rsub{1} - %lambda # 0
## 0
# r rsub{2} - %lambda ~~ } }

</math:annotation>
  </math:semantics>
</math:math>
</file>

<file path=Object 37/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r</math:mi>
          <math:mn>1</math:mn>
        </math:msub>
      </math:mrow>
      <math:mi>,</math:mi>
      <math:mi/>
      <math:mrow>
        <math:msub>
          <math:mo math:stretchy="false">λ</math:mo>
          <math:mn>2</math:mn>
        </math:msub>
        <math:mo math:stretchy="false">=</math:mo>
        <math:msub>
          <math:mi>r</math:mi>
          <math:mn>2</math:mn>
        </math:msub>
      </math:mrow>
    </math:mrow>
    <math:annotation math:encoding="StarMath 5.0">%lambda rsub{1} = r rsub{1},~%lambda rsub{2} = r rsub{2}</math:annotation>
  </math:semantics>
</math:math>
</file>

<file path=Object 38/content.xml><?xml version="1.0" encoding="utf-8"?>
<!DOCTYPE math  PUBLIC '-//OpenOffice.org//DTD Modified W3C MathML 1.01//EN'  'math.dtd'>
<math:math xmlns:math="http://www.w3.org/1998/Math/MathML">
  <math:semantics>
    <math:mrow>
      <math:mfenced math:open="∣" math:close="∣">
        <math:mrow>
          <math:mrow>
            <math:mi>A</math:mi>
            <math:mo math:stretchy="false">−</math:mo>
            <math:mo math:stretchy="false">λ</math:mo>
          </math:mrow>
          <math:mi>I</math:mi>
        </math:mrow>
      </math:mfenced>
      <math:mrow>
        <math:mi/>
        <math:mo math:stretchy="false">=</math:mo>
        <math:mi/>
      </math:mrow>
      <math:mfenced math:open="∣" math:close="∣">
        <math:mrow>
          <math:mi/>
          <math:mtable>
            <math:mtr>
              <math:mtd>
                <math:mrow>
                  <math:msub>
                    <math:mi>r</math:mi>
                    <math:mn>1</math:mn>
                  </math:msub>
                  <math:mrow>
                    <math:mfenced math:open="" math:close="">
                      <math:mrow>
                        <math:mrow>
                          <math:mn>1</math:mn>
                          <math:mo math:stretchy="false">+</math:mo>
                          <math:msub>
                            <math:mo math:stretchy="false">β</math:mo>
                            <math:mn>12</math:mn>
                          </math:msub>
                        </math:mrow>
                        <math:mfrac>
                          <math:msub>
                            <math:mi>K</math:mi>
                            <math:mn>2</math:mn>
                          </math:msub>
                          <math:msub>
                            <math:mi>K</math:mi>
                            <math:mn>1</math:mn>
                          </math:msub>
                        </math:mfrac>
                      </math:mrow>
                    </math:mfenced>
                    <math:mo math:stretchy="false">−</math:mo>
                    <math:mo math:stretchy="false">λ</math:mo>
                  </math:mrow>
                </math:mrow>
              </math:mtd>
              <math:mtd>
                <math:mn>0</math:mn>
              </math:mtd>
            </math:mtr>
            <math:mtr>
              <math:mtd>
                <math:mn>0</math:mn>
              </math:mtd>
              <math:mtd>
                <math:mrow>
                  <math:mrow>
                    <math:mrow>
                      <math:mo math:stretchy="false">−</math:mo>
                      <math:msub>
                        <math:mi>r</math:mi>
                        <math:mn>2</math:mn>
                      </math:msub>
                    </math:mrow>
                    <math:mo math:stretchy="false">−</math:mo>
                    <math:mo math:stretchy="false">λ</math:mo>
                  </math:mrow>
                  <math:mi/>
                </math:mrow>
              </math:mtd>
            </math:mtr>
          </math:mtable>
        </math:mrow>
      </math:mfenced>
    </math:mrow>
    <math:annotation math:encoding="StarMath 5.0">abs{A - %lambda I} ~=~abs { ~~matrix{r rsub{1}left( 1 + %beta rsub{12}  {K rsub{2}} over {K rsub{1}} right) - %lambda # 0
## 0 
# - r rsub{2} - %lambda ~~ } }

</math:annotation>
  </math:semantics>
</math:math>
</file>

<file path=Object 39/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sub>
          <math:mi>r</math:mi>
          <math:mn>1</math:mn>
        </math:msub>
      </math:mrow>
      <math:mfenced math:open="" math:close="">
        <math:mrow>
          <math:mrow>
            <math:mn>1</math:mn>
            <math:mo math:stretchy="false">+</math:mo>
            <math:msub>
              <math:mo math:stretchy="false">β</math:mo>
              <math:mn>12</math:mn>
            </math:msub>
          </math:mrow>
          <math:mfrac>
            <math:msub>
              <math:mi>K</math:mi>
              <math:mn>2</math:mn>
            </math:msub>
            <math:msub>
              <math:mi>K</math:mi>
              <math:mn>1</math:mn>
            </math:msub>
          </math:mfrac>
        </math:mrow>
      </math:mfenced>
      <math:mi>,</math:mi>
      <math:mi/>
      <math:mrow>
        <math:msub>
          <math:mo math:stretchy="false">λ</math:mo>
          <math:mn>2</math:mn>
        </math:msub>
        <math:mo math:stretchy="false">=</math:mo>
        <math:mrow>
          <math:mo math:stretchy="false">−</math:mo>
          <math:msub>
            <math:mi>r</math:mi>
            <math:mn>2</math:mn>
          </math:msub>
        </math:mrow>
      </math:mrow>
    </math:mrow>
    <math:annotation math:encoding="StarMath 5.0">%lambda rsub{1} = r rsub{1}left( 1 + %beta rsub{12}  {K rsub{2}} over {K rsub{1}} right),~%lambda rsub{2} = - r rsub{2}</math:annotation>
  </math:semantics>
</math:math>
</file>

<file path=Object 4/content.xml><?xml version="1.0" encoding="utf-8"?>
<!DOCTYPE math  PUBLIC '-//OpenOffice.org//DTD Modified W3C MathML 1.01//EN'  'math.dtd'>
<math:math xmlns:math="http://www.w3.org/1998/Math/MathML">
  <math:semantics>
    <math:mrow>
      <math:mrow>
        <math:mfrac>
          <math:msub>
            <math:mi math:fontstyle="italic">dN</math:mi>
            <math:mrow>
              <math:mi math:fontstyle="italic">pl</math:mi>
              <math:mn>2</math:mn>
            </math:mrow>
          </math:msub>
          <math:mi math:fontstyle="italic">dt</math:mi>
        </math:mfrac>
        <math:mo math:stretchy="false">=</math:mo>
        <math:msub>
          <math:mi>r</math:mi>
          <math:mrow>
            <math:mi math:fontstyle="italic">pl</math:mi>
            <math:mn>2</math:mn>
          </math:mrow>
        </math:msub>
      </math:mrow>
      <math:msub>
        <math:mi>N</math:mi>
        <math:mrow>
          <math:mi math:fontstyle="italic">pl</math:mi>
          <math:mn>2</math:mn>
        </math:mrow>
      </math:msub>
      <math:mfenced math:open="" math:close="">
        <math:mrow>
          <math:mrow>
            <math:mrow>
              <math:mn>1</math:mn>
              <math:mo math:stretchy="false">−</math:mo>
              <math:mfrac>
                <math:msub>
                  <math:mi>N</math:mi>
                  <math:mrow>
                    <math:mi math:fontstyle="italic">pl</math:mi>
                    <math:mn>2</math:mn>
                  </math:mrow>
                </math:msub>
                <math:msub>
                  <math:mi>K</math:mi>
                  <math:mrow>
                    <math:mi math:fontstyle="italic">pl</math:mi>
                    <math:mn>2</math:mn>
                  </math:mrow>
                </math:msub>
              </math:mfrac>
            </math:mrow>
            <math:mo math:stretchy="false">+</math:mo>
            <math:mrow>
              <math:munder>
                <math:mo math:stretchy="false">∑</math:mo>
                <math:mi>j</math:mi>
              </math:munder>
              <math:msub>
                <math:mo math:stretchy="false">β</math:mo>
                <math:mrow>
                  <math:mi math:fontstyle="italic">pol</math:mi>
                  <math:mn>2</math:mn>
                  <math:mi>j</math:mi>
                </math:mrow>
              </math:msub>
            </math:mrow>
          </math:mrow>
          <math:mfrac>
            <math:msub>
              <math:mi>N</math:mi>
              <math:mrow>
                <math:mi math:fontstyle="italic">pol</math:mi>
                <math:mi>j</math:mi>
              </math:mrow>
            </math:msub>
            <math:msub>
              <math:mi>K</math:mi>
              <math:mrow>
                <math:mi math:fontstyle="italic">pl</math:mi>
                <math:mn>2</math:mn>
              </math:mrow>
            </math:msub>
          </math:mfrac>
        </math:mrow>
      </math:mfenced>
    </math:mrow>
    <math:annotation math:encoding="StarMath 5.0">{dN rsub{pl 2}} over dt = r rsub{pl 2} N rsub{pl 2} left ( 1 -N rsub{pl 2} over
 K rsub{pl 2} + sum csub{j}  %beta rsub{pol 2 j} N rsub{pol j} over K rsub{pl 2}right )
</math:annotation>
  </math:semantics>
</math:math>
</file>

<file path=Object 40/content.xml><?xml version="1.0" encoding="utf-8"?>
<!DOCTYPE math  PUBLIC '-//OpenOffice.org//DTD Modified W3C MathML 1.01//EN'  'math.dtd'>
<math:math xmlns:math="http://www.w3.org/1998/Math/MathML">
  <math:semantics>
    <math:mrow>
      <math:mfenced math:open="∣" math:close="∣">
        <math:mrow>
          <math:mrow>
            <math:mi>A</math:mi>
            <math:mo math:stretchy="false">−</math:mo>
            <math:mo math:stretchy="false">λ</math:mo>
          </math:mrow>
          <math:mi>I</math:mi>
        </math:mrow>
      </math:mfenced>
      <math:mrow>
        <math:mi/>
        <math:mo math:stretchy="false">=</math:mo>
        <math:mi/>
      </math:mrow>
      <math:mfenced math:open="∣" math:close="∣">
        <math:mrow>
          <math:mi/>
          <math:mtable>
            <math:mtr>
              <math:mtd>
                <math:mrow>
                  <math:mrow>
                    <math:mo math:stretchy="false">−</math:mo>
                    <math:msub>
                      <math:mi>r</math:mi>
                      <math:mn>1</math:mn>
                    </math:msub>
                  </math:mrow>
                  <math:mo math:stretchy="false">−</math:mo>
                  <math:mo math:stretchy="false">λ</math:mo>
                </math:mrow>
              </math:mtd>
              <math:mtd>
                <math:mn>0</math:mn>
              </math:mtd>
            </math:mtr>
            <math:mtr>
              <math:mtd>
                <math:mn>0</math:mn>
              </math:mtd>
              <math:mtd>
                <math:mrow>
                  <math:msub>
                    <math:mi>r</math:mi>
                    <math:mn>2</math:mn>
                  </math:msub>
                  <math:mrow>
                    <math:mfenced math:open="" math:close="">
                      <math:mrow>
                        <math:mrow>
                          <math:mn>1</math:mn>
                          <math:mo math:stretchy="false">+</math:mo>
                          <math:msub>
                            <math:mo math:stretchy="false">β</math:mo>
                            <math:mn>21</math:mn>
                          </math:msub>
                        </math:mrow>
                        <math:mfrac>
                          <math:msub>
                            <math:mi>K</math:mi>
                            <math:mn>1</math:mn>
                          </math:msub>
                          <math:msub>
                            <math:mi>K</math:mi>
                            <math:mn>2</math:mn>
                          </math:msub>
                        </math:mfrac>
                      </math:mrow>
                    </math:mfenced>
                    <math:mo math:stretchy="false">−</math:mo>
                    <math:mo math:stretchy="false">λ</math:mo>
                  </math:mrow>
                  <math:mi/>
                </math:mrow>
              </math:mtd>
            </math:mtr>
          </math:mtable>
        </math:mrow>
      </math:mfenced>
    </math:mrow>
    <math:annotation math:encoding="StarMath 5.0">abs{A - %lambda I} ~=~abs { ~~matrix{- r rsub{1} - %lambda   # 0
## 0 
# r rsub{2}left( 1 + %beta rsub{21}  {K rsub{1}} over {K rsub{2}} right) - %lambda  ~~ } }

</math:annotation>
  </math:semantics>
</math:math>
</file>

<file path=Object 41/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row>
          <math:mo math:stretchy="false">−</math:mo>
          <math:msub>
            <math:mi>r</math:mi>
            <math:mn>1</math:mn>
          </math:msub>
        </math:mrow>
      </math:mrow>
      <math:mi>,</math:mi>
      <math:mi/>
      <math:mrow>
        <math:msub>
          <math:mo math:stretchy="false">λ</math:mo>
          <math:mn>2</math:mn>
        </math:msub>
        <math:mo math:stretchy="false">=</math:mo>
        <math:msub>
          <math:mi>r</math:mi>
          <math:mn>1</math:mn>
        </math:msub>
      </math:mrow>
      <math:mfenced math:open="" math:close="">
        <math:mrow>
          <math:mrow>
            <math:mn>1</math:mn>
            <math:mo math:stretchy="false">+</math:mo>
            <math:msub>
              <math:mo math:stretchy="false">β</math:mo>
              <math:mn>21</math:mn>
            </math:msub>
          </math:mrow>
          <math:mfrac>
            <math:msub>
              <math:mi>K</math:mi>
              <math:mn>1</math:mn>
            </math:msub>
            <math:msub>
              <math:mi>K</math:mi>
              <math:mn>2</math:mn>
            </math:msub>
          </math:mfrac>
        </math:mrow>
      </math:mfenced>
    </math:mrow>
    <math:annotation math:encoding="StarMath 5.0">%lambda rsub{1} = - r rsub{1},~%lambda rsub{2} = r rsub{1}left( 1 + %beta rsub{21}  {K rsub{1}} over {K rsub{2}} right)</math:annotation>
  </math:semantics>
</math:math>
</file>

<file path=Object 43/content.xml><?xml version="1.0" encoding="utf-8"?>
<!DOCTYPE math  PUBLIC '-//OpenOffice.org//DTD Modified W3C MathML 1.01//EN'  'math.dtd'>
<math:math xmlns:math="http://www.w3.org/1998/Math/MathML">
  <math:semantics>
    <math:mrow>
      <math:mrow>
        <math:msub>
          <math:mo math:stretchy="false">λ</math:mo>
          <math:mn>1</math:mn>
        </math:msub>
        <math:mo math:stretchy="false">=</math:mo>
        <math:mrow>
          <math:mo math:stretchy="false">−</math:mo>
          <math:msub>
            <math:mi>r</math:mi>
            <math:mn>1</math:mn>
          </math:msub>
        </math:mrow>
      </math:mrow>
      <math:mfenced math:open="" math:close="">
        <math:mrow>
          <math:mrow>
            <math:mn>1</math:mn>
            <math:mo math:stretchy="false">+</math:mo>
            <math:msub>
              <math:mo math:stretchy="false">β</math:mo>
              <math:mn>12</math:mn>
            </math:msub>
          </math:mrow>
          <math:mfrac>
            <math:msub>
              <math:mi>K</math:mi>
              <math:mn>2</math:mn>
            </math:msub>
            <math:msub>
              <math:mi>K</math:mi>
              <math:mn>1</math:mn>
            </math:msub>
          </math:mfrac>
        </math:mrow>
      </math:mfenced>
      <math:mi>,</math:mi>
      <math:mi/>
      <math:mrow>
        <math:msub>
          <math:mo math:stretchy="false">λ</math:mo>
          <math:mn>2</math:mn>
        </math:msub>
        <math:mo math:stretchy="false">=</math:mo>
        <math:mrow>
          <math:mo math:stretchy="false">−</math:mo>
          <math:msub>
            <math:mi>r</math:mi>
            <math:mn>2</math:mn>
          </math:msub>
        </math:mrow>
      </math:mrow>
      <math:mfenced math:open="" math:close="">
        <math:mrow>
          <math:mrow>
            <math:mn>1</math:mn>
            <math:mo math:stretchy="false">+</math:mo>
            <math:msub>
              <math:mo math:stretchy="false">β</math:mo>
              <math:mn>21</math:mn>
            </math:msub>
          </math:mrow>
          <math:mfrac>
            <math:msub>
              <math:mi>K</math:mi>
              <math:mn>1</math:mn>
            </math:msub>
            <math:msub>
              <math:mi>K</math:mi>
              <math:mn>2</math:mn>
            </math:msub>
          </math:mfrac>
        </math:mrow>
      </math:mfenced>
    </math:mrow>
    <math:annotation math:encoding="StarMath 5.0">%lambda rsub{1} = -r rsub{1}left( 1 + %beta rsub{12}  {K rsub{2}} over {K rsub{1}} right),~%lambda rsub{2} = -r rsub{2}left( 1 + %beta rsub{21}  {K rsub{1}} over {K rsub{2}} right)</math:annotation>
  </math:semantics>
</math:math>
</file>

<file path=Object 44/content.xml><?xml version="1.0" encoding="utf-8"?>
<!DOCTYPE math  PUBLIC '-//OpenOffice.org//DTD Modified W3C MathML 1.01//EN'  'math.dtd'>
<math:math xmlns:math="http://www.w3.org/1998/Math/MathML">
  <math:semantics>
    <math:mrow>
      <math:mfenced math:open="∣" math:close="∣">
        <math:mrow>
          <math:mrow>
            <math:mi>A</math:mi>
            <math:mo math:stretchy="false">−</math:mo>
            <math:mo math:stretchy="false">λ</math:mo>
          </math:mrow>
          <math:mi>I</math:mi>
        </math:mrow>
      </math:mfenced>
      <math:mrow>
        <math:mi/>
        <math:mo math:stretchy="false">=</math:mo>
        <math:mi/>
      </math:mrow>
      <math:mfenced math:open="∣" math:close="∣">
        <math:mrow>
          <math:mi/>
          <math:mtable>
            <math:mtr>
              <math:mtd>
                <math:mrow>
                  <math:mn>0</math:mn>
                  <math:mo math:stretchy="false">−</math:mo>
                  <math:mo math:stretchy="false">λ</math:mo>
                </math:mrow>
              </math:mtd>
              <math:mtd>
                <math:mrow>
                  <math:mfrac>
                    <math:mrow>
                      <math:mo math:stretchy="false">−</math:mo>
                      <math:msub>
                        <math:mi>K</math:mi>
                        <math:mn>2</math:mn>
                      </math:msub>
                    </math:mrow>
                    <math:msub>
                      <math:mi>K</math:mi>
                      <math:mn>1</math:mn>
                    </math:msub>
                  </math:mfrac>
                  <math:mfrac>
                    <math:msub>
                      <math:mo math:stretchy="false">β</math:mo>
                      <math:mn>12</math:mn>
                    </math:msub>
                    <math:msub>
                      <math:mo math:stretchy="false">β</math:mo>
                      <math:mn>21</math:mn>
                    </math:msub>
                  </math:mfrac>
                  <math:msub>
                    <math:mi>r</math:mi>
                    <math:mn>1</math:mn>
                  </math:msub>
                  <math:mfenced math:open="" math:close="">
                    <math:mrow>
                      <math:mn>1</math:mn>
                      <math:mo math:stretchy="false">+</math:mo>
                      <math:mfrac>
                        <math:msub>
                          <math:mi>K</math:mi>
                          <math:mn>2</math:mn>
                        </math:msub>
                        <math:mrow>
                          <math:msub>
                            <math:mi>K</math:mi>
                            <math:mn>1</math:mn>
                          </math:msub>
                          <math:msub>
                            <math:mo math:stretchy="false">β</math:mo>
                            <math:mn>21</math:mn>
                          </math:msub>
                        </math:mrow>
                      </math:mfrac>
                    </math:mrow>
                  </math:mfenced>
                </math:mrow>
              </math:mtd>
            </math:mtr>
            <math:mtr>
              <math:mtd>
                <math:mrow>
                  <math:mfrac>
                    <math:mrow>
                      <math:mo math:stretchy="false">−</math:mo>
                      <math:msub>
                        <math:mi>K</math:mi>
                        <math:mn>1</math:mn>
                      </math:msub>
                    </math:mrow>
                    <math:msub>
                      <math:mi>K</math:mi>
                      <math:mn>2</math:mn>
                    </math:msub>
                  </math:mfrac>
                  <math:mfrac>
                    <math:msub>
                      <math:mo math:stretchy="false">β</math:mo>
                      <math:mn>21</math:mn>
                    </math:msub>
                    <math:msub>
                      <math:mo math:stretchy="false">β</math:mo>
                      <math:mn>12</math:mn>
                    </math:msub>
                  </math:mfrac>
                  <math:msub>
                    <math:mi>r</math:mi>
                    <math:mn>2</math:mn>
                  </math:msub>
                  <math:mfenced math:open="" math:close="">
                    <math:mrow>
                      <math:mn>1</math:mn>
                      <math:mo math:stretchy="false">+</math:mo>
                      <math:mfrac>
                        <math:msub>
                          <math:mi>K</math:mi>
                          <math:mn>1</math:mn>
                        </math:msub>
                        <math:mrow>
                          <math:msub>
                            <math:mi>K</math:mi>
                            <math:mn>2</math:mn>
                          </math:msub>
                          <math:msub>
                            <math:mo math:stretchy="false">β</math:mo>
                            <math:mn>12</math:mn>
                          </math:msub>
                        </math:mrow>
                      </math:mfrac>
                    </math:mrow>
                  </math:mfenced>
                </math:mrow>
              </math:mtd>
              <math:mtd>
                <math:mrow>
                  <math:mrow>
                    <math:mn>0</math:mn>
                    <math:mo math:stretchy="false">−</math:mo>
                    <math:mo math:stretchy="false">λ</math:mo>
                  </math:mrow>
                  <math:mi/>
                </math:mrow>
              </math:mtd>
            </math:mtr>
          </math:mtable>
        </math:mrow>
      </math:mfenced>
    </math:mrow>
    <math:annotation math:encoding="StarMath 5.0">abs{A - %lambda I} ~=~abs { ~~matrix{0 - %lambda    # - K rsub{2} over K rsub {1} %beta rsub {12} over %beta rsub {21} r rsub{1} left ( 1 + K rsub{2} over {K rsub{1} %beta rsub {21}} right)
## - K rsub{1} over K rsub {2} %beta rsub {21} over %beta rsub {12} r rsub{2} left ( 1 + K rsub{1} over {K rsub{2} %beta rsub{12}} right) 
# 0 - %lambda  ~~ } }

</math:annotation>
  </math:semantics>
</math:math>
</file>

<file path=Object 45/content.xml><?xml version="1.0" encoding="utf-8"?>
<!DOCTYPE math  PUBLIC '-//OpenOffice.org//DTD Modified W3C MathML 1.01//EN'  'math.dtd'>
<math:math xmlns:math="http://www.w3.org/1998/Math/MathML">
  <math:semantics>
    <math:mrow>
      <math:mrow>
        <math:msup>
          <math:mo math:stretchy="false">λ</math:mo>
          <math:mn>2</math:mn>
        </math:msup>
        <math:mo math:stretchy="false">−</math:mo>
        <math:msub>
          <math:mi>r</math:mi>
          <math:mn>1</math:mn>
        </math:msub>
      </math:mrow>
      <math:msub>
        <math:mi>r</math:mi>
        <math:mn>2</math:mn>
      </math:msub>
      <math:mfenced math:open="" math:close="">
        <math:mrow>
          <math:mn>1</math:mn>
          <math:mo math:stretchy="false">+</math:mo>
          <math:mfrac>
            <math:msub>
              <math:mi>K</math:mi>
              <math:mn>2</math:mn>
            </math:msub>
            <math:mrow>
              <math:msub>
                <math:mi>K</math:mi>
                <math:mn>1</math:mn>
              </math:msub>
              <math:msub>
                <math:mo math:stretchy="false">β</math:mo>
                <math:mn>21</math:mn>
              </math:msub>
            </math:mrow>
          </math:mfrac>
        </math:mrow>
      </math:mfenced>
      <math:mfenced math:open="" math:close="">
        <math:mrow>
          <math:mn>1</math:mn>
          <math:mo math:stretchy="false">+</math:mo>
          <math:mfrac>
            <math:msub>
              <math:mi>K</math:mi>
              <math:mn>1</math:mn>
            </math:msub>
            <math:mrow>
              <math:msub>
                <math:mi>K</math:mi>
                <math:mn>2</math:mn>
              </math:msub>
              <math:msub>
                <math:mo math:stretchy="false">β</math:mo>
                <math:mn>12</math:mn>
              </math:msub>
            </math:mrow>
          </math:mfrac>
        </math:mrow>
      </math:mfenced>
    </math:mrow>
    <math:annotation math:encoding="StarMath 5.0">%lambda rsup{2} - r rsub{1} r rsub{2} left ( 1 + K rsub{2} over {K rsub{1} %beta rsub {21}} right) left ( 1 + K rsub{1} over {K rsub{2} %beta rsub {12}} right)</math:annotation>
  </math:semantics>
</math:math>
</file>

<file path=Object 46/content.xml><?xml version="1.0" encoding="utf-8"?>
<!DOCTYPE math  PUBLIC '-//OpenOffice.org//DTD Modified W3C MathML 1.01//EN'  'math.dtd'>
<math:math xmlns:math="http://www.w3.org/1998/Math/MathML">
  <math:semantics>
    <math:mtable>
      <math:mtr>
        <math:mtd>
          <math:mrow>
            <math:mrow>
              <math:msub>
                <math:mi>r</math:mi>
                <math:mrow>
                  <math:mi math:fontstyle="italic">eq</math:mi>
                  <math:mn>1</math:mn>
                </math:mrow>
              </math:msub>
              <math:mo math:stretchy="false">=</math:mo>
              <math:mfenced math:open="" math:close="">
                <math:mrow>
                  <math:mrow>
                    <math:msub>
                      <math:mi>r</math:mi>
                      <math:mn>1</math:mn>
                    </math:msub>
                    <math:mo math:stretchy="false">+</math:mo>
                    <math:msub>
                      <math:mi>r</math:mi>
                      <math:mn>1</math:mn>
                    </math:msub>
                  </math:mrow>
                  <math:msub>
                    <math:mo math:stretchy="false">β</math:mo>
                    <math:mn>12</math:mn>
                  </math:msub>
                  <math:mfrac>
                    <math:msubsup>
                      <math:mi>N</math:mi>
                      <math:mn>2</math:mn>
                      <math:mi>'</math:mi>
                    </math:msubsup>
                    <math:msub>
                      <math:mi>K</math:mi>
                      <math:mn>1</math:mn>
                    </math:msub>
                  </math:mfrac>
                </math:mrow>
              </math:mfenced>
            </math:mrow>
            <math:mi/>
            <math:mi>;</math:mi>
          </math:mrow>
        </math:mtd>
        <math:mtd>
          <math:mrow>
            <math:msub>
              <math:mi>r</math:mi>
              <math:mrow>
                <math:mi math:fontstyle="italic">eq</math:mi>
                <math:mn>2</math:mn>
              </math:mrow>
            </math:msub>
            <math:mo math:stretchy="false">=</math:mo>
            <math:mfenced math:open="" math:close="">
              <math:mrow>
                <math:mrow>
                  <math:msub>
                    <math:mi>r</math:mi>
                    <math:mn>2</math:mn>
                  </math:msub>
                  <math:mo math:stretchy="false">+</math:mo>
                  <math:msub>
                    <math:mi>r</math:mi>
                    <math:mn>2</math:mn>
                  </math:msub>
                </math:mrow>
                <math:msub>
                  <math:mo math:stretchy="false">β</math:mo>
                  <math:mn>21</math:mn>
                </math:msub>
                <math:mfrac>
                  <math:msubsup>
                    <math:mi>N</math:mi>
                    <math:mn>1</math:mn>
                    <math:mi>'</math:mi>
                  </math:msubsup>
                  <math:msub>
                    <math:mi>K</math:mi>
                    <math:mn>2</math:mn>
                  </math:msub>
                </math:mfrac>
              </math:mrow>
            </math:mfenced>
          </math:mrow>
        </math:mtd>
      </math:mtr>
    </math:mtable>
    <math:annotation math:encoding="StarMath 5.0">matrix {r rsub{ eq 1} = left (r rsub{1} + r rsub{1}  %beta
 rsub{12} N rsup{'} rsub{2} over K rsub{1} right )~;# r rsub{ eq 2} = left (r rsub{2} + r rsub{2}  %beta
 rsub{21} N rsup{'} rsub{1} over K rsub{2} right )}</math:annotation>
  </math:semantics>
</math:math>
</file>

<file path=Object 47/content.xml><?xml version="1.0" encoding="utf-8"?>
<!DOCTYPE math  PUBLIC '-//OpenOffice.org//DTD Modified W3C MathML 1.01//EN'  'math.dtd'>
<math:math xmlns:math="http://www.w3.org/1998/Math/MathML">
  <math:semantics>
    <math:mrow>
      <math:mrow>
        <math:mfrac>
          <math:msub>
            <math:mi math:fontstyle="italic">dN</math:mi>
            <math:mn>1</math:mn>
          </math:msub>
          <math:mi math:fontstyle="italic">dt</math:mi>
        </math:mfrac>
        <math:mo math:stretchy="false">=</math:mo>
        <math:msub>
          <math:mi>N</math:mi>
          <math:mn>1</math:mn>
        </math:msub>
      </math:mrow>
      <math:mfenced math:open="" math:close="">
        <math:mrow>
          <math:mn>1</math:mn>
          <math:mo math:stretchy="false">−</math:mo>
          <math:mfrac>
            <math:msub>
              <math:mi>N</math:mi>
              <math:mn>1</math:mn>
            </math:msub>
            <math:msub>
              <math:mi>K</math:mi>
              <math:mn>1</math:mn>
            </math:msub>
          </math:mfrac>
        </math:mrow>
      </math:mfenced>
      <math:mfenced math:open="" math:close="">
        <math:mrow>
          <math:mrow>
            <math:msub>
              <math:mi>r</math:mi>
              <math:mn>1</math:mn>
            </math:msub>
            <math:mo math:stretchy="false">+</math:mo>
            <math:msub>
              <math:mi>r</math:mi>
              <math:mn>1</math:mn>
            </math:msub>
          </math:mrow>
          <math:msub>
            <math:mo math:stretchy="false">β</math:mo>
            <math:mn>12</math:mn>
          </math:msub>
          <math:mfrac>
            <math:msub>
              <math:mi>N</math:mi>
              <math:mn>2</math:mn>
            </math:msub>
            <math:msub>
              <math:mi>K</math:mi>
              <math:mn>1</math:mn>
            </math:msub>
          </math:mfrac>
        </math:mrow>
      </math:mfenced>
    </math:mrow>
    <math:annotation math:encoding="StarMath 5.0">{dN rsub{1}} over dt = N rsub{1} left ( 1 -N rsub{1} over
 K rsub{1}   right ) left (r rsub{1} + r rsub{1}  %beta
 rsub{12} N rsub{2} over K rsub{1} right )</math:annotation>
  </math:semantics>
</math:math>
</file>

<file path=Object 48/content.xml><?xml version="1.0" encoding="utf-8"?>
<!DOCTYPE math  PUBLIC '-//OpenOffice.org//DTD Modified W3C MathML 1.01//EN'  'math.dtd'>
<math:math xmlns:math="http://www.w3.org/1998/Math/MathML">
  <math:semantics>
    <math:mrow>
      <math:mrow>
        <math:mfrac>
          <math:msub>
            <math:mi math:fontstyle="italic">dN</math:mi>
            <math:mn>2</math:mn>
          </math:msub>
          <math:mi math:fontstyle="italic">dt</math:mi>
        </math:mfrac>
        <math:mo math:stretchy="false">=</math:mo>
        <math:msub>
          <math:mi>N</math:mi>
          <math:mn>2</math:mn>
        </math:msub>
      </math:mrow>
      <math:mfenced math:open="" math:close="">
        <math:mrow>
          <math:mn>1</math:mn>
          <math:mo math:stretchy="false">−</math:mo>
          <math:mfrac>
            <math:msub>
              <math:mi>N</math:mi>
              <math:mn>2</math:mn>
            </math:msub>
            <math:msub>
              <math:mi>K</math:mi>
              <math:mn>2</math:mn>
            </math:msub>
          </math:mfrac>
        </math:mrow>
      </math:mfenced>
      <math:mfenced math:open="" math:close="">
        <math:mrow>
          <math:mrow>
            <math:msub>
              <math:mi>r</math:mi>
              <math:mn>2</math:mn>
            </math:msub>
            <math:mo math:stretchy="false">+</math:mo>
            <math:msub>
              <math:mi>r</math:mi>
              <math:mn>2</math:mn>
            </math:msub>
          </math:mrow>
          <math:msub>
            <math:mo math:stretchy="false">β</math:mo>
            <math:mn>21</math:mn>
          </math:msub>
          <math:mfrac>
            <math:msub>
              <math:mi>N</math:mi>
              <math:mn>1</math:mn>
            </math:msub>
            <math:msub>
              <math:mi>K</math:mi>
              <math:mn>2</math:mn>
            </math:msub>
          </math:mfrac>
        </math:mrow>
      </math:mfenced>
    </math:mrow>
    <math:annotation math:encoding="StarMath 5.0">{dN rsub{2}} over dt = N rsub{2} left ( 1 -N rsub{2} over
 K rsub{2}   right ) left (r rsub{2} + r rsub{2}  %beta
 rsub{21} N rsub{1} over K rsub{2} right )</math:annotation>
  </math:semantics>
</math:math>
</file>

<file path=Object 49/content.xml><?xml version="1.0" encoding="utf-8"?>
<!DOCTYPE math  PUBLIC '-//OpenOffice.org//DTD Modified W3C MathML 1.01//EN'  'math.dtd'>
<math:math xmlns:math="http://www.w3.org/1998/Math/MathML">
  <math:semantics>
    <math:mrow>
      <math:mfenced math:open="∣" math:close="∣">
        <math:mrow>
          <math:mrow>
            <math:mi>A</math:mi>
            <math:mo math:stretchy="false">−</math:mo>
            <math:mo math:stretchy="false">λ</math:mo>
          </math:mrow>
          <math:mi>I</math:mi>
        </math:mrow>
      </math:mfenced>
      <math:mrow>
        <math:mi/>
        <math:mo math:stretchy="false">=</math:mo>
        <math:mi/>
      </math:mrow>
      <math:mfenced math:open="∣" math:close="∣">
        <math:mrow>
          <math:mi/>
          <math:mtable>
            <math:mtr>
              <math:mtd>
                <math:mrow>
                  <math:mrow>
                    <math:mo math:stretchy="false">−</math:mo>
                    <math:msub>
                      <math:mi>r</math:mi>
                      <math:mn>1</math:mn>
                    </math:msub>
                  </math:mrow>
                  <math:mrow>
                    <math:mfenced math:open="" math:close="">
                      <math:mrow>
                        <math:mrow>
                          <math:mn>1</math:mn>
                          <math:mo math:stretchy="false">+</math:mo>
                          <math:msub>
                            <math:mo math:stretchy="false">β</math:mo>
                            <math:mn>12</math:mn>
                          </math:msub>
                        </math:mrow>
                        <math:mfrac>
                          <math:msub>
                            <math:mi>K</math:mi>
                            <math:mn>2</math:mn>
                          </math:msub>
                          <math:msub>
                            <math:mi>K</math:mi>
                            <math:mn>1</math:mn>
                          </math:msub>
                        </math:mfrac>
                      </math:mrow>
                    </math:mfenced>
                    <math:mo math:stretchy="false">−</math:mo>
                    <math:mo math:stretchy="false">λ</math:mo>
                  </math:mrow>
                </math:mrow>
              </math:mtd>
              <math:mtd>
                <math:mn>0</math:mn>
              </math:mtd>
            </math:mtr>
            <math:mtr>
              <math:mtd>
                <math:mn>0</math:mn>
              </math:mtd>
              <math:mtd>
                <math:mrow>
                  <math:mrow>
                    <math:mo math:stretchy="false">−</math:mo>
                    <math:msub>
                      <math:mi>r</math:mi>
                      <math:mn>2</math:mn>
                    </math:msub>
                  </math:mrow>
                  <math:mrow>
                    <math:mfenced math:open="" math:close="">
                      <math:mrow>
                        <math:mrow>
                          <math:mn>1</math:mn>
                          <math:mo math:stretchy="false">+</math:mo>
                          <math:msub>
                            <math:mo math:stretchy="false">β</math:mo>
                            <math:mn>21</math:mn>
                          </math:msub>
                        </math:mrow>
                        <math:mfrac>
                          <math:msub>
                            <math:mi>K</math:mi>
                            <math:mn>1</math:mn>
                          </math:msub>
                          <math:msub>
                            <math:mi>K</math:mi>
                            <math:mn>2</math:mn>
                          </math:msub>
                        </math:mfrac>
                      </math:mrow>
                    </math:mfenced>
                    <math:mo math:stretchy="false">−</math:mo>
                    <math:mo math:stretchy="false">λ</math:mo>
                  </math:mrow>
                  <math:mi/>
                </math:mrow>
              </math:mtd>
            </math:mtr>
          </math:mtable>
        </math:mrow>
      </math:mfenced>
    </math:mrow>
    <math:annotation math:encoding="StarMath 5.0">abs{A - %lambda I} ~=~abs { ~~matrix{-r rsub{1}left( 1 + %beta rsub{12}  {K rsub{2}} over {K rsub{1}} right) - %lambda    # 0
## 0 
# -r rsub{2}left( 1 + %beta rsub{21}  {K rsub{1}} over {K rsub{2}} right) - %lambda  ~~ } }

</math:annotation>
  </math:semantics>
</math:math>
</file>

<file path=Object 5/content.xml><?xml version="1.0" encoding="utf-8"?>
<!DOCTYPE math  PUBLIC '-//OpenOffice.org//DTD Modified W3C MathML 1.01//EN'  'math.dtd'>
<math:math xmlns:math="http://www.w3.org/1998/Math/MathML">
  <math:semantics>
    <math:mrow>
      <math:mrow>
        <math:mfrac>
          <math:msub>
            <math:mi math:fontstyle="italic">dN</math:mi>
            <math:mrow>
              <math:mi math:fontstyle="italic">pl</math:mi>
              <math:mi>i</math:mi>
            </math:mrow>
          </math:msub>
          <math:mi math:fontstyle="italic">dt</math:mi>
        </math:mfrac>
        <math:mo math:stretchy="false">=</math:mo>
        <math:msub>
          <math:mi>N</math:mi>
          <math:mrow>
            <math:mi math:fontstyle="italic">pl</math:mi>
            <math:mi>i</math:mi>
          </math:mrow>
        </math:msub>
      </math:mrow>
      <math:mfenced math:open="" math:close="">
        <math:mrow>
          <math:mn>1</math:mn>
          <math:mo math:stretchy="false">−</math:mo>
          <math:mfrac>
            <math:msub>
              <math:mi>N</math:mi>
              <math:mrow>
                <math:mi math:fontstyle="italic">pl</math:mi>
                <math:mi>i</math:mi>
              </math:mrow>
            </math:msub>
            <math:msub>
              <math:mi>K</math:mi>
              <math:mrow>
                <math:mi math:fontstyle="italic">pl</math:mi>
                <math:mi>i</math:mi>
              </math:mrow>
            </math:msub>
          </math:mfrac>
        </math:mrow>
      </math:mfenced>
      <math:mfenced math:open="" math:close="">
        <math:mrow>
          <math:mrow>
            <math:msub>
              <math:mi>r</math:mi>
              <math:mrow>
                <math:mi math:fontstyle="italic">pl</math:mi>
                <math:mi>i</math:mi>
              </math:mrow>
            </math:msub>
            <math:mo math:stretchy="false">+</math:mo>
            <math:mrow>
              <math:munder>
                <math:mo math:stretchy="false">∑</math:mo>
                <math:mi>j</math:mi>
              </math:munder>
              <math:msub>
                <math:mi>b</math:mi>
                <math:mrow>
                  <math:mi math:fontstyle="italic">pl</math:mi>
                  <math:mi math:fontstyle="italic">ij</math:mi>
                </math:mrow>
              </math:msub>
            </math:mrow>
          </math:mrow>
          <math:msub>
            <math:mi>N</math:mi>
            <math:mrow>
              <math:mi math:fontstyle="italic">pol</math:mi>
              <math:mi>j</math:mi>
            </math:mrow>
          </math:msub>
        </math:mrow>
      </math:mfenced>
    </math:mrow>
    <math:annotation math:encoding="StarMath 5.0">{dN rsub{pl i}} over dt = N rsub{pl i} left ( 1 -N rsub{pl i} over
 K rsub{pl i}   right ) left (r rsub{pl i} + sum csub{j}  b
 rsub{pl ij} N rsub{pol j} right )</math:annotation>
  </math:semantics>
</math:math>
</file>

<file path=Object 6/content.xml><?xml version="1.0" encoding="utf-8"?>
<!DOCTYPE math  PUBLIC '-//OpenOffice.org//DTD Modified W3C MathML 1.01//EN'  'math.dtd'>
<math:math xmlns:math="http://www.w3.org/1998/Math/MathML">
  <math:semantics>
    <math:mrow>
      <math:mrow>
        <math:msub>
          <math:mi>r</math:mi>
          <math:mrow>
            <math:mi math:fontstyle="italic">eq</math:mi>
            <math:mi math:fontstyle="italic">pli</math:mi>
          </math:mrow>
        </math:msub>
        <math:mo math:stretchy="false">=</math:mo>
        <math:mrow>
          <math:msub>
            <math:mi>r</math:mi>
            <math:mrow>
              <math:mi math:fontstyle="italic">pl</math:mi>
              <math:mi>i</math:mi>
            </math:mrow>
          </math:msub>
          <math:mo math:stretchy="false">+</math:mo>
          <math:mrow>
            <math:munder>
              <math:mo math:stretchy="false">∑</math:mo>
              <math:mi>j</math:mi>
            </math:munder>
            <math:msub>
              <math:mi>b</math:mi>
              <math:mrow>
                <math:mi math:fontstyle="italic">pl</math:mi>
                <math:mi math:fontstyle="italic">ij</math:mi>
              </math:mrow>
            </math:msub>
          </math:mrow>
        </math:mrow>
      </math:mrow>
      <math:msub>
        <math:mi>N</math:mi>
        <math:mrow>
          <math:mi math:fontstyle="italic">pol</math:mi>
          <math:mi>j</math:mi>
        </math:mrow>
      </math:msub>
    </math:mrow>
    <math:annotation math:encoding="StarMath 5.0">{r rsub{eq pli}} = r rsub{pl i} + sum csub{j}  b rsub{pl ij} N rsub{pol j}</math:annotation>
  </math:semantics>
</math:math>
</file>

<file path=Object 7/content.xml><?xml version="1.0" encoding="utf-8"?>
<!DOCTYPE math  PUBLIC '-//OpenOffice.org//DTD Modified W3C MathML 1.01//EN'  'math.dtd'>
<math:math xmlns:math="http://www.w3.org/1998/Math/MathML">
  <math:semantics>
    <math:mrow>
      <math:mrow>
        <math:mfrac>
          <math:msub>
            <math:mi math:fontstyle="italic">dN</math:mi>
            <math:mrow>
              <math:mi math:fontstyle="italic">pl</math:mi>
              <math:mi>i</math:mi>
            </math:mrow>
          </math:msub>
          <math:mi math:fontstyle="italic">dt</math:mi>
        </math:mfrac>
        <math:mo math:stretchy="false">=</math:mo>
        <math:msub>
          <math:mi>N</math:mi>
          <math:mrow>
            <math:mi math:fontstyle="italic">pl</math:mi>
            <math:mi>i</math:mi>
          </math:mrow>
        </math:msub>
      </math:mrow>
      <math:msub>
        <math:mi>r</math:mi>
        <math:mrow>
          <math:mi math:fontstyle="italic">eq</math:mi>
          <math:mi math:fontstyle="italic">pl</math:mi>
          <math:mi>i</math:mi>
        </math:mrow>
      </math:msub>
      <math:mfenced math:open="" math:close="">
        <math:mrow>
          <math:mrow>
            <math:mn>1</math:mn>
            <math:mo math:stretchy="false">−</math:mo>
            <math:mi>u</math:mi>
          </math:mrow>
          <math:mfenced math:open="" math:close="">
            <math:msub>
              <math:mi>r</math:mi>
              <math:mrow>
                <math:mi math:fontstyle="italic">eq</math:mi>
                <math:mi math:fontstyle="italic">pl</math:mi>
                <math:mi>i</math:mi>
              </math:mrow>
            </math:msub>
          </math:mfenced>
          <math:mfrac>
            <math:msub>
              <math:mi>N</math:mi>
              <math:mrow>
                <math:mi math:fontstyle="italic">pl</math:mi>
                <math:mi>i</math:mi>
              </math:mrow>
            </math:msub>
            <math:msub>
              <math:mi>K</math:mi>
              <math:mrow>
                <math:mi math:fontstyle="italic">pl</math:mi>
                <math:mi>i</math:mi>
              </math:mrow>
            </math:msub>
          </math:mfrac>
        </math:mrow>
      </math:mfenced>
    </math:mrow>
    <math:annotation math:encoding="StarMath 5.0">{dN rsub{pl i}} over dt = N rsub{pl i} r rsub{eq pl i} left ( 1 - u left ( r rsub{eq pl i}  right ) N rsub{pl i} over
 K rsub{pl i}  right ) </math:annotation>
  </math:semantics>
</math:math>
</file>

<file path=Object 8/content.xml><?xml version="1.0" encoding="utf-8"?>
<!DOCTYPE math  PUBLIC '-//OpenOffice.org//DTD Modified W3C MathML 1.01//EN'  'math.dtd'>
<math:math xmlns:math="http://www.w3.org/1998/Math/MathML">
  <math:semantics>
    <math:mrow>
      <math:mrow>
        <math:mfrac>
          <math:msub>
            <math:mi math:fontstyle="italic">dN</math:mi>
            <math:mrow>
              <math:mi math:fontstyle="italic">pl</math:mi>
              <math:mi>i</math:mi>
            </math:mrow>
          </math:msub>
          <math:mi math:fontstyle="italic">dt</math:mi>
        </math:mfrac>
        <math:mo math:stretchy="false">=</math:mo>
        <math:msub>
          <math:mi>N</math:mi>
          <math:mrow>
            <math:mi math:fontstyle="italic">pl</math:mi>
            <math:mi>i</math:mi>
          </math:mrow>
        </math:msub>
      </math:mrow>
      <math:msub>
        <math:mi>r</math:mi>
        <math:mrow>
          <math:mi math:fontstyle="italic">eq</math:mi>
          <math:mi math:fontstyle="italic">pl</math:mi>
          <math:mi>i</math:mi>
        </math:mrow>
      </math:msub>
      <math:mfenced math:open="" math:close="">
        <math:mrow>
          <math:mn>1</math:mn>
          <math:mo math:stretchy="false">−</math:mo>
          <math:mfrac>
            <math:msub>
              <math:mi>N</math:mi>
              <math:mrow>
                <math:mi math:fontstyle="italic">pl</math:mi>
                <math:mi>i</math:mi>
              </math:mrow>
            </math:msub>
            <math:msub>
              <math:mi>K</math:mi>
              <math:mrow>
                <math:mi math:fontstyle="italic">pl</math:mi>
                <math:mi>i</math:mi>
              </math:mrow>
            </math:msub>
          </math:mfrac>
        </math:mrow>
      </math:mfenced>
    </math:mrow>
    <math:annotation math:encoding="StarMath 5.0">{dN rsub{pl i}} over dt = N rsub{pl i} r rsub{eq pl i} left ( 1 -N rsub{pl i} over
 K rsub{pl i}  right ) </math:annotation>
  </math:semantics>
</math:math>
</file>

<file path=Object 9/content.xml><?xml version="1.0" encoding="utf-8"?>
<!DOCTYPE math  PUBLIC '-//OpenOffice.org//DTD Modified W3C MathML 1.01//EN'  'math.dtd'>
<math:math xmlns:math="http://www.w3.org/1998/Math/MathML">
  <math:semantics>
    <math:mrow>
      <math:mi>u</math:mi>
      <math:mrow>
        <math:mfenced math:open="" math:close="">
          <math:msub>
            <math:mi>r</math:mi>
            <math:mrow>
              <math:mi math:fontstyle="italic">eq</math:mi>
              <math:mi math:fontstyle="italic">pl</math:mi>
              <math:mi>i</math:mi>
            </math:mrow>
          </math:msub>
        </math:mfenced>
        <math:mo math:stretchy="false">=</math:mo>
        <math:mi/>
      </math:mrow>
      <math:mfenced math:open="{" math:close="}">
        <math:mtable>
          <math:mtr>
            <math:mrow>
              <math:mn>1</math:mn>
              <math:mi/>
              <math:mrow>
                <math:msub>
                  <math:mi>r</math:mi>
                  <math:mrow>
                    <math:mi math:fontstyle="italic">eq</math:mi>
                    <math:mi math:fontstyle="italic">pl</math:mi>
                    <math:mi>i</math:mi>
                  </math:mrow>
                </math:msub>
                <math:mo math:stretchy="false">&gt;</math:mo>
                <math:mn>0</math:mn>
              </math:mrow>
            </math:mrow>
          </math:mtr>
          <math:mtr>
            <math:mrow>
              <math:mn>0</math:mn>
              <math:mi/>
              <math:mrow>
                <math:msub>
                  <math:mi>r</math:mi>
                  <math:mrow>
                    <math:mi math:fontstyle="italic">eq</math:mi>
                    <math:mi math:fontstyle="italic">pl</math:mi>
                    <math:mi>i</math:mi>
                  </math:mrow>
                </math:msub>
                <math:mo math:stretchy="false">&lt;</math:mo>
                <math:mn>0</math:mn>
              </math:mrow>
            </math:mrow>
          </math:mtr>
        </math:mtable>
      </math:mfenced>
    </math:mrow>
    <math:annotation math:encoding="StarMath 5.0">u left ( r rsub{eq pl i}  right ) = ~~ left lbrace stack{1 ~~r rsub{eq pl i} &gt; 0 # 0~~r rsub{eq pl i} &lt; 0 }  right rbrace </math:annotation>
  </math:semantics>
</math:math>
</file>